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201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in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none" fo:background-color="#e0c2cd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ackground-color="#bf819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0.06pt solid #000000" fo:background-color="#a1467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order-bottom="none" fo:background-color="#dee6ef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none" fo:background-color="#b4c7dc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-bottom="0.06pt solid #000000" fo:background-color="#729fcf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e0c2c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ackground-color="#bf819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6pt solid #000000" fo:background-color="#a1467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b4c7dc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fo:background-color="#77bc65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0.06pt solid #000000" fo:background-color="#3faf46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6pt solid #000000" fo:background-color="#333333" style:text-align-source="fix" style:repeat-content="false" fo:wrap-option="wrap" fo:border-left="0.06pt solid #000000" fo:border-right="none" fo:border-top="0.06pt solid #000000" style:vertical-align="middle"/>
      <style:paragraph-properties fo:text-align="end" fo:margin-left="0in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1">
      <style:table-cell-properties fo:border-bottom="none" fo:background-color="#e0c2cd" style:text-align-source="fix" style:repeat-content="false" fo:wrap-option="wrap" fo:border-left="0.06pt solid #000000" fo:border-right="none" fo:border-top="0.06pt solid #000000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1">
      <style:table-cell-properties fo:border-bottom="none" fo:background-color="#bf819e" style:text-align-source="fix" style:repeat-content="false" fo:wrap-option="wrap" fo:border-left="0.06pt solid #000000" fo:border-right="none" fo:border-top="none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11">
      <style:table-cell-properties fo:border-bottom="0.06pt solid #000000" fo:background-color="#a1467e" style:text-align-source="fix" style:repeat-content="false" fo:border-left="0.06pt solid #000000" fo:border-right="none" fo:border-top="none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1">
      <style:table-cell-properties fo:border-bottom="none" fo:background-color="#dee6ef" style:text-align-source="fix" style:repeat-content="false" fo:wrap-option="wrap" fo:border-left="0.06pt solid #000000" fo:border-right="none" fo:border-top="0.06pt solid #000000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1">
      <style:table-cell-properties fo:border-bottom="none" fo:background-color="#b4c7dc" style:text-align-source="fix" style:repeat-content="false" fo:wrap-option="wrap" fo:border-left="0.06pt solid #000000" fo:border-right="none" fo:border-top="none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1">
      <style:table-cell-properties fo:border-bottom="0.06pt solid #000000" fo:background-color="#729fcf" style:text-align-source="fix" style:repeat-content="false" fo:border-left="0.06pt solid #000000" fo:border-right="none" fo:border-top="none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0.06pt solid #000000" fo:background-color="#333333" style:text-align-source="fix" style:repeat-content="false" fo:wrap-option="wrap" fo:border-left="0.06pt solid #000000" fo:border-right="none" fo:border-top="0.06pt solid #000000" style:vertical-align="middle"/>
      <style:paragraph-properties fo:text-align="end" fo:margin-left="0in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1">
      <style:table-cell-properties fo:border-bottom="none" fo:background-color="#e0c2cd" style:text-align-source="fix" style:repeat-content="false" fo:wrap-option="wrap" fo:border-left="0.06pt solid #000000" fo:border-right="none" fo:border-top="0.06pt solid #000000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1">
      <style:table-cell-properties fo:border-bottom="none" fo:background-color="#bf819e" style:text-align-source="fix" style:repeat-content="false" fo:wrap-option="wrap" fo:border-left="0.06pt solid #000000" fo:border-right="none" fo:border-top="none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1">
      <style:table-cell-properties fo:border-bottom="0.06pt solid #000000" fo:background-color="#a1467e" style:text-align-source="fix" style:repeat-content="false" fo:wrap-option="wrap" fo:border-left="0.06pt solid #000000" fo:border-right="none" fo:border-top="none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1">
      <style:table-cell-properties fo:border-bottom="none" fo:background-color="#dee6ef" style:text-align-source="fix" style:repeat-content="false" fo:wrap-option="wrap" fo:border-left="0.06pt solid #000000" fo:border-right="none" fo:border-top="0.06pt solid #000000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1">
      <style:table-cell-properties fo:border-bottom="none" fo:background-color="#b4c7dc" style:text-align-source="fix" style:repeat-content="false" fo:wrap-option="wrap" fo:border-left="0.06pt solid #000000" fo:border-right="none" fo:border-top="none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1">
      <style:table-cell-properties fo:border-bottom="0.06pt solid #000000" fo:background-color="#729fcf" style:text-align-source="fix" style:repeat-content="false" fo:wrap-option="wrap" fo:border-left="0.06pt solid #000000" fo:border-right="none" fo:border-top="none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11">
      <style:table-cell-properties fo:border-bottom="none" fo:background-color="#dde8cb" style:text-align-source="fix" style:repeat-content="false" fo:wrap-option="wrap" fo:border-left="0.06pt solid #000000" fo:border-right="none" fo:border-top="0.06pt solid #000000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1">
      <style:table-cell-properties fo:border-bottom="none" fo:background-color="#afd095" style:text-align-source="fix" style:repeat-content="false" fo:wrap-option="wrap" fo:border-left="0.06pt solid #000000" fo:border-right="none" fo:border-top="none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1">
      <style:table-cell-properties fo:background-color="#77bc65" style:text-align-source="fix" style:repeat-content="false" fo:wrap-option="wrap" fo:border="none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1">
      <style:table-cell-properties fo:border-bottom="0.06pt solid #000000" fo:background-color="#3faf46" style:text-align-source="fix" style:repeat-content="false" fo:wrap-option="wrap" fo:border-left="0.06pt solid #000000" fo:border-right="none" fo:border-top="none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1">
      <style:table-cell-properties fo:border-bottom="none" fo:background-color="#77bc65" style:text-align-source="fix" style:repeat-content="false" fo:wrap-option="wrap" fo:border-left="0.06pt solid #000000" fo:border-right="none" fo:border-top="none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1">
      <style:table-cell-properties fo:border-bottom="0.06pt solid #000000" fo:background-color="#3faf46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end" fo:margin-left="0in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fo:background-color="#333333" style:text-align-source="fix" style:repeat-content="false" fo:wrap-option="wrap" fo:border-left="none" fo:border-right="none" fo:border-top="0.06pt solid #000000" style:vertical-align="middle"/>
      <style:paragraph-properties fo:text-align="end" fo:margin-left="0in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11">
      <style:table-cell-properties fo:border-bottom="none" fo:background-color="#e0c2cd" style:text-align-source="fix" style:repeat-content="false" fo:wrap-option="wrap" fo:border-left="none" fo:border-right="none" fo:border-top="0.06pt solid #000000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11">
      <style:table-cell-properties fo:background-color="#bf819e" style:text-align-source="fix" style:repeat-content="false" fo:wrap-option="wrap" fo:border="none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11">
      <style:table-cell-properties fo:border-bottom="0.06pt solid #000000" fo:background-color="#a1467e" style:text-align-source="fix" style:repeat-content="false" fo:border-left="none" fo:border-right="none" fo:border-top="none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1">
      <style:table-cell-properties fo:border-bottom="none" fo:background-color="#dee6ef" style:text-align-source="fix" style:repeat-content="false" fo:wrap-option="wrap" fo:border-left="none" fo:border-right="none" fo:border-top="0.06pt solid #000000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1">
      <style:table-cell-properties fo:background-color="#b4c7dc" style:text-align-source="fix" style:repeat-content="false" fo:wrap-option="wrap" fo:border="none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11">
      <style:table-cell-properties fo:border-bottom="0.06pt solid #000000" fo:background-color="#729fcf" style:text-align-source="fix" style:repeat-content="false" fo:border-left="none" fo:border-right="none" fo:border-top="none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06pt solid #000000" fo:background-color="#333333" style:text-align-source="fix" style:repeat-content="false" fo:wrap-option="wrap" fo:border-left="none" fo:border-right="none" fo:border-top="0.06pt solid #000000" style:vertical-align="middle"/>
      <style:paragraph-properties fo:text-align="end" fo:margin-left="0in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1">
      <style:table-cell-properties fo:border-bottom="none" fo:background-color="#e0c2cd" style:text-align-source="fix" style:repeat-content="false" fo:wrap-option="wrap" fo:border-left="none" fo:border-right="none" fo:border-top="0.06pt solid #000000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11">
      <style:table-cell-properties fo:background-color="#bf819e" style:text-align-source="fix" style:repeat-content="false" fo:wrap-option="wrap" fo:border="none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11">
      <style:table-cell-properties fo:border-bottom="0.06pt solid #000000" fo:background-color="#a1467e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1">
      <style:table-cell-properties fo:border-bottom="none" fo:background-color="#dee6ef" style:text-align-source="fix" style:repeat-content="false" fo:wrap-option="wrap" fo:border-left="none" fo:border-right="none" fo:border-top="0.06pt solid #000000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11">
      <style:table-cell-properties fo:background-color="#b4c7dc" style:text-align-source="fix" style:repeat-content="false" fo:wrap-option="wrap" fo:border="none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1">
      <style:table-cell-properties fo:border-bottom="0.06pt solid #000000" fo:background-color="#729fcf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1">
      <style:table-cell-properties fo:border-bottom="none" fo:background-color="#dde8cb" style:text-align-source="fix" style:repeat-content="false" fo:wrap-option="wrap" fo:border-left="none" fo:border-right="none" fo:border-top="0.06pt solid #000000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 style:data-style-name="N11">
      <style:table-cell-properties fo:background-color="#afd095" style:text-align-source="fix" style:repeat-content="false" fo:wrap-option="wrap" fo:border="none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11">
      <style:table-cell-properties fo:border-bottom="0.06pt solid #000000" fo:background-color="#3faf46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1">
      <style:table-cell-properties fo:border-bottom="0.06pt solid #000000" fo:background-color="#3faf46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0.06pt solid #000000" fo:background-color="#333333" style:text-align-source="fix" style:repeat-content="false" fo:wrap-option="wrap" fo:border-left="none" fo:border-right="0.06pt solid #000000" fo:border-top="0.06pt solid #000000" style:vertical-align="middle"/>
      <style:paragraph-properties fo:text-align="end" fo:margin-left="0in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order-bottom="0.06pt solid #000000" fo:background-color="#333333" style:text-align-source="fix" style:repeat-content="false" fo:wrap-option="wrap" fo:border-left="none" fo:border-right="0.06pt solid #000000" fo:border-top="0.06pt solid #000000" style:vertical-align="middle"/>
      <style:paragraph-properties fo:text-align="end" fo:margin-left="0in"/>
      <style:text-properties fo:color="#ffffff" style:font-name="Liberation Sans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1">
      <style:table-cell-properties fo:border-bottom="none" fo:background-color="#e0c2cd" style:text-align-source="fix" style:repeat-content="false" fo:wrap-option="wrap" fo:border-left="none" fo:border-right="0.06pt solid #000000" fo:border-top="0.06pt solid #000000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1">
      <style:table-cell-properties fo:border-bottom="none" fo:background-color="#bf819e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1">
      <style:table-cell-properties fo:border-bottom="0.06pt solid #000000" fo:background-color="#a1467e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1">
      <style:table-cell-properties fo:border-bottom="none" fo:background-color="#dee6ef" style:text-align-source="fix" style:repeat-content="false" fo:wrap-option="wrap" fo:border-left="none" fo:border-right="0.06pt solid #000000" fo:border-top="0.06pt solid #000000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1">
      <style:table-cell-properties fo:border-bottom="none" fo:background-color="#b4c7dc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1">
      <style:table-cell-properties fo:border-bottom="0.06pt solid #000000" fo:background-color="#729fcf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 style:data-style-name="N11">
      <style:table-cell-properties fo:border-bottom="none" fo:background-color="#dde8cb" style:text-align-source="fix" style:repeat-content="false" fo:wrap-option="wrap" fo:border-left="none" fo:border-right="0.06pt solid #000000" fo:border-top="0.06pt solid #000000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11">
      <style:table-cell-properties fo:border-bottom="none" fo:background-color="#afd095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1">
      <style:table-cell-properties fo:border-bottom="0.06pt solid #000000" fo:background-color="#3faf46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1">
      <style:table-cell-properties fo:border-bottom="none" fo:background-color="#77bc65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 style:data-style-name="N11">
      <style:table-cell-properties fo:border-bottom="0.06pt solid #000000" fo:background-color="#3faf46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11">
      <style:table-cell-properties fo:border-bottom="none" fo:background-color="#a1467e" style:text-align-source="fix" style:repeat-content="false" fo:wrap-option="wrap" fo:border-left="0.06pt solid #000000" fo:border-right="none" fo:border-top="none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 style:data-style-name="N11">
      <style:table-cell-properties fo:border-bottom="0.06pt solid #000000" fo:background-color="#a1467e" style:text-align-source="fix" style:repeat-content="false" fo:wrap-option="wrap" fo:border-left="0.06pt solid #000000" fo:border-right="none" fo:border-top="none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11">
      <style:table-cell-properties fo:background-color="#a1467e" style:text-align-source="fix" style:repeat-content="false" fo:wrap-option="wrap" fo:border="none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 style:data-style-name="N11">
      <style:table-cell-properties fo:border-bottom="0.06pt solid #000000" fo:background-color="#a1467e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11">
      <style:table-cell-properties fo:border-bottom="none" fo:background-color="#bf819e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 style:data-style-name="N11">
      <style:table-cell-properties fo:border-bottom="none" fo:background-color="#a1467e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11">
      <style:table-cell-properties fo:border-bottom="0.06pt solid #000000" fo:background-color="#a1467e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1">
      <style:table-cell-properties fo:border-bottom="none" fo:background-color="#b4c7dc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1">
      <style:table-cell-properties fo:border-bottom="none" fo:background-color="#729fcf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1">
      <style:table-cell-properties fo:border-bottom="0.06pt solid #000000" fo:background-color="#729fcf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11">
      <style:table-cell-properties fo:border-bottom="none" fo:background-color="#dde8cb" style:text-align-source="fix" style:repeat-content="false" fo:wrap-option="wrap" fo:border-left="none" fo:border-right="0.06pt solid #000000" fo:border-top="0.06pt solid #000000" style:vertical-align="middle"/>
      <style:paragraph-properties fo:text-align="end" fo:margin-left="0in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34" style:family="table-cell" style:parent-style-name="Default" style:data-style-name="N11">
      <style:table-cell-properties fo:border-bottom="none" fo:background-color="#afd095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35" style:family="table-cell" style:parent-style-name="Default" style:data-style-name="N11">
      <style:table-cell-properties fo:border-bottom="none" fo:background-color="#77bc65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36" style:family="table-cell" style:parent-style-name="Default" style:data-style-name="N11">
      <style:table-cell-properties fo:border-bottom="0.06pt solid #000000" fo:background-color="#3faf46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37" style:family="table-cell" style:parent-style-name="Default" style:data-style-name="N11">
      <style:table-cell-properties fo:border-bottom="0.06pt solid #000000" fo:background-color="#3faf46" fo:border-left="none" fo:border-right="0.06pt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38" style:family="table-cell" style:parent-style-name="Default" style:data-style-name="N11">
      <style:table-cell-properties fo:border-bottom="none" fo:background-color="#e0c2cd" style:text-align-source="fix" style:repeat-content="false" fo:wrap-option="wrap" fo:border-left="none" fo:border-right="0.06pt solid #000000" fo:border-top="0.06pt solid #000000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1">
      <style:table-cell-properties fo:border-bottom="none" fo:background-color="#dee6ef" style:text-align-source="fix" style:repeat-content="false" fo:wrap-option="wrap" fo:border-left="none" fo:border-right="0.06pt solid #000000" fo:border-top="0.06pt solid #000000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ext-properties fo:font-size="10pt" style:font-size-asian="10pt" style:font-size-complex="10pt"/>
    </style:style>
    <style:style style:name="ce142" style:family="table-cell" style:parent-style-name="Default" style:data-style-name="N11">
      <style:table-cell-properties fo:border-bottom="none" fo:background-color="#e0c2cd" style:text-align-source="fix" style:repeat-content="false" fo:wrap-option="wrap" fo:border-left="0.06pt solid #000000" fo:border-right="none" fo:border-top="0.06pt solid #000000" style:vertical-align="middle"/>
      <style:paragraph-properties fo:text-align="end" fo:margin-left="0in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43" style:family="table-cell" style:parent-style-name="Default" style:data-style-name="N11">
      <style:table-cell-properties fo:border-bottom="none" fo:background-color="#bf819e" style:text-align-source="fix" style:repeat-content="false" fo:wrap-option="wrap" fo:border-left="0.06pt solid #000000" fo:border-right="none" fo:border-top="none" style:vertical-align="middle"/>
      <style:paragraph-properties fo:text-align="end" fo:margin-left="0in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44" style:family="table-cell" style:parent-style-name="Default" style:data-style-name="N11">
      <style:table-cell-properties fo:border-bottom="0.06pt solid #000000" fo:background-color="#a1467e" style:text-align-source="fix" style:repeat-content="false" fo:wrap-option="wrap" fo:border-left="0.06pt solid #000000" fo:border-right="none" fo:border-top="none" style:vertical-align="middle"/>
      <style:paragraph-properties fo:text-align="end" fo:margin-left="0in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45" style:family="table-cell" style:parent-style-name="Default" style:data-style-name="N11">
      <style:table-cell-properties fo:border-bottom="none" fo:background-color="#e0c2cd" style:text-align-source="fix" style:repeat-content="false" fo:wrap-option="wrap" fo:border-left="none" fo:border-right="none" fo:border-top="0.06pt solid #000000" style:vertical-align="middle"/>
      <style:paragraph-properties fo:text-align="end" fo:margin-left="0in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46" style:family="table-cell" style:parent-style-name="Default" style:data-style-name="N11">
      <style:table-cell-properties fo:background-color="#bf819e" style:text-align-source="fix" style:repeat-content="false" fo:wrap-option="wrap" fo:border="none" style:vertical-align="middle"/>
      <style:paragraph-properties fo:text-align="end" fo:margin-left="0in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47" style:family="table-cell" style:parent-style-name="Default" style:data-style-name="N11">
      <style:table-cell-properties fo:border-bottom="0.06pt solid #000000" fo:background-color="#a1467e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48" style:family="table-cell" style:parent-style-name="Default" style:data-style-name="N11">
      <style:table-cell-properties fo:border-bottom="none" fo:background-color="#e0c2cd" style:text-align-source="fix" style:repeat-content="false" fo:wrap-option="wrap" fo:border-left="none" fo:border-right="0.06pt solid #000000" fo:border-top="0.06pt solid #000000" style:vertical-align="middle"/>
      <style:paragraph-properties fo:text-align="end" fo:margin-left="0in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49" style:family="table-cell" style:parent-style-name="Default" style:data-style-name="N11">
      <style:table-cell-properties fo:border-bottom="none" fo:background-color="#bf819e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50" style:family="table-cell" style:parent-style-name="Default" style:data-style-name="N11">
      <style:table-cell-properties fo:border-bottom="0.06pt solid #000000" fo:background-color="#a1467e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 style:data-style-name="N11">
      <style:table-cell-properties fo:border-bottom="none" fo:background-color="#dee6ef" style:text-align-source="fix" style:repeat-content="false" fo:wrap-option="wrap" fo:border-left="0.06pt solid #000000" fo:border-right="none" fo:border-top="none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11">
      <style:table-cell-properties fo:background-color="#dee6ef" style:text-align-source="fix" style:repeat-content="false" fo:wrap-option="wrap" fo:border="none" style:vertical-align="middl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 style:data-style-name="N11">
      <style:table-cell-properties fo:background-color="#77bc65" style:text-align-source="fix" style:repeat-content="false" fo:wrap-option="wrap" fo:border="none" style:vertical-align="middle"/>
      <style:paragraph-properties fo:text-align="end" fo:margin-left="0in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-8% 58%" style:font-name="Liberation Sans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 style:text-position="-8% 58%"/>
    </style:style>
    <style:style style:name="T4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Ecoli2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47"/>
        <table:table-column table:style-name="co2" table:default-cell-style-name="ce56"/>
        <table:table-column table:style-name="co2" table:default-cell-style-name="ce61"/>
        <table:table-column table:style-name="co2" table:default-cell-style-name="ce47"/>
        <table:table-column table:style-name="co2" table:default-cell-style-name="ce56"/>
        <table:table-column table:style-name="co2" table:default-cell-style-name="ce61"/>
        <table:table-column table:style-name="co2" table:default-cell-style-name="ce47"/>
        <table:table-column table:style-name="co2" table:default-cell-style-name="ce56"/>
        <table:table-column table:style-name="co2" table:default-cell-style-name="ce61"/>
        <table:table-column table:style-name="co2" table:default-cell-style-name="ce47"/>
        <table:table-column table:style-name="co2" table:default-cell-style-name="ce56"/>
        <table:table-column table:style-name="co2" table:default-cell-style-name="ce61"/>
        <table:table-column table:style-name="co2" table:default-cell-style-name="ce47"/>
        <table:table-column table:style-name="co2" table:default-cell-style-name="ce56"/>
        <table:table-column table:style-name="co2" table:default-cell-style-name="ce61"/>
        <table:table-column table:style-name="co3" table:number-columns-repeated="6" table:default-cell-style-name="Default"/>
        <table:table-column table:style-name="co4" table:number-columns-repeated="100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Accuracy</text:p>
          </table:table-cell>
          <table:covered-table-cell table:number-columns-repeated="2" table:style-name="ce51"/>
          <table:table-cell table:style-name="ce1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51"/>
          <table:table-cell table:style-name="ce1" office:value-type="string" calcext:value-type="string" table:number-columns-spanned="3" table:number-rows-spanned="1">
            <text:p>Recall</text:p>
          </table:table-cell>
          <table:covered-table-cell table:number-columns-repeated="2" table:style-name="ce51"/>
          <table:table-cell table:style-name="ce1" office:value-type="string" calcext:value-type="string" table:number-columns-spanned="3" table:number-rows-spanned="1">
            <text:p>F1</text:p>
          </table:table-cell>
          <table:covered-table-cell table:number-columns-repeated="2" table:style-name="ce51"/>
          <table:table-cell table:style-name="ce1" office:value-type="string" calcext:value-type="string" table:number-columns-spanned="3" table:number-rows-spanned="1">
            <text:p>F2</text:p>
          </table:table-cell>
          <table:covered-table-cell table:number-columns-repeated="2" table:style-name="ce51"/>
          <table:table-cell table:style-name="ce28" table:number-columns-repeated="1008"/>
        </table:table-row>
        <table:table-row table:style-name="ro1">
          <table:table-cell table:style-name="ce1" office:value-type="string" calcext:value-type="string">
            <text:p>Baseline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Overall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style-name="ce28" table:number-columns-repeated="1008"/>
        </table:table-row>
        <table:table-row table:style-name="ro2">
          <table:table-cell table:style-name="ce7" office:value-type="string" calcext:value-type="string">
            <text:p>mlp_binary_ecoli2_inverse-stratified_1</text:p>
          </table:table-cell>
          <table:table-cell table:style-name="ce68" office:value-type="percentage" office:value="0.7218" calcext:value-type="percentage">
            <text:p>72.18%</text:p>
          </table:table-cell>
          <table:table-cell table:style-name="ce93" office:value-type="percentage" office:value="0.9231" calcext:value-type="percentage">
            <text:p>92.31%</text:p>
          </table:table-cell>
          <table:table-cell table:style-name="ce93" office:value-type="percentage" office:value="0.753" calcext:value-type="percentage">
            <text:p>75.30%</text:p>
          </table:table-cell>
          <table:table-cell table:style-name="ce68" office:value-type="percentage" office:value="0.980861244019139" calcext:value-type="percentage">
            <text:p>98.09%</text:p>
          </table:table-cell>
          <table:table-cell table:style-name="ce93" office:value-type="percentage" office:value="0.377952755905512" calcext:value-type="percentage">
            <text:p>37.80%</text:p>
          </table:table-cell>
          <table:table-cell table:style-name="ce93" table:formula="of:=AVERAGE([.E3:.F3])" office:value-type="percentage" office:value="0.679406999962325" calcext:value-type="percentage">
            <text:p>67.94%</text:p>
          </table:table-cell>
          <table:table-cell table:style-name="ce68" office:value-type="percentage" office:value="0.721830985915493" calcext:value-type="percentage">
            <text:p>72.18%</text:p>
          </table:table-cell>
          <table:table-cell table:style-name="ce93" office:value-type="percentage" office:value="0.923076923076923" calcext:value-type="percentage">
            <text:p>92.31%</text:p>
          </table:table-cell>
          <table:table-cell table:style-name="ce138" table:formula="of:=AVERAGE([.H3:.I3])" office:value-type="percentage" office:value="0.822453954496208" calcext:value-type="percentage">
            <text:p>82.25%</text:p>
          </table:table-cell>
          <table:table-cell table:style-name="ce93" office:value-type="percentage" office:value="0.831643002028398" calcext:value-type="percentage">
            <text:p>83.16%</text:p>
          </table:table-cell>
          <table:table-cell table:style-name="ce93" office:value-type="percentage" office:value="0.536312849162011" calcext:value-type="percentage">
            <text:p>53.63%</text:p>
          </table:table-cell>
          <table:table-cell table:style-name="ce138" table:formula="of:=AVERAGE([.K3:.L3])" office:value-type="percentage" office:value="0.683977925595205" calcext:value-type="percentage">
            <text:p>68.40%</text:p>
          </table:table-cell>
          <table:table-cell table:style-name="ce93" office:value-type="percentage" office:value="0.762081784386617" calcext:value-type="percentage">
            <text:p>76.21%</text:p>
          </table:table-cell>
          <table:table-cell table:style-name="ce93" office:value-type="percentage" office:value="0.716417910447761" calcext:value-type="percentage">
            <text:p>71.64%</text:p>
          </table:table-cell>
          <table:table-cell table:style-name="ce138" table:formula="of:=AVERAGE([.N3:.O3])" office:value-type="percentage" office:value="0.739249847417189" calcext:value-type="percentage">
            <text:p>73.92%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mlp_binary_ecoli2_balanced_1</text:p>
          </table:table-cell>
          <table:table-cell table:style-name="ce69" office:value-type="percentage" office:value="1" calcext:value-type="percentage">
            <text:p>100.0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94" office:value-type="percentage" office:value="0.8452" calcext:value-type="percentage">
            <text:p>84.52%</text:p>
          </table:table-cell>
          <table:table-cell table:style-name="ce69" office:value-type="percentage" office:value="0.8452" calcext:value-type="percentage">
            <text:p>84.52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E4:.F4])" office:value-type="percentage" office:value="0.4226" calcext:value-type="percentage">
            <text:p>42.26%</text:p>
          </table:table-cell>
          <table:table-cell table:style-name="ce69" office:value-type="percentage" office:value="1" calcext:value-type="percentage">
            <text:p>100.0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H4:.I4])" office:value-type="percentage" office:value="0.5" calcext:value-type="percentage">
            <text:p>50.00%</text:p>
          </table:table-cell>
          <table:table-cell table:style-name="ce94" office:value-type="percentage" office:value="0.916129032258064" calcext:value-type="percentage">
            <text:p>91.61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K4:.L4])" office:value-type="percentage" office:value="0.458064516129032" calcext:value-type="percentage">
            <text:p>45.81%</text:p>
          </table:table-cell>
          <table:table-cell table:style-name="ce94" office:value-type="percentage" office:value="0.964673913043478" calcext:value-type="percentage">
            <text:p>96.47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N4:.O4])" office:value-type="percentage" office:value="0.482336956521739" calcext:value-type="percentage">
            <text:p>48.23%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lp_binary_ecoli2_stratified_1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95" office:value-type="percentage" office:value="0.8452" calcext:value-type="percentage">
            <text:p>84.52%</text:p>
          </table:table-cell>
          <table:table-cell table:style-name="ce123" office:value-type="percentage" office:value="0.8452" calcext:value-type="percentage">
            <text:p>84.52%</text:p>
          </table:table-cell>
          <table:table-cell table:style-name="ce125" office:value-type="percentage" office:value="0" calcext:value-type="percentage">
            <text:p>0.00%</text:p>
          </table:table-cell>
          <table:table-cell table:style-name="ce128" table:formula="of:=AVERAGE([.E5:.F5])" office:value-type="percentage" office:value="0.4226" calcext:value-type="percentage">
            <text:p>42.26%</text:p>
          </table:table-cell>
          <table:table-cell table:style-name="ce123" office:value-type="percentage" office:value="1" calcext:value-type="percentage">
            <text:p>100.00%</text:p>
          </table:table-cell>
          <table:table-cell table:style-name="ce125" office:value-type="percentage" office:value="0" calcext:value-type="percentage">
            <text:p>0.00%</text:p>
          </table:table-cell>
          <table:table-cell table:style-name="ce128" table:formula="of:=AVERAGE([.H5:.I5])" office:value-type="percentage" office:value="0.5" calcext:value-type="percentage">
            <text:p>50.00%</text:p>
          </table:table-cell>
          <table:table-cell table:style-name="ce125" office:value-type="percentage" office:value="0.916129032258064" calcext:value-type="percentage">
            <text:p>91.61%</text:p>
          </table:table-cell>
          <table:table-cell table:style-name="ce125" office:value-type="percentage" office:value="0" calcext:value-type="percentage">
            <text:p>0.00%</text:p>
          </table:table-cell>
          <table:table-cell table:style-name="ce128" table:formula="of:=AVERAGE([.K5:.L5])" office:value-type="percentage" office:value="0.458064516129032" calcext:value-type="percentage">
            <text:p>45.81%</text:p>
          </table:table-cell>
          <table:table-cell table:style-name="ce125" office:value-type="percentage" office:value="0.964673913043478" calcext:value-type="percentage">
            <text:p>96.47%</text:p>
          </table:table-cell>
          <table:table-cell table:style-name="ce125" office:value-type="percentage" office:value="0" calcext:value-type="percentage">
            <text:p>0.00%</text:p>
          </table:table-cell>
          <table:table-cell table:style-name="ce128" table:formula="of:=AVERAGE([.N5:.O5])" office:value-type="percentage" office:value="0.482336956521739" calcext:value-type="percentage">
            <text:p>48.23%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mlp_binary_ecoli2_inverse-stratified_2</text:p>
          </table:table-cell>
          <table:table-cell table:style-name="ce68" office:value-type="percentage" office:value="0.9049" calcext:value-type="percentage">
            <text:p>90.49%</text:p>
          </table:table-cell>
          <table:table-cell table:style-name="ce93" office:value-type="percentage" office:value="0.7308" calcext:value-type="percentage">
            <text:p>73.08%</text:p>
          </table:table-cell>
          <table:table-cell table:style-name="ce93" office:value-type="percentage" office:value="0.878" calcext:value-type="percentage">
            <text:p>87.80%</text:p>
          </table:table-cell>
          <table:table-cell table:style-name="ce68" office:value-type="percentage" office:value="0.948339483394834" calcext:value-type="percentage">
            <text:p>94.83%</text:p>
          </table:table-cell>
          <table:table-cell table:style-name="ce93" office:value-type="percentage" office:value="0.584615384615385" calcext:value-type="percentage">
            <text:p>58.46%</text:p>
          </table:table-cell>
          <table:table-cell table:style-name="ce93" table:formula="of:=AVERAGE([.E6:.F6])" office:value-type="percentage" office:value="0.766477434005109" calcext:value-type="percentage">
            <text:p>76.65%</text:p>
          </table:table-cell>
          <table:table-cell table:style-name="ce68" office:value-type="percentage" office:value="0.904929577464789" calcext:value-type="percentage">
            <text:p>90.49%</text:p>
          </table:table-cell>
          <table:table-cell table:style-name="ce93" office:value-type="percentage" office:value="0.730769230769231" calcext:value-type="percentage">
            <text:p>73.08%</text:p>
          </table:table-cell>
          <table:table-cell table:style-name="ce138" table:formula="of:=AVERAGE([.H6:.I6])" office:value-type="percentage" office:value="0.81784940411701" calcext:value-type="percentage">
            <text:p>81.78%</text:p>
          </table:table-cell>
          <table:table-cell table:style-name="ce93" office:value-type="percentage" office:value="0.926126126126126" calcext:value-type="percentage">
            <text:p>92.61%</text:p>
          </table:table-cell>
          <table:table-cell table:style-name="ce93" office:value-type="percentage" office:value="0.64957264957265" calcext:value-type="percentage">
            <text:p>64.96%</text:p>
          </table:table-cell>
          <table:table-cell table:style-name="ce138" table:formula="of:=AVERAGE([.K6:.L6])" office:value-type="percentage" office:value="0.787849387849388" calcext:value-type="percentage">
            <text:p>78.78%</text:p>
          </table:table-cell>
          <table:table-cell table:style-name="ce93" office:value-type="percentage" office:value="0.913290689410093" calcext:value-type="percentage">
            <text:p>91.33%</text:p>
          </table:table-cell>
          <table:table-cell table:style-name="ce93" office:value-type="percentage" office:value="0.695970695970696" calcext:value-type="percentage">
            <text:p>69.60%</text:p>
          </table:table-cell>
          <table:table-cell table:style-name="ce138" table:formula="of:=AVERAGE([.N6:.O6])" office:value-type="percentage" office:value="0.804630692690395" calcext:value-type="percentage">
            <text:p>80.46%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mlp_binary_ecoli2_balanced_2</text:p>
          </table:table-cell>
          <table:table-cell table:style-name="ce69" office:value-type="percentage" office:value="1" calcext:value-type="percentage">
            <text:p>100.0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94" office:value-type="percentage" office:value="0.8452" calcext:value-type="percentage">
            <text:p>84.52%</text:p>
          </table:table-cell>
          <table:table-cell table:style-name="ce69" office:value-type="percentage" office:value="0.845238095238095" calcext:value-type="percentage">
            <text:p>84.52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E7:.F7])" office:value-type="percentage" office:value="0.422619047619047" calcext:value-type="percentage">
            <text:p>42.26%</text:p>
          </table:table-cell>
          <table:table-cell table:style-name="ce69" office:value-type="percentage" office:value="1" calcext:value-type="percentage">
            <text:p>100.0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H7:.I7])" office:value-type="percentage" office:value="0.5" calcext:value-type="percentage">
            <text:p>50.00%</text:p>
          </table:table-cell>
          <table:table-cell table:style-name="ce94" office:value-type="percentage" office:value="0.916129032258064" calcext:value-type="percentage">
            <text:p>91.61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K7:.L7])" office:value-type="percentage" office:value="0.458064516129032" calcext:value-type="percentage">
            <text:p>45.81%</text:p>
          </table:table-cell>
          <table:table-cell table:style-name="ce94" office:value-type="percentage" office:value="0.964673913043478" calcext:value-type="percentage">
            <text:p>96.47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N7:.O7])" office:value-type="percentage" office:value="0.482336956521739" calcext:value-type="percentage">
            <text:p>48.23%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lp_binary_ecoli2_stratified_2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95" office:value-type="percentage" office:value="0.8452" calcext:value-type="percentage">
            <text:p>84.52%</text:p>
          </table:table-cell>
          <table:table-cell table:style-name="ce123" office:value-type="percentage" office:value="0.8452" calcext:value-type="percentage">
            <text:p>84.52%</text:p>
          </table:table-cell>
          <table:table-cell table:style-name="ce125" office:value-type="percentage" office:value="0" calcext:value-type="percentage">
            <text:p>0.00%</text:p>
          </table:table-cell>
          <table:table-cell table:style-name="ce128" table:formula="of:=AVERAGE([.E8:.F8])" office:value-type="percentage" office:value="0.4226" calcext:value-type="percentage">
            <text:p>42.26%</text:p>
          </table:table-cell>
          <table:table-cell table:style-name="ce123" office:value-type="percentage" office:value="1" calcext:value-type="percentage">
            <text:p>100.00%</text:p>
          </table:table-cell>
          <table:table-cell table:style-name="ce125" office:value-type="percentage" office:value="0" calcext:value-type="percentage">
            <text:p>0.00%</text:p>
          </table:table-cell>
          <table:table-cell table:style-name="ce128" table:formula="of:=AVERAGE([.H8:.I8])" office:value-type="percentage" office:value="0.5" calcext:value-type="percentage">
            <text:p>50.00%</text:p>
          </table:table-cell>
          <table:table-cell table:style-name="ce125" office:value-type="percentage" office:value="0.916129032258064" calcext:value-type="percentage">
            <text:p>91.61%</text:p>
          </table:table-cell>
          <table:table-cell table:style-name="ce125" office:value-type="percentage" office:value="0" calcext:value-type="percentage">
            <text:p>0.00%</text:p>
          </table:table-cell>
          <table:table-cell table:style-name="ce128" table:formula="of:=AVERAGE([.K8:.L8])" office:value-type="percentage" office:value="0.458064516129032" calcext:value-type="percentage">
            <text:p>45.81%</text:p>
          </table:table-cell>
          <table:table-cell table:style-name="ce125" office:value-type="percentage" office:value="0.964673913043478" calcext:value-type="percentage">
            <text:p>96.47%</text:p>
          </table:table-cell>
          <table:table-cell table:style-name="ce125" office:value-type="percentage" office:value="0" calcext:value-type="percentage">
            <text:p>0.00%</text:p>
          </table:table-cell>
          <table:table-cell table:style-name="ce128" table:formula="of:=AVERAGE([.N8:.O8])" office:value-type="percentage" office:value="0.482336956521739" calcext:value-type="percentage">
            <text:p>48.23%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mlp_binary_ecoli2_inverse-stratified_3</text:p>
          </table:table-cell>
          <table:table-cell table:style-name="ce68" office:value-type="percentage" office:value="0.8556" calcext:value-type="percentage">
            <text:p>85.56%</text:p>
          </table:table-cell>
          <table:table-cell table:style-name="ce93" office:value-type="percentage" office:value="0.9231" calcext:value-type="percentage">
            <text:p>92.31%</text:p>
          </table:table-cell>
          <table:table-cell table:style-name="ce93" office:value-type="percentage" office:value="0.8661" calcext:value-type="percentage">
            <text:p>86.61%</text:p>
          </table:table-cell>
          <table:table-cell table:style-name="ce68" office:value-type="percentage" office:value="0.983805668016194" calcext:value-type="percentage">
            <text:p>98.38%</text:p>
          </table:table-cell>
          <table:table-cell table:style-name="ce93" office:value-type="percentage" office:value="0.539325842696629" calcext:value-type="percentage">
            <text:p>53.93%</text:p>
          </table:table-cell>
          <table:table-cell table:style-name="ce93" table:formula="of:=AVERAGE([.E9:.F9])" office:value-type="percentage" office:value="0.761565755356411" calcext:value-type="percentage">
            <text:p>76.16%</text:p>
          </table:table-cell>
          <table:table-cell table:style-name="ce68" office:value-type="percentage" office:value="0.855633802816901" calcext:value-type="percentage">
            <text:p>85.56%</text:p>
          </table:table-cell>
          <table:table-cell table:style-name="ce93" office:value-type="percentage" office:value="0.923076923076923" calcext:value-type="percentage">
            <text:p>92.31%</text:p>
          </table:table-cell>
          <table:table-cell table:style-name="ce138" table:formula="of:=AVERAGE([.H9:.I9])" office:value-type="percentage" office:value="0.889355362946912" calcext:value-type="percentage">
            <text:p>88.94%</text:p>
          </table:table-cell>
          <table:table-cell table:style-name="ce93" office:value-type="percentage" office:value="0.915254237288135" calcext:value-type="percentage">
            <text:p>91.53%</text:p>
          </table:table-cell>
          <table:table-cell table:style-name="ce93" office:value-type="percentage" office:value="0.680851063829787" calcext:value-type="percentage">
            <text:p>68.09%</text:p>
          </table:table-cell>
          <table:table-cell table:style-name="ce138" table:formula="of:=AVERAGE([.K9:.L9])" office:value-type="percentage" office:value="0.798052650558961" calcext:value-type="percentage">
            <text:p>79.81%</text:p>
          </table:table-cell>
          <table:table-cell table:style-name="ce93" office:value-type="percentage" office:value="0.878524945770065" calcext:value-type="percentage">
            <text:p>87.85%</text:p>
          </table:table-cell>
          <table:table-cell table:style-name="ce93" office:value-type="percentage" office:value="0.808080808080808" calcext:value-type="percentage">
            <text:p>80.81%</text:p>
          </table:table-cell>
          <table:table-cell table:style-name="ce138" table:formula="of:=AVERAGE([.N9:.O9])" office:value-type="percentage" office:value="0.843302876925436" calcext:value-type="percentage">
            <text:p>84.33%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mlp_binary_ecoli2_balanced_3</text:p>
          </table:table-cell>
          <table:table-cell table:style-name="ce69" office:value-type="percentage" office:value="1" calcext:value-type="percentage">
            <text:p>100.0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94" office:value-type="percentage" office:value="0.8452" calcext:value-type="percentage">
            <text:p>84.52%</text:p>
          </table:table-cell>
          <table:table-cell table:style-name="ce69" office:value-type="percentage" office:value="0.845238095238095" calcext:value-type="percentage">
            <text:p>84.52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E10:.F10])" office:value-type="percentage" office:value="0.422619047619047" calcext:value-type="percentage">
            <text:p>42.26%</text:p>
          </table:table-cell>
          <table:table-cell table:style-name="ce69" office:value-type="percentage" office:value="1" calcext:value-type="percentage">
            <text:p>100.0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H10:.I10])" office:value-type="percentage" office:value="0.5" calcext:value-type="percentage">
            <text:p>50.00%</text:p>
          </table:table-cell>
          <table:table-cell table:style-name="ce94" office:value-type="percentage" office:value="0.916129032258064" calcext:value-type="percentage">
            <text:p>91.61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K10:.L10])" office:value-type="percentage" office:value="0.458064516129032" calcext:value-type="percentage">
            <text:p>45.81%</text:p>
          </table:table-cell>
          <table:table-cell table:style-name="ce94" office:value-type="percentage" office:value="0.964673913043478" calcext:value-type="percentage">
            <text:p>96.47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N10:.O10])" office:value-type="percentage" office:value="0.482336956521739" calcext:value-type="percentage">
            <text:p>48.23%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lp_binary_ecoli2_stratified_3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95" office:value-type="percentage" office:value="0.8452" calcext:value-type="percentage">
            <text:p>84.52%</text:p>
          </table:table-cell>
          <table:table-cell table:style-name="ce123" office:value-type="percentage" office:value="0.8452" calcext:value-type="percentage">
            <text:p>84.52%</text:p>
          </table:table-cell>
          <table:table-cell table:style-name="ce125" office:value-type="percentage" office:value="0" calcext:value-type="percentage">
            <text:p>0.00%</text:p>
          </table:table-cell>
          <table:table-cell table:style-name="ce128" table:formula="of:=AVERAGE([.E11:.F11])" office:value-type="percentage" office:value="0.4226" calcext:value-type="percentage">
            <text:p>42.26%</text:p>
          </table:table-cell>
          <table:table-cell table:style-name="ce123" office:value-type="percentage" office:value="1" calcext:value-type="percentage">
            <text:p>100.00%</text:p>
          </table:table-cell>
          <table:table-cell table:style-name="ce125" office:value-type="percentage" office:value="0" calcext:value-type="percentage">
            <text:p>0.00%</text:p>
          </table:table-cell>
          <table:table-cell table:style-name="ce128" table:formula="of:=AVERAGE([.H11:.I11])" office:value-type="percentage" office:value="0.5" calcext:value-type="percentage">
            <text:p>50.00%</text:p>
          </table:table-cell>
          <table:table-cell table:style-name="ce125" office:value-type="percentage" office:value="0.916129032258064" calcext:value-type="percentage">
            <text:p>91.61%</text:p>
          </table:table-cell>
          <table:table-cell table:style-name="ce125" office:value-type="percentage" office:value="0" calcext:value-type="percentage">
            <text:p>0.00%</text:p>
          </table:table-cell>
          <table:table-cell table:style-name="ce128" table:formula="of:=AVERAGE([.K11:.L11])" office:value-type="percentage" office:value="0.458064516129032" calcext:value-type="percentage">
            <text:p>45.81%</text:p>
          </table:table-cell>
          <table:table-cell table:style-name="ce125" office:value-type="percentage" office:value="0.964673913043478" calcext:value-type="percentage">
            <text:p>96.47%</text:p>
          </table:table-cell>
          <table:table-cell table:style-name="ce125" office:value-type="percentage" office:value="0" calcext:value-type="percentage">
            <text:p>0.00%</text:p>
          </table:table-cell>
          <table:table-cell table:style-name="ce128" table:formula="of:=AVERAGE([.N11:.O11])" office:value-type="percentage" office:value="0.482336956521739" calcext:value-type="percentage">
            <text:p>48.23%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mlp_binary_ecoli2_inverse-stratified_4</text:p>
          </table:table-cell>
          <table:table-cell table:style-name="ce68" office:value-type="percentage" office:value="0.8521" calcext:value-type="percentage">
            <text:p>85.21%</text:p>
          </table:table-cell>
          <table:table-cell table:style-name="ce93" office:value-type="percentage" office:value="0.9423" calcext:value-type="percentage">
            <text:p>94.23%</text:p>
          </table:table-cell>
          <table:table-cell table:style-name="ce93" office:value-type="percentage" office:value="0.8661" calcext:value-type="percentage">
            <text:p>86.61%</text:p>
          </table:table-cell>
          <table:table-cell table:style-name="ce68" office:value-type="percentage" office:value="0.987755102040816" calcext:value-type="percentage">
            <text:p>98.78%</text:p>
          </table:table-cell>
          <table:table-cell table:style-name="ce93" office:value-type="percentage" office:value="0.538461538461538" calcext:value-type="percentage">
            <text:p>53.85%</text:p>
          </table:table-cell>
          <table:table-cell table:style-name="ce93" table:formula="of:=AVERAGE([.E12:.F12])" office:value-type="percentage" office:value="0.763108320251177" calcext:value-type="percentage">
            <text:p>76.31%</text:p>
          </table:table-cell>
          <table:table-cell table:style-name="ce68" office:value-type="percentage" office:value="0.852112676056338" calcext:value-type="percentage">
            <text:p>85.21%</text:p>
          </table:table-cell>
          <table:table-cell table:style-name="ce93" office:value-type="percentage" office:value="0.942307692307692" calcext:value-type="percentage">
            <text:p>94.23%</text:p>
          </table:table-cell>
          <table:table-cell table:style-name="ce138" table:formula="of:=AVERAGE([.H12:.I12])" office:value-type="percentage" office:value="0.897210184182015" calcext:value-type="percentage">
            <text:p>89.72%</text:p>
          </table:table-cell>
          <table:table-cell table:style-name="ce93" office:value-type="percentage" office:value="0.914933837429112" calcext:value-type="percentage">
            <text:p>91.49%</text:p>
          </table:table-cell>
          <table:table-cell table:style-name="ce93" office:value-type="percentage" office:value="0.685314685314685" calcext:value-type="percentage">
            <text:p>68.53%</text:p>
          </table:table-cell>
          <table:table-cell table:style-name="ce138" table:formula="of:=AVERAGE([.K12:.L12])" office:value-type="percentage" office:value="0.800124261371898" calcext:value-type="percentage">
            <text:p>80.01%</text:p>
          </table:table-cell>
          <table:table-cell table:style-name="ce93" office:value-type="percentage" office:value="0.876176683562636" calcext:value-type="percentage">
            <text:p>87.62%</text:p>
          </table:table-cell>
          <table:table-cell table:style-name="ce93" office:value-type="percentage" office:value="0.819397993311037" calcext:value-type="percentage">
            <text:p>81.94%</text:p>
          </table:table-cell>
          <table:table-cell table:style-name="ce138" table:formula="of:=AVERAGE([.N12:.O12])" office:value-type="percentage" office:value="0.847787338436836" calcext:value-type="percentage">
            <text:p>84.78%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mlp_binary_ecoli2_balanced_4</text:p>
          </table:table-cell>
          <table:table-cell table:style-name="ce69" office:value-type="percentage" office:value="1" calcext:value-type="percentage">
            <text:p>100.0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94" office:value-type="percentage" office:value="0.8452" calcext:value-type="percentage">
            <text:p>84.52%</text:p>
          </table:table-cell>
          <table:table-cell table:style-name="ce69" office:value-type="percentage" office:value="0.845238095238095" calcext:value-type="percentage">
            <text:p>84.52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E13:.F13])" office:value-type="percentage" office:value="0.422619047619047" calcext:value-type="percentage">
            <text:p>42.26%</text:p>
          </table:table-cell>
          <table:table-cell table:style-name="ce69" office:value-type="percentage" office:value="1" calcext:value-type="percentage">
            <text:p>100.0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H13:.I13])" office:value-type="percentage" office:value="0.5" calcext:value-type="percentage">
            <text:p>50.00%</text:p>
          </table:table-cell>
          <table:table-cell table:style-name="ce94" office:value-type="percentage" office:value="0.916129032258064" calcext:value-type="percentage">
            <text:p>91.61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K13:.L13])" office:value-type="percentage" office:value="0.458064516129032" calcext:value-type="percentage">
            <text:p>45.81%</text:p>
          </table:table-cell>
          <table:table-cell table:style-name="ce94" office:value-type="percentage" office:value="0.964673913043478" calcext:value-type="percentage">
            <text:p>96.47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N13:.O13])" office:value-type="percentage" office:value="0.482336956521739" calcext:value-type="percentage">
            <text:p>48.23%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lp_binary_ecoli2_stratified_4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95" office:value-type="percentage" office:value="0.8452" calcext:value-type="percentage">
            <text:p>84.52%</text:p>
          </table:table-cell>
          <table:table-cell table:style-name="ce123" office:value-type="percentage" office:value="0.8452" calcext:value-type="percentage">
            <text:p>84.52%</text:p>
          </table:table-cell>
          <table:table-cell table:style-name="ce125" office:value-type="percentage" office:value="0" calcext:value-type="percentage">
            <text:p>0.00%</text:p>
          </table:table-cell>
          <table:table-cell table:style-name="ce128" table:formula="of:=AVERAGE([.E14:.F14])" office:value-type="percentage" office:value="0.4226" calcext:value-type="percentage">
            <text:p>42.26%</text:p>
          </table:table-cell>
          <table:table-cell table:style-name="ce123" office:value-type="percentage" office:value="1" calcext:value-type="percentage">
            <text:p>100.00%</text:p>
          </table:table-cell>
          <table:table-cell table:style-name="ce125" office:value-type="percentage" office:value="0" calcext:value-type="percentage">
            <text:p>0.00%</text:p>
          </table:table-cell>
          <table:table-cell table:style-name="ce128" table:formula="of:=AVERAGE([.H14:.I14])" office:value-type="percentage" office:value="0.5" calcext:value-type="percentage">
            <text:p>50.00%</text:p>
          </table:table-cell>
          <table:table-cell table:style-name="ce125" office:value-type="percentage" office:value="0.916129032258064" calcext:value-type="percentage">
            <text:p>91.61%</text:p>
          </table:table-cell>
          <table:table-cell table:style-name="ce125" office:value-type="percentage" office:value="0" calcext:value-type="percentage">
            <text:p>0.00%</text:p>
          </table:table-cell>
          <table:table-cell table:style-name="ce128" table:formula="of:=AVERAGE([.K14:.L14])" office:value-type="percentage" office:value="0.458064516129032" calcext:value-type="percentage">
            <text:p>45.81%</text:p>
          </table:table-cell>
          <table:table-cell table:style-name="ce125" office:value-type="percentage" office:value="0.964673913043478" calcext:value-type="percentage">
            <text:p>96.47%</text:p>
          </table:table-cell>
          <table:table-cell table:style-name="ce125" office:value-type="percentage" office:value="0" calcext:value-type="percentage">
            <text:p>0.00%</text:p>
          </table:table-cell>
          <table:table-cell table:style-name="ce128" table:formula="of:=AVERAGE([.N14:.O14])" office:value-type="percentage" office:value="0.482336956521739" calcext:value-type="percentage">
            <text:p>48.23%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mlp_binary_ecoli2_inverse-stratified_5</text:p>
          </table:table-cell>
          <table:table-cell table:style-name="ce68" office:value-type="percentage" office:value="0.7958" calcext:value-type="percentage">
            <text:p>79.58%</text:p>
          </table:table-cell>
          <table:table-cell table:style-name="ce93" office:value-type="percentage" office:value="0.9231" calcext:value-type="percentage">
            <text:p>92.31%</text:p>
          </table:table-cell>
          <table:table-cell table:style-name="ce93" office:value-type="percentage" office:value="0.8155" calcext:value-type="percentage">
            <text:p>81.55%</text:p>
          </table:table-cell>
          <table:table-cell table:style-name="ce68" office:value-type="percentage" office:value="0.982608695652174" calcext:value-type="percentage">
            <text:p>98.26%</text:p>
          </table:table-cell>
          <table:table-cell table:style-name="ce93" office:value-type="percentage" office:value="0.452830188679245" calcext:value-type="percentage">
            <text:p>45.28%</text:p>
          </table:table-cell>
          <table:table-cell table:style-name="ce93" table:formula="of:=AVERAGE([.E15:.F15])" office:value-type="percentage" office:value="0.71771944216571" calcext:value-type="percentage">
            <text:p>71.77%</text:p>
          </table:table-cell>
          <table:table-cell table:style-name="ce68" office:value-type="percentage" office:value="0.795774647887324" calcext:value-type="percentage">
            <text:p>79.58%</text:p>
          </table:table-cell>
          <table:table-cell table:style-name="ce93" office:value-type="percentage" office:value="0.923076923076923" calcext:value-type="percentage">
            <text:p>92.31%</text:p>
          </table:table-cell>
          <table:table-cell table:style-name="ce138" table:formula="of:=AVERAGE([.H15:.I15])" office:value-type="percentage" office:value="0.859425785482124" calcext:value-type="percentage">
            <text:p>85.94%</text:p>
          </table:table-cell>
          <table:table-cell table:style-name="ce93" office:value-type="percentage" office:value="0.879377431906615" calcext:value-type="percentage">
            <text:p>87.94%</text:p>
          </table:table-cell>
          <table:table-cell table:style-name="ce93" office:value-type="percentage" office:value="0.607594936708861" calcext:value-type="percentage">
            <text:p>60.76%</text:p>
          </table:table-cell>
          <table:table-cell table:style-name="ce138" table:formula="of:=AVERAGE([.K15:.L15])" office:value-type="percentage" office:value="0.743486184307738" calcext:value-type="percentage">
            <text:p>74.35%</text:p>
          </table:table-cell>
          <table:table-cell table:style-name="ce93" office:value-type="percentage" office:value="0.827232796486091" calcext:value-type="percentage">
            <text:p>82.72%</text:p>
          </table:table-cell>
          <table:table-cell table:style-name="ce93" office:value-type="percentage" office:value="0.764331210191083" calcext:value-type="percentage">
            <text:p>76.43%</text:p>
          </table:table-cell>
          <table:table-cell table:style-name="ce138" table:formula="of:=AVERAGE([.N15:.O15])" office:value-type="percentage" office:value="0.795782003338587" calcext:value-type="percentage">
            <text:p>79.58%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mlp_binary_ecoli2_balanced_5</text:p>
          </table:table-cell>
          <table:table-cell table:style-name="ce69" office:value-type="percentage" office:value="0.9965" calcext:value-type="percentage">
            <text:p>99.65%</text:p>
          </table:table-cell>
          <table:table-cell table:style-name="ce94" office:value-type="percentage" office:value="0.1731" calcext:value-type="percentage">
            <text:p>17.31%</text:p>
          </table:table-cell>
          <table:table-cell table:style-name="ce94" office:value-type="percentage" office:value="0.869" calcext:value-type="percentage">
            <text:p>86.90%</text:p>
          </table:table-cell>
          <table:table-cell table:style-name="ce69" office:value-type="percentage" office:value="0.868098159509202" calcext:value-type="percentage">
            <text:p>86.81%</text:p>
          </table:table-cell>
          <table:table-cell table:style-name="ce94" office:value-type="percentage" office:value="0.9" calcext:value-type="percentage">
            <text:p>90.00%</text:p>
          </table:table-cell>
          <table:table-cell table:style-name="ce127" table:formula="of:=AVERAGE([.E16:.F16])" office:value-type="percentage" office:value="0.884049079754601" calcext:value-type="percentage">
            <text:p>88.40%</text:p>
          </table:table-cell>
          <table:table-cell table:style-name="ce69" office:value-type="percentage" office:value="0.996478873239437" calcext:value-type="percentage">
            <text:p>99.65%</text:p>
          </table:table-cell>
          <table:table-cell table:style-name="ce94" office:value-type="percentage" office:value="0.173076923076923" calcext:value-type="percentage">
            <text:p>17.31%</text:p>
          </table:table-cell>
          <table:table-cell table:style-name="ce127" table:formula="of:=AVERAGE([.H16:.I16])" office:value-type="percentage" office:value="0.58477789815818" calcext:value-type="percentage">
            <text:p>58.48%</text:p>
          </table:table-cell>
          <table:table-cell table:style-name="ce94" office:value-type="percentage" office:value="0.927868852459016" calcext:value-type="percentage">
            <text:p>92.79%</text:p>
          </table:table-cell>
          <table:table-cell table:style-name="ce94" office:value-type="percentage" office:value="0.290322580645161" calcext:value-type="percentage">
            <text:p>29.03%</text:p>
          </table:table-cell>
          <table:table-cell table:style-name="ce127" table:formula="of:=AVERAGE([.K16:.L16])" office:value-type="percentage" office:value="0.609095716552088" calcext:value-type="percentage">
            <text:p>60.91%</text:p>
          </table:table-cell>
          <table:table-cell table:style-name="ce94" office:value-type="percentage" office:value="0.967852257181943" calcext:value-type="percentage">
            <text:p>96.79%</text:p>
          </table:table-cell>
          <table:table-cell table:style-name="ce94" office:value-type="percentage" office:value="0.206422018348624" calcext:value-type="percentage">
            <text:p>20.64%</text:p>
          </table:table-cell>
          <table:table-cell table:style-name="ce127" table:formula="of:=AVERAGE([.N16:.O16])" office:value-type="percentage" office:value="0.587137137765284" calcext:value-type="percentage">
            <text:p>58.71%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lp_binary_ecoli2_stratified_5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95" office:value-type="percentage" office:value="0.8452" calcext:value-type="percentage">
            <text:p>84.52%</text:p>
          </table:table-cell>
          <table:table-cell table:style-name="ce124" office:value-type="percentage" office:value="0.8452" calcext:value-type="percentage">
            <text:p>84.52%</text:p>
          </table:table-cell>
          <table:table-cell table:style-name="ce126" office:value-type="percentage" office:value="0" calcext:value-type="percentage">
            <text:p>0.00%</text:p>
          </table:table-cell>
          <table:table-cell table:style-name="ce129" table:formula="of:=AVERAGE([.E17:.F17])" office:value-type="percentage" office:value="0.4226" calcext:value-type="percentage">
            <text:p>42.26%</text:p>
          </table:table-cell>
          <table:table-cell table:style-name="ce124" office:value-type="percentage" office:value="1" calcext:value-type="percentage">
            <text:p>100.00%</text:p>
          </table:table-cell>
          <table:table-cell table:style-name="ce126" office:value-type="percentage" office:value="0" calcext:value-type="percentage">
            <text:p>0.00%</text:p>
          </table:table-cell>
          <table:table-cell table:style-name="ce129" table:formula="of:=AVERAGE([.H17:.I17])" office:value-type="percentage" office:value="0.5" calcext:value-type="percentage">
            <text:p>50.00%</text:p>
          </table:table-cell>
          <table:table-cell table:style-name="ce126" office:value-type="percentage" office:value="0.916129032258064" calcext:value-type="percentage">
            <text:p>91.61%</text:p>
          </table:table-cell>
          <table:table-cell table:style-name="ce126" office:value-type="percentage" office:value="0" calcext:value-type="percentage">
            <text:p>0.00%</text:p>
          </table:table-cell>
          <table:table-cell table:style-name="ce129" table:formula="of:=AVERAGE([.K17:.L17])" office:value-type="percentage" office:value="0.458064516129032" calcext:value-type="percentage">
            <text:p>45.81%</text:p>
          </table:table-cell>
          <table:table-cell table:style-name="ce126" office:value-type="percentage" office:value="0.964673913043478" calcext:value-type="percentage">
            <text:p>96.47%</text:p>
          </table:table-cell>
          <table:table-cell table:style-name="ce126" office:value-type="percentage" office:value="0" calcext:value-type="percentage">
            <text:p>0.00%</text:p>
          </table:table-cell>
          <table:table-cell table:style-name="ce129" table:formula="of:=AVERAGE([.N17:.O17])" office:value-type="percentage" office:value="0.482336956521739" calcext:value-type="percentage">
            <text:p>48.23%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15" table:number-columns-repeated="9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Overall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lp_binary_ecoli2_inverse-stratified_1</text:p>
          </table:table-cell>
          <table:table-cell table:style-name="ce12" office:value-type="percentage" office:value="0.9261" calcext:value-type="percentage">
            <text:p>92.61%</text:p>
          </table:table-cell>
          <table:table-cell table:style-name="ce17" office:value-type="percentage" office:value="0.9038" calcext:value-type="percentage">
            <text:p>90.38%</text:p>
          </table:table-cell>
          <table:table-cell table:style-name="ce17" office:value-type="percentage" office:value="0.9226" calcext:value-type="percentage">
            <text:p>92.26%</text:p>
          </table:table-cell>
          <table:table-cell table:style-name="ce12" office:value-type="percentage" office:value="0.98134328358209" calcext:value-type="percentage">
            <text:p>98.13%</text:p>
          </table:table-cell>
          <table:table-cell table:style-name="ce17" office:value-type="percentage" office:value="0.691176470588235" calcext:value-type="percentage">
            <text:p>69.12%</text:p>
          </table:table-cell>
          <table:table-cell table:style-name="ce17" table:formula="of:=AVERAGE([.E20:.F20])" office:value-type="percentage" office:value="0.836259877085162" calcext:value-type="percentage">
            <text:p>83.63%</text:p>
          </table:table-cell>
          <table:table-cell table:style-name="ce12" office:value-type="percentage" office:value="0.926056338028169" calcext:value-type="percentage">
            <text:p>92.61%</text:p>
          </table:table-cell>
          <table:table-cell table:style-name="ce17" office:value-type="percentage" office:value="0.903846153846154" calcext:value-type="percentage">
            <text:p>90.38%</text:p>
          </table:table-cell>
          <table:table-cell table:style-name="ce21" table:formula="of:=AVERAGE([.H20:.I20])" office:value-type="percentage" office:value="0.914951245937161" calcext:value-type="percentage">
            <text:p>91.50%</text:p>
          </table:table-cell>
          <table:table-cell table:style-name="ce17" office:value-type="percentage" office:value="0.952898550724638" calcext:value-type="percentage">
            <text:p>95.29%</text:p>
          </table:table-cell>
          <table:table-cell table:style-name="ce17" office:value-type="percentage" office:value="0.783333333333333" calcext:value-type="percentage">
            <text:p>78.33%</text:p>
          </table:table-cell>
          <table:table-cell table:style-name="ce21" table:formula="of:=AVERAGE([.K20:.L20])" office:value-type="percentage" office:value="0.868115942028985" calcext:value-type="percentage">
            <text:p>86.81%</text:p>
          </table:table-cell>
          <table:table-cell table:style-name="ce17" office:value-type="percentage" office:value="0.936609686609687" calcext:value-type="percentage">
            <text:p>93.66%</text:p>
          </table:table-cell>
          <table:table-cell table:style-name="ce17" office:value-type="percentage" office:value="0.851449275362319" calcext:value-type="percentage">
            <text:p>85.14%</text:p>
          </table:table-cell>
          <table:table-cell table:style-name="ce21" table:formula="of:=AVERAGE([.N20:.O20])" office:value-type="percentage" office:value="0.894029480986003" calcext:value-type="percentage">
            <text:p>89.40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lp_binary_ecoli2_balanced_1</text:p>
          </table:table-cell>
          <table:table-cell table:style-name="ce13" office:value-type="percentage" office:value="0.919" calcext:value-type="percentage">
            <text:p>91.90%</text:p>
          </table:table-cell>
          <table:table-cell table:style-name="ce18" office:value-type="percentage" office:value="0.9038" calcext:value-type="percentage">
            <text:p>90.38%</text:p>
          </table:table-cell>
          <table:table-cell table:style-name="ce18" office:value-type="percentage" office:value="0.9167" calcext:value-type="percentage">
            <text:p>91.67%</text:p>
          </table:table-cell>
          <table:table-cell table:style-name="ce13" office:value-type="percentage" office:value="0.981203007518797" calcext:value-type="percentage">
            <text:p>98.12%</text:p>
          </table:table-cell>
          <table:table-cell table:style-name="ce18" office:value-type="percentage" office:value="0.671428571428571" calcext:value-type="percentage">
            <text:p>67.14%</text:p>
          </table:table-cell>
          <table:table-cell table:style-name="ce22" table:formula="of:=AVERAGE([.E21:.F21])" office:value-type="percentage" office:value="0.826315789473684" calcext:value-type="percentage">
            <text:p>82.63%</text:p>
          </table:table-cell>
          <table:table-cell table:style-name="ce13" office:value-type="percentage" office:value="0.919014084507042" calcext:value-type="percentage">
            <text:p>91.90%</text:p>
          </table:table-cell>
          <table:table-cell table:style-name="ce18" office:value-type="percentage" office:value="0.903846153846154" calcext:value-type="percentage">
            <text:p>90.38%</text:p>
          </table:table-cell>
          <table:table-cell table:style-name="ce22" table:formula="of:=AVERAGE([.H21:.I21])" office:value-type="percentage" office:value="0.911430119176598" calcext:value-type="percentage">
            <text:p>91.14%</text:p>
          </table:table-cell>
          <table:table-cell table:style-name="ce18" office:value-type="percentage" office:value="0.949090909090909" calcext:value-type="percentage">
            <text:p>94.91%</text:p>
          </table:table-cell>
          <table:table-cell table:style-name="ce18" office:value-type="percentage" office:value="0.770491803278688" calcext:value-type="percentage">
            <text:p>77.05%</text:p>
          </table:table-cell>
          <table:table-cell table:style-name="ce22" table:formula="of:=AVERAGE([.K21:.L21])" office:value-type="percentage" office:value="0.859791356184799" calcext:value-type="percentage">
            <text:p>85.98%</text:p>
          </table:table-cell>
          <table:table-cell table:style-name="ce18" office:value-type="percentage" office:value="0.930813124108417" calcext:value-type="percentage">
            <text:p>93.08%</text:p>
          </table:table-cell>
          <table:table-cell table:style-name="ce18" office:value-type="percentage" office:value="0.845323741007194" calcext:value-type="percentage">
            <text:p>84.53%</text:p>
          </table:table-cell>
          <table:table-cell table:style-name="ce22" table:formula="of:=AVERAGE([.N21:.O21])" office:value-type="percentage" office:value="0.888068432557805" calcext:value-type="percentage">
            <text:p>88.81%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lp_binary_ecoli2_stratified_1</text:p>
          </table:table-cell>
          <table:table-cell table:style-name="ce14" office:value-type="percentage" office:value="0.9331" calcext:value-type="percentage">
            <text:p>93.31%</text:p>
          </table:table-cell>
          <table:table-cell table:style-name="ce19" office:value-type="percentage" office:value="0.8846" calcext:value-type="percentage">
            <text:p>88.46%</text:p>
          </table:table-cell>
          <table:table-cell table:style-name="ce19" office:value-type="percentage" office:value="0.9256" calcext:value-type="percentage">
            <text:p>92.56%</text:p>
          </table:table-cell>
          <table:table-cell table:style-name="ce14" office:value-type="percentage" office:value="0.977859778597786" calcext:value-type="percentage">
            <text:p>97.79%</text:p>
          </table:table-cell>
          <table:table-cell table:style-name="ce19" office:value-type="percentage" office:value="0.707692307692308" calcext:value-type="percentage">
            <text:p>70.77%</text:p>
          </table:table-cell>
          <table:table-cell table:style-name="ce26" table:formula="of:=AVERAGE([.E22:.F22])" office:value-type="percentage" office:value="0.842776043145047" calcext:value-type="percentage">
            <text:p>84.28%</text:p>
          </table:table-cell>
          <table:table-cell table:style-name="ce14" office:value-type="percentage" office:value="0.933098591549296" calcext:value-type="percentage">
            <text:p>93.31%</text:p>
          </table:table-cell>
          <table:table-cell table:style-name="ce19" office:value-type="percentage" office:value="0.884615384615385" calcext:value-type="percentage">
            <text:p>88.46%</text:p>
          </table:table-cell>
          <table:table-cell table:style-name="ce26" table:formula="of:=AVERAGE([.H22:.I22])" office:value-type="percentage" office:value="0.90885698808234" calcext:value-type="percentage">
            <text:p>90.89%</text:p>
          </table:table-cell>
          <table:table-cell table:style-name="ce19" office:value-type="percentage" office:value="0.954954954954955" calcext:value-type="percentage">
            <text:p>95.50%</text:p>
          </table:table-cell>
          <table:table-cell table:style-name="ce19" office:value-type="percentage" office:value="0.786324786324786" calcext:value-type="percentage">
            <text:p>78.63%</text:p>
          </table:table-cell>
          <table:table-cell table:style-name="ce26" table:formula="of:=AVERAGE([.K22:.L22])" office:value-type="percentage" office:value="0.870639870639871" calcext:value-type="percentage">
            <text:p>87.06%</text:p>
          </table:table-cell>
          <table:table-cell table:style-name="ce19" office:value-type="percentage" office:value="0.941719971570718" calcext:value-type="percentage">
            <text:p>94.17%</text:p>
          </table:table-cell>
          <table:table-cell table:style-name="ce19" office:value-type="percentage" office:value="0.842490842490843" calcext:value-type="percentage">
            <text:p>84.25%</text:p>
          </table:table-cell>
          <table:table-cell table:style-name="ce26" table:formula="of:=AVERAGE([.N22:.O22])" office:value-type="percentage" office:value="0.89210540703078" calcext:value-type="percentage">
            <text:p>89.21%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lp_binary_ecoli2_inverse-stratified_2</text:p>
          </table:table-cell>
          <table:table-cell table:style-name="ce12" office:value-type="percentage" office:value="0.919" calcext:value-type="percentage">
            <text:p>91.90%</text:p>
          </table:table-cell>
          <table:table-cell table:style-name="ce17" office:value-type="percentage" office:value="0.8846" calcext:value-type="percentage">
            <text:p>88.46%</text:p>
          </table:table-cell>
          <table:table-cell table:style-name="ce17" office:value-type="percentage" office:value="0.9137" calcext:value-type="percentage">
            <text:p>91.37%</text:p>
          </table:table-cell>
          <table:table-cell table:style-name="ce12" office:value-type="percentage" office:value="0.97752808988764" calcext:value-type="percentage">
            <text:p>97.75%</text:p>
          </table:table-cell>
          <table:table-cell table:style-name="ce17" office:value-type="percentage" office:value="0.666666666666667" calcext:value-type="percentage">
            <text:p>66.67%</text:p>
          </table:table-cell>
          <table:table-cell table:style-name="ce17" table:formula="of:=AVERAGE([.E23:.F23])" office:value-type="percentage" office:value="0.822097378277153" calcext:value-type="percentage">
            <text:p>82.21%</text:p>
          </table:table-cell>
          <table:table-cell table:style-name="ce12" office:value-type="percentage" office:value="0.919014084507042" calcext:value-type="percentage">
            <text:p>91.90%</text:p>
          </table:table-cell>
          <table:table-cell table:style-name="ce17" office:value-type="percentage" office:value="0.884615384615385" calcext:value-type="percentage">
            <text:p>88.46%</text:p>
          </table:table-cell>
          <table:table-cell table:style-name="ce21" table:formula="of:=AVERAGE([.H23:.I23])" office:value-type="percentage" office:value="0.901814734561213" calcext:value-type="percentage">
            <text:p>90.18%</text:p>
          </table:table-cell>
          <table:table-cell table:style-name="ce17" office:value-type="percentage" office:value="0.947368421052632" calcext:value-type="percentage">
            <text:p>94.74%</text:p>
          </table:table-cell>
          <table:table-cell table:style-name="ce17" office:value-type="percentage" office:value="0.760330578512397" calcext:value-type="percentage">
            <text:p>76.03%</text:p>
          </table:table-cell>
          <table:table-cell table:style-name="ce21" table:formula="of:=AVERAGE([.K23:.L23])" office:value-type="percentage" office:value="0.853849499782514" calcext:value-type="percentage">
            <text:p>85.38%</text:p>
          </table:table-cell>
          <table:table-cell table:style-name="ce17" office:value-type="percentage" office:value="0.930149679258731" calcext:value-type="percentage">
            <text:p>93.01%</text:p>
          </table:table-cell>
          <table:table-cell table:style-name="ce17" office:value-type="percentage" office:value="0.830324909747292" calcext:value-type="percentage">
            <text:p>83.03%</text:p>
          </table:table-cell>
          <table:table-cell table:style-name="ce21" table:formula="of:=AVERAGE([.N23:.O23])" office:value-type="percentage" office:value="0.880237294503012" calcext:value-type="percentage">
            <text:p>88.02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lp_binary_ecoli2_balanced_2</text:p>
          </table:table-cell>
          <table:table-cell table:style-name="ce13" office:value-type="percentage" office:value="0.9225" calcext:value-type="percentage">
            <text:p>92.25%</text:p>
          </table:table-cell>
          <table:table-cell table:style-name="ce18" office:value-type="percentage" office:value="0.8846" calcext:value-type="percentage">
            <text:p>88.46%</text:p>
          </table:table-cell>
          <table:table-cell table:style-name="ce18" office:value-type="percentage" office:value="0.9167" calcext:value-type="percentage">
            <text:p>91.67%</text:p>
          </table:table-cell>
          <table:table-cell table:style-name="ce13" office:value-type="percentage" office:value="0.977611940298507" calcext:value-type="percentage">
            <text:p>97.76%</text:p>
          </table:table-cell>
          <table:table-cell table:style-name="ce18" office:value-type="percentage" office:value="0.676470588235294" calcext:value-type="percentage">
            <text:p>67.65%</text:p>
          </table:table-cell>
          <table:table-cell table:style-name="ce22" table:formula="of:=AVERAGE([.E24:.F24])" office:value-type="percentage" office:value="0.827041264266901" calcext:value-type="percentage">
            <text:p>82.70%</text:p>
          </table:table-cell>
          <table:table-cell table:style-name="ce13" office:value-type="percentage" office:value="0.922535211267606" calcext:value-type="percentage">
            <text:p>92.25%</text:p>
          </table:table-cell>
          <table:table-cell table:style-name="ce18" office:value-type="percentage" office:value="0.884615384615385" calcext:value-type="percentage">
            <text:p>88.46%</text:p>
          </table:table-cell>
          <table:table-cell table:style-name="ce22" table:formula="of:=AVERAGE([.H24:.I24])" office:value-type="percentage" office:value="0.903575297941495" calcext:value-type="percentage">
            <text:p>90.36%</text:p>
          </table:table-cell>
          <table:table-cell table:style-name="ce18" office:value-type="percentage" office:value="0.949275362318841" calcext:value-type="percentage">
            <text:p>94.93%</text:p>
          </table:table-cell>
          <table:table-cell table:style-name="ce18" office:value-type="percentage" office:value="0.766666666666667" calcext:value-type="percentage">
            <text:p>76.67%</text:p>
          </table:table-cell>
          <table:table-cell table:style-name="ce22" table:formula="of:=AVERAGE([.K24:.L24])" office:value-type="percentage" office:value="0.857971014492754" calcext:value-type="percentage">
            <text:p>85.80%</text:p>
          </table:table-cell>
          <table:table-cell table:style-name="ce18" office:value-type="percentage" office:value="0.933048433048433" calcext:value-type="percentage">
            <text:p>93.30%</text:p>
          </table:table-cell>
          <table:table-cell table:style-name="ce18" office:value-type="percentage" office:value="0.833333333333333" calcext:value-type="percentage">
            <text:p>83.33%</text:p>
          </table:table-cell>
          <table:table-cell table:style-name="ce22" table:formula="of:=AVERAGE([.N24:.O24])" office:value-type="percentage" office:value="0.883190883190883" calcext:value-type="percentage">
            <text:p>88.32%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lp_binary_ecoli2_stratified_2</text:p>
          </table:table-cell>
          <table:table-cell table:style-name="ce14" office:value-type="percentage" office:value="0.9331" calcext:value-type="percentage">
            <text:p>93.31%</text:p>
          </table:table-cell>
          <table:table-cell table:style-name="ce19" office:value-type="percentage" office:value="0.9038" calcext:value-type="percentage">
            <text:p>90.38%</text:p>
          </table:table-cell>
          <table:table-cell table:style-name="ce19" office:value-type="percentage" office:value="0.9286" calcext:value-type="percentage">
            <text:p>92.86%</text:p>
          </table:table-cell>
          <table:table-cell table:style-name="ce14" office:value-type="percentage" office:value="0.981481481481482" calcext:value-type="percentage">
            <text:p>98.15%</text:p>
          </table:table-cell>
          <table:table-cell table:style-name="ce19" office:value-type="percentage" office:value="0.712121212121212" calcext:value-type="percentage">
            <text:p>71.21%</text:p>
          </table:table-cell>
          <table:table-cell table:style-name="ce26" table:formula="of:=AVERAGE([.E25:.F25])" office:value-type="percentage" office:value="0.846801346801347" calcext:value-type="percentage">
            <text:p>84.68%</text:p>
          </table:table-cell>
          <table:table-cell table:style-name="ce14" office:value-type="percentage" office:value="0.933098591549296" calcext:value-type="percentage">
            <text:p>93.31%</text:p>
          </table:table-cell>
          <table:table-cell table:style-name="ce19" office:value-type="percentage" office:value="0.903846153846154" calcext:value-type="percentage">
            <text:p>90.38%</text:p>
          </table:table-cell>
          <table:table-cell table:style-name="ce26" table:formula="of:=AVERAGE([.H25:.I25])" office:value-type="percentage" office:value="0.918472372697725" calcext:value-type="percentage">
            <text:p>91.85%</text:p>
          </table:table-cell>
          <table:table-cell table:style-name="ce19" office:value-type="percentage" office:value="0.956678700361011" calcext:value-type="percentage">
            <text:p>95.67%</text:p>
          </table:table-cell>
          <table:table-cell table:style-name="ce19" office:value-type="percentage" office:value="0.796610169491525" calcext:value-type="percentage">
            <text:p>79.66%</text:p>
          </table:table-cell>
          <table:table-cell table:style-name="ce26" table:formula="of:=AVERAGE([.K25:.L25])" office:value-type="percentage" office:value="0.876644434926268" calcext:value-type="percentage">
            <text:p>87.66%</text:p>
          </table:table-cell>
          <table:table-cell table:style-name="ce19" office:value-type="percentage" office:value="0.942389758179232" calcext:value-type="percentage">
            <text:p>94.24%</text:p>
          </table:table-cell>
          <table:table-cell table:style-name="ce19" office:value-type="percentage" office:value="0.857664233576642" calcext:value-type="percentage">
            <text:p>85.77%</text:p>
          </table:table-cell>
          <table:table-cell table:style-name="ce26" table:formula="of:=AVERAGE([.N25:.O25])" office:value-type="percentage" office:value="0.900026995877937" calcext:value-type="percentage">
            <text:p>90.00%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lp_binary_ecoli2_inverse-stratified_3</text:p>
          </table:table-cell>
          <table:table-cell table:style-name="ce12" office:value-type="percentage" office:value="0.9331" calcext:value-type="percentage">
            <text:p>93.31%</text:p>
          </table:table-cell>
          <table:table-cell table:style-name="ce17" office:value-type="percentage" office:value="0.8654" calcext:value-type="percentage">
            <text:p>86.54%</text:p>
          </table:table-cell>
          <table:table-cell table:style-name="ce17" office:value-type="percentage" office:value="0.9226" calcext:value-type="percentage">
            <text:p>92.26%</text:p>
          </table:table-cell>
          <table:table-cell table:style-name="ce12" office:value-type="percentage" office:value="0.974264705882353" calcext:value-type="percentage">
            <text:p>97.43%</text:p>
          </table:table-cell>
          <table:table-cell table:style-name="ce17" office:value-type="percentage" office:value="0.703125" calcext:value-type="percentage">
            <text:p>70.31%</text:p>
          </table:table-cell>
          <table:table-cell table:style-name="ce17" table:formula="of:=AVERAGE([.E26:.F26])" office:value-type="percentage" office:value="0.838694852941176" calcext:value-type="percentage">
            <text:p>83.87%</text:p>
          </table:table-cell>
          <table:table-cell table:style-name="ce12" office:value-type="percentage" office:value="0.933098591549296" calcext:value-type="percentage">
            <text:p>93.31%</text:p>
          </table:table-cell>
          <table:table-cell table:style-name="ce17" office:value-type="percentage" office:value="0.865384615384615" calcext:value-type="percentage">
            <text:p>86.54%</text:p>
          </table:table-cell>
          <table:table-cell table:style-name="ce21" table:formula="of:=AVERAGE([.H26:.I26])" office:value-type="percentage" office:value="0.899241603466956" calcext:value-type="percentage">
            <text:p>89.92%</text:p>
          </table:table-cell>
          <table:table-cell table:style-name="ce17" office:value-type="percentage" office:value="0.953237410071942" calcext:value-type="percentage">
            <text:p>95.32%</text:p>
          </table:table-cell>
          <table:table-cell table:style-name="ce17" office:value-type="percentage" office:value="0.775862068965517" calcext:value-type="percentage">
            <text:p>77.59%</text:p>
          </table:table-cell>
          <table:table-cell table:style-name="ce21" table:formula="of:=AVERAGE([.K26:.L26])" office:value-type="percentage" office:value="0.86454973951873" calcext:value-type="percentage">
            <text:p>86.45%</text:p>
          </table:table-cell>
          <table:table-cell table:style-name="ce17" office:value-type="percentage" office:value="0.941051136363636" calcext:value-type="percentage">
            <text:p>94.11%</text:p>
          </table:table-cell>
          <table:table-cell table:style-name="ce17" office:value-type="percentage" office:value="0.827205882352941" calcext:value-type="percentage">
            <text:p>82.72%</text:p>
          </table:table-cell>
          <table:table-cell table:style-name="ce21" table:formula="of:=AVERAGE([.N26:.O26])" office:value-type="percentage" office:value="0.884128509358289" calcext:value-type="percentage">
            <text:p>88.41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lp_binary_ecoli2_balanced_3</text:p>
          </table:table-cell>
          <table:table-cell table:style-name="ce13" office:value-type="percentage" office:value="0.9225" calcext:value-type="percentage">
            <text:p>92.25%</text:p>
          </table:table-cell>
          <table:table-cell table:style-name="ce18" office:value-type="percentage" office:value="0.9038" calcext:value-type="percentage">
            <text:p>90.38%</text:p>
          </table:table-cell>
          <table:table-cell table:style-name="ce18" office:value-type="percentage" office:value="0.9196" calcext:value-type="percentage">
            <text:p>91.96%</text:p>
          </table:table-cell>
          <table:table-cell table:style-name="ce13" office:value-type="percentage" office:value="0.9812734082397" calcext:value-type="percentage">
            <text:p>98.13%</text:p>
          </table:table-cell>
          <table:table-cell table:style-name="ce18" office:value-type="percentage" office:value="0.681159420289855" calcext:value-type="percentage">
            <text:p>68.12%</text:p>
          </table:table-cell>
          <table:table-cell table:style-name="ce22" table:formula="of:=AVERAGE([.E27:.F27])" office:value-type="percentage" office:value="0.831216414264778" calcext:value-type="percentage">
            <text:p>83.12%</text:p>
          </table:table-cell>
          <table:table-cell table:style-name="ce13" office:value-type="percentage" office:value="0.922535211267606" calcext:value-type="percentage">
            <text:p>92.25%</text:p>
          </table:table-cell>
          <table:table-cell table:style-name="ce18" office:value-type="percentage" office:value="0.903846153846154" calcext:value-type="percentage">
            <text:p>90.38%</text:p>
          </table:table-cell>
          <table:table-cell table:style-name="ce22" table:formula="of:=AVERAGE([.H27:.I27])" office:value-type="percentage" office:value="0.91319068255688" calcext:value-type="percentage">
            <text:p>91.32%</text:p>
          </table:table-cell>
          <table:table-cell table:style-name="ce18" office:value-type="percentage" office:value="0.950998185117967" calcext:value-type="percentage">
            <text:p>95.10%</text:p>
          </table:table-cell>
          <table:table-cell table:style-name="ce18" office:value-type="percentage" office:value="0.776859504132232" calcext:value-type="percentage">
            <text:p>77.69%</text:p>
          </table:table-cell>
          <table:table-cell table:style-name="ce22" table:formula="of:=AVERAGE([.K27:.L27])" office:value-type="percentage" office:value="0.863928844625099" calcext:value-type="percentage">
            <text:p>86.39%</text:p>
          </table:table-cell>
          <table:table-cell table:style-name="ce18" office:value-type="percentage" office:value="0.933713471133286" calcext:value-type="percentage">
            <text:p>93.37%</text:p>
          </table:table-cell>
          <table:table-cell table:style-name="ce18" office:value-type="percentage" office:value="0.848375451263538" calcext:value-type="percentage">
            <text:p>84.84%</text:p>
          </table:table-cell>
          <table:table-cell table:style-name="ce22" table:formula="of:=AVERAGE([.N27:.O27])" office:value-type="percentage" office:value="0.891044461198412" calcext:value-type="percentage">
            <text:p>89.10%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lp_binary_ecoli2_stratified_3</text:p>
          </table:table-cell>
          <table:table-cell table:style-name="ce14" office:value-type="percentage" office:value="0.9225" calcext:value-type="percentage">
            <text:p>92.25%</text:p>
          </table:table-cell>
          <table:table-cell table:style-name="ce19" office:value-type="percentage" office:value="0.9038" calcext:value-type="percentage">
            <text:p>90.38%</text:p>
          </table:table-cell>
          <table:table-cell table:style-name="ce19" office:value-type="percentage" office:value="0.9196" calcext:value-type="percentage">
            <text:p>91.96%</text:p>
          </table:table-cell>
          <table:table-cell table:style-name="ce14" office:value-type="percentage" office:value="0.9812734082397" calcext:value-type="percentage">
            <text:p>98.13%</text:p>
          </table:table-cell>
          <table:table-cell table:style-name="ce19" office:value-type="percentage" office:value="0.681159420289855" calcext:value-type="percentage">
            <text:p>68.12%</text:p>
          </table:table-cell>
          <table:table-cell table:style-name="ce26" table:formula="of:=AVERAGE([.E28:.F28])" office:value-type="percentage" office:value="0.831216414264778" calcext:value-type="percentage">
            <text:p>83.12%</text:p>
          </table:table-cell>
          <table:table-cell table:style-name="ce14" office:value-type="percentage" office:value="0.922535211267606" calcext:value-type="percentage">
            <text:p>92.25%</text:p>
          </table:table-cell>
          <table:table-cell table:style-name="ce19" office:value-type="percentage" office:value="0.903846153846154" calcext:value-type="percentage">
            <text:p>90.38%</text:p>
          </table:table-cell>
          <table:table-cell table:style-name="ce26" table:formula="of:=AVERAGE([.H28:.I28])" office:value-type="percentage" office:value="0.91319068255688" calcext:value-type="percentage">
            <text:p>91.32%</text:p>
          </table:table-cell>
          <table:table-cell table:style-name="ce19" office:value-type="percentage" office:value="0.950998185117967" calcext:value-type="percentage">
            <text:p>95.10%</text:p>
          </table:table-cell>
          <table:table-cell table:style-name="ce19" office:value-type="percentage" office:value="0.776859504132232" calcext:value-type="percentage">
            <text:p>77.69%</text:p>
          </table:table-cell>
          <table:table-cell table:style-name="ce26" table:formula="of:=AVERAGE([.K28:.L28])" office:value-type="percentage" office:value="0.863928844625099" calcext:value-type="percentage">
            <text:p>86.39%</text:p>
          </table:table-cell>
          <table:table-cell table:style-name="ce19" office:value-type="percentage" office:value="0.933713471133286" calcext:value-type="percentage">
            <text:p>93.37%</text:p>
          </table:table-cell>
          <table:table-cell table:style-name="ce19" office:value-type="percentage" office:value="0.848375451263538" calcext:value-type="percentage">
            <text:p>84.84%</text:p>
          </table:table-cell>
          <table:table-cell table:style-name="ce26" table:formula="of:=AVERAGE([.N28:.O28])" office:value-type="percentage" office:value="0.891044461198412" calcext:value-type="percentage">
            <text:p>89.10%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lp_binary_ecoli2_inverse-stratified_4</text:p>
          </table:table-cell>
          <table:table-cell table:style-name="ce12" office:value-type="percentage" office:value="0.9296" calcext:value-type="percentage">
            <text:p>92.96%</text:p>
          </table:table-cell>
          <table:table-cell table:style-name="ce17" office:value-type="percentage" office:value="0.9038" calcext:value-type="percentage">
            <text:p>90.38%</text:p>
          </table:table-cell>
          <table:table-cell table:style-name="ce17" office:value-type="percentage" office:value="0.9256" calcext:value-type="percentage">
            <text:p>92.56%</text:p>
          </table:table-cell>
          <table:table-cell table:style-name="ce12" office:value-type="percentage" office:value="0.981412639405204" calcext:value-type="percentage">
            <text:p>98.14%</text:p>
          </table:table-cell>
          <table:table-cell table:style-name="ce17" office:value-type="percentage" office:value="0.701492537313433" calcext:value-type="percentage">
            <text:p>70.15%</text:p>
          </table:table-cell>
          <table:table-cell table:style-name="ce17" table:formula="of:=AVERAGE([.E29:.F29])" office:value-type="percentage" office:value="0.841452588359319" calcext:value-type="percentage">
            <text:p>84.15%</text:p>
          </table:table-cell>
          <table:table-cell table:style-name="ce12" office:value-type="percentage" office:value="0.929577464788732" calcext:value-type="percentage">
            <text:p>92.96%</text:p>
          </table:table-cell>
          <table:table-cell table:style-name="ce17" office:value-type="percentage" office:value="0.903846153846154" calcext:value-type="percentage">
            <text:p>90.38%</text:p>
          </table:table-cell>
          <table:table-cell table:style-name="ce21" table:formula="of:=AVERAGE([.H29:.I29])" office:value-type="percentage" office:value="0.916711809317443" calcext:value-type="percentage">
            <text:p>91.67%</text:p>
          </table:table-cell>
          <table:table-cell table:style-name="ce17" office:value-type="percentage" office:value="0.954792043399638" calcext:value-type="percentage">
            <text:p>95.48%</text:p>
          </table:table-cell>
          <table:table-cell table:style-name="ce17" office:value-type="percentage" office:value="0.789915966386555" calcext:value-type="percentage">
            <text:p>78.99%</text:p>
          </table:table-cell>
          <table:table-cell table:style-name="ce21" table:formula="of:=AVERAGE([.K29:.L29])" office:value-type="percentage" office:value="0.872354004893096" calcext:value-type="percentage">
            <text:p>87.24%</text:p>
          </table:table-cell>
          <table:table-cell table:style-name="ce17" office:value-type="percentage" office:value="0.939501779359431" calcext:value-type="percentage">
            <text:p>93.95%</text:p>
          </table:table-cell>
          <table:table-cell table:style-name="ce17" office:value-type="percentage" office:value="0.854545454545455" calcext:value-type="percentage">
            <text:p>85.45%</text:p>
          </table:table-cell>
          <table:table-cell table:style-name="ce21" table:formula="of:=AVERAGE([.N29:.O29])" office:value-type="percentage" office:value="0.897023616952443" calcext:value-type="percentage">
            <text:p>89.70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lp_binary_ecoli2_balanced_4</text:p>
          </table:table-cell>
          <table:table-cell table:style-name="ce13" office:value-type="percentage" office:value="0.9296" calcext:value-type="percentage">
            <text:p>92.96%</text:p>
          </table:table-cell>
          <table:table-cell table:style-name="ce18" office:value-type="percentage" office:value="0.9038" calcext:value-type="percentage">
            <text:p>90.38%</text:p>
          </table:table-cell>
          <table:table-cell table:style-name="ce18" office:value-type="percentage" office:value="0.9256" calcext:value-type="percentage">
            <text:p>92.56%</text:p>
          </table:table-cell>
          <table:table-cell table:style-name="ce13" office:value-type="percentage" office:value="0.981412639405204" calcext:value-type="percentage">
            <text:p>98.14%</text:p>
          </table:table-cell>
          <table:table-cell table:style-name="ce18" office:value-type="percentage" office:value="0.701492537313433" calcext:value-type="percentage">
            <text:p>70.15%</text:p>
          </table:table-cell>
          <table:table-cell table:style-name="ce22" table:formula="of:=AVERAGE([.E30:.F30])" office:value-type="percentage" office:value="0.841452588359319" calcext:value-type="percentage">
            <text:p>84.15%</text:p>
          </table:table-cell>
          <table:table-cell table:style-name="ce13" office:value-type="percentage" office:value="0.929577464788732" calcext:value-type="percentage">
            <text:p>92.96%</text:p>
          </table:table-cell>
          <table:table-cell table:style-name="ce18" office:value-type="percentage" office:value="0.903846153846154" calcext:value-type="percentage">
            <text:p>90.38%</text:p>
          </table:table-cell>
          <table:table-cell table:style-name="ce22" table:formula="of:=AVERAGE([.H30:.I30])" office:value-type="percentage" office:value="0.916711809317443" calcext:value-type="percentage">
            <text:p>91.67%</text:p>
          </table:table-cell>
          <table:table-cell table:style-name="ce18" office:value-type="percentage" office:value="0.954792043399638" calcext:value-type="percentage">
            <text:p>95.48%</text:p>
          </table:table-cell>
          <table:table-cell table:style-name="ce18" office:value-type="percentage" office:value="0.789915966386555" calcext:value-type="percentage">
            <text:p>78.99%</text:p>
          </table:table-cell>
          <table:table-cell table:style-name="ce22" table:formula="of:=AVERAGE([.K30:.L30])" office:value-type="percentage" office:value="0.872354004893096" calcext:value-type="percentage">
            <text:p>87.24%</text:p>
          </table:table-cell>
          <table:table-cell table:style-name="ce18" office:value-type="percentage" office:value="0.939501779359431" calcext:value-type="percentage">
            <text:p>93.95%</text:p>
          </table:table-cell>
          <table:table-cell table:style-name="ce18" office:value-type="percentage" office:value="0.854545454545455" calcext:value-type="percentage">
            <text:p>85.45%</text:p>
          </table:table-cell>
          <table:table-cell table:style-name="ce22" table:formula="of:=AVERAGE([.N30:.O30])" office:value-type="percentage" office:value="0.897023616952443" calcext:value-type="percentage">
            <text:p>89.70%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lp_binary_ecoli2_stratified_4</text:p>
          </table:table-cell>
          <table:table-cell table:style-name="ce14" office:value-type="percentage" office:value="0.9225" calcext:value-type="percentage">
            <text:p>92.25%</text:p>
          </table:table-cell>
          <table:table-cell table:style-name="ce19" office:value-type="percentage" office:value="0.9038" calcext:value-type="percentage">
            <text:p>90.38%</text:p>
          </table:table-cell>
          <table:table-cell table:style-name="ce19" office:value-type="percentage" office:value="0.9196" calcext:value-type="percentage">
            <text:p>91.96%</text:p>
          </table:table-cell>
          <table:table-cell table:style-name="ce14" office:value-type="percentage" office:value="0.9812734082397" calcext:value-type="percentage">
            <text:p>98.13%</text:p>
          </table:table-cell>
          <table:table-cell table:style-name="ce19" office:value-type="percentage" office:value="0.681159420289855" calcext:value-type="percentage">
            <text:p>68.12%</text:p>
          </table:table-cell>
          <table:table-cell table:style-name="ce26" table:formula="of:=AVERAGE([.E31:.F31])" office:value-type="percentage" office:value="0.831216414264778" calcext:value-type="percentage">
            <text:p>83.12%</text:p>
          </table:table-cell>
          <table:table-cell table:style-name="ce14" office:value-type="percentage" office:value="0.922535211267606" calcext:value-type="percentage">
            <text:p>92.25%</text:p>
          </table:table-cell>
          <table:table-cell table:style-name="ce19" office:value-type="percentage" office:value="0.903846153846154" calcext:value-type="percentage">
            <text:p>90.38%</text:p>
          </table:table-cell>
          <table:table-cell table:style-name="ce26" table:formula="of:=AVERAGE([.H31:.I31])" office:value-type="percentage" office:value="0.91319068255688" calcext:value-type="percentage">
            <text:p>91.32%</text:p>
          </table:table-cell>
          <table:table-cell table:style-name="ce19" office:value-type="percentage" office:value="0.950998185117967" calcext:value-type="percentage">
            <text:p>95.10%</text:p>
          </table:table-cell>
          <table:table-cell table:style-name="ce19" office:value-type="percentage" office:value="0.776859504132232" calcext:value-type="percentage">
            <text:p>77.69%</text:p>
          </table:table-cell>
          <table:table-cell table:style-name="ce26" table:formula="of:=AVERAGE([.K31:.L31])" office:value-type="percentage" office:value="0.863928844625099" calcext:value-type="percentage">
            <text:p>86.39%</text:p>
          </table:table-cell>
          <table:table-cell table:style-name="ce19" office:value-type="percentage" office:value="0.933713471133286" calcext:value-type="percentage">
            <text:p>93.37%</text:p>
          </table:table-cell>
          <table:table-cell table:style-name="ce19" office:value-type="percentage" office:value="0.848375451263538" calcext:value-type="percentage">
            <text:p>84.84%</text:p>
          </table:table-cell>
          <table:table-cell table:style-name="ce26" table:formula="of:=AVERAGE([.N31:.O31])" office:value-type="percentage" office:value="0.891044461198412" calcext:value-type="percentage">
            <text:p>89.10%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lp_binary_ecoli2_inverse-stratified_5</text:p>
          </table:table-cell>
          <table:table-cell table:style-name="ce12" office:value-type="percentage" office:value="0.9366" calcext:value-type="percentage">
            <text:p>93.66%</text:p>
          </table:table-cell>
          <table:table-cell table:style-name="ce17" office:value-type="percentage" office:value="0.8846" calcext:value-type="percentage">
            <text:p>88.46%</text:p>
          </table:table-cell>
          <table:table-cell table:style-name="ce17" office:value-type="percentage" office:value="0.9286" calcext:value-type="percentage">
            <text:p>92.86%</text:p>
          </table:table-cell>
          <table:table-cell table:style-name="ce12" office:value-type="percentage" office:value="0.977941176470588" calcext:value-type="percentage">
            <text:p>97.79%</text:p>
          </table:table-cell>
          <table:table-cell table:style-name="ce17" office:value-type="percentage" office:value="0.71875" calcext:value-type="percentage">
            <text:p>71.88%</text:p>
          </table:table-cell>
          <table:table-cell table:style-name="ce17" table:formula="of:=AVERAGE([.E32:.F32])" office:value-type="percentage" office:value="0.848345588235294" calcext:value-type="percentage">
            <text:p>84.83%</text:p>
          </table:table-cell>
          <table:table-cell table:style-name="ce12" office:value-type="percentage" office:value="0.936619718309859" calcext:value-type="percentage">
            <text:p>93.66%</text:p>
          </table:table-cell>
          <table:table-cell table:style-name="ce17" office:value-type="percentage" office:value="0.884615384615385" calcext:value-type="percentage">
            <text:p>88.46%</text:p>
          </table:table-cell>
          <table:table-cell table:style-name="ce21" table:formula="of:=AVERAGE([.H32:.I32])" office:value-type="percentage" office:value="0.910617551462622" calcext:value-type="percentage">
            <text:p>91.06%</text:p>
          </table:table-cell>
          <table:table-cell table:style-name="ce17" office:value-type="percentage" office:value="0.956834532374101" calcext:value-type="percentage">
            <text:p>95.68%</text:p>
          </table:table-cell>
          <table:table-cell table:style-name="ce17" office:value-type="percentage" office:value="0.793103448275862" calcext:value-type="percentage">
            <text:p>79.31%</text:p>
          </table:table-cell>
          <table:table-cell table:style-name="ce21" table:formula="of:=AVERAGE([.K32:.L32])" office:value-type="percentage" office:value="0.874968990324981" calcext:value-type="percentage">
            <text:p>87.50%</text:p>
          </table:table-cell>
          <table:table-cell table:style-name="ce17" office:value-type="percentage" office:value="0.944602272727273" calcext:value-type="percentage">
            <text:p>94.46%</text:p>
          </table:table-cell>
          <table:table-cell table:style-name="ce17" office:value-type="percentage" office:value="0.845588235294118" calcext:value-type="percentage">
            <text:p>84.56%</text:p>
          </table:table-cell>
          <table:table-cell table:style-name="ce21" table:formula="of:=AVERAGE([.N32:.O32])" office:value-type="percentage" office:value="0.895095254010695" calcext:value-type="percentage">
            <text:p>89.51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lp_binary_ecoli2_balanced_5</text:p>
          </table:table-cell>
          <table:table-cell table:style-name="ce13" office:value-type="percentage" office:value="0.9225" calcext:value-type="percentage">
            <text:p>92.25%</text:p>
          </table:table-cell>
          <table:table-cell table:style-name="ce18" office:value-type="percentage" office:value="0.8846" calcext:value-type="percentage">
            <text:p>88.46%</text:p>
          </table:table-cell>
          <table:table-cell table:style-name="ce18" office:value-type="percentage" office:value="0.9167" calcext:value-type="percentage">
            <text:p>91.67%</text:p>
          </table:table-cell>
          <table:table-cell table:style-name="ce13" office:value-type="percentage" office:value="0.977611940298507" calcext:value-type="percentage">
            <text:p>97.76%</text:p>
          </table:table-cell>
          <table:table-cell table:style-name="ce18" office:value-type="percentage" office:value="0.676470588235294" calcext:value-type="percentage">
            <text:p>67.65%</text:p>
          </table:table-cell>
          <table:table-cell table:style-name="ce22" table:formula="of:=AVERAGE([.E33:.F33])" office:value-type="percentage" office:value="0.827041264266901" calcext:value-type="percentage">
            <text:p>82.70%</text:p>
          </table:table-cell>
          <table:table-cell table:style-name="ce13" office:value-type="percentage" office:value="0.922535211267606" calcext:value-type="percentage">
            <text:p>92.25%</text:p>
          </table:table-cell>
          <table:table-cell table:style-name="ce18" office:value-type="percentage" office:value="0.884615384615385" calcext:value-type="percentage">
            <text:p>88.46%</text:p>
          </table:table-cell>
          <table:table-cell table:style-name="ce22" table:formula="of:=AVERAGE([.H33:.I33])" office:value-type="percentage" office:value="0.903575297941495" calcext:value-type="percentage">
            <text:p>90.36%</text:p>
          </table:table-cell>
          <table:table-cell table:style-name="ce18" office:value-type="percentage" office:value="0.949275362318841" calcext:value-type="percentage">
            <text:p>94.93%</text:p>
          </table:table-cell>
          <table:table-cell table:style-name="ce18" office:value-type="percentage" office:value="0.766666666666667" calcext:value-type="percentage">
            <text:p>76.67%</text:p>
          </table:table-cell>
          <table:table-cell table:style-name="ce22" table:formula="of:=AVERAGE([.K33:.L33])" office:value-type="percentage" office:value="0.857971014492754" calcext:value-type="percentage">
            <text:p>85.80%</text:p>
          </table:table-cell>
          <table:table-cell table:style-name="ce18" office:value-type="percentage" office:value="0.933048433048433" calcext:value-type="percentage">
            <text:p>93.30%</text:p>
          </table:table-cell>
          <table:table-cell table:style-name="ce18" office:value-type="percentage" office:value="0.833333333333333" calcext:value-type="percentage">
            <text:p>83.33%</text:p>
          </table:table-cell>
          <table:table-cell table:style-name="ce22" table:formula="of:=AVERAGE([.N33:.O33])" office:value-type="percentage" office:value="0.883190883190883" calcext:value-type="percentage">
            <text:p>88.32%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lp_binary_ecoli2_stratified_5</text:p>
          </table:table-cell>
          <table:table-cell table:style-name="ce14" office:value-type="percentage" office:value="0.9225" calcext:value-type="percentage">
            <text:p>92.25%</text:p>
          </table:table-cell>
          <table:table-cell table:style-name="ce19" office:value-type="percentage" office:value="0.9038" calcext:value-type="percentage">
            <text:p>90.38%</text:p>
          </table:table-cell>
          <table:table-cell table:style-name="ce19" office:value-type="percentage" office:value="0.9196" calcext:value-type="percentage">
            <text:p>91.96%</text:p>
          </table:table-cell>
          <table:table-cell table:style-name="ce14" office:value-type="percentage" office:value="0.9812734082397" calcext:value-type="percentage">
            <text:p>98.13%</text:p>
          </table:table-cell>
          <table:table-cell table:style-name="ce19" office:value-type="percentage" office:value="0.681159420289855" calcext:value-type="percentage">
            <text:p>68.12%</text:p>
          </table:table-cell>
          <table:table-cell table:style-name="ce23" table:formula="of:=AVERAGE([.E34:.F34])" office:value-type="percentage" office:value="0.831216414264778" calcext:value-type="percentage">
            <text:p>83.12%</text:p>
          </table:table-cell>
          <table:table-cell table:style-name="ce14" office:value-type="percentage" office:value="0.922535211267606" calcext:value-type="percentage">
            <text:p>92.25%</text:p>
          </table:table-cell>
          <table:table-cell table:style-name="ce19" office:value-type="percentage" office:value="0.903846153846154" calcext:value-type="percentage">
            <text:p>90.38%</text:p>
          </table:table-cell>
          <table:table-cell table:style-name="ce23" table:formula="of:=AVERAGE([.H34:.I34])" office:value-type="percentage" office:value="0.91319068255688" calcext:value-type="percentage">
            <text:p>91.32%</text:p>
          </table:table-cell>
          <table:table-cell table:style-name="ce19" office:value-type="percentage" office:value="0.950998185117967" calcext:value-type="percentage">
            <text:p>95.10%</text:p>
          </table:table-cell>
          <table:table-cell table:style-name="ce19" office:value-type="percentage" office:value="0.776859504132232" calcext:value-type="percentage">
            <text:p>77.69%</text:p>
          </table:table-cell>
          <table:table-cell table:style-name="ce23" table:formula="of:=AVERAGE([.K34:.L34])" office:value-type="percentage" office:value="0.863928844625099" calcext:value-type="percentage">
            <text:p>86.39%</text:p>
          </table:table-cell>
          <table:table-cell table:style-name="ce19" office:value-type="percentage" office:value="0.933713471133286" calcext:value-type="percentage">
            <text:p>93.37%</text:p>
          </table:table-cell>
          <table:table-cell table:style-name="ce19" office:value-type="percentage" office:value="0.848375451263538" calcext:value-type="percentage">
            <text:p>84.84%</text:p>
          </table:table-cell>
          <table:table-cell table:style-name="ce23" table:formula="of:=AVERAGE([.N34:.O34])" office:value-type="percentage" office:value="0.891044461198412" calcext:value-type="percentage">
            <text:p>89.10%</text:p>
          </table:table-cell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3">
          <table:table-cell office:value-type="string" calcext:value-type="string">
            <text:p>Baseline – 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table:number-columns-repeated="1008"/>
        </table:table-row>
        <table:table-row table:style-name="ro4">
          <table:table-cell table:style-name="ce31" office:value-type="string" calcext:value-type="string">
            <text:p>Inverse stratified</text:p>
          </table:table-cell>
          <table:table-cell table:style-name="ce79" table:formula="of:=AVERAGE([.B3];[.B6];[.B9];[.B12];[.B15])" office:value-type="percentage" office:value="0.82604" calcext:value-type="percentage">
            <text:p>82.60%</text:p>
          </table:table-cell>
          <table:table-cell table:style-name="ce100" table:formula="of:=AVERAGE([.C3];[.C6];[.C9];[.C12];[.C15])" office:value-type="percentage" office:value="0.88848" calcext:value-type="percentage">
            <text:p>88.85%</text:p>
          </table:table-cell>
          <table:table-cell table:style-name="ce112" table:formula="of:=AVERAGE([.D3];[.D6];[.D9];[.D12];[.D15])" office:value-type="percentage" office:value="0.83574" calcext:value-type="percentage">
            <text:p>83.57%</text:p>
          </table:table-cell>
          <table:table-cell table:style-name="ce79" table:formula="of:=AVERAGE([.E3];[.E6];[.E9];[.E12];[.E15])" office:value-type="percentage" office:value="0.976674038624632" calcext:value-type="percentage">
            <text:p>97.67%</text:p>
          </table:table-cell>
          <table:table-cell table:style-name="ce100" table:formula="of:=AVERAGE([.F3];[.F6];[.F9];[.F12];[.F15])" office:value-type="percentage" office:value="0.498637142071662" calcext:value-type="percentage">
            <text:p>49.86%</text:p>
          </table:table-cell>
          <table:table-cell table:style-name="ce112" table:formula="of:=AVERAGE([.G3];[.G6];[.G9];[.G12];[.G15])" office:value-type="percentage" office:value="0.737655590348147" calcext:value-type="percentage">
            <text:p>73.77%</text:p>
          </table:table-cell>
          <table:table-cell table:style-name="ce79" table:formula="of:=AVERAGE([.H3];[.H6];[.H9];[.H12];[.H15])" office:value-type="percentage" office:value="0.826056338028169" calcext:value-type="percentage">
            <text:p>82.61%</text:p>
          </table:table-cell>
          <table:table-cell table:style-name="ce100" table:formula="of:=AVERAGE([.I3];[.I6];[.I9];[.I12];[.I15])" office:value-type="percentage" office:value="0.888461538461539" calcext:value-type="percentage">
            <text:p>88.85%</text:p>
          </table:table-cell>
          <table:table-cell table:style-name="ce112" table:formula="of:=AVERAGE([.J3];[.J6];[.J9];[.J12];[.J15])" office:value-type="percentage" office:value="0.857258938244854" calcext:value-type="percentage">
            <text:p>85.73%</text:p>
          </table:table-cell>
          <table:table-cell table:style-name="ce79" table:formula="of:=AVERAGE([.K3];[.K6];[.K9];[.K12];[.K15])" office:value-type="percentage" office:value="0.893466926955677" calcext:value-type="percentage">
            <text:p>89.35%</text:p>
          </table:table-cell>
          <table:table-cell table:style-name="ce100" table:formula="of:=AVERAGE([.L3];[.L6];[.L9];[.L12];[.L15])" office:value-type="percentage" office:value="0.631929236917599" calcext:value-type="percentage">
            <text:p>63.19%</text:p>
          </table:table-cell>
          <table:table-cell table:style-name="ce112" table:formula="of:=AVERAGE([.M3];[.M6];[.M9];[.M12];[.M15])" office:value-type="percentage" office:value="0.762698081936638" calcext:value-type="percentage">
            <text:p>76.27%</text:p>
          </table:table-cell>
          <table:table-cell table:style-name="ce79" table:formula="of:=AVERAGE([.N3];[.N6];[.N9];[.N12];[.N15])" office:value-type="percentage" office:value="0.8514613799231" calcext:value-type="percentage">
            <text:p>85.15%</text:p>
          </table:table-cell>
          <table:table-cell table:style-name="ce100" table:formula="of:=AVERAGE([.O3];[.O6];[.O9];[.O12];[.O15])" office:value-type="percentage" office:value="0.760839723600277" calcext:value-type="percentage">
            <text:p>76.08%</text:p>
          </table:table-cell>
          <table:table-cell table:style-name="ce112" table:formula="of:=AVERAGE([.P3];[.P6];[.P9];[.P12];[.P15])" office:value-type="percentage" office:value="0.806150551761689" calcext:value-type="percentage">
            <text:p>80.62%</text:p>
          </table:table-cell>
          <table:table-cell table:number-columns-repeated="1008"/>
        </table:table-row>
        <table:table-row table:style-name="ro4">
          <table:table-cell table:style-name="ce32" office:value-type="string" calcext:value-type="string">
            <text:p>Balanced</text:p>
          </table:table-cell>
          <table:table-cell table:style-name="ce80" table:formula="of:=AVERAGE([.B4];[.B7];[.B10];[.B13];[.B16])" office:value-type="percentage" office:value="0.9993" calcext:value-type="percentage">
            <text:p>99.93%</text:p>
          </table:table-cell>
          <table:table-cell table:style-name="ce101" table:formula="of:=AVERAGE([.C4];[.C7];[.C10];[.C13];[.C16])" office:value-type="percentage" office:value="0.03462" calcext:value-type="percentage">
            <text:p>3.46%</text:p>
          </table:table-cell>
          <table:table-cell table:style-name="ce113" table:formula="of:=AVERAGE([.D4];[.D7];[.D10];[.D13];[.D16])" office:value-type="percentage" office:value="0.84996" calcext:value-type="percentage">
            <text:p>85.00%</text:p>
          </table:table-cell>
          <table:table-cell table:style-name="ce80" table:formula="of:=AVERAGE([.E4];[.E7];[.E10];[.E13];[.E16])" office:value-type="percentage" office:value="0.849802489044697" calcext:value-type="percentage">
            <text:p>84.98%</text:p>
          </table:table-cell>
          <table:table-cell table:style-name="ce101" table:formula="of:=AVERAGE([.F4];[.F7];[.F10];[.F13];[.F16])" office:value-type="percentage" office:value="0.18" calcext:value-type="percentage">
            <text:p>18.00%</text:p>
          </table:table-cell>
          <table:table-cell table:style-name="ce113" table:formula="of:=AVERAGE([.G4];[.G7];[.G10];[.G13];[.G16])" office:value-type="percentage" office:value="0.514901244522349" calcext:value-type="percentage">
            <text:p>51.49%</text:p>
          </table:table-cell>
          <table:table-cell table:style-name="ce80" table:formula="of:=AVERAGE([.H4];[.H7];[.H10];[.H13];[.H16])" office:value-type="percentage" office:value="0.999295774647887" calcext:value-type="percentage">
            <text:p>99.93%</text:p>
          </table:table-cell>
          <table:table-cell table:style-name="ce101" table:formula="of:=AVERAGE([.I4];[.I7];[.I10];[.I13];[.I16])" office:value-type="percentage" office:value="0.0346153846153846" calcext:value-type="percentage">
            <text:p>3.46%</text:p>
          </table:table-cell>
          <table:table-cell table:style-name="ce113" table:formula="of:=AVERAGE([.J4];[.J7];[.J10];[.J13];[.J16])" office:value-type="percentage" office:value="0.516955579631636" calcext:value-type="percentage">
            <text:p>51.70%</text:p>
          </table:table-cell>
          <table:table-cell table:style-name="ce80" table:formula="of:=AVERAGE([.K4];[.K7];[.K10];[.K13];[.K16])" office:value-type="percentage" office:value="0.918476996298254" calcext:value-type="percentage">
            <text:p>91.85%</text:p>
          </table:table-cell>
          <table:table-cell table:style-name="ce101" table:formula="of:=AVERAGE([.L4];[.L7];[.L10];[.L13];[.L16])" office:value-type="percentage" office:value="0.0580645161290322" calcext:value-type="percentage">
            <text:p>5.81%</text:p>
          </table:table-cell>
          <table:table-cell table:style-name="ce113" table:formula="of:=AVERAGE([.M4];[.M7];[.M10];[.M13];[.M16])" office:value-type="percentage" office:value="0.488270756213643" calcext:value-type="percentage">
            <text:p>48.83%</text:p>
          </table:table-cell>
          <table:table-cell table:style-name="ce80" table:formula="of:=AVERAGE([.N4];[.N7];[.N10];[.N13];[.N16])" office:value-type="percentage" office:value="0.965309581871171" calcext:value-type="percentage">
            <text:p>96.53%</text:p>
          </table:table-cell>
          <table:table-cell table:style-name="ce101" table:formula="of:=AVERAGE([.O4];[.O7];[.O10];[.O13];[.O16])" office:value-type="percentage" office:value="0.0412844036697248" calcext:value-type="percentage">
            <text:p>4.13%</text:p>
          </table:table-cell>
          <table:table-cell table:style-name="ce113" table:formula="of:=AVERAGE([.P4];[.P7];[.P10];[.P13];[.P16])" office:value-type="percentage" office:value="0.503296992770448" calcext:value-type="percentage">
            <text:p>50.33%</text:p>
          </table:table-cell>
          <table:table-cell table:number-columns-repeated="1008"/>
        </table:table-row>
        <table:table-row table:style-name="ro4">
          <table:table-cell table:style-name="ce33" office:value-type="string" calcext:value-type="string">
            <text:p>Stratified</text:p>
          </table:table-cell>
          <table:table-cell table:style-name="ce81" table:formula="of:=AVERAGE([.B5];[.B8];[.B11];[.B14];[.B17])" office:value-type="percentage" office:value="1" calcext:value-type="percentage">
            <text:p>100.00%</text:p>
          </table:table-cell>
          <table:table-cell table:style-name="ce102" table:formula="of:=AVERAGE([.C5];[.C8];[.C11];[.C14];[.C17])" office:value-type="percentage" office:value="0" calcext:value-type="percentage">
            <text:p>0.00%</text:p>
          </table:table-cell>
          <table:table-cell table:style-name="ce114" table:formula="of:=AVERAGE([.D5];[.D8];[.D11];[.D14];[.D17])" office:value-type="percentage" office:value="0.8452" calcext:value-type="percentage">
            <text:p>84.52%</text:p>
          </table:table-cell>
          <table:table-cell table:style-name="ce81" table:formula="of:=AVERAGE([.E5];[.E8];[.E11];[.E14];[.E17])" office:value-type="percentage" office:value="0.8452" calcext:value-type="percentage">
            <text:p>84.52%</text:p>
          </table:table-cell>
          <table:table-cell table:style-name="ce102" table:formula="of:=AVERAGE([.F5];[.F8];[.F11];[.F14];[.F17])" office:value-type="percentage" office:value="0" calcext:value-type="percentage">
            <text:p>0.00%</text:p>
          </table:table-cell>
          <table:table-cell table:style-name="ce114" table:formula="of:=AVERAGE([.G5];[.G8];[.G11];[.G14];[.G17])" office:value-type="percentage" office:value="0.4226" calcext:value-type="percentage">
            <text:p>42.26%</text:p>
          </table:table-cell>
          <table:table-cell table:style-name="ce81" table:formula="of:=AVERAGE([.H5];[.H8];[.H11];[.H14];[.H17])" office:value-type="percentage" office:value="1" calcext:value-type="percentage">
            <text:p>100.00%</text:p>
          </table:table-cell>
          <table:table-cell table:style-name="ce102" table:formula="of:=AVERAGE([.I5];[.I8];[.I11];[.I14];[.I17])" office:value-type="percentage" office:value="0" calcext:value-type="percentage">
            <text:p>0.00%</text:p>
          </table:table-cell>
          <table:table-cell table:style-name="ce114" table:formula="of:=AVERAGE([.J5];[.J8];[.J11];[.J14];[.J17])" office:value-type="percentage" office:value="0.5" calcext:value-type="percentage">
            <text:p>50.00%</text:p>
          </table:table-cell>
          <table:table-cell table:style-name="ce81" table:formula="of:=AVERAGE([.K5];[.K8];[.K11];[.K14];[.K17])" office:value-type="percentage" office:value="0.916129032258064" calcext:value-type="percentage">
            <text:p>91.61%</text:p>
          </table:table-cell>
          <table:table-cell table:style-name="ce102" table:formula="of:=AVERAGE([.L5];[.L8];[.L11];[.L14];[.L17])" office:value-type="percentage" office:value="0" calcext:value-type="percentage">
            <text:p>0.00%</text:p>
          </table:table-cell>
          <table:table-cell table:style-name="ce114" table:formula="of:=AVERAGE([.M5];[.M8];[.M11];[.M14];[.M17])" office:value-type="percentage" office:value="0.458064516129032" calcext:value-type="percentage">
            <text:p>45.81%</text:p>
          </table:table-cell>
          <table:table-cell table:style-name="ce81" table:formula="of:=AVERAGE([.N5];[.N8];[.N11];[.N14];[.N17])" office:value-type="percentage" office:value="0.964673913043478" calcext:value-type="percentage">
            <text:p>96.47%</text:p>
          </table:table-cell>
          <table:table-cell table:style-name="ce102" table:formula="of:=AVERAGE([.O5];[.O8];[.O11];[.O14];[.O17])" office:value-type="percentage" office:value="0" calcext:value-type="percentage">
            <text:p>0.00%</text:p>
          </table:table-cell>
          <table:table-cell table:style-name="ce114" table:formula="of:=AVERAGE([.P5];[.P8];[.P11];[.P14];[.P17])" office:value-type="percentage" office:value="0.482336956521739" calcext:value-type="percentage">
            <text:p>48.23%</text:p>
          </table:table-cell>
          <table:table-cell table:number-columns-repeated="1008"/>
        </table:table-row>
        <table:table-row table:style-name="ro3">
          <table:table-cell table:style-name="ce39" table:number-columns-repeated="3"/>
          <table:table-cell table:style-name="ce41"/>
          <table:table-cell table:style-name="ce39" table:number-columns-repeated="12"/>
          <table:table-cell table:number-columns-repeated="1008"/>
        </table:table-row>
        <table:table-row table:style-name="ro3">
          <table:table-cell office:value-type="string" calcext:value-type="string">
            <text:p><text:span text:style-name="T1">Baseline – </text:span>S.D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table:number-columns-repeated="1008"/>
        </table:table-row>
        <table:table-row table:style-name="ro4">
          <table:table-cell table:style-name="ce31" office:value-type="string" calcext:value-type="string">
            <text:p>Inverse stratified</text:p>
          </table:table-cell>
          <table:table-cell table:style-name="ce79" table:formula="of:=COM.MICROSOFT.STDEV.P([.B3];[.B6];[.B9];[.B12];[.B15])" office:value-type="percentage" office:value="0.0625335941714532" calcext:value-type="percentage">
            <text:p>6.25%</text:p>
          </table:table-cell>
          <table:table-cell table:style-name="ce100" table:formula="of:=COM.MICROSOFT.STDEV.P([.C3];[.C6];[.C9];[.C12];[.C15])" office:value-type="percentage" office:value="0.0791899084479835" calcext:value-type="percentage">
            <text:p>7.92%</text:p>
          </table:table-cell>
          <table:table-cell table:style-name="ce112" table:formula="of:=COM.MICROSOFT.STDEV.P([.D3];[.D6];[.D9];[.D12];[.D15])" office:value-type="percentage" office:value="0.0466581868486121" calcext:value-type="percentage">
            <text:p>4.67%</text:p>
          </table:table-cell>
          <table:table-cell table:style-name="ce79" table:formula="of:=COM.MICROSOFT.STDEV.P([.E3];[.E6];[.E9];[.E12];[.E15])" office:value-type="percentage" office:value="0.0143474734175248" calcext:value-type="percentage">
            <text:p>1.43%</text:p>
          </table:table-cell>
          <table:table-cell table:style-name="ce100" table:formula="of:=COM.MICROSOFT.STDEV.P([.F3];[.F6];[.F9];[.F12];[.F15])" office:value-type="percentage" office:value="0.0738874943961005" calcext:value-type="percentage">
            <text:p>7.39%</text:p>
          </table:table-cell>
          <table:table-cell table:style-name="ce112" table:formula="of:=COM.MICROSOFT.STDEV.P([.G3];[.G6];[.G9];[.G12];[.G15])" office:value-type="percentage" office:value="0.0341777249339764" calcext:value-type="percentage">
            <text:p>3.42%</text:p>
          </table:table-cell>
          <table:table-cell table:style-name="ce79" table:formula="of:=COM.MICROSOFT.STDEV.P([.H3];[.H6];[.H9];[.H12];[.H15])" office:value-type="percentage" office:value="0.0625374317585727" calcext:value-type="percentage">
            <text:p>6.25%</text:p>
          </table:table-cell>
          <table:table-cell table:style-name="ce100" table:formula="of:=COM.MICROSOFT.STDEV.P([.I3];[.I6];[.I9];[.I12];[.I15])" office:value-type="percentage" office:value="0.0791971549306691" calcext:value-type="percentage">
            <text:p>7.92%</text:p>
          </table:table-cell>
          <table:table-cell table:style-name="ce112" table:formula="of:=COM.MICROSOFT.STDEV.P([.J3];[.J6];[.J9];[.J12];[.J15])" office:value-type="percentage" office:value="0.0328495845680072" calcext:value-type="percentage">
            <text:p>3.28%</text:p>
          </table:table-cell>
          <table:table-cell table:style-name="ce79" table:formula="of:=COM.MICROSOFT.STDEV.P([.K3];[.K6];[.K9];[.K12];[.K15])" office:value-type="percentage" office:value="0.0347069157125888" calcext:value-type="percentage">
            <text:p>3.47%</text:p>
          </table:table-cell>
          <table:table-cell table:style-name="ce100" table:formula="of:=COM.MICROSOFT.STDEV.P([.L3];[.L6];[.L9];[.L12];[.L15])" office:value-type="percentage" office:value="0.0552979077961841" calcext:value-type="percentage">
            <text:p>5.53%</text:p>
          </table:table-cell>
          <table:table-cell table:style-name="ce112" table:formula="of:=COM.MICROSOFT.STDEV.P([.M3];[.M6];[.M9];[.M12];[.M15])" office:value-type="percentage" office:value="0.0443829080697303" calcext:value-type="percentage">
            <text:p>4.44%</text:p>
          </table:table-cell>
          <table:table-cell table:style-name="ce79" table:formula="of:=COM.MICROSOFT.STDEV.P([.N3];[.N6];[.N9];[.N12];[.N15])" office:value-type="percentage" office:value="0.052424961031202" calcext:value-type="percentage">
            <text:p>5.24%</text:p>
          </table:table-cell>
          <table:table-cell table:style-name="ce100" table:formula="of:=COM.MICROSOFT.STDEV.P([.O3];[.O6];[.O9];[.O12];[.O15])" office:value-type="percentage" office:value="0.048691415511141" calcext:value-type="percentage">
            <text:p>4.87%</text:p>
          </table:table-cell>
          <table:table-cell table:style-name="ce112" table:formula="of:=COM.MICROSOFT.STDEV.P([.P3];[.P6];[.P9];[.P12];[.P15])" office:value-type="percentage" office:value="0.0392414023181985" calcext:value-type="percentage">
            <text:p>3.92%</text:p>
          </table:table-cell>
          <table:table-cell table:number-columns-repeated="1008"/>
        </table:table-row>
        <table:table-row table:style-name="ro4">
          <table:table-cell table:style-name="ce32" office:value-type="string" calcext:value-type="string">
            <text:p>Balanced</text:p>
          </table:table-cell>
          <table:table-cell table:style-name="ce80" table:formula="of:=COM.MICROSOFT.STDEV.P([.B4];[.B7];[.B10];[.B13];[.B16])" office:value-type="percentage" office:value="0.00139999999999998" calcext:value-type="percentage">
            <text:p>0.14%</text:p>
          </table:table-cell>
          <table:table-cell table:style-name="ce101" table:formula="of:=COM.MICROSOFT.STDEV.P([.C4];[.C7];[.C10];[.C13];[.C16])" office:value-type="percentage" office:value="0.06924" calcext:value-type="percentage">
            <text:p>6.92%</text:p>
          </table:table-cell>
          <table:table-cell table:style-name="ce113" table:formula="of:=COM.MICROSOFT.STDEV.P([.D4];[.D7];[.D10];[.D13];[.D16])" office:value-type="percentage" office:value="0.00952000000000002" calcext:value-type="percentage">
            <text:p>0.95%</text:p>
          </table:table-cell>
          <table:table-cell table:style-name="ce80" table:formula="of:=COM.MICROSOFT.STDEV.P([.E4];[.E7];[.E10];[.E13];[.E16])" office:value-type="percentage" office:value="0.00914784713052811" calcext:value-type="percentage">
            <text:p>0.91%</text:p>
          </table:table-cell>
          <table:table-cell table:style-name="ce101" table:formula="of:=COM.MICROSOFT.STDEV.P([.F4];[.F7];[.F10];[.F13];[.F16])" office:value-type="percentage" office:value="0.36" calcext:value-type="percentage">
            <text:p>36.00%</text:p>
          </table:table-cell>
          <table:table-cell table:style-name="ce113" table:formula="of:=COM.MICROSOFT.STDEV.P([.G4];[.G7];[.G10];[.G13];[.G16])" office:value-type="percentage" office:value="0.184573917763552" calcext:value-type="percentage">
            <text:p>18.46%</text:p>
          </table:table-cell>
          <table:table-cell table:style-name="ce80" table:formula="of:=COM.MICROSOFT.STDEV.P([.H4];[.H7];[.H10];[.H13];[.H16])" office:value-type="percentage" office:value="0.00140845070422522" calcext:value-type="percentage">
            <text:p>0.14%</text:p>
          </table:table-cell>
          <table:table-cell table:style-name="ce101" table:formula="of:=COM.MICROSOFT.STDEV.P([.I4];[.I7];[.I10];[.I13];[.I16])" office:value-type="percentage" office:value="0.0692307692307692" calcext:value-type="percentage">
            <text:p>6.92%</text:p>
          </table:table-cell>
          <table:table-cell table:style-name="ce113" table:formula="of:=COM.MICROSOFT.STDEV.P([.J4];[.J7];[.J10];[.J13];[.J16])" office:value-type="percentage" office:value="0.033911159263272" calcext:value-type="percentage">
            <text:p>3.39%</text:p>
          </table:table-cell>
          <table:table-cell table:style-name="ce80" table:formula="of:=COM.MICROSOFT.STDEV.P([.K4];[.K7];[.K10];[.K13];[.K16])" office:value-type="percentage" office:value="0.0046959280803808" calcext:value-type="percentage">
            <text:p>0.47%</text:p>
          </table:table-cell>
          <table:table-cell table:style-name="ce101" table:formula="of:=COM.MICROSOFT.STDEV.P([.L4];[.L7];[.L10];[.L13];[.L16])" office:value-type="percentage" office:value="0.116129032258064" calcext:value-type="percentage">
            <text:p>11.61%</text:p>
          </table:table-cell>
          <table:table-cell table:style-name="ce113" table:formula="of:=COM.MICROSOFT.STDEV.P([.M4];[.M7];[.M10];[.M13];[.M16])" office:value-type="percentage" office:value="0.0604124801692226" calcext:value-type="percentage">
            <text:p>6.04%</text:p>
          </table:table-cell>
          <table:table-cell table:style-name="ce80" table:formula="of:=COM.MICROSOFT.STDEV.P([.N4];[.N7];[.N10];[.N13];[.N16])" office:value-type="percentage" office:value="0.00127133765538598" calcext:value-type="percentage">
            <text:p>0.13%</text:p>
          </table:table-cell>
          <table:table-cell table:style-name="ce101" table:formula="of:=COM.MICROSOFT.STDEV.P([.O4];[.O7];[.O10];[.O13];[.O16])" office:value-type="percentage" office:value="0.0825688073394496" calcext:value-type="percentage">
            <text:p>8.26%</text:p>
          </table:table-cell>
          <table:table-cell table:style-name="ce113" table:formula="of:=COM.MICROSOFT.STDEV.P([.P4];[.P7];[.P10];[.P13];[.P16])" office:value-type="percentage" office:value="0.0419200724974178" calcext:value-type="percentage">
            <text:p>4.19%</text:p>
          </table:table-cell>
          <table:table-cell table:number-columns-repeated="1008"/>
        </table:table-row>
        <table:table-row table:style-name="ro4">
          <table:table-cell table:style-name="ce33" office:value-type="string" calcext:value-type="string">
            <text:p>Stratified</text:p>
          </table:table-cell>
          <table:table-cell table:style-name="ce81" table:formula="of:=COM.MICROSOFT.STDEV.P([.B5];[.B8];[.B11];[.B14];[.B17])" office:value-type="percentage" office:value="0" calcext:value-type="percentage">
            <text:p>0.00%</text:p>
          </table:table-cell>
          <table:table-cell table:style-name="ce102" table:formula="of:=COM.MICROSOFT.STDEV.P([.C5];[.C8];[.C11];[.C14];[.C17])" office:value-type="percentage" office:value="0" calcext:value-type="percentage">
            <text:p>0.00%</text:p>
          </table:table-cell>
          <table:table-cell table:style-name="ce114" table:formula="of:=COM.MICROSOFT.STDEV.P([.D5];[.D8];[.D11];[.D14];[.D17])" office:value-type="percentage" office:value="0" calcext:value-type="percentage">
            <text:p>0.00%</text:p>
          </table:table-cell>
          <table:table-cell table:style-name="ce81" table:formula="of:=COM.MICROSOFT.STDEV.P([.E5];[.E8];[.E11];[.E14];[.E17])" office:value-type="percentage" office:value="0" calcext:value-type="percentage">
            <text:p>0.00%</text:p>
          </table:table-cell>
          <table:table-cell table:style-name="ce102" table:formula="of:=COM.MICROSOFT.STDEV.P([.F5];[.F8];[.F11];[.F14];[.F17])" office:value-type="percentage" office:value="0" calcext:value-type="percentage">
            <text:p>0.00%</text:p>
          </table:table-cell>
          <table:table-cell table:style-name="ce114" table:formula="of:=COM.MICROSOFT.STDEV.P([.G5];[.G8];[.G11];[.G14];[.G17])" office:value-type="percentage" office:value="0" calcext:value-type="percentage">
            <text:p>0.00%</text:p>
          </table:table-cell>
          <table:table-cell table:style-name="ce81" table:formula="of:=COM.MICROSOFT.STDEV.P([.H5];[.H8];[.H11];[.H14];[.H17])" office:value-type="percentage" office:value="0" calcext:value-type="percentage">
            <text:p>0.00%</text:p>
          </table:table-cell>
          <table:table-cell table:style-name="ce102" table:formula="of:=COM.MICROSOFT.STDEV.P([.I5];[.I8];[.I11];[.I14];[.I17])" office:value-type="percentage" office:value="0" calcext:value-type="percentage">
            <text:p>0.00%</text:p>
          </table:table-cell>
          <table:table-cell table:style-name="ce114" table:formula="of:=COM.MICROSOFT.STDEV.P([.J5];[.J8];[.J11];[.J14];[.J17])" office:value-type="percentage" office:value="0" calcext:value-type="percentage">
            <text:p>0.00%</text:p>
          </table:table-cell>
          <table:table-cell table:style-name="ce81" table:formula="of:=COM.MICROSOFT.STDEV.P([.K5];[.K8];[.K11];[.K14];[.K17])" office:value-type="percentage" office:value="0" calcext:value-type="percentage">
            <text:p>0.00%</text:p>
          </table:table-cell>
          <table:table-cell table:style-name="ce102" table:formula="of:=COM.MICROSOFT.STDEV.P([.L5];[.L8];[.L11];[.L14];[.L17])" office:value-type="percentage" office:value="0" calcext:value-type="percentage">
            <text:p>0.00%</text:p>
          </table:table-cell>
          <table:table-cell table:style-name="ce114" table:formula="of:=COM.MICROSOFT.STDEV.P([.M5];[.M8];[.M11];[.M14];[.M17])" office:value-type="percentage" office:value="0" calcext:value-type="percentage">
            <text:p>0.00%</text:p>
          </table:table-cell>
          <table:table-cell table:style-name="ce81" table:formula="of:=COM.MICROSOFT.STDEV.P([.N5];[.N8];[.N11];[.N14];[.N17])" office:value-type="percentage" office:value="0" calcext:value-type="percentage">
            <text:p>0.00%</text:p>
          </table:table-cell>
          <table:table-cell table:style-name="ce102" table:formula="of:=COM.MICROSOFT.STDEV.P([.O5];[.O8];[.O11];[.O14];[.O17])" office:value-type="percentage" office:value="0" calcext:value-type="percentage">
            <text:p>0.00%</text:p>
          </table:table-cell>
          <table:table-cell table:style-name="ce114" table:formula="of:=COM.MICROSOFT.STDEV.P([.P5];[.P8];[.P11];[.P14];[.P17])" office:value-type="percentage" office:value="0" calcext:value-type="percentage">
            <text:p>0.00%</text:p>
          </table:table-cell>
          <table:table-cell table:number-columns-repeated="1008"/>
        </table:table-row>
        <table:table-row table:style-name="ro3">
          <table:table-cell table:style-name="ce40" table:number-columns-repeated="16"/>
          <table:table-cell table:number-columns-repeated="1008"/>
        </table:table-row>
        <table:table-row table:style-name="ro3">
          <table:table-cell office:value-type="string" calcext:value-type="string">
            <text:p>Method – 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table:number-columns-repeated="1008"/>
        </table:table-row>
        <table:table-row table:style-name="ro4">
          <table:table-cell table:style-name="ce36" office:value-type="string" calcext:value-type="string">
            <text:p>Inverse stratified</text:p>
          </table:table-cell>
          <table:table-cell table:style-name="ce48" table:formula="of:=AVERAGE([.B20];[.B23];[.B26];[.B29];[.B32])" office:value-type="percentage" office:value="0.92888" calcext:value-type="percentage">
            <text:p>92.89%</text:p>
          </table:table-cell>
          <table:table-cell table:style-name="ce57" table:formula="of:=AVERAGE([.C20];[.C23];[.C26];[.C29];[.C32])" office:value-type="percentage" office:value="0.88844" calcext:value-type="percentage">
            <text:p>88.84%</text:p>
          </table:table-cell>
          <table:table-cell table:style-name="ce62" table:formula="of:=AVERAGE([.D20];[.D23];[.D26];[.D29];[.D32])" office:value-type="percentage" office:value="0.92262" calcext:value-type="percentage">
            <text:p>92.26%</text:p>
          </table:table-cell>
          <table:table-cell table:style-name="ce48" table:formula="of:=AVERAGE([.E20];[.E23];[.E26];[.E29];[.E32])" office:value-type="percentage" office:value="0.978497979045575" calcext:value-type="percentage">
            <text:p>97.85%</text:p>
          </table:table-cell>
          <table:table-cell table:style-name="ce57" table:formula="of:=AVERAGE([.F20];[.F23];[.F26];[.F29];[.F32])" office:value-type="percentage" office:value="0.696242134913667" calcext:value-type="percentage">
            <text:p>69.62%</text:p>
          </table:table-cell>
          <table:table-cell table:style-name="ce62" table:formula="of:=AVERAGE([.G20];[.G23];[.G26];[.G29];[.G32])" office:value-type="percentage" office:value="0.837370056979621" calcext:value-type="percentage">
            <text:p>83.74%</text:p>
          </table:table-cell>
          <table:table-cell table:style-name="ce48" table:formula="of:=AVERAGE([.H20];[.H23];[.H26];[.H29];[.H32])" office:value-type="percentage" office:value="0.92887323943662" calcext:value-type="percentage">
            <text:p>92.89%</text:p>
          </table:table-cell>
          <table:table-cell table:style-name="ce57" table:formula="of:=AVERAGE([.I20];[.I23];[.I26];[.I29];[.I32])" office:value-type="percentage" office:value="0.888461538461538" calcext:value-type="percentage">
            <text:p>88.85%</text:p>
          </table:table-cell>
          <table:table-cell table:style-name="ce62" table:formula="of:=AVERAGE([.J20];[.J23];[.J26];[.J29];[.J32])" office:value-type="percentage" office:value="0.908667388949079" calcext:value-type="percentage">
            <text:p>90.87%</text:p>
          </table:table-cell>
          <table:table-cell table:style-name="ce48" table:formula="of:=AVERAGE([.K20];[.K23];[.K26];[.K29];[.K32])" office:value-type="percentage" office:value="0.95302619152459" calcext:value-type="percentage">
            <text:p>95.30%</text:p>
          </table:table-cell>
          <table:table-cell table:style-name="ce57" table:formula="of:=AVERAGE([.L20];[.L23];[.L26];[.L29];[.L32])" office:value-type="percentage" office:value="0.780509079094733" calcext:value-type="percentage">
            <text:p>78.05%</text:p>
          </table:table-cell>
          <table:table-cell table:style-name="ce62" table:formula="of:=AVERAGE([.M20];[.M23];[.M26];[.M29];[.M32])" office:value-type="percentage" office:value="0.866767635309662" calcext:value-type="percentage">
            <text:p>86.68%</text:p>
          </table:table-cell>
          <table:table-cell table:style-name="ce48" table:formula="of:=AVERAGE([.N20];[.N23];[.N26];[.N29];[.N32])" office:value-type="percentage" office:value="0.938382910863752" calcext:value-type="percentage">
            <text:p>93.84%</text:p>
          </table:table-cell>
          <table:table-cell table:style-name="ce57" table:formula="of:=AVERAGE([.O20];[.O23];[.O26];[.O29];[.O32])" office:value-type="percentage" office:value="0.841822751460425" calcext:value-type="percentage">
            <text:p>84.18%</text:p>
          </table:table-cell>
          <table:table-cell table:style-name="ce62" table:formula="of:=AVERAGE([.P20];[.P23];[.P26];[.P29];[.P32])" office:value-type="percentage" office:value="0.890102831162088" calcext:value-type="percentage">
            <text:p>89.01%</text:p>
          </table:table-cell>
          <table:table-cell table:number-columns-repeated="1008"/>
        </table:table-row>
        <table:table-row table:style-name="ro4">
          <table:table-cell table:style-name="ce37" office:value-type="string" calcext:value-type="string">
            <text:p>Balanced</text:p>
          </table:table-cell>
          <table:table-cell table:style-name="ce49" table:formula="of:=AVERAGE([.B21];[.B24];[.B27];[.B30];[.B33])" office:value-type="percentage" office:value="0.92322" calcext:value-type="percentage">
            <text:p>92.32%</text:p>
          </table:table-cell>
          <table:table-cell table:style-name="ce58" table:formula="of:=AVERAGE([.C21];[.C24];[.C27];[.C30];[.C33])" office:value-type="percentage" office:value="0.89612" calcext:value-type="percentage">
            <text:p>89.61%</text:p>
          </table:table-cell>
          <table:table-cell table:style-name="ce63" table:formula="of:=AVERAGE([.D21];[.D24];[.D27];[.D30];[.D33])" office:value-type="percentage" office:value="0.91906" calcext:value-type="percentage">
            <text:p>91.91%</text:p>
          </table:table-cell>
          <table:table-cell table:style-name="ce49" table:formula="of:=AVERAGE([.E21];[.E24];[.E27];[.E30];[.E33])" office:value-type="percentage" office:value="0.979822587152144" calcext:value-type="percentage">
            <text:p>97.98%</text:p>
          </table:table-cell>
          <table:table-cell table:style-name="ce58" table:formula="of:=AVERAGE([.F21];[.F24];[.F27];[.F30];[.F33])" office:value-type="percentage" office:value="0.681404341100489" calcext:value-type="percentage">
            <text:p>68.14%</text:p>
          </table:table-cell>
          <table:table-cell table:style-name="ce63" table:formula="of:=AVERAGE([.G21];[.G24];[.G27];[.G30];[.G33])" office:value-type="percentage" office:value="0.830613464126317" calcext:value-type="percentage">
            <text:p>83.06%</text:p>
          </table:table-cell>
          <table:table-cell table:style-name="ce49" table:formula="of:=AVERAGE([.H21];[.H24];[.H27];[.H30];[.H33])" office:value-type="percentage" office:value="0.923239436619718" calcext:value-type="percentage">
            <text:p>92.32%</text:p>
          </table:table-cell>
          <table:table-cell table:style-name="ce58" table:formula="of:=AVERAGE([.I21];[.I24];[.I27];[.I30];[.I33])" office:value-type="percentage" office:value="0.896153846153846" calcext:value-type="percentage">
            <text:p>89.62%</text:p>
          </table:table-cell>
          <table:table-cell table:style-name="ce63" table:formula="of:=AVERAGE([.J21];[.J24];[.J27];[.J30];[.J33])" office:value-type="percentage" office:value="0.909696641386782" calcext:value-type="percentage">
            <text:p>90.97%</text:p>
          </table:table-cell>
          <table:table-cell table:style-name="ce49" table:formula="of:=AVERAGE([.K21];[.K24];[.K27];[.K30];[.K33])" office:value-type="percentage" office:value="0.950686372449239" calcext:value-type="percentage">
            <text:p>95.07%</text:p>
          </table:table-cell>
          <table:table-cell table:style-name="ce58" table:formula="of:=AVERAGE([.L21];[.L24];[.L27];[.L30];[.L33])" office:value-type="percentage" office:value="0.774120121426162" calcext:value-type="percentage">
            <text:p>77.41%</text:p>
          </table:table-cell>
          <table:table-cell table:style-name="ce63" table:formula="of:=AVERAGE([.M21];[.M24];[.M27];[.M30];[.M33])" office:value-type="percentage" office:value="0.8624032469377" calcext:value-type="percentage">
            <text:p>86.24%</text:p>
          </table:table-cell>
          <table:table-cell table:style-name="ce49" table:formula="of:=AVERAGE([.N21];[.N24];[.N27];[.N30];[.N33])" office:value-type="percentage" office:value="0.9340250481396" calcext:value-type="percentage">
            <text:p>93.40%</text:p>
          </table:table-cell>
          <table:table-cell table:style-name="ce58" table:formula="of:=AVERAGE([.O21];[.O24];[.O27];[.O30];[.O33])" office:value-type="percentage" office:value="0.842982262696571" calcext:value-type="percentage">
            <text:p>84.30%</text:p>
          </table:table-cell>
          <table:table-cell table:style-name="ce63" table:formula="of:=AVERAGE([.P21];[.P24];[.P27];[.P30];[.P33])" office:value-type="percentage" office:value="0.888503655418085" calcext:value-type="percentage">
            <text:p>88.85%</text:p>
          </table:table-cell>
          <table:table-cell table:number-columns-repeated="1008"/>
        </table:table-row>
        <table:table-row table:style-name="ro4">
          <table:table-cell table:style-name="ce38" office:value-type="string" calcext:value-type="string">
            <text:p>Stratified</text:p>
          </table:table-cell>
          <table:table-cell table:style-name="ce50" table:formula="of:=AVERAGE([.B22];[.B25];[.B28];[.B31];[.B34])" office:value-type="percentage" office:value="0.92674" calcext:value-type="percentage">
            <text:p>92.67%</text:p>
          </table:table-cell>
          <table:table-cell table:style-name="ce59" table:formula="of:=AVERAGE([.C22];[.C25];[.C28];[.C31];[.C34])" office:value-type="percentage" office:value="0.89996" calcext:value-type="percentage">
            <text:p>90.00%</text:p>
          </table:table-cell>
          <table:table-cell table:style-name="ce64" table:formula="of:=AVERAGE([.D22];[.D25];[.D28];[.D31];[.D34])" office:value-type="percentage" office:value="0.9226" calcext:value-type="percentage">
            <text:p>92.26%</text:p>
          </table:table-cell>
          <table:table-cell table:style-name="ce50" table:formula="of:=AVERAGE([.E22];[.E25];[.E28];[.E31];[.E34])" office:value-type="percentage" office:value="0.980632296959674" calcext:value-type="percentage">
            <text:p>98.06%</text:p>
          </table:table-cell>
          <table:table-cell table:style-name="ce59" table:formula="of:=AVERAGE([.F22];[.F25];[.F28];[.F31];[.F34])" office:value-type="percentage" office:value="0.692658356136617" calcext:value-type="percentage">
            <text:p>69.27%</text:p>
          </table:table-cell>
          <table:table-cell table:style-name="ce64" table:formula="of:=AVERAGE([.G22];[.G25];[.G28];[.G31];[.G34])" office:value-type="percentage" office:value="0.836645326548145" calcext:value-type="percentage">
            <text:p>83.66%</text:p>
          </table:table-cell>
          <table:table-cell table:style-name="ce50" table:formula="of:=AVERAGE([.H22];[.H25];[.H28];[.H31];[.H34])" office:value-type="percentage" office:value="0.926760563380282" calcext:value-type="percentage">
            <text:p>92.68%</text:p>
          </table:table-cell>
          <table:table-cell table:style-name="ce59" table:formula="of:=AVERAGE([.I22];[.I25];[.I28];[.I31];[.I34])" office:value-type="percentage" office:value="0.9" calcext:value-type="percentage">
            <text:p>90.00%</text:p>
          </table:table-cell>
          <table:table-cell table:style-name="ce64" table:formula="of:=AVERAGE([.J22];[.J25];[.J28];[.J31];[.J34])" office:value-type="percentage" office:value="0.913380281690141" calcext:value-type="percentage">
            <text:p>91.34%</text:p>
          </table:table-cell>
          <table:table-cell table:style-name="ce50" table:formula="of:=AVERAGE([.K22];[.K25];[.K28];[.K31];[.K34])" office:value-type="percentage" office:value="0.952925642133974" calcext:value-type="percentage">
            <text:p>95.29%</text:p>
          </table:table-cell>
          <table:table-cell table:style-name="ce59" table:formula="of:=AVERAGE([.L22];[.L25];[.L28];[.L31];[.L34])" office:value-type="percentage" office:value="0.782702693642601" calcext:value-type="percentage">
            <text:p>78.27%</text:p>
          </table:table-cell>
          <table:table-cell table:style-name="ce64" table:formula="of:=AVERAGE([.M22];[.M25];[.M28];[.M31];[.M34])" office:value-type="percentage" office:value="0.867814167888287" calcext:value-type="percentage">
            <text:p>86.78%</text:p>
          </table:table-cell>
          <table:table-cell table:style-name="ce50" table:formula="of:=AVERAGE([.N22];[.N25];[.N28];[.N31];[.N34])" office:value-type="percentage" office:value="0.937050028629961" calcext:value-type="percentage">
            <text:p>93.71%</text:p>
          </table:table-cell>
          <table:table-cell table:style-name="ce59" table:formula="of:=AVERAGE([.O22];[.O25];[.O28];[.O31];[.O34])" office:value-type="percentage" office:value="0.84905628597162" calcext:value-type="percentage">
            <text:p>84.91%</text:p>
          </table:table-cell>
          <table:table-cell table:style-name="ce64" table:formula="of:=AVERAGE([.P22];[.P25];[.P28];[.P31];[.P34])" office:value-type="percentage" office:value="0.89305315730079" calcext:value-type="percentage">
            <text:p>89.31%</text:p>
          </table:table-cell>
          <table:table-cell table:number-columns-repeated="1008"/>
        </table:table-row>
        <table:table-row table:style-name="ro3">
          <table:table-cell table:style-name="ce41" table:number-columns-repeated="16"/>
          <table:table-cell table:style-name="ce74" table:number-columns-repeated="1008"/>
        </table:table-row>
        <table:table-row table:style-name="ro3">
          <table:table-cell office:value-type="string" calcext:value-type="string">
            <text:p><text:span text:style-name="T1">Method – </text:span>S.D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table:number-columns-repeated="1008"/>
        </table:table-row>
        <table:table-row table:style-name="ro4">
          <table:table-cell table:style-name="ce36" office:value-type="string" calcext:value-type="string">
            <text:p>Inverse stratified</text:p>
          </table:table-cell>
          <table:table-cell table:style-name="ce48" table:formula="of:=COM.MICROSOFT.STDEV.P([.B20];[.B23];[.B26];[.B29];[.B32])" office:value-type="percentage" office:value="0.00605422166756387" calcext:value-type="percentage">
            <text:p>0.61%</text:p>
          </table:table-cell>
          <table:table-cell table:style-name="ce57" table:formula="of:=COM.MICROSOFT.STDEV.P([.C20];[.C23];[.C26];[.C29];[.C32])" office:value-type="percentage" office:value="0.0143679643652119" calcext:value-type="percentage">
            <text:p>1.44%</text:p>
          </table:table-cell>
          <table:table-cell table:style-name="ce62" table:formula="of:=COM.MICROSOFT.STDEV.P([.D20];[.D23];[.D26];[.D29];[.D32])" office:value-type="percentage" office:value="0.0049841348296369" calcext:value-type="percentage">
            <text:p>0.50%</text:p>
          </table:table-cell>
          <table:table-cell table:style-name="ce48" table:formula="of:=COM.MICROSOFT.STDEV.P([.E20];[.E23];[.E26];[.E29];[.E32])" office:value-type="percentage" office:value="0.00267440904418727" calcext:value-type="percentage">
            <text:p>0.27%</text:p>
          </table:table-cell>
          <table:table-cell table:style-name="ce57" table:formula="of:=COM.MICROSOFT.STDEV.P([.F20];[.F23];[.F26];[.F29];[.F32])" office:value-type="percentage" office:value="0.0172157708220572" calcext:value-type="percentage">
            <text:p>1.72%</text:p>
          </table:table-cell>
          <table:table-cell table:style-name="ce62" table:formula="of:=COM.MICROSOFT.STDEV.P([.G20];[.G23];[.G26];[.G29];[.G32])" office:value-type="percentage" office:value="0.00864143098447351" calcext:value-type="percentage">
            <text:p>0.86%</text:p>
          </table:table-cell>
          <table:table-cell table:style-name="ce48" table:formula="of:=COM.MICROSOFT.STDEV.P([.H20];[.H23];[.H26];[.H29];[.H32])" office:value-type="percentage" office:value="0.00605797554017086" calcext:value-type="percentage">
            <text:p>0.61%</text:p>
          </table:table-cell>
          <table:table-cell table:style-name="ce57" table:formula="of:=COM.MICROSOFT.STDEV.P([.I20];[.I23];[.I26];[.I29];[.I32])" office:value-type="percentage" office:value="0.0143909899491305" calcext:value-type="percentage">
            <text:p>1.44%</text:p>
          </table:table-cell>
          <table:table-cell table:style-name="ce62" table:formula="of:=COM.MICROSOFT.STDEV.P([.J20];[.J23];[.J26];[.J29];[.J32])" office:value-type="percentage" office:value="0.00698293628287403" calcext:value-type="percentage">
            <text:p>0.70%</text:p>
          </table:table-cell>
          <table:table-cell table:style-name="ce48" table:formula="of:=COM.MICROSOFT.STDEV.P([.K20];[.K23];[.K26];[.K29];[.K32])" office:value-type="percentage" office:value="0.00315255341057332" calcext:value-type="percentage">
            <text:p>0.32%</text:p>
          </table:table-cell>
          <table:table-cell table:style-name="ce57" table:formula="of:=COM.MICROSOFT.STDEV.P([.L20];[.L23];[.L26];[.L29];[.L32])" office:value-type="percentage" office:value="0.0116948763523882" calcext:value-type="percentage">
            <text:p>1.17%</text:p>
          </table:table-cell>
          <table:table-cell table:style-name="ce62" table:formula="of:=COM.MICROSOFT.STDEV.P([.M20];[.M23];[.M26];[.M29];[.M32])" office:value-type="percentage" office:value="0.00737678747771134" calcext:value-type="percentage">
            <text:p>0.74%</text:p>
          </table:table-cell>
          <table:table-cell table:style-name="ce48" table:formula="of:=COM.MICROSOFT.STDEV.P([.N20];[.N23];[.N26];[.N29];[.N32])" office:value-type="percentage" office:value="0.00485761634828012" calcext:value-type="percentage">
            <text:p>0.49%</text:p>
          </table:table-cell>
          <table:table-cell table:style-name="ce57" table:formula="of:=COM.MICROSOFT.STDEV.P([.O20];[.O23];[.O26];[.O29];[.O32])" office:value-type="percentage" office:value="0.0110866517153821" calcext:value-type="percentage">
            <text:p>1.11%</text:p>
          </table:table-cell>
          <table:table-cell table:style-name="ce62" table:formula="of:=COM.MICROSOFT.STDEV.P([.P20];[.P23];[.P26];[.P29];[.P32])" office:value-type="percentage" office:value="0.00665223985258872" calcext:value-type="percentage">
            <text:p>0.67%</text:p>
          </table:table-cell>
          <table:table-cell table:number-columns-repeated="1008"/>
        </table:table-row>
        <table:table-row table:style-name="ro4">
          <table:table-cell table:style-name="ce37" office:value-type="string" calcext:value-type="string">
            <text:p>Balanced</text:p>
          </table:table-cell>
          <table:table-cell table:style-name="ce49" table:formula="of:=COM.MICROSOFT.STDEV.P([.B21];[.B24];[.B27];[.B30];[.B33])" office:value-type="percentage" office:value="0.00346606405018717" calcext:value-type="percentage">
            <text:p>0.35%</text:p>
          </table:table-cell>
          <table:table-cell table:style-name="ce58" table:formula="of:=COM.MICROSOFT.STDEV.P([.C21];[.C24];[.C27];[.C30];[.C33])" office:value-type="percentage" office:value="0.0094060406122874" calcext:value-type="percentage">
            <text:p>0.94%</text:p>
          </table:table-cell>
          <table:table-cell table:style-name="ce63" table:formula="of:=COM.MICROSOFT.STDEV.P([.D21];[.D24];[.D27];[.D30];[.D33])" office:value-type="percentage" office:value="0.00345751355745711" calcext:value-type="percentage">
            <text:p>0.35%</text:p>
          </table:table-cell>
          <table:table-cell table:style-name="ce49" table:formula="of:=COM.MICROSOFT.STDEV.P([.E21];[.E24];[.E27];[.E30];[.E33])" office:value-type="percentage" office:value="0.00180624624053406" calcext:value-type="percentage">
            <text:p>0.18%</text:p>
          </table:table-cell>
          <table:table-cell table:style-name="ce58" table:formula="of:=COM.MICROSOFT.STDEV.P([.F21];[.F24];[.F27];[.F30];[.F33])" office:value-type="percentage" office:value="0.0105051932729484" calcext:value-type="percentage">
            <text:p>1.05%</text:p>
          </table:table-cell>
          <table:table-cell table:style-name="ce63" table:formula="of:=COM.MICROSOFT.STDEV.P([.G21];[.G24];[.G27];[.G30];[.G33])" office:value-type="percentage" office:value="0.00568931268430596" calcext:value-type="percentage">
            <text:p>0.57%</text:p>
          </table:table-cell>
          <table:table-cell table:style-name="ce49" table:formula="of:=COM.MICROSOFT.STDEV.P([.H21];[.H24];[.H27];[.H30];[.H33])" office:value-type="percentage" office:value="0.00344998555321574" calcext:value-type="percentage">
            <text:p>0.34%</text:p>
          </table:table-cell>
          <table:table-cell table:style-name="ce58" table:formula="of:=COM.MICROSOFT.STDEV.P([.I21];[.I24];[.I27];[.I30];[.I33])" office:value-type="percentage" office:value="0.00942111439531994" calcext:value-type="percentage">
            <text:p>0.94%</text:p>
          </table:table-cell>
          <table:table-cell table:style-name="ce63" table:formula="of:=COM.MICROSOFT.STDEV.P([.J21];[.J24];[.J27];[.J30];[.J33])" office:value-type="percentage" office:value="0.00527953674467401" calcext:value-type="percentage">
            <text:p>0.53%</text:p>
          </table:table-cell>
          <table:table-cell table:style-name="ce49" table:formula="of:=COM.MICROSOFT.STDEV.P([.K21];[.K24];[.K27];[.K30];[.K33])" office:value-type="percentage" office:value="0.00216707930622203" calcext:value-type="percentage">
            <text:p>0.22%</text:p>
          </table:table-cell>
          <table:table-cell table:style-name="ce58" table:formula="of:=COM.MICROSOFT.STDEV.P([.L21];[.L24];[.L27];[.L30];[.L33])" office:value-type="percentage" office:value="0.00873253232351362" calcext:value-type="percentage">
            <text:p>0.87%</text:p>
          </table:table-cell>
          <table:table-cell table:style-name="ce63" table:formula="of:=COM.MICROSOFT.STDEV.P([.M21];[.M24];[.M27];[.M30];[.M33])" office:value-type="percentage" office:value="0.00543058697357559" calcext:value-type="percentage">
            <text:p>0.54%</text:p>
          </table:table-cell>
          <table:table-cell table:style-name="ce49" table:formula="of:=COM.MICROSOFT.STDEV.P([.N21];[.N24];[.N27];[.N30];[.N33])" office:value-type="percentage" office:value="0.00290914678694001" calcext:value-type="percentage">
            <text:p>0.29%</text:p>
          </table:table-cell>
          <table:table-cell table:style-name="ce58" table:formula="of:=COM.MICROSOFT.STDEV.P([.O21];[.O24];[.O27];[.O30];[.O33])" office:value-type="percentage" office:value="0.00841997725704251" calcext:value-type="percentage">
            <text:p>0.84%</text:p>
          </table:table-cell>
          <table:table-cell table:style-name="ce63" table:formula="of:=COM.MICROSOFT.STDEV.P([.P21];[.P24];[.P27];[.P30];[.P33])" office:value-type="percentage" office:value="0.00520933690549267" calcext:value-type="percentage">
            <text:p>0.52%</text:p>
          </table:table-cell>
          <table:table-cell table:number-columns-repeated="1008"/>
        </table:table-row>
        <table:table-row table:style-name="ro4">
          <table:table-cell table:style-name="ce38" office:value-type="string" calcext:value-type="string">
            <text:p>Stratified</text:p>
          </table:table-cell>
          <table:table-cell table:style-name="ce50" table:formula="of:=COM.MICROSOFT.STDEV.P([.B22];[.B25];[.B28];[.B31];[.B34])" office:value-type="percentage" office:value="0.00519291825470036" calcext:value-type="percentage">
            <text:p>0.52%</text:p>
          </table:table-cell>
          <table:table-cell table:style-name="ce59" table:formula="of:=COM.MICROSOFT.STDEV.P([.C22];[.C25];[.C28];[.C31];[.C34])" office:value-type="percentage" office:value="0.00768" calcext:value-type="percentage">
            <text:p>0.77%</text:p>
          </table:table-cell>
          <table:table-cell table:style-name="ce64" table:formula="of:=COM.MICROSOFT.STDEV.P([.D22];[.D25];[.D28];[.D31];[.D34])" office:value-type="percentage" office:value="0.00379473319220206" calcext:value-type="percentage">
            <text:p>0.38%</text:p>
          </table:table-cell>
          <table:table-cell table:style-name="ce50" table:formula="of:=COM.MICROSOFT.STDEV.P([.E22];[.E25];[.E28];[.E31];[.E34])" office:value-type="percentage" office:value="0.00138859954192808" calcext:value-type="percentage">
            <text:p>0.14%</text:p>
          </table:table-cell>
          <table:table-cell table:style-name="ce59" table:formula="of:=COM.MICROSOFT.STDEV.P([.F22];[.F25];[.F28];[.F31];[.F34])" office:value-type="percentage" office:value="0.0141527314627233" calcext:value-type="percentage">
            <text:p>1.42%</text:p>
          </table:table-cell>
          <table:table-cell table:style-name="ce64" table:formula="of:=COM.MICROSOFT.STDEV.P([.G22];[.G25];[.G28];[.G31];[.G34])" office:value-type="percentage" office:value="0.00676978137189764" calcext:value-type="percentage">
            <text:p>0.68%</text:p>
          </table:table-cell>
          <table:table-cell table:style-name="ce50" table:formula="of:=COM.MICROSOFT.STDEV.P([.H22];[.H25];[.H28];[.H31];[.H34])" office:value-type="percentage" office:value="0.00517497832982361" calcext:value-type="percentage">
            <text:p>0.52%</text:p>
          </table:table-cell>
          <table:table-cell table:style-name="ce59" table:formula="of:=COM.MICROSOFT.STDEV.P([.I22];[.I25];[.I28];[.I31];[.I34])" office:value-type="percentage" office:value="0.00769230769230771" calcext:value-type="percentage">
            <text:p>0.77%</text:p>
          </table:table-cell>
          <table:table-cell table:style-name="ce64" table:formula="of:=COM.MICROSOFT.STDEV.P([.J22];[.J25];[.J28];[.J31];[.J34])" office:value-type="percentage" office:value="0.00304950551355096" calcext:value-type="percentage">
            <text:p>0.30%</text:p>
          </table:table-cell>
          <table:table-cell table:style-name="ce50" table:formula="of:=COM.MICROSOFT.STDEV.P([.K22];[.K25];[.K28];[.K31];[.K34])" office:value-type="percentage" office:value="0.00242275992316974" calcext:value-type="percentage">
            <text:p>0.24%</text:p>
          </table:table-cell>
          <table:table-cell table:style-name="ce59" table:formula="of:=COM.MICROSOFT.STDEV.P([.L22];[.L25];[.L28];[.L31];[.L34])" office:value-type="percentage" office:value="0.00786086548478007" calcext:value-type="percentage">
            <text:p>0.79%</text:p>
          </table:table-cell>
          <table:table-cell table:style-name="ce64" table:formula="of:=COM.MICROSOFT.STDEV.P([.M22];[.M25];[.M28];[.M31];[.M34])" office:value-type="percentage" office:value="0.0051233860401255" calcext:value-type="percentage">
            <text:p>0.51%</text:p>
          </table:table-cell>
          <table:table-cell table:style-name="ce50" table:formula="of:=COM.MICROSOFT.STDEV.P([.N22];[.N25];[.N28];[.N31];[.N34])" office:value-type="percentage" office:value="0.00409191706942205" calcext:value-type="percentage">
            <text:p>0.41%</text:p>
          </table:table-cell>
          <table:table-cell table:style-name="ce59" table:formula="of:=COM.MICROSOFT.STDEV.P([.O22];[.O25];[.O28];[.O31];[.O34])" office:value-type="percentage" office:value="0.00487016257981766" calcext:value-type="percentage">
            <text:p>0.49%</text:p>
          </table:table-cell>
          <table:table-cell table:style-name="ce64" table:formula="of:=COM.MICROSOFT.STDEV.P([.P22];[.P25];[.P28];[.P31];[.P34])" office:value-type="percentage" office:value="0.00351104643004148" calcext:value-type="percentage">
            <text:p>0.35%</text:p>
          </table:table-cell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3">
          <table:table-cell office:value-type="string" calcext:value-type="string">
            <text:p>Reference article – Average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1008"/>
        </table:table-row>
        <table:table-row table:style-name="ro3">
          <table:table-cell table:style-name="ce54" office:value-type="string" calcext:value-type="string">
            <text:p>IMA<text:span text:style-name="T2">ρ</text:span></text:p>
          </table:table-cell>
          <table:table-cell table:style-name="ce85"/>
          <table:table-cell table:style-name="ce106"/>
          <table:table-cell table:style-name="ce118"/>
          <table:table-cell table:style-name="ce85"/>
          <table:table-cell table:style-name="ce106"/>
          <table:table-cell table:style-name="ce133" office:value-type="percentage" office:value="0.6554" calcext:value-type="percentage">
            <text:p>65.54%</text:p>
          </table:table-cell>
          <table:table-cell table:style-name="ce85"/>
          <table:table-cell table:style-name="ce106"/>
          <table:table-cell table:style-name="ce133" office:value-type="percentage" office:value="0.8091" calcext:value-type="percentage">
            <text:p>80.91%</text:p>
          </table:table-cell>
          <table:table-cell table:style-name="ce85"/>
          <table:table-cell table:style-name="ce106"/>
          <table:table-cell table:style-name="ce133" office:value-type="percentage" office:value="0.7199" calcext:value-type="percentage">
            <text:p>71.99%</text:p>
          </table:table-cell>
          <table:table-cell table:style-name="ce85"/>
          <table:table-cell table:style-name="ce106"/>
          <table:table-cell table:style-name="ce133" office:value-type="percentage" office:value="0.7693" calcext:value-type="percentage">
            <text:p>76.93%</text:p>
          </table:table-cell>
          <table:table-cell table:number-columns-repeated="1008"/>
        </table:table-row>
        <table:table-row table:style-name="ro3">
          <table:table-cell table:style-name="ce55" office:value-type="string" calcext:value-type="string">
            <text:p><text:span text:style-name="T1">IMA</text:span><text:span text:style-name="T3">ρ</text:span><text:span text:style-name="T4">+γ</text:span></text:p>
          </table:table-cell>
          <table:table-cell table:style-name="ce86"/>
          <table:table-cell table:style-name="ce107"/>
          <table:table-cell table:style-name="ce119"/>
          <table:table-cell table:style-name="ce86"/>
          <table:table-cell table:style-name="ce107"/>
          <table:table-cell table:style-name="ce134" office:value-type="percentage" office:value="0.6534" calcext:value-type="percentage">
            <text:p>65.34%</text:p>
          </table:table-cell>
          <table:table-cell table:style-name="ce86"/>
          <table:table-cell table:style-name="ce107"/>
          <table:table-cell table:style-name="ce134" office:value-type="percentage" office:value="0.9036" calcext:value-type="percentage">
            <text:p>90.36%</text:p>
          </table:table-cell>
          <table:table-cell table:style-name="ce86"/>
          <table:table-cell table:style-name="ce107"/>
          <table:table-cell table:style-name="ce134" office:value-type="percentage" office:value="0.7533" calcext:value-type="percentage">
            <text:p>75.33%</text:p>
          </table:table-cell>
          <table:table-cell table:style-name="ce86"/>
          <table:table-cell table:style-name="ce107"/>
          <table:table-cell table:style-name="ce134" office:value-type="percentage" office:value="0.8348" calcext:value-type="percentage">
            <text:p>83.48%</text:p>
          </table:table-cell>
          <table:table-cell table:number-columns-repeated="1008"/>
        </table:table-row>
        <table:table-row table:style-name="ro4">
          <table:table-cell table:style-name="ce65" office:value-type="string" calcext:value-type="string">
            <text:p>SMOTE</text:p>
          </table:table-cell>
          <table:table-cell table:style-name="ce87" table:number-columns-repeated="3"/>
          <table:table-cell table:style-name="ce89"/>
          <table:table-cell table:style-name="ce87"/>
          <table:table-cell table:style-name="ce135" office:value-type="percentage" office:value="0.5656" calcext:value-type="percentage">
            <text:p>56.56%</text:p>
          </table:table-cell>
          <table:table-cell table:style-name="ce87" table:number-columns-repeated="2"/>
          <table:table-cell table:style-name="ce87" office:value-type="percentage" office:value="0.9236" calcext:value-type="percentage">
            <text:p>92.36%</text:p>
          </table:table-cell>
          <table:table-cell table:style-name="ce89"/>
          <table:table-cell table:style-name="ce87"/>
          <table:table-cell table:style-name="ce135" office:value-type="percentage" office:value="0.6978" calcext:value-type="percentage">
            <text:p>69.78%</text:p>
          </table:table-cell>
          <table:table-cell table:style-name="ce89"/>
          <table:table-cell table:style-name="ce87"/>
          <table:table-cell table:style-name="ce135" office:value-type="percentage" office:value="0.816" calcext:value-type="percentage">
            <text:p>81.60%</text:p>
          </table:table-cell>
          <table:table-cell table:number-columns-repeated="1008"/>
        </table:table-row>
        <table:table-row table:style-name="ro3">
          <table:table-cell table:style-name="ce66" office:value-type="string" calcext:value-type="string">
            <text:p>ISBA</text:p>
          </table:table-cell>
          <table:table-cell table:style-name="ce88"/>
          <table:table-cell table:style-name="ce108"/>
          <table:table-cell table:style-name="ce120"/>
          <table:table-cell table:style-name="ce88"/>
          <table:table-cell table:style-name="ce108"/>
          <table:table-cell table:style-name="ce136" office:value-type="percentage" office:value="0.5944" calcext:value-type="percentage">
            <text:p>59.44%</text:p>
          </table:table-cell>
          <table:table-cell table:style-name="ce88"/>
          <table:table-cell table:style-name="ce108"/>
          <table:table-cell table:style-name="ce136" office:value-type="percentage" office:value="0.9204" calcext:value-type="percentage">
            <text:p>92.04%</text:p>
          </table:table-cell>
          <table:table-cell table:style-name="ce88"/>
          <table:table-cell table:style-name="ce108"/>
          <table:table-cell table:style-name="ce136" office:value-type="percentage" office:value="0.7188" calcext:value-type="percentage">
            <text:p>71.88%</text:p>
          </table:table-cell>
          <table:table-cell table:style-name="ce88"/>
          <table:table-cell table:style-name="ce108"/>
          <table:table-cell table:style-name="ce136" office:value-type="percentage" office:value="0.826" calcext:value-type="percentage">
            <text:p>82.60%</text:p>
          </table:table-cell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3">
          <table:table-cell office:value-type="string" calcext:value-type="string">
            <text:p><text:span text:style-name="T1">Reference article – </text:span>S.D.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1008"/>
        </table:table-row>
        <table:table-row table:style-name="ro3">
          <table:table-cell table:style-name="ce54" office:value-type="string" calcext:value-type="string">
            <text:p>IMA<text:span text:style-name="T2">ρ</text:span></text:p>
          </table:table-cell>
          <table:table-cell table:style-name="ce85"/>
          <table:table-cell table:style-name="ce106"/>
          <table:table-cell table:style-name="ce118"/>
          <table:table-cell table:style-name="ce85"/>
          <table:table-cell table:style-name="ce106"/>
          <table:table-cell table:style-name="ce133" office:value-type="percentage" office:value="0.14" calcext:value-type="percentage">
            <text:p>14.00%</text:p>
          </table:table-cell>
          <table:table-cell table:style-name="ce85"/>
          <table:table-cell table:style-name="ce106"/>
          <table:table-cell table:style-name="ce133" office:value-type="percentage" office:value="0.06" calcext:value-type="percentage">
            <text:p>6.00%</text:p>
          </table:table-cell>
          <table:table-cell table:style-name="ce85"/>
          <table:table-cell table:style-name="ce106"/>
          <table:table-cell table:style-name="ce133" office:value-type="percentage" office:value="0.11" calcext:value-type="percentage">
            <text:p>11.00%</text:p>
          </table:table-cell>
          <table:table-cell table:style-name="ce85"/>
          <table:table-cell table:style-name="ce106"/>
          <table:table-cell table:style-name="ce133" office:value-type="percentage" office:value="0.08" calcext:value-type="percentage">
            <text:p>8.00%</text:p>
          </table:table-cell>
          <table:table-cell table:number-columns-repeated="1008"/>
        </table:table-row>
        <table:table-row table:style-name="ro3">
          <table:table-cell table:style-name="ce55" office:value-type="string" calcext:value-type="string">
            <text:p><text:span text:style-name="T1">IMA</text:span><text:span text:style-name="T3">ρ</text:span><text:span text:style-name="T4">+γ</text:span></text:p>
          </table:table-cell>
          <table:table-cell table:style-name="ce86"/>
          <table:table-cell table:style-name="ce107"/>
          <table:table-cell table:style-name="ce119"/>
          <table:table-cell table:style-name="ce86"/>
          <table:table-cell table:style-name="ce107"/>
          <table:table-cell table:style-name="ce134" office:value-type="percentage" office:value="0.12" calcext:value-type="percentage">
            <text:p>12.00%</text:p>
          </table:table-cell>
          <table:table-cell table:style-name="ce86"/>
          <table:table-cell table:style-name="ce107"/>
          <table:table-cell table:style-name="ce119" office:value-type="percentage" office:value="0" calcext:value-type="percentage">
            <text:p>0.00%</text:p>
          </table:table-cell>
          <table:table-cell table:style-name="ce86"/>
          <table:table-cell table:style-name="ce107"/>
          <table:table-cell table:style-name="ce134" office:value-type="percentage" office:value="0.08" calcext:value-type="percentage">
            <text:p>8.00%</text:p>
          </table:table-cell>
          <table:table-cell table:style-name="ce86"/>
          <table:table-cell table:style-name="ce107"/>
          <table:table-cell table:style-name="ce134" office:value-type="percentage" office:value="0.04" calcext:value-type="percentage">
            <text:p>4.00%</text:p>
          </table:table-cell>
          <table:table-cell table:number-columns-repeated="1008"/>
        </table:table-row>
        <table:table-row table:style-name="ro3">
          <table:table-cell table:style-name="ce65" office:value-type="string" calcext:value-type="string">
            <text:p>SMOTE</text:p>
          </table:table-cell>
          <table:table-cell table:style-name="ce89"/>
          <table:table-cell table:style-name="ce87"/>
          <table:table-cell table:style-name="ce121"/>
          <table:table-cell table:style-name="ce89"/>
          <table:table-cell table:style-name="ce87"/>
          <table:table-cell table:style-name="ce135" office:value-type="percentage" office:value="0.09" calcext:value-type="percentage">
            <text:p>9.00%</text:p>
          </table:table-cell>
          <table:table-cell table:style-name="ce89"/>
          <table:table-cell table:style-name="ce87"/>
          <table:table-cell table:style-name="ce135" office:value-type="percentage" office:value="0.04" calcext:value-type="percentage">
            <text:p>4.00%</text:p>
          </table:table-cell>
          <table:table-cell table:style-name="ce89"/>
          <table:table-cell table:style-name="ce87"/>
          <table:table-cell table:style-name="ce135" office:value-type="percentage" office:value="0.08" calcext:value-type="percentage">
            <text:p>8.00%</text:p>
          </table:table-cell>
          <table:table-cell table:style-name="ce89"/>
          <table:table-cell table:style-name="ce87"/>
          <table:table-cell table:style-name="ce135" office:value-type="percentage" office:value="0.06" calcext:value-type="percentage">
            <text:p>6.00%</text:p>
          </table:table-cell>
          <table:table-cell table:number-columns-repeated="1008"/>
        </table:table-row>
        <table:table-row table:style-name="ro3">
          <table:table-cell table:style-name="ce66" office:value-type="string" calcext:value-type="string">
            <text:p>ISBA</text:p>
          </table:table-cell>
          <table:table-cell table:style-name="ce90"/>
          <table:table-cell table:style-name="ce109"/>
          <table:table-cell table:style-name="ce122"/>
          <table:table-cell table:style-name="ce90"/>
          <table:table-cell table:style-name="ce109"/>
          <table:table-cell table:style-name="ce137" office:value-type="percentage" office:value="0.1" calcext:value-type="percentage">
            <text:p>10.00%</text:p>
          </table:table-cell>
          <table:table-cell table:style-name="ce90"/>
          <table:table-cell table:style-name="ce109"/>
          <table:table-cell table:style-name="ce137" office:value-type="percentage" office:value="0.07" calcext:value-type="percentage">
            <text:p>7.00%</text:p>
          </table:table-cell>
          <table:table-cell table:style-name="ce90"/>
          <table:table-cell table:style-name="ce109"/>
          <table:table-cell table:style-name="ce137" office:value-type="percentage" office:value="0.08" calcext:value-type="percentage">
            <text:p>8.00%</text:p>
          </table:table-cell>
          <table:table-cell table:style-name="ce90"/>
          <table:table-cell table:style-name="ce109"/>
          <table:table-cell table:style-name="ce137" office:value-type="percentage" office:value="0.07" calcext:value-type="percentage">
            <text:p>7.00%</text:p>
          </table:table-cell>
          <table:table-cell table:number-columns-repeated="1008"/>
        </table:table-row>
      </table:table>
      <table:table table:name="Vowel0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47"/>
        <table:table-column table:style-name="co2" table:default-cell-style-name="ce56"/>
        <table:table-column table:style-name="co2" table:default-cell-style-name="ce61"/>
        <table:table-column table:style-name="co2" table:default-cell-style-name="ce47"/>
        <table:table-column table:style-name="co2" table:default-cell-style-name="ce56"/>
        <table:table-column table:style-name="co2" table:default-cell-style-name="ce61"/>
        <table:table-column table:style-name="co2" table:default-cell-style-name="ce47"/>
        <table:table-column table:style-name="co2" table:default-cell-style-name="ce56"/>
        <table:table-column table:style-name="co2" table:default-cell-style-name="ce61"/>
        <table:table-column table:style-name="co2" table:default-cell-style-name="ce47"/>
        <table:table-column table:style-name="co2" table:default-cell-style-name="ce56"/>
        <table:table-column table:style-name="co2" table:default-cell-style-name="ce61"/>
        <table:table-column table:style-name="co2" table:default-cell-style-name="ce47"/>
        <table:table-column table:style-name="co2" table:default-cell-style-name="ce56"/>
        <table:table-column table:style-name="co2" table:default-cell-style-name="ce61"/>
        <table:table-column table:style-name="co3" table:number-columns-repeated="6" table:default-cell-style-name="Default"/>
        <table:table-column table:style-name="co4" table:number-columns-repeated="100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Accuracy</text:p>
          </table:table-cell>
          <table:covered-table-cell table:number-columns-repeated="2" table:style-name="ce51"/>
          <table:table-cell table:style-name="ce1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51"/>
          <table:table-cell table:style-name="ce1" office:value-type="string" calcext:value-type="string" table:number-columns-spanned="3" table:number-rows-spanned="1">
            <text:p>Recall</text:p>
          </table:table-cell>
          <table:covered-table-cell table:number-columns-repeated="2" table:style-name="ce51"/>
          <table:table-cell table:style-name="ce1" office:value-type="string" calcext:value-type="string" table:number-columns-spanned="3" table:number-rows-spanned="1">
            <text:p>F1</text:p>
          </table:table-cell>
          <table:covered-table-cell table:number-columns-repeated="2" table:style-name="ce51"/>
          <table:table-cell table:style-name="ce1" office:value-type="string" calcext:value-type="string" table:number-columns-spanned="3" table:number-rows-spanned="1">
            <text:p>F2</text:p>
          </table:table-cell>
          <table:covered-table-cell table:number-columns-repeated="2" table:style-name="ce51"/>
          <table:table-cell table:style-name="ce28" table:number-columns-repeated="1008"/>
        </table:table-row>
        <table:table-row table:style-name="ro1">
          <table:table-cell table:style-name="ce1" office:value-type="string" calcext:value-type="string">
            <text:p>Baseline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Overall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style-name="ce28" table:number-columns-repeated="1008"/>
        </table:table-row>
        <table:table-row table:style-name="ro2">
          <table:table-cell table:style-name="ce7" office:value-type="string" calcext:value-type="string">
            <text:p>mlp_binary_vowel0_inverse-stratified_1</text:p>
          </table:table-cell>
          <table:table-cell table:style-name="ce68" office:value-type="percentage" office:value="0.9699" calcext:value-type="percentage">
            <text:p>96.99%</text:p>
          </table:table-cell>
          <table:table-cell table:style-name="ce93" office:value-type="percentage" office:value="1" calcext:value-type="percentage">
            <text:p>100.00%</text:p>
          </table:table-cell>
          <table:table-cell table:style-name="ce138" office:value-type="percentage" office:value="0.9727" calcext:value-type="percentage">
            <text:p>97.27%</text:p>
          </table:table-cell>
          <table:table-cell table:style-name="ce68" office:value-type="percentage" office:value="1" calcext:value-type="percentage">
            <text:p>100.00%</text:p>
          </table:table-cell>
          <table:table-cell table:style-name="ce93" office:value-type="percentage" office:value="0.769230769230769" calcext:value-type="percentage">
            <text:p>76.92%</text:p>
          </table:table-cell>
          <table:table-cell table:style-name="ce138" table:formula="of:=AVERAGE([.E3:.F3])" office:value-type="percentage" office:value="0.884615384615385" calcext:value-type="percentage">
            <text:p>88.46%</text:p>
          </table:table-cell>
          <table:table-cell table:style-name="ce93" office:value-type="percentage" office:value="0.984737139626908" calcext:value-type="percentage">
            <text:p>98.47%</text:p>
          </table:table-cell>
          <table:table-cell table:style-name="ce93" office:value-type="percentage" office:value="1" calcext:value-type="percentage">
            <text:p>100.00%</text:p>
          </table:table-cell>
          <table:table-cell table:style-name="ce138" table:formula="of:=AVERAGE([.H3:.I3])" office:value-type="percentage" office:value="0.992368569813454" calcext:value-type="percentage">
            <text:p>99.24%</text:p>
          </table:table-cell>
          <table:table-cell table:style-name="ce93" office:value-type="percentage" office:value="0.984737139626908" calcext:value-type="percentage">
            <text:p>98.47%</text:p>
          </table:table-cell>
          <table:table-cell table:style-name="ce93" office:value-type="percentage" office:value="0.869565217391304" calcext:value-type="percentage">
            <text:p>86.96%</text:p>
          </table:table-cell>
          <table:table-cell table:style-name="ce138" table:formula="of:=AVERAGE([.K3:.L3])" office:value-type="percentage" office:value="0.927151178509106" calcext:value-type="percentage">
            <text:p>92.72%</text:p>
          </table:table-cell>
          <table:table-cell table:style-name="ce93" office:value-type="percentage" office:value="0.975801030696841" calcext:value-type="percentage">
            <text:p>97.58%</text:p>
          </table:table-cell>
          <table:table-cell table:style-name="ce93" office:value-type="percentage" office:value="0.943396226415094" calcext:value-type="percentage">
            <text:p>94.34%</text:p>
          </table:table-cell>
          <table:table-cell table:style-name="ce138" table:formula="of:=AVERAGE([.N3:.O3])" office:value-type="percentage" office:value="0.959598628555968" calcext:value-type="percentage">
            <text:p>95.96%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mlp_binary_vowel0_balanced_1</text:p>
          </table:table-cell>
          <table:table-cell table:style-name="ce69" office:value-type="percentage" office:value="0.9911" calcext:value-type="percentage">
            <text:p>99.11%</text:p>
          </table:table-cell>
          <table:table-cell table:style-name="ce94" office:value-type="percentage" office:value="0.8444" calcext:value-type="percentage">
            <text:p>84.44%</text:p>
          </table:table-cell>
          <table:table-cell table:style-name="ce127" office:value-type="percentage" office:value="0.9777" calcext:value-type="percentage">
            <text:p>97.77%</text:p>
          </table:table-cell>
          <table:table-cell table:style-name="ce94" office:value-type="percentage" office:value="0.984513274336283" calcext:value-type="percentage">
            <text:p>98.45%</text:p>
          </table:table-cell>
          <table:table-cell table:style-name="ce94" office:value-type="percentage" office:value="0.904761904761905" calcext:value-type="percentage">
            <text:p>90.48%</text:p>
          </table:table-cell>
          <table:table-cell table:style-name="ce127" table:formula="of:=AVERAGE([.E4:.F4])" office:value-type="percentage" office:value="0.944637589549094" calcext:value-type="percentage">
            <text:p>94.46%</text:p>
          </table:table-cell>
          <table:table-cell table:style-name="ce94" office:value-type="percentage" office:value="0.99109131403118" calcext:value-type="percentage">
            <text:p>99.11%</text:p>
          </table:table-cell>
          <table:table-cell table:style-name="ce94" office:value-type="percentage" office:value="0.844444444444444" calcext:value-type="percentage">
            <text:p>84.44%</text:p>
          </table:table-cell>
          <table:table-cell table:style-name="ce127" table:formula="of:=AVERAGE([.H4:.I4])" office:value-type="percentage" office:value="0.917767879237812" calcext:value-type="percentage">
            <text:p>91.78%</text:p>
          </table:table-cell>
          <table:table-cell table:style-name="ce94" office:value-type="percentage" office:value="0.987791342952275" calcext:value-type="percentage">
            <text:p>98.78%</text:p>
          </table:table-cell>
          <table:table-cell table:style-name="ce94" office:value-type="percentage" office:value="0.873563218390805" calcext:value-type="percentage">
            <text:p>87.36%</text:p>
          </table:table-cell>
          <table:table-cell table:style-name="ce127" table:formula="of:=AVERAGE([.K4:.L4])" office:value-type="percentage" office:value="0.93067728067154" calcext:value-type="percentage">
            <text:p>93.07%</text:p>
          </table:table-cell>
          <table:table-cell table:style-name="ce94" office:value-type="percentage" office:value="0.989768683274021" calcext:value-type="percentage">
            <text:p>98.98%</text:p>
          </table:table-cell>
          <table:table-cell table:style-name="ce94" office:value-type="percentage" office:value="0.855855855855856" calcext:value-type="percentage">
            <text:p>85.59%</text:p>
          </table:table-cell>
          <table:table-cell table:style-name="ce127" table:formula="of:=AVERAGE([.N4:.O4])" office:value-type="percentage" office:value="0.922812269564938" calcext:value-type="percentage">
            <text:p>92.28%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lp_binary_vowel0_stratified_1</text:p>
          </table:table-cell>
          <table:table-cell table:style-name="ce70" office:value-type="percentage" office:value="0.9933" calcext:value-type="percentage">
            <text:p>99.33%</text:p>
          </table:table-cell>
          <table:table-cell table:style-name="ce95" office:value-type="percentage" office:value="0.8111" calcext:value-type="percentage">
            <text:p>81.11%</text:p>
          </table:table-cell>
          <table:table-cell table:style-name="ce95" office:value-type="percentage" office:value="0.9767" calcext:value-type="percentage">
            <text:p>97.67%</text:p>
          </table:table-cell>
          <table:table-cell table:style-name="ce123" office:value-type="percentage" office:value="0.981298129812981" calcext:value-type="percentage">
            <text:p>98.13%</text:p>
          </table:table-cell>
          <table:table-cell table:style-name="ce125" office:value-type="percentage" office:value="0.924050632911392" calcext:value-type="percentage">
            <text:p>92.41%</text:p>
          </table:table-cell>
          <table:table-cell table:style-name="ce128" table:formula="of:=AVERAGE([.E5:.F5])" office:value-type="percentage" office:value="0.952674381362187" calcext:value-type="percentage">
            <text:p>95.27%</text:p>
          </table:table-cell>
          <table:table-cell table:style-name="ce123" office:value-type="percentage" office:value="0.993318485523385" calcext:value-type="percentage">
            <text:p>99.33%</text:p>
          </table:table-cell>
          <table:table-cell table:style-name="ce125" office:value-type="percentage" office:value="0.811111111111111" calcext:value-type="percentage">
            <text:p>81.11%</text:p>
          </table:table-cell>
          <table:table-cell table:style-name="ce128" table:formula="of:=AVERAGE([.H5:.I5])" office:value-type="percentage" office:value="0.902214798317248" calcext:value-type="percentage">
            <text:p>90.22%</text:p>
          </table:table-cell>
          <table:table-cell table:style-name="ce125" office:value-type="percentage" office:value="0.987271721084671" calcext:value-type="percentage">
            <text:p>98.73%</text:p>
          </table:table-cell>
          <table:table-cell table:style-name="ce125" office:value-type="percentage" office:value="0.863905325443787" calcext:value-type="percentage">
            <text:p>86.39%</text:p>
          </table:table-cell>
          <table:table-cell table:style-name="ce128" table:formula="of:=AVERAGE([.K5:.L5])" office:value-type="percentage" office:value="0.925588523264229" calcext:value-type="percentage">
            <text:p>92.56%</text:p>
          </table:table-cell>
          <table:table-cell table:style-name="ce125" office:value-type="percentage" office:value="0.990890913130415" calcext:value-type="percentage">
            <text:p>99.09%</text:p>
          </table:table-cell>
          <table:table-cell table:style-name="ce125" office:value-type="percentage" office:value="0.831435079726651" calcext:value-type="percentage">
            <text:p>83.14%</text:p>
          </table:table-cell>
          <table:table-cell table:style-name="ce128" table:formula="of:=AVERAGE([.N5:.O5])" office:value-type="percentage" office:value="0.911162996428534" calcext:value-type="percentage">
            <text:p>91.12%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mlp_binary_vowel0_inverse-stratified_2</text:p>
          </table:table-cell>
          <table:table-cell table:style-name="ce68" office:value-type="percentage" office:value="0.9621" calcext:value-type="percentage">
            <text:p>96.21%</text:p>
          </table:table-cell>
          <table:table-cell table:style-name="ce93" office:value-type="percentage" office:value="1" calcext:value-type="percentage">
            <text:p>100.00%</text:p>
          </table:table-cell>
          <table:table-cell table:style-name="ce93" office:value-type="percentage" office:value="0.9656" calcext:value-type="percentage">
            <text:p>96.56%</text:p>
          </table:table-cell>
          <table:table-cell table:style-name="ce68" office:value-type="percentage" office:value="1" calcext:value-type="percentage">
            <text:p>100.00%</text:p>
          </table:table-cell>
          <table:table-cell table:style-name="ce93" office:value-type="percentage" office:value="0.725806451612903" calcext:value-type="percentage">
            <text:p>72.58%</text:p>
          </table:table-cell>
          <table:table-cell table:style-name="ce93" table:formula="of:=AVERAGE([.E6:.F6])" office:value-type="percentage" office:value="0.862903225806452" calcext:value-type="percentage">
            <text:p>86.29%</text:p>
          </table:table-cell>
          <table:table-cell table:style-name="ce68" office:value-type="percentage" office:value="0.962138084632517" calcext:value-type="percentage">
            <text:p>96.21%</text:p>
          </table:table-cell>
          <table:table-cell table:style-name="ce93" office:value-type="percentage" office:value="1" calcext:value-type="percentage">
            <text:p>100.00%</text:p>
          </table:table-cell>
          <table:table-cell table:style-name="ce138" table:formula="of:=AVERAGE([.H6:.I6])" office:value-type="percentage" office:value="0.981069042316258" calcext:value-type="percentage">
            <text:p>98.11%</text:p>
          </table:table-cell>
          <table:table-cell table:style-name="ce93" office:value-type="percentage" office:value="0.980703745743473" calcext:value-type="percentage">
            <text:p>98.07%</text:p>
          </table:table-cell>
          <table:table-cell table:style-name="ce93" office:value-type="percentage" office:value="0.841121495327103" calcext:value-type="percentage">
            <text:p>84.11%</text:p>
          </table:table-cell>
          <table:table-cell table:style-name="ce138" table:formula="of:=AVERAGE([.K6:.L6])" office:value-type="percentage" office:value="0.910912620535288" calcext:value-type="percentage">
            <text:p>91.09%</text:p>
          </table:table-cell>
          <table:table-cell table:style-name="ce93" office:value-type="percentage" office:value="0.969479353680431" calcext:value-type="percentage">
            <text:p>96.95%</text:p>
          </table:table-cell>
          <table:table-cell table:style-name="ce93" office:value-type="percentage" office:value="0.929752066115702" calcext:value-type="percentage">
            <text:p>92.98%</text:p>
          </table:table-cell>
          <table:table-cell table:style-name="ce138" table:formula="of:=AVERAGE([.N6:.O6])" office:value-type="percentage" office:value="0.949615709898067" calcext:value-type="percentage">
            <text:p>94.96%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mlp_binary_vowel0_balanced_2</text:p>
          </table:table-cell>
          <table:table-cell table:style-name="ce69" office:value-type="percentage" office:value="0.9933" calcext:value-type="percentage">
            <text:p>99.33%</text:p>
          </table:table-cell>
          <table:table-cell table:style-name="ce94" office:value-type="percentage" office:value="0.8778" calcext:value-type="percentage">
            <text:p>87.78%</text:p>
          </table:table-cell>
          <table:table-cell table:style-name="ce94" office:value-type="percentage" office:value="0.9828" calcext:value-type="percentage">
            <text:p>98.28%</text:p>
          </table:table-cell>
          <table:table-cell table:style-name="ce69" office:value-type="percentage" office:value="0.98781838316722" calcext:value-type="percentage">
            <text:p>98.78%</text:p>
          </table:table-cell>
          <table:table-cell table:style-name="ce94" office:value-type="percentage" office:value="0.929411764705882" calcext:value-type="percentage">
            <text:p>92.94%</text:p>
          </table:table-cell>
          <table:table-cell table:style-name="ce127" table:formula="of:=AVERAGE([.E7:.F7])" office:value-type="percentage" office:value="0.958615073936551" calcext:value-type="percentage">
            <text:p>95.86%</text:p>
          </table:table-cell>
          <table:table-cell table:style-name="ce69" office:value-type="percentage" office:value="0.993318485523385" calcext:value-type="percentage">
            <text:p>99.33%</text:p>
          </table:table-cell>
          <table:table-cell table:style-name="ce94" office:value-type="percentage" office:value="0.877777777777778" calcext:value-type="percentage">
            <text:p>87.78%</text:p>
          </table:table-cell>
          <table:table-cell table:style-name="ce127" table:formula="of:=AVERAGE([.H7:.I7])" office:value-type="percentage" office:value="0.935548131650581" calcext:value-type="percentage">
            <text:p>93.55%</text:p>
          </table:table-cell>
          <table:table-cell table:style-name="ce94" office:value-type="percentage" office:value="0.990560799555802" calcext:value-type="percentage">
            <text:p>99.06%</text:p>
          </table:table-cell>
          <table:table-cell table:style-name="ce94" office:value-type="percentage" office:value="0.902857142857143" calcext:value-type="percentage">
            <text:p>90.29%</text:p>
          </table:table-cell>
          <table:table-cell table:style-name="ce127" table:formula="of:=AVERAGE([.K7:.L7])" office:value-type="percentage" office:value="0.946708971206473" calcext:value-type="percentage">
            <text:p>94.67%</text:p>
          </table:table-cell>
          <table:table-cell table:style-name="ce94" office:value-type="percentage" office:value="0.992213570634038" calcext:value-type="percentage">
            <text:p>99.22%</text:p>
          </table:table-cell>
          <table:table-cell table:style-name="ce94" office:value-type="percentage" office:value="0.887640449438202" calcext:value-type="percentage">
            <text:p>88.76%</text:p>
          </table:table-cell>
          <table:table-cell table:style-name="ce127" table:formula="of:=AVERAGE([.N7:.O7])" office:value-type="percentage" office:value="0.93992701003612" calcext:value-type="percentage">
            <text:p>93.99%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lp_binary_vowel0_stratified_2</text:p>
          </table:table-cell>
          <table:table-cell table:style-name="ce70" office:value-type="percentage" office:value="0.9911" calcext:value-type="percentage">
            <text:p>99.11%</text:p>
          </table:table-cell>
          <table:table-cell table:style-name="ce95" office:value-type="percentage" office:value="0.8667" calcext:value-type="percentage">
            <text:p>86.67%</text:p>
          </table:table-cell>
          <table:table-cell table:style-name="ce95" office:value-type="percentage" office:value="0.9797" calcext:value-type="percentage">
            <text:p>97.97%</text:p>
          </table:table-cell>
          <table:table-cell table:style-name="ce123" office:value-type="percentage" office:value="0.98669623059867" calcext:value-type="percentage">
            <text:p>98.67%</text:p>
          </table:table-cell>
          <table:table-cell table:style-name="ce125" office:value-type="percentage" office:value="0.906976744186046" calcext:value-type="percentage">
            <text:p>90.70%</text:p>
          </table:table-cell>
          <table:table-cell table:style-name="ce128" table:formula="of:=AVERAGE([.E8:.F8])" office:value-type="percentage" office:value="0.946836487392358" calcext:value-type="percentage">
            <text:p>94.68%</text:p>
          </table:table-cell>
          <table:table-cell table:style-name="ce123" office:value-type="percentage" office:value="0.99109131403118" calcext:value-type="percentage">
            <text:p>99.11%</text:p>
          </table:table-cell>
          <table:table-cell table:style-name="ce125" office:value-type="percentage" office:value="0.866666666666667" calcext:value-type="percentage">
            <text:p>86.67%</text:p>
          </table:table-cell>
          <table:table-cell table:style-name="ce128" table:formula="of:=AVERAGE([.H8:.I8])" office:value-type="percentage" office:value="0.928878990348924" calcext:value-type="percentage">
            <text:p>92.89%</text:p>
          </table:table-cell>
          <table:table-cell table:style-name="ce125" office:value-type="percentage" office:value="0.988888888888889" calcext:value-type="percentage">
            <text:p>98.89%</text:p>
          </table:table-cell>
          <table:table-cell table:style-name="ce125" office:value-type="percentage" office:value="0.886363636363636" calcext:value-type="percentage">
            <text:p>88.64%</text:p>
          </table:table-cell>
          <table:table-cell table:style-name="ce128" table:formula="of:=AVERAGE([.K8:.L8])" office:value-type="percentage" office:value="0.937626262626262" calcext:value-type="percentage">
            <text:p>93.76%</text:p>
          </table:table-cell>
          <table:table-cell table:style-name="ce125" office:value-type="percentage" office:value="0.990209167779261" calcext:value-type="percentage">
            <text:p>99.02%</text:p>
          </table:table-cell>
          <table:table-cell table:style-name="ce125" office:value-type="percentage" office:value="0.874439461883408" calcext:value-type="percentage">
            <text:p>87.44%</text:p>
          </table:table-cell>
          <table:table-cell table:style-name="ce128" table:formula="of:=AVERAGE([.N8:.O8])" office:value-type="percentage" office:value="0.932324314831335" calcext:value-type="percentage">
            <text:p>93.23%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mlp_binary_vowel0_inverse-stratified_3</text:p>
          </table:table-cell>
          <table:table-cell table:style-name="ce68" office:value-type="percentage" office:value="0.9621" calcext:value-type="percentage">
            <text:p>96.21%</text:p>
          </table:table-cell>
          <table:table-cell table:style-name="ce93" office:value-type="percentage" office:value="1" calcext:value-type="percentage">
            <text:p>100.00%</text:p>
          </table:table-cell>
          <table:table-cell table:style-name="ce93" office:value-type="percentage" office:value="0.9656" calcext:value-type="percentage">
            <text:p>96.56%</text:p>
          </table:table-cell>
          <table:table-cell table:style-name="ce68" office:value-type="percentage" office:value="1" calcext:value-type="percentage">
            <text:p>100.00%</text:p>
          </table:table-cell>
          <table:table-cell table:style-name="ce93" office:value-type="percentage" office:value="0.725806451612903" calcext:value-type="percentage">
            <text:p>72.58%</text:p>
          </table:table-cell>
          <table:table-cell table:style-name="ce93" table:formula="of:=AVERAGE([.E9:.F9])" office:value-type="percentage" office:value="0.862903225806452" calcext:value-type="percentage">
            <text:p>86.29%</text:p>
          </table:table-cell>
          <table:table-cell table:style-name="ce68" office:value-type="percentage" office:value="0.962138084632517" calcext:value-type="percentage">
            <text:p>96.21%</text:p>
          </table:table-cell>
          <table:table-cell table:style-name="ce93" office:value-type="percentage" office:value="1" calcext:value-type="percentage">
            <text:p>100.00%</text:p>
          </table:table-cell>
          <table:table-cell table:style-name="ce138" table:formula="of:=AVERAGE([.H9:.I9])" office:value-type="percentage" office:value="0.981069042316258" calcext:value-type="percentage">
            <text:p>98.11%</text:p>
          </table:table-cell>
          <table:table-cell table:style-name="ce93" office:value-type="percentage" office:value="0.980703745743473" calcext:value-type="percentage">
            <text:p>98.07%</text:p>
          </table:table-cell>
          <table:table-cell table:style-name="ce93" office:value-type="percentage" office:value="0.841121495327103" calcext:value-type="percentage">
            <text:p>84.11%</text:p>
          </table:table-cell>
          <table:table-cell table:style-name="ce138" table:formula="of:=AVERAGE([.K9:.L9])" office:value-type="percentage" office:value="0.910912620535288" calcext:value-type="percentage">
            <text:p>91.09%</text:p>
          </table:table-cell>
          <table:table-cell table:style-name="ce93" office:value-type="percentage" office:value="0.969479353680431" calcext:value-type="percentage">
            <text:p>96.95%</text:p>
          </table:table-cell>
          <table:table-cell table:style-name="ce93" office:value-type="percentage" office:value="0.929752066115702" calcext:value-type="percentage">
            <text:p>92.98%</text:p>
          </table:table-cell>
          <table:table-cell table:style-name="ce138" table:formula="of:=AVERAGE([.N9:.O9])" office:value-type="percentage" office:value="0.949615709898067" calcext:value-type="percentage">
            <text:p>94.96%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mlp_binary_vowel0_balanced_3</text:p>
          </table:table-cell>
          <table:table-cell table:style-name="ce69" office:value-type="percentage" office:value="0.9911" calcext:value-type="percentage">
            <text:p>99.11%</text:p>
          </table:table-cell>
          <table:table-cell table:style-name="ce94" office:value-type="percentage" office:value="0.7778" calcext:value-type="percentage">
            <text:p>77.78%</text:p>
          </table:table-cell>
          <table:table-cell table:style-name="ce94" office:value-type="percentage" office:value="0.9717" calcext:value-type="percentage">
            <text:p>97.17%</text:p>
          </table:table-cell>
          <table:table-cell table:style-name="ce69" office:value-type="percentage" office:value="0.978021978021978" calcext:value-type="percentage">
            <text:p>97.80%</text:p>
          </table:table-cell>
          <table:table-cell table:style-name="ce94" office:value-type="percentage" office:value="0.897435897435897" calcext:value-type="percentage">
            <text:p>89.74%</text:p>
          </table:table-cell>
          <table:table-cell table:style-name="ce127" table:formula="of:=AVERAGE([.E10:.F10])" office:value-type="percentage" office:value="0.937728937728938" calcext:value-type="percentage">
            <text:p>93.77%</text:p>
          </table:table-cell>
          <table:table-cell table:style-name="ce69" office:value-type="percentage" office:value="0.99109131403118" calcext:value-type="percentage">
            <text:p>99.11%</text:p>
          </table:table-cell>
          <table:table-cell table:style-name="ce94" office:value-type="percentage" office:value="0.777777777777778" calcext:value-type="percentage">
            <text:p>77.78%</text:p>
          </table:table-cell>
          <table:table-cell table:style-name="ce127" table:formula="of:=AVERAGE([.H10:.I10])" office:value-type="percentage" office:value="0.884434545904479" calcext:value-type="percentage">
            <text:p>88.44%</text:p>
          </table:table-cell>
          <table:table-cell table:style-name="ce94" office:value-type="percentage" office:value="0.984513274336283" calcext:value-type="percentage">
            <text:p>98.45%</text:p>
          </table:table-cell>
          <table:table-cell table:style-name="ce94" office:value-type="percentage" office:value="0.833333333333333" calcext:value-type="percentage">
            <text:p>83.33%</text:p>
          </table:table-cell>
          <table:table-cell table:style-name="ce127" table:formula="of:=AVERAGE([.K10:.L10])" office:value-type="percentage" office:value="0.908923303834808" calcext:value-type="percentage">
            <text:p>90.89%</text:p>
          </table:table-cell>
          <table:table-cell table:style-name="ce94" office:value-type="percentage" office:value="0.988449577965349" calcext:value-type="percentage">
            <text:p>98.84%</text:p>
          </table:table-cell>
          <table:table-cell table:style-name="ce94" office:value-type="percentage" office:value="0.799086757990867" calcext:value-type="percentage">
            <text:p>79.91%</text:p>
          </table:table-cell>
          <table:table-cell table:style-name="ce127" table:formula="of:=AVERAGE([.N10:.O10])" office:value-type="percentage" office:value="0.893768167978108" calcext:value-type="percentage">
            <text:p>89.38%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lp_binary_vowel0_stratified_3</text:p>
          </table:table-cell>
          <table:table-cell table:style-name="ce70" office:value-type="percentage" office:value="0.9889" calcext:value-type="percentage">
            <text:p>98.89%</text:p>
          </table:table-cell>
          <table:table-cell table:style-name="ce95" office:value-type="percentage" office:value="0.8222" calcext:value-type="percentage">
            <text:p>82.22%</text:p>
          </table:table-cell>
          <table:table-cell table:style-name="ce95" office:value-type="percentage" office:value="0.9737" calcext:value-type="percentage">
            <text:p>97.37%</text:p>
          </table:table-cell>
          <table:table-cell table:style-name="ce123" office:value-type="percentage" office:value="0.982300884955752" calcext:value-type="percentage">
            <text:p>98.23%</text:p>
          </table:table-cell>
          <table:table-cell table:style-name="ce125" office:value-type="percentage" office:value="0.880952380952381" calcext:value-type="percentage">
            <text:p>88.10%</text:p>
          </table:table-cell>
          <table:table-cell table:style-name="ce128" table:formula="of:=AVERAGE([.E11:.F11])" office:value-type="percentage" office:value="0.931626632954067" calcext:value-type="percentage">
            <text:p>93.16%</text:p>
          </table:table-cell>
          <table:table-cell table:style-name="ce123" office:value-type="percentage" office:value="0.988864142538975" calcext:value-type="percentage">
            <text:p>98.89%</text:p>
          </table:table-cell>
          <table:table-cell table:style-name="ce125" office:value-type="percentage" office:value="0.822222222222222" calcext:value-type="percentage">
            <text:p>82.22%</text:p>
          </table:table-cell>
          <table:table-cell table:style-name="ce128" table:formula="of:=AVERAGE([.H11:.I11])" office:value-type="percentage" office:value="0.905543182380599" calcext:value-type="percentage">
            <text:p>90.55%</text:p>
          </table:table-cell>
          <table:table-cell table:style-name="ce125" office:value-type="percentage" office:value="0.985571587125416" calcext:value-type="percentage">
            <text:p>98.56%</text:p>
          </table:table-cell>
          <table:table-cell table:style-name="ce125" office:value-type="percentage" office:value="0.850574712643678" calcext:value-type="percentage">
            <text:p>85.06%</text:p>
          </table:table-cell>
          <table:table-cell table:style-name="ce128" table:formula="of:=AVERAGE([.K11:.L11])" office:value-type="percentage" office:value="0.918073149884547" calcext:value-type="percentage">
            <text:p>91.81%</text:p>
          </table:table-cell>
          <table:table-cell table:style-name="ce125" office:value-type="percentage" office:value="0.987544483985765" calcext:value-type="percentage">
            <text:p>98.75%</text:p>
          </table:table-cell>
          <table:table-cell table:style-name="ce125" office:value-type="percentage" office:value="0.833333333333333" calcext:value-type="percentage">
            <text:p>83.33%</text:p>
          </table:table-cell>
          <table:table-cell table:style-name="ce128" table:formula="of:=AVERAGE([.N11:.O11])" office:value-type="percentage" office:value="0.910438908659549" calcext:value-type="percentage">
            <text:p>91.04%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mlp_binary_vowel0_inverse-stratified_4</text:p>
          </table:table-cell>
          <table:table-cell table:style-name="ce68" office:value-type="percentage" office:value="0.9666" calcext:value-type="percentage">
            <text:p>96.66%</text:p>
          </table:table-cell>
          <table:table-cell table:style-name="ce93" office:value-type="percentage" office:value="0.9889" calcext:value-type="percentage">
            <text:p>98.89%</text:p>
          </table:table-cell>
          <table:table-cell table:style-name="ce93" office:value-type="percentage" office:value="0.9686" calcext:value-type="percentage">
            <text:p>96.86%</text:p>
          </table:table-cell>
          <table:table-cell table:style-name="ce68" office:value-type="percentage" office:value="0.998849252013809" calcext:value-type="percentage">
            <text:p>99.88%</text:p>
          </table:table-cell>
          <table:table-cell table:style-name="ce93" office:value-type="percentage" office:value="0.747899159663866" calcext:value-type="percentage">
            <text:p>74.79%</text:p>
          </table:table-cell>
          <table:table-cell table:style-name="ce93" table:formula="of:=AVERAGE([.E12:.F12])" office:value-type="percentage" office:value="0.873374205838837" calcext:value-type="percentage">
            <text:p>87.34%</text:p>
          </table:table-cell>
          <table:table-cell table:style-name="ce68" office:value-type="percentage" office:value="0.966592427616927" calcext:value-type="percentage">
            <text:p>96.66%</text:p>
          </table:table-cell>
          <table:table-cell table:style-name="ce93" office:value-type="percentage" office:value="0.988888888888889" calcext:value-type="percentage">
            <text:p>98.89%</text:p>
          </table:table-cell>
          <table:table-cell table:style-name="ce138" table:formula="of:=AVERAGE([.H12:.I12])" office:value-type="percentage" office:value="0.977740658252908" calcext:value-type="percentage">
            <text:p>97.77%</text:p>
          </table:table-cell>
          <table:table-cell table:style-name="ce93" office:value-type="percentage" office:value="0.982456140350877" calcext:value-type="percentage">
            <text:p>98.25%</text:p>
          </table:table-cell>
          <table:table-cell table:style-name="ce93" office:value-type="percentage" office:value="0.851674641148325" calcext:value-type="percentage">
            <text:p>85.17%</text:p>
          </table:table-cell>
          <table:table-cell table:style-name="ce138" table:formula="of:=AVERAGE([.K12:.L12])" office:value-type="percentage" office:value="0.917065390749601" calcext:value-type="percentage">
            <text:p>91.71%</text:p>
          </table:table-cell>
          <table:table-cell table:style-name="ce93" office:value-type="percentage" office:value="0.972876036763058" calcext:value-type="percentage">
            <text:p>97.29%</text:p>
          </table:table-cell>
          <table:table-cell table:style-name="ce93" office:value-type="percentage" office:value="0.92901878914405" calcext:value-type="percentage">
            <text:p>92.90%</text:p>
          </table:table-cell>
          <table:table-cell table:style-name="ce138" table:formula="of:=AVERAGE([.N12:.O12])" office:value-type="percentage" office:value="0.950947412953554" calcext:value-type="percentage">
            <text:p>95.09%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mlp_binary_vowel0_balanced_4</text:p>
          </table:table-cell>
          <table:table-cell table:style-name="ce69" office:value-type="percentage" office:value="0.9878" calcext:value-type="percentage">
            <text:p>98.78%</text:p>
          </table:table-cell>
          <table:table-cell table:style-name="ce94" office:value-type="percentage" office:value="0.7889" calcext:value-type="percentage">
            <text:p>78.89%</text:p>
          </table:table-cell>
          <table:table-cell table:style-name="ce94" office:value-type="percentage" office:value="0.9696" calcext:value-type="percentage">
            <text:p>96.96%</text:p>
          </table:table-cell>
          <table:table-cell table:style-name="ce69" office:value-type="percentage" office:value="0.979028697571744" calcext:value-type="percentage">
            <text:p>97.90%</text:p>
          </table:table-cell>
          <table:table-cell table:style-name="ce94" office:value-type="percentage" office:value="0.865853658536585" calcext:value-type="percentage">
            <text:p>86.59%</text:p>
          </table:table-cell>
          <table:table-cell table:style-name="ce127" table:formula="of:=AVERAGE([.E13:.F13])" office:value-type="percentage" office:value="0.922441178054165" calcext:value-type="percentage">
            <text:p>92.24%</text:p>
          </table:table-cell>
          <table:table-cell table:style-name="ce69" office:value-type="percentage" office:value="0.987750556792873" calcext:value-type="percentage">
            <text:p>98.78%</text:p>
          </table:table-cell>
          <table:table-cell table:style-name="ce94" office:value-type="percentage" office:value="0.788888888888889" calcext:value-type="percentage">
            <text:p>78.89%</text:p>
          </table:table-cell>
          <table:table-cell table:style-name="ce127" table:formula="of:=AVERAGE([.H13:.I13])" office:value-type="percentage" office:value="0.888319722840881" calcext:value-type="percentage">
            <text:p>88.83%</text:p>
          </table:table-cell>
          <table:table-cell table:style-name="ce94" office:value-type="percentage" office:value="0.983370288248337" calcext:value-type="percentage">
            <text:p>98.34%</text:p>
          </table:table-cell>
          <table:table-cell table:style-name="ce94" office:value-type="percentage" office:value="0.825581395348837" calcext:value-type="percentage">
            <text:p>82.56%</text:p>
          </table:table-cell>
          <table:table-cell table:style-name="ce127" table:formula="of:=AVERAGE([.K13:.L13])" office:value-type="percentage" office:value="0.904475841798587" calcext:value-type="percentage">
            <text:p>90.45%</text:p>
          </table:table-cell>
          <table:table-cell table:style-name="ce94" office:value-type="percentage" office:value="0.985993775011116" calcext:value-type="percentage">
            <text:p>98.60%</text:p>
          </table:table-cell>
          <table:table-cell table:style-name="ce94" office:value-type="percentage" office:value="0.803167420814479" calcext:value-type="percentage">
            <text:p>80.32%</text:p>
          </table:table-cell>
          <table:table-cell table:style-name="ce127" table:formula="of:=AVERAGE([.N13:.O13])" office:value-type="percentage" office:value="0.894580597912798" calcext:value-type="percentage">
            <text:p>89.46%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lp_binary_vowel0_stratified_4</text:p>
          </table:table-cell>
          <table:table-cell table:style-name="ce70" office:value-type="percentage" office:value="0.9944" calcext:value-type="percentage">
            <text:p>99.44%</text:p>
          </table:table-cell>
          <table:table-cell table:style-name="ce95" office:value-type="percentage" office:value="0.8333" calcext:value-type="percentage">
            <text:p>83.33%</text:p>
          </table:table-cell>
          <table:table-cell table:style-name="ce95" office:value-type="percentage" office:value="0.9798" calcext:value-type="percentage">
            <text:p>97.98%</text:p>
          </table:table-cell>
          <table:table-cell table:style-name="ce123" office:value-type="percentage" office:value="0.983480176211454" calcext:value-type="percentage">
            <text:p>98.35%</text:p>
          </table:table-cell>
          <table:table-cell table:style-name="ce125" office:value-type="percentage" office:value="0.9375" calcext:value-type="percentage">
            <text:p>93.75%</text:p>
          </table:table-cell>
          <table:table-cell table:style-name="ce128" table:formula="of:=AVERAGE([.E14:.F14])" office:value-type="percentage" office:value="0.960490088105727" calcext:value-type="percentage">
            <text:p>96.05%</text:p>
          </table:table-cell>
          <table:table-cell table:style-name="ce123" office:value-type="percentage" office:value="0.994432071269488" calcext:value-type="percentage">
            <text:p>99.44%</text:p>
          </table:table-cell>
          <table:table-cell table:style-name="ce125" office:value-type="percentage" office:value="0.833333333333333" calcext:value-type="percentage">
            <text:p>83.33%</text:p>
          </table:table-cell>
          <table:table-cell table:style-name="ce128" table:formula="of:=AVERAGE([.H14:.I14])" office:value-type="percentage" office:value="0.913882702301411" calcext:value-type="percentage">
            <text:p>91.39%</text:p>
          </table:table-cell>
          <table:table-cell table:style-name="ce125" office:value-type="percentage" office:value="0.988925802879291" calcext:value-type="percentage">
            <text:p>98.89%</text:p>
          </table:table-cell>
          <table:table-cell table:style-name="ce125" office:value-type="percentage" office:value="0.882352941176471" calcext:value-type="percentage">
            <text:p>88.24%</text:p>
          </table:table-cell>
          <table:table-cell table:style-name="ce128" table:formula="of:=AVERAGE([.K14:.L14])" office:value-type="percentage" office:value="0.935639372027881" calcext:value-type="percentage">
            <text:p>93.56%</text:p>
          </table:table-cell>
          <table:table-cell table:style-name="ce125" office:value-type="percentage" office:value="0.992222222222222" calcext:value-type="percentage">
            <text:p>99.22%</text:p>
          </table:table-cell>
          <table:table-cell table:style-name="ce125" office:value-type="percentage" office:value="0.852272727272727" calcext:value-type="percentage">
            <text:p>85.23%</text:p>
          </table:table-cell>
          <table:table-cell table:style-name="ce128" table:formula="of:=AVERAGE([.N14:.O14])" office:value-type="percentage" office:value="0.922247474747475" calcext:value-type="percentage">
            <text:p>92.22%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mlp_binary_vowel0_inverse-stratified_5</text:p>
          </table:table-cell>
          <table:table-cell table:style-name="ce68" office:value-type="percentage" office:value="0.9666" calcext:value-type="percentage">
            <text:p>96.66%</text:p>
          </table:table-cell>
          <table:table-cell table:style-name="ce93" office:value-type="percentage" office:value="0.9889" calcext:value-type="percentage">
            <text:p>98.89%</text:p>
          </table:table-cell>
          <table:table-cell table:style-name="ce93" office:value-type="percentage" office:value="0.9686" calcext:value-type="percentage">
            <text:p>96.86%</text:p>
          </table:table-cell>
          <table:table-cell table:style-name="ce68" office:value-type="percentage" office:value="0.998849252013809" calcext:value-type="percentage">
            <text:p>99.88%</text:p>
          </table:table-cell>
          <table:table-cell table:style-name="ce93" office:value-type="percentage" office:value="0.747899159663866" calcext:value-type="percentage">
            <text:p>74.79%</text:p>
          </table:table-cell>
          <table:table-cell table:style-name="ce93" table:formula="of:=AVERAGE([.E15:.F15])" office:value-type="percentage" office:value="0.873374205838837" calcext:value-type="percentage">
            <text:p>87.34%</text:p>
          </table:table-cell>
          <table:table-cell table:style-name="ce68" office:value-type="percentage" office:value="0.966592427616927" calcext:value-type="percentage">
            <text:p>96.66%</text:p>
          </table:table-cell>
          <table:table-cell table:style-name="ce93" office:value-type="percentage" office:value="0.988888888888889" calcext:value-type="percentage">
            <text:p>98.89%</text:p>
          </table:table-cell>
          <table:table-cell table:style-name="ce138" table:formula="of:=AVERAGE([.H15:.I15])" office:value-type="percentage" office:value="0.977740658252908" calcext:value-type="percentage">
            <text:p>97.77%</text:p>
          </table:table-cell>
          <table:table-cell table:style-name="ce93" office:value-type="percentage" office:value="0.982456140350877" calcext:value-type="percentage">
            <text:p>98.25%</text:p>
          </table:table-cell>
          <table:table-cell table:style-name="ce93" office:value-type="percentage" office:value="0.851674641148325" calcext:value-type="percentage">
            <text:p>85.17%</text:p>
          </table:table-cell>
          <table:table-cell table:style-name="ce138" table:formula="of:=AVERAGE([.K15:.L15])" office:value-type="percentage" office:value="0.917065390749601" calcext:value-type="percentage">
            <text:p>91.71%</text:p>
          </table:table-cell>
          <table:table-cell table:style-name="ce93" office:value-type="percentage" office:value="0.972876036763058" calcext:value-type="percentage">
            <text:p>97.29%</text:p>
          </table:table-cell>
          <table:table-cell table:style-name="ce93" office:value-type="percentage" office:value="0.92901878914405" calcext:value-type="percentage">
            <text:p>92.90%</text:p>
          </table:table-cell>
          <table:table-cell table:style-name="ce138" table:formula="of:=AVERAGE([.N15:.O15])" office:value-type="percentage" office:value="0.950947412953554" calcext:value-type="percentage">
            <text:p>95.09%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mlp_binary_vowel0_balanced_5</text:p>
          </table:table-cell>
          <table:table-cell table:style-name="ce69" office:value-type="percentage" office:value="0.9944" calcext:value-type="percentage">
            <text:p>99.44%</text:p>
          </table:table-cell>
          <table:table-cell table:style-name="ce94" office:value-type="percentage" office:value="0.8333" calcext:value-type="percentage">
            <text:p>83.33%</text:p>
          </table:table-cell>
          <table:table-cell table:style-name="ce94" office:value-type="percentage" office:value="0.9798" calcext:value-type="percentage">
            <text:p>97.98%</text:p>
          </table:table-cell>
          <table:table-cell table:style-name="ce69" office:value-type="percentage" office:value="0.983480176211454" calcext:value-type="percentage">
            <text:p>98.35%</text:p>
          </table:table-cell>
          <table:table-cell table:style-name="ce94" office:value-type="percentage" office:value="0.9375" calcext:value-type="percentage">
            <text:p>93.75%</text:p>
          </table:table-cell>
          <table:table-cell table:style-name="ce127" table:formula="of:=AVERAGE([.E16:.F16])" office:value-type="percentage" office:value="0.960490088105727" calcext:value-type="percentage">
            <text:p>96.05%</text:p>
          </table:table-cell>
          <table:table-cell table:style-name="ce69" office:value-type="percentage" office:value="0.994432071269488" calcext:value-type="percentage">
            <text:p>99.44%</text:p>
          </table:table-cell>
          <table:table-cell table:style-name="ce94" office:value-type="percentage" office:value="0.833333333333333" calcext:value-type="percentage">
            <text:p>83.33%</text:p>
          </table:table-cell>
          <table:table-cell table:style-name="ce127" table:formula="of:=AVERAGE([.H16:.I16])" office:value-type="percentage" office:value="0.913882702301411" calcext:value-type="percentage">
            <text:p>91.39%</text:p>
          </table:table-cell>
          <table:table-cell table:style-name="ce94" office:value-type="percentage" office:value="0.988925802879291" calcext:value-type="percentage">
            <text:p>98.89%</text:p>
          </table:table-cell>
          <table:table-cell table:style-name="ce94" office:value-type="percentage" office:value="0.882352941176471" calcext:value-type="percentage">
            <text:p>88.24%</text:p>
          </table:table-cell>
          <table:table-cell table:style-name="ce127" table:formula="of:=AVERAGE([.K16:.L16])" office:value-type="percentage" office:value="0.935639372027881" calcext:value-type="percentage">
            <text:p>93.56%</text:p>
          </table:table-cell>
          <table:table-cell table:style-name="ce94" office:value-type="percentage" office:value="0.992222222222222" calcext:value-type="percentage">
            <text:p>99.22%</text:p>
          </table:table-cell>
          <table:table-cell table:style-name="ce94" office:value-type="percentage" office:value="0.852272727272727" calcext:value-type="percentage">
            <text:p>85.23%</text:p>
          </table:table-cell>
          <table:table-cell table:style-name="ce127" table:formula="of:=AVERAGE([.N16:.O16])" office:value-type="percentage" office:value="0.922247474747475" calcext:value-type="percentage">
            <text:p>92.22%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lp_binary_vowel0_stratified_5</text:p>
          </table:table-cell>
          <table:table-cell table:style-name="ce70" office:value-type="percentage" office:value="0.9944" calcext:value-type="percentage">
            <text:p>99.44%</text:p>
          </table:table-cell>
          <table:table-cell table:style-name="ce95" office:value-type="percentage" office:value="0.8111" calcext:value-type="percentage">
            <text:p>81.11%</text:p>
          </table:table-cell>
          <table:table-cell table:style-name="ce95" office:value-type="percentage" office:value="0.9777" calcext:value-type="percentage">
            <text:p>97.77%</text:p>
          </table:table-cell>
          <table:table-cell table:style-name="ce124" office:value-type="percentage" office:value="0.981318681318681" calcext:value-type="percentage">
            <text:p>98.13%</text:p>
          </table:table-cell>
          <table:table-cell table:style-name="ce126" office:value-type="percentage" office:value="0.935897435897436" calcext:value-type="percentage">
            <text:p>93.59%</text:p>
          </table:table-cell>
          <table:table-cell table:style-name="ce129" table:formula="of:=AVERAGE([.E17:.F17])" office:value-type="percentage" office:value="0.958608058608058" calcext:value-type="percentage">
            <text:p>95.86%</text:p>
          </table:table-cell>
          <table:table-cell table:style-name="ce124" office:value-type="percentage" office:value="0.994432071269488" calcext:value-type="percentage">
            <text:p>99.44%</text:p>
          </table:table-cell>
          <table:table-cell table:style-name="ce126" office:value-type="percentage" office:value="0.811111111111111" calcext:value-type="percentage">
            <text:p>81.11%</text:p>
          </table:table-cell>
          <table:table-cell table:style-name="ce129" table:formula="of:=AVERAGE([.H17:.I17])" office:value-type="percentage" office:value="0.902771591190299" calcext:value-type="percentage">
            <text:p>90.28%</text:p>
          </table:table-cell>
          <table:table-cell table:style-name="ce126" office:value-type="percentage" office:value="0.98783185840708" calcext:value-type="percentage">
            <text:p>98.78%</text:p>
          </table:table-cell>
          <table:table-cell table:style-name="ce126" office:value-type="percentage" office:value="0.869047619047619" calcext:value-type="percentage">
            <text:p>86.90%</text:p>
          </table:table-cell>
          <table:table-cell table:style-name="ce129" table:formula="of:=AVERAGE([.K17:.L17])" office:value-type="percentage" office:value="0.928439738727349" calcext:value-type="percentage">
            <text:p>92.84%</text:p>
          </table:table-cell>
          <table:table-cell table:style-name="ce126" office:value-type="percentage" office:value="0.991781430475344" calcext:value-type="percentage">
            <text:p>99.18%</text:p>
          </table:table-cell>
          <table:table-cell table:style-name="ce126" office:value-type="percentage" office:value="0.833333333333333" calcext:value-type="percentage">
            <text:p>83.33%</text:p>
          </table:table-cell>
          <table:table-cell table:style-name="ce129" table:formula="of:=AVERAGE([.N17:.O17])" office:value-type="percentage" office:value="0.912557381904339" calcext:value-type="percentage">
            <text:p>91.26%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15" table:number-columns-repeated="9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Overall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lp_binary_vowel0_inverse-stratified_1</text:p>
          </table:table-cell>
          <table:table-cell table:style-name="ce12" office:value-type="percentage" office:value="0.9967" calcext:value-type="percentage">
            <text:p>99.67%</text:p>
          </table:table-cell>
          <table:table-cell table:style-name="ce17" office:value-type="percentage" office:value="1" calcext:value-type="percentage">
            <text:p>100.00%</text:p>
          </table:table-cell>
          <table:table-cell table:style-name="ce17" office:value-type="percentage" office:value="0.997" calcext:value-type="percentage">
            <text:p>99.70%</text:p>
          </table:table-cell>
          <table:table-cell table:style-name="ce75" office:value-type="percentage" office:value="1" calcext:value-type="percentage">
            <text:p>100.00%</text:p>
          </table:table-cell>
          <table:table-cell table:style-name="ce76" office:value-type="percentage" office:value="0.967741935483871" calcext:value-type="percentage">
            <text:p>96.77%</text:p>
          </table:table-cell>
          <table:table-cell table:style-name="ce17" table:formula="of:=AVERAGE([.E20:.F20])" office:value-type="percentage" office:value="0.983870967741935" calcext:value-type="percentage">
            <text:p>98.39%</text:p>
          </table:table-cell>
          <table:table-cell table:style-name="ce75" office:value-type="percentage" office:value="0.996659242761693" calcext:value-type="percentage">
            <text:p>99.67%</text:p>
          </table:table-cell>
          <table:table-cell table:style-name="ce76" office:value-type="percentage" office:value="1" calcext:value-type="percentage">
            <text:p>100.00%</text:p>
          </table:table-cell>
          <table:table-cell table:style-name="ce21" table:formula="of:=AVERAGE([.H20:.I20])" office:value-type="percentage" office:value="0.998329621380846" calcext:value-type="percentage">
            <text:p>99.83%</text:p>
          </table:table-cell>
          <table:table-cell table:style-name="ce76" office:value-type="percentage" office:value="0.998326826547685" calcext:value-type="percentage">
            <text:p>99.83%</text:p>
          </table:table-cell>
          <table:table-cell table:style-name="ce76" office:value-type="percentage" office:value="0.983606557377049" calcext:value-type="percentage">
            <text:p>98.36%</text:p>
          </table:table-cell>
          <table:table-cell table:style-name="ce21" table:formula="of:=AVERAGE([.K20:.L20])" office:value-type="percentage" office:value="0.990966691962367" calcext:value-type="percentage">
            <text:p>99.10%</text:p>
          </table:table-cell>
          <table:table-cell table:style-name="ce76" office:value-type="percentage" office:value="0.997325607310006" calcext:value-type="percentage">
            <text:p>99.73%</text:p>
          </table:table-cell>
          <table:table-cell table:style-name="ce76" office:value-type="percentage" office:value="0.993377483443708" calcext:value-type="percentage">
            <text:p>99.34%</text:p>
          </table:table-cell>
          <table:table-cell table:style-name="ce21" table:formula="of:=AVERAGE([.N20:.O20])" office:value-type="percentage" office:value="0.995351545376857" calcext:value-type="percentage">
            <text:p>99.54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lp_binary_vowel0_balanced_1</text:p>
          </table:table-cell>
          <table:table-cell table:style-name="ce13" office:value-type="percentage" office:value="0.9955" calcext:value-type="percentage">
            <text:p>99.55%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18" office:value-type="percentage" office:value="0.996" calcext:value-type="percentage">
            <text:p>99.60%</text:p>
          </table:table-cell>
          <table:table-cell table:style-name="ce13" office:value-type="percentage" office:value="1" calcext:value-type="percentage">
            <text:p>100.00%</text:p>
          </table:table-cell>
          <table:table-cell table:style-name="ce18" office:value-type="percentage" office:value="0.957446808510638" calcext:value-type="percentage">
            <text:p>95.74%</text:p>
          </table:table-cell>
          <table:table-cell table:style-name="ce22" table:formula="of:=AVERAGE([.E21:.F21])" office:value-type="percentage" office:value="0.978723404255319" calcext:value-type="percentage">
            <text:p>97.87%</text:p>
          </table:table-cell>
          <table:table-cell table:style-name="ce18" office:value-type="percentage" office:value="0.99554565701559" calcext:value-type="percentage">
            <text:p>99.55%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22" table:formula="of:=AVERAGE([.H21:.I21])" office:value-type="percentage" office:value="0.997772828507795" calcext:value-type="percentage">
            <text:p>99.78%</text:p>
          </table:table-cell>
          <table:table-cell table:style-name="ce18" office:value-type="percentage" office:value="0.997767857142857" calcext:value-type="percentage">
            <text:p>99.78%</text:p>
          </table:table-cell>
          <table:table-cell table:style-name="ce18" office:value-type="percentage" office:value="0.978260869565217" calcext:value-type="percentage">
            <text:p>97.83%</text:p>
          </table:table-cell>
          <table:table-cell table:style-name="ce22" table:formula="of:=AVERAGE([.K21:.L21])" office:value-type="percentage" office:value="0.988014363354037" calcext:value-type="percentage">
            <text:p>98.80%</text:p>
          </table:table-cell>
          <table:table-cell table:style-name="ce18" office:value-type="percentage" office:value="0.996433348194382" calcext:value-type="percentage">
            <text:p>99.64%</text:p>
          </table:table-cell>
          <table:table-cell table:style-name="ce18" office:value-type="percentage" office:value="0.991189427312775" calcext:value-type="percentage">
            <text:p>99.12%</text:p>
          </table:table-cell>
          <table:table-cell table:style-name="ce22" table:formula="of:=AVERAGE([.N21:.O21])" office:value-type="percentage" office:value="0.993811387753579" calcext:value-type="percentage">
            <text:p>99.38%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lp_binary_vowel0_stratified_1</text:p>
          </table:table-cell>
          <table:table-cell table:style-name="ce14" office:value-type="percentage" office:value="0.9933" calcext:value-type="percentage">
            <text:p>99.33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9" office:value-type="percentage" office:value="0.9939" calcext:value-type="percentage">
            <text:p>99.39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9" office:value-type="percentage" office:value="0.9375" calcext:value-type="percentage">
            <text:p>93.75%</text:p>
          </table:table-cell>
          <table:table-cell table:style-name="ce26" table:formula="of:=AVERAGE([.E22:.F22])" office:value-type="percentage" office:value="0.96875" calcext:value-type="percentage">
            <text:p>96.88%</text:p>
          </table:table-cell>
          <table:table-cell table:style-name="ce14" office:value-type="percentage" office:value="0.993318485523385" calcext:value-type="percentage">
            <text:p>99.33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6" table:formula="of:=AVERAGE([.H22:.I22])" office:value-type="percentage" office:value="0.996659242761693" calcext:value-type="percentage">
            <text:p>99.67%</text:p>
          </table:table-cell>
          <table:table-cell table:style-name="ce19" office:value-type="percentage" office:value="0.996648044692737" calcext:value-type="percentage">
            <text:p>99.66%</text:p>
          </table:table-cell>
          <table:table-cell table:style-name="ce19" office:value-type="percentage" office:value="0.967741935483871" calcext:value-type="percentage">
            <text:p>96.77%</text:p>
          </table:table-cell>
          <table:table-cell table:style-name="ce26" table:formula="of:=AVERAGE([.K22:.L22])" office:value-type="percentage" office:value="0.982194990088304" calcext:value-type="percentage">
            <text:p>98.22%</text:p>
          </table:table-cell>
          <table:table-cell table:style-name="ce19" office:value-type="percentage" office:value="0.994647636039251" calcext:value-type="percentage">
            <text:p>99.46%</text:p>
          </table:table-cell>
          <table:table-cell table:style-name="ce19" office:value-type="percentage" office:value="0.986842105263158" calcext:value-type="percentage">
            <text:p>98.68%</text:p>
          </table:table-cell>
          <table:table-cell table:style-name="ce26" table:formula="of:=AVERAGE([.N22:.O22])" office:value-type="percentage" office:value="0.990744870651204" calcext:value-type="percentage">
            <text:p>99.07%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lp_binary_vowel0_inverse-stratified_2</text:p>
          </table:table-cell>
          <table:table-cell table:style-name="ce12" office:value-type="percentage" office:value="0.9955" calcext:value-type="percentage">
            <text:p>99.55%</text:p>
          </table:table-cell>
          <table:table-cell table:style-name="ce17" office:value-type="percentage" office:value="1" calcext:value-type="percentage">
            <text:p>100.00%</text:p>
          </table:table-cell>
          <table:table-cell table:style-name="ce17" office:value-type="percentage" office:value="0.996" calcext:value-type="percentage">
            <text:p>99.60%</text:p>
          </table:table-cell>
          <table:table-cell table:style-name="ce75" office:value-type="percentage" office:value="1" calcext:value-type="percentage">
            <text:p>100.00%</text:p>
          </table:table-cell>
          <table:table-cell table:style-name="ce76" office:value-type="percentage" office:value="0.957446808510638" calcext:value-type="percentage">
            <text:p>95.74%</text:p>
          </table:table-cell>
          <table:table-cell table:style-name="ce21" table:formula="of:=AVERAGE([.E23:.F23])" office:value-type="percentage" office:value="0.978723404255319" calcext:value-type="percentage">
            <text:p>97.87%</text:p>
          </table:table-cell>
          <table:table-cell table:style-name="ce76" office:value-type="percentage" office:value="0.99554565701559" calcext:value-type="percentage">
            <text:p>99.55%</text:p>
          </table:table-cell>
          <table:table-cell table:style-name="ce76" office:value-type="percentage" office:value="1" calcext:value-type="percentage">
            <text:p>100.00%</text:p>
          </table:table-cell>
          <table:table-cell table:style-name="ce21" table:formula="of:=AVERAGE([.H23:.I23])" office:value-type="percentage" office:value="0.997772828507795" calcext:value-type="percentage">
            <text:p>99.78%</text:p>
          </table:table-cell>
          <table:table-cell table:style-name="ce76" office:value-type="percentage" office:value="0.997767857142857" calcext:value-type="percentage">
            <text:p>99.78%</text:p>
          </table:table-cell>
          <table:table-cell table:style-name="ce76" office:value-type="percentage" office:value="0.978260869565217" calcext:value-type="percentage">
            <text:p>97.83%</text:p>
          </table:table-cell>
          <table:table-cell table:style-name="ce21" table:formula="of:=AVERAGE([.K23:.L23])" office:value-type="percentage" office:value="0.988014363354037" calcext:value-type="percentage">
            <text:p>98.80%</text:p>
          </table:table-cell>
          <table:table-cell table:style-name="ce76" office:value-type="percentage" office:value="0.996433348194382" calcext:value-type="percentage">
            <text:p>99.64%</text:p>
          </table:table-cell>
          <table:table-cell table:style-name="ce76" office:value-type="percentage" office:value="0.991189427312775" calcext:value-type="percentage">
            <text:p>99.12%</text:p>
          </table:table-cell>
          <table:table-cell table:style-name="ce21" table:formula="of:=AVERAGE([.N23:.O23])" office:value-type="percentage" office:value="0.993811387753579" calcext:value-type="percentage">
            <text:p>99.38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lp_binary_vowel0_balanced_2</text:p>
          </table:table-cell>
          <table:table-cell table:style-name="ce13" office:value-type="percentage" office:value="0.9967" calcext:value-type="percentage">
            <text:p>99.67%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18" office:value-type="percentage" office:value="0.997" calcext:value-type="percentage">
            <text:p>99.70%</text:p>
          </table:table-cell>
          <table:table-cell table:style-name="ce13" office:value-type="percentage" office:value="1" calcext:value-type="percentage">
            <text:p>100.00%</text:p>
          </table:table-cell>
          <table:table-cell table:style-name="ce18" office:value-type="percentage" office:value="0.967741935483871" calcext:value-type="percentage">
            <text:p>96.77%</text:p>
          </table:table-cell>
          <table:table-cell table:style-name="ce22" table:formula="of:=AVERAGE([.E24:.F24])" office:value-type="percentage" office:value="0.983870967741935" calcext:value-type="percentage">
            <text:p>98.39%</text:p>
          </table:table-cell>
          <table:table-cell table:style-name="ce13" office:value-type="percentage" office:value="0.996659242761693" calcext:value-type="percentage">
            <text:p>99.67%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22" table:formula="of:=AVERAGE([.H24:.I24])" office:value-type="percentage" office:value="0.998329621380846" calcext:value-type="percentage">
            <text:p>99.83%</text:p>
          </table:table-cell>
          <table:table-cell table:style-name="ce18" office:value-type="percentage" office:value="0.998326826547685" calcext:value-type="percentage">
            <text:p>99.83%</text:p>
          </table:table-cell>
          <table:table-cell table:style-name="ce18" office:value-type="percentage" office:value="0.983606557377049" calcext:value-type="percentage">
            <text:p>98.36%</text:p>
          </table:table-cell>
          <table:table-cell table:style-name="ce22" table:formula="of:=AVERAGE([.K24:.L24])" office:value-type="percentage" office:value="0.990966691962367" calcext:value-type="percentage">
            <text:p>99.10%</text:p>
          </table:table-cell>
          <table:table-cell table:style-name="ce18" office:value-type="percentage" office:value="0.997325607310006" calcext:value-type="percentage">
            <text:p>99.73%</text:p>
          </table:table-cell>
          <table:table-cell table:style-name="ce18" office:value-type="percentage" office:value="0.993377483443708" calcext:value-type="percentage">
            <text:p>99.34%</text:p>
          </table:table-cell>
          <table:table-cell table:style-name="ce22" table:formula="of:=AVERAGE([.N24:.O24])" office:value-type="percentage" office:value="0.995351545376857" calcext:value-type="percentage">
            <text:p>99.54%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lp_binary_vowel0_stratified_2</text:p>
          </table:table-cell>
          <table:table-cell table:style-name="ce14" office:value-type="percentage" office:value="0.9955" calcext:value-type="percentage">
            <text:p>99.55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9" office:value-type="percentage" office:value="0.996" calcext:value-type="percentage">
            <text:p>99.60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9" office:value-type="percentage" office:value="0.9575" calcext:value-type="percentage">
            <text:p>95.75%</text:p>
          </table:table-cell>
          <table:table-cell table:style-name="ce26" table:formula="of:=AVERAGE([.E25:.F25])" office:value-type="percentage" office:value="0.97875" calcext:value-type="percentage">
            <text:p>97.88%</text:p>
          </table:table-cell>
          <table:table-cell table:style-name="ce14" office:value-type="percentage" office:value="0.9955" calcext:value-type="percentage">
            <text:p>99.55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6" table:formula="of:=AVERAGE([.H25:.I25])" office:value-type="percentage" office:value="0.99775" calcext:value-type="percentage">
            <text:p>99.78%</text:p>
          </table:table-cell>
          <table:table-cell table:style-name="ce19" office:value-type="percentage" office:value="0.9978" calcext:value-type="percentage">
            <text:p>99.78%</text:p>
          </table:table-cell>
          <table:table-cell table:style-name="ce19" office:value-type="percentage" office:value="0.9783" calcext:value-type="percentage">
            <text:p>97.83%</text:p>
          </table:table-cell>
          <table:table-cell table:style-name="ce26" table:formula="of:=AVERAGE([.K25:.L25])" office:value-type="percentage" office:value="0.98805" calcext:value-type="percentage">
            <text:p>98.81%</text:p>
          </table:table-cell>
          <table:table-cell table:style-name="ce19" office:value-type="percentage" office:value="0.9964" calcext:value-type="percentage">
            <text:p>99.64%</text:p>
          </table:table-cell>
          <table:table-cell table:style-name="ce19" office:value-type="percentage" office:value="0.9912" calcext:value-type="percentage">
            <text:p>99.12%</text:p>
          </table:table-cell>
          <table:table-cell table:style-name="ce26" table:formula="of:=AVERAGE([.N25:.O25])" office:value-type="percentage" office:value="0.9938" calcext:value-type="percentage">
            <text:p>99.38%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lp_binary_vowel0_inverse-stratified_3</text:p>
          </table:table-cell>
          <table:table-cell table:style-name="ce12" office:value-type="percentage" office:value="0.9955" calcext:value-type="percentage">
            <text:p>99.55%</text:p>
          </table:table-cell>
          <table:table-cell table:style-name="ce17" office:value-type="percentage" office:value="1" calcext:value-type="percentage">
            <text:p>100.00%</text:p>
          </table:table-cell>
          <table:table-cell table:style-name="ce17" office:value-type="percentage" office:value="0.996" calcext:value-type="percentage">
            <text:p>99.60%</text:p>
          </table:table-cell>
          <table:table-cell table:style-name="ce75" office:value-type="percentage" office:value="1" calcext:value-type="percentage">
            <text:p>100.00%</text:p>
          </table:table-cell>
          <table:table-cell table:style-name="ce76" office:value-type="percentage" office:value="0.957446808510638" calcext:value-type="percentage">
            <text:p>95.74%</text:p>
          </table:table-cell>
          <table:table-cell table:style-name="ce21" table:formula="of:=AVERAGE([.E26:.F26])" office:value-type="percentage" office:value="0.978723404255319" calcext:value-type="percentage">
            <text:p>97.87%</text:p>
          </table:table-cell>
          <table:table-cell table:style-name="ce76" office:value-type="percentage" office:value="0.99554565701559" calcext:value-type="percentage">
            <text:p>99.55%</text:p>
          </table:table-cell>
          <table:table-cell table:style-name="ce76" office:value-type="percentage" office:value="1" calcext:value-type="percentage">
            <text:p>100.00%</text:p>
          </table:table-cell>
          <table:table-cell table:style-name="ce21" table:formula="of:=AVERAGE([.H26:.I26])" office:value-type="percentage" office:value="0.997772828507795" calcext:value-type="percentage">
            <text:p>99.78%</text:p>
          </table:table-cell>
          <table:table-cell table:style-name="ce76" office:value-type="percentage" office:value="0.997767857142857" calcext:value-type="percentage">
            <text:p>99.78%</text:p>
          </table:table-cell>
          <table:table-cell table:style-name="ce76" office:value-type="percentage" office:value="0.978260869565217" calcext:value-type="percentage">
            <text:p>97.83%</text:p>
          </table:table-cell>
          <table:table-cell table:style-name="ce21" table:formula="of:=AVERAGE([.K26:.L26])" office:value-type="percentage" office:value="0.988014363354037" calcext:value-type="percentage">
            <text:p>98.80%</text:p>
          </table:table-cell>
          <table:table-cell table:style-name="ce76" office:value-type="percentage" office:value="0.996433348194382" calcext:value-type="percentage">
            <text:p>99.64%</text:p>
          </table:table-cell>
          <table:table-cell table:style-name="ce76" office:value-type="percentage" office:value="0.991189427312775" calcext:value-type="percentage">
            <text:p>99.12%</text:p>
          </table:table-cell>
          <table:table-cell table:style-name="ce21" table:formula="of:=AVERAGE([.N26:.O26])" office:value-type="percentage" office:value="0.993811387753579" calcext:value-type="percentage">
            <text:p>99.38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lp_binary_vowel0_balanced_3</text:p>
          </table:table-cell>
          <table:table-cell table:style-name="ce13" office:value-type="percentage" office:value="0.9978" calcext:value-type="percentage">
            <text:p>99.78%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18" office:value-type="percentage" office:value="0.998" calcext:value-type="percentage">
            <text:p>99.80%</text:p>
          </table:table-cell>
          <table:table-cell table:style-name="ce13" office:value-type="percentage" office:value="1" calcext:value-type="percentage">
            <text:p>100.00%</text:p>
          </table:table-cell>
          <table:table-cell table:style-name="ce18" office:value-type="percentage" office:value="0.978260869565217" calcext:value-type="percentage">
            <text:p>97.83%</text:p>
          </table:table-cell>
          <table:table-cell table:style-name="ce22" table:formula="of:=AVERAGE([.E27:.F27])" office:value-type="percentage" office:value="0.989130434782609" calcext:value-type="percentage">
            <text:p>98.91%</text:p>
          </table:table-cell>
          <table:table-cell table:style-name="ce13" office:value-type="percentage" office:value="0.997772828507795" calcext:value-type="percentage">
            <text:p>99.78%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22" table:formula="of:=AVERAGE([.H27:.I27])" office:value-type="percentage" office:value="0.998886414253898" calcext:value-type="percentage">
            <text:p>99.89%</text:p>
          </table:table-cell>
          <table:table-cell table:style-name="ce18" office:value-type="percentage" office:value="0.998885172798216" calcext:value-type="percentage">
            <text:p>99.89%</text:p>
          </table:table-cell>
          <table:table-cell table:style-name="ce18" office:value-type="percentage" office:value="0.989010989010989" calcext:value-type="percentage">
            <text:p>98.90%</text:p>
          </table:table-cell>
          <table:table-cell table:style-name="ce22" table:formula="of:=AVERAGE([.K27:.L27])" office:value-type="percentage" office:value="0.993948080904603" calcext:value-type="percentage">
            <text:p>99.39%</text:p>
          </table:table-cell>
          <table:table-cell table:style-name="ce18" office:value-type="percentage" office:value="0.998217468805704" calcext:value-type="percentage">
            <text:p>99.82%</text:p>
          </table:table-cell>
          <table:table-cell table:style-name="ce18" office:value-type="percentage" office:value="0.995575221238938" calcext:value-type="percentage">
            <text:p>99.56%</text:p>
          </table:table-cell>
          <table:table-cell table:style-name="ce22" table:formula="of:=AVERAGE([.N27:.O27])" office:value-type="percentage" office:value="0.996896345022321" calcext:value-type="percentage">
            <text:p>99.69%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lp_binary_vowel0_stratified_3</text:p>
          </table:table-cell>
          <table:table-cell table:style-name="ce14" office:value-type="percentage" office:value="0.9967" calcext:value-type="percentage">
            <text:p>99.67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9" office:value-type="percentage" office:value="0.997" calcext:value-type="percentage">
            <text:p>99.70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9" office:value-type="percentage" office:value="0.9677" calcext:value-type="percentage">
            <text:p>96.77%</text:p>
          </table:table-cell>
          <table:table-cell table:style-name="ce26" table:formula="of:=AVERAGE([.E28:.F28])" office:value-type="percentage" office:value="0.98385" calcext:value-type="percentage">
            <text:p>98.39%</text:p>
          </table:table-cell>
          <table:table-cell table:style-name="ce14" office:value-type="percentage" office:value="0.9967" calcext:value-type="percentage">
            <text:p>99.67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6" table:formula="of:=AVERAGE([.H28:.I28])" office:value-type="percentage" office:value="0.99835" calcext:value-type="percentage">
            <text:p>99.84%</text:p>
          </table:table-cell>
          <table:table-cell table:style-name="ce19" office:value-type="percentage" office:value="0.9983" calcext:value-type="percentage">
            <text:p>99.83%</text:p>
          </table:table-cell>
          <table:table-cell table:style-name="ce19" office:value-type="percentage" office:value="0.9836" calcext:value-type="percentage">
            <text:p>98.36%</text:p>
          </table:table-cell>
          <table:table-cell table:style-name="ce26" table:formula="of:=AVERAGE([.K28:.L28])" office:value-type="percentage" office:value="0.99095" calcext:value-type="percentage">
            <text:p>99.10%</text:p>
          </table:table-cell>
          <table:table-cell table:style-name="ce19" office:value-type="percentage" office:value="0.9973" calcext:value-type="percentage">
            <text:p>99.73%</text:p>
          </table:table-cell>
          <table:table-cell table:style-name="ce19" office:value-type="percentage" office:value="0.9934" calcext:value-type="percentage">
            <text:p>99.34%</text:p>
          </table:table-cell>
          <table:table-cell table:style-name="ce26" table:formula="of:=AVERAGE([.N28:.O28])" office:value-type="percentage" office:value="0.99535" calcext:value-type="percentage">
            <text:p>99.54%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lp_binary_vowel0_inverse-stratified_4</text:p>
          </table:table-cell>
          <table:table-cell table:style-name="ce12" office:value-type="percentage" office:value="0.9955" calcext:value-type="percentage">
            <text:p>99.55%</text:p>
          </table:table-cell>
          <table:table-cell table:style-name="ce17" office:value-type="percentage" office:value="0.9889" calcext:value-type="percentage">
            <text:p>98.89%</text:p>
          </table:table-cell>
          <table:table-cell table:style-name="ce17" office:value-type="percentage" office:value="0.9949" calcext:value-type="percentage">
            <text:p>99.49%</text:p>
          </table:table-cell>
          <table:table-cell table:style-name="ce12" office:value-type="percentage" office:value="0.998882681564246" calcext:value-type="percentage">
            <text:p>99.89%</text:p>
          </table:table-cell>
          <table:table-cell table:style-name="ce17" office:value-type="percentage" office:value="0.956989247311828" calcext:value-type="percentage">
            <text:p>95.70%</text:p>
          </table:table-cell>
          <table:table-cell table:style-name="ce17" table:formula="of:=AVERAGE([.E29:.F29])" office:value-type="percentage" office:value="0.977935964438037" calcext:value-type="percentage">
            <text:p>97.79%</text:p>
          </table:table-cell>
          <table:table-cell table:style-name="ce12" office:value-type="percentage" office:value="0.99554565701559" calcext:value-type="percentage">
            <text:p>99.55%</text:p>
          </table:table-cell>
          <table:table-cell table:style-name="ce17" office:value-type="percentage" office:value="0.988888888888889" calcext:value-type="percentage">
            <text:p>98.89%</text:p>
          </table:table-cell>
          <table:table-cell table:style-name="ce21" table:formula="of:=AVERAGE([.H29:.I29])" office:value-type="percentage" office:value="0.99221727295224" calcext:value-type="percentage">
            <text:p>99.22%</text:p>
          </table:table-cell>
          <table:table-cell table:style-name="ce17" office:value-type="percentage" office:value="0.997211377579476" calcext:value-type="percentage">
            <text:p>99.72%</text:p>
          </table:table-cell>
          <table:table-cell table:style-name="ce17" office:value-type="percentage" office:value="0.972677595628415" calcext:value-type="percentage">
            <text:p>97.27%</text:p>
          </table:table-cell>
          <table:table-cell table:style-name="ce21" table:formula="of:=AVERAGE([.K29:.L29])" office:value-type="percentage" office:value="0.984944486603946" calcext:value-type="percentage">
            <text:p>98.49%</text:p>
          </table:table-cell>
          <table:table-cell table:style-name="ce17" office:value-type="percentage" office:value="0.996211277022509" calcext:value-type="percentage">
            <text:p>99.62%</text:p>
          </table:table-cell>
          <table:table-cell table:style-name="ce17" office:value-type="percentage" office:value="0.98233995584989" calcext:value-type="percentage">
            <text:p>98.23%</text:p>
          </table:table-cell>
          <table:table-cell table:style-name="ce21" table:formula="of:=AVERAGE([.N29:.O29])" office:value-type="percentage" office:value="0.989275616436199" calcext:value-type="percentage">
            <text:p>98.93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lp_binary_vowel0_balanced_4</text:p>
          </table:table-cell>
          <table:table-cell table:style-name="ce13" office:value-type="percentage" office:value="0.9955" calcext:value-type="percentage">
            <text:p>99.55%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18" office:value-type="percentage" office:value="0.996" calcext:value-type="percentage">
            <text:p>99.60%</text:p>
          </table:table-cell>
          <table:table-cell table:style-name="ce13" office:value-type="percentage" office:value="1" calcext:value-type="percentage">
            <text:p>100.00%</text:p>
          </table:table-cell>
          <table:table-cell table:style-name="ce18" office:value-type="percentage" office:value="0.957446808510638" calcext:value-type="percentage">
            <text:p>95.74%</text:p>
          </table:table-cell>
          <table:table-cell table:style-name="ce22" table:formula="of:=AVERAGE([.E30:.F30])" office:value-type="percentage" office:value="0.978723404255319" calcext:value-type="percentage">
            <text:p>97.87%</text:p>
          </table:table-cell>
          <table:table-cell table:style-name="ce18" office:value-type="percentage" office:value="0.99554565701559" calcext:value-type="percentage">
            <text:p>99.55%</text:p>
          </table:table-cell>
          <table:table-cell table:style-name="ce18" office:value-type="percentage" office:value="1" calcext:value-type="percentage">
            <text:p>100.00%</text:p>
          </table:table-cell>
          <table:table-cell table:style-name="ce22" table:formula="of:=AVERAGE([.H30:.I30])" office:value-type="percentage" office:value="0.997772828507795" calcext:value-type="percentage">
            <text:p>99.78%</text:p>
          </table:table-cell>
          <table:table-cell table:style-name="ce18" office:value-type="percentage" office:value="0.997767857142857" calcext:value-type="percentage">
            <text:p>99.78%</text:p>
          </table:table-cell>
          <table:table-cell table:style-name="ce18" office:value-type="percentage" office:value="0.978260869565217" calcext:value-type="percentage">
            <text:p>97.83%</text:p>
          </table:table-cell>
          <table:table-cell table:style-name="ce22" table:formula="of:=AVERAGE([.K30:.L30])" office:value-type="percentage" office:value="0.988014363354037" calcext:value-type="percentage">
            <text:p>98.80%</text:p>
          </table:table-cell>
          <table:table-cell table:style-name="ce18" office:value-type="percentage" office:value="0.996433348194382" calcext:value-type="percentage">
            <text:p>99.64%</text:p>
          </table:table-cell>
          <table:table-cell table:style-name="ce18" office:value-type="percentage" office:value="0.991189427312775" calcext:value-type="percentage">
            <text:p>99.12%</text:p>
          </table:table-cell>
          <table:table-cell table:style-name="ce22" table:formula="of:=AVERAGE([.N30:.O30])" office:value-type="percentage" office:value="0.993811387753579" calcext:value-type="percentage">
            <text:p>99.38%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lp_binary_vowel0_stratified_4</text:p>
          </table:table-cell>
          <table:table-cell table:style-name="ce14" office:value-type="percentage" office:value="0.9967" calcext:value-type="percentage">
            <text:p>99.67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9" office:value-type="percentage" office:value="0.997" calcext:value-type="percentage">
            <text:p>99.70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9" office:value-type="percentage" office:value="0.9677" calcext:value-type="percentage">
            <text:p>96.77%</text:p>
          </table:table-cell>
          <table:table-cell table:style-name="ce26" table:formula="of:=AVERAGE([.E31:.F31])" office:value-type="percentage" office:value="0.98385" calcext:value-type="percentage">
            <text:p>98.39%</text:p>
          </table:table-cell>
          <table:table-cell table:style-name="ce14" office:value-type="percentage" office:value="0.9967" calcext:value-type="percentage">
            <text:p>99.67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6" table:formula="of:=AVERAGE([.H31:.I31])" office:value-type="percentage" office:value="0.99835" calcext:value-type="percentage">
            <text:p>99.84%</text:p>
          </table:table-cell>
          <table:table-cell table:style-name="ce19" office:value-type="percentage" office:value="0.9983" calcext:value-type="percentage">
            <text:p>99.83%</text:p>
          </table:table-cell>
          <table:table-cell table:style-name="ce19" office:value-type="percentage" office:value="0.9836" calcext:value-type="percentage">
            <text:p>98.36%</text:p>
          </table:table-cell>
          <table:table-cell table:style-name="ce26" table:formula="of:=AVERAGE([.K31:.L31])" office:value-type="percentage" office:value="0.99095" calcext:value-type="percentage">
            <text:p>99.10%</text:p>
          </table:table-cell>
          <table:table-cell table:style-name="ce19" office:value-type="percentage" office:value="0.9973" calcext:value-type="percentage">
            <text:p>99.73%</text:p>
          </table:table-cell>
          <table:table-cell table:style-name="ce19" office:value-type="percentage" office:value="0.9934" calcext:value-type="percentage">
            <text:p>99.34%</text:p>
          </table:table-cell>
          <table:table-cell table:style-name="ce26" table:formula="of:=AVERAGE([.N31:.O31])" office:value-type="percentage" office:value="0.99535" calcext:value-type="percentage">
            <text:p>99.54%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lp_binary_vowel0_inverse-stratified_5</text:p>
          </table:table-cell>
          <table:table-cell table:style-name="ce12" office:value-type="percentage" office:value="0.9955" calcext:value-type="percentage">
            <text:p>99.55%</text:p>
          </table:table-cell>
          <table:table-cell table:style-name="ce17" office:value-type="percentage" office:value="1" calcext:value-type="percentage">
            <text:p>100.00%</text:p>
          </table:table-cell>
          <table:table-cell table:style-name="ce17" office:value-type="percentage" office:value="0.996" calcext:value-type="percentage">
            <text:p>99.60%</text:p>
          </table:table-cell>
          <table:table-cell table:style-name="ce75" office:value-type="percentage" office:value="1" calcext:value-type="percentage">
            <text:p>100.00%</text:p>
          </table:table-cell>
          <table:table-cell table:style-name="ce76" office:value-type="percentage" office:value="0.957446808510638" calcext:value-type="percentage">
            <text:p>95.74%</text:p>
          </table:table-cell>
          <table:table-cell table:style-name="ce21" table:formula="of:=AVERAGE([.E32:.F32])" office:value-type="percentage" office:value="0.978723404255319" calcext:value-type="percentage">
            <text:p>97.87%</text:p>
          </table:table-cell>
          <table:table-cell table:style-name="ce76" office:value-type="percentage" office:value="0.99554565701559" calcext:value-type="percentage">
            <text:p>99.55%</text:p>
          </table:table-cell>
          <table:table-cell table:style-name="ce76" office:value-type="percentage" office:value="1" calcext:value-type="percentage">
            <text:p>100.00%</text:p>
          </table:table-cell>
          <table:table-cell table:style-name="ce21" table:formula="of:=AVERAGE([.H32:.I32])" office:value-type="percentage" office:value="0.997772828507795" calcext:value-type="percentage">
            <text:p>99.78%</text:p>
          </table:table-cell>
          <table:table-cell table:style-name="ce76" office:value-type="percentage" office:value="0.997767857142857" calcext:value-type="percentage">
            <text:p>99.78%</text:p>
          </table:table-cell>
          <table:table-cell table:style-name="ce76" office:value-type="percentage" office:value="0.978260869565217" calcext:value-type="percentage">
            <text:p>97.83%</text:p>
          </table:table-cell>
          <table:table-cell table:style-name="ce21" table:formula="of:=AVERAGE([.K32:.L32])" office:value-type="percentage" office:value="0.988014363354037" calcext:value-type="percentage">
            <text:p>98.80%</text:p>
          </table:table-cell>
          <table:table-cell table:style-name="ce17" office:value-type="percentage" office:value="0.996211277022509" calcext:value-type="percentage">
            <text:p>99.62%</text:p>
          </table:table-cell>
          <table:table-cell table:style-name="ce17" office:value-type="percentage" office:value="0.98233995584989" calcext:value-type="percentage">
            <text:p>98.23%</text:p>
          </table:table-cell>
          <table:table-cell table:style-name="ce21" table:formula="of:=AVERAGE([.N32:.O32])" office:value-type="percentage" office:value="0.989275616436199" calcext:value-type="percentage">
            <text:p>98.93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lp_binary_vowel0_balanced_5</text:p>
          </table:table-cell>
          <table:table-cell table:style-name="ce13" office:value-type="percentage" office:value="0.9978" calcext:value-type="percentage">
            <text:p>99.78%</text:p>
          </table:table-cell>
          <table:table-cell table:style-name="ce18" office:value-type="percentage" office:value="0.9889" calcext:value-type="percentage">
            <text:p>98.89%</text:p>
          </table:table-cell>
          <table:table-cell table:style-name="ce18" office:value-type="percentage" office:value="0.997" calcext:value-type="percentage">
            <text:p>99.70%</text:p>
          </table:table-cell>
          <table:table-cell table:style-name="ce13" office:value-type="percentage" office:value="0.998885172798216" calcext:value-type="percentage">
            <text:p>99.89%</text:p>
          </table:table-cell>
          <table:table-cell table:style-name="ce18" office:value-type="percentage" office:value="0.978021978021978" calcext:value-type="percentage">
            <text:p>97.80%</text:p>
          </table:table-cell>
          <table:table-cell table:style-name="ce22" table:formula="of:=AVERAGE([.E33:.F33])" office:value-type="percentage" office:value="0.988453575410097" calcext:value-type="percentage">
            <text:p>98.85%</text:p>
          </table:table-cell>
          <table:table-cell table:style-name="ce13" office:value-type="percentage" office:value="0.997772828507795" calcext:value-type="percentage">
            <text:p>99.78%</text:p>
          </table:table-cell>
          <table:table-cell table:style-name="ce18" office:value-type="percentage" office:value="0.988888888888889" calcext:value-type="percentage">
            <text:p>98.89%</text:p>
          </table:table-cell>
          <table:table-cell table:style-name="ce22" table:formula="of:=AVERAGE([.H33:.I33])" office:value-type="percentage" office:value="0.993330858698342" calcext:value-type="percentage">
            <text:p>99.33%</text:p>
          </table:table-cell>
          <table:table-cell table:style-name="ce18" office:value-type="percentage" office:value="0.9983286908078" calcext:value-type="percentage">
            <text:p>99.83%</text:p>
          </table:table-cell>
          <table:table-cell table:style-name="ce18" office:value-type="percentage" office:value="0.983425414364641" calcext:value-type="percentage">
            <text:p>98.34%</text:p>
          </table:table-cell>
          <table:table-cell table:style-name="ce22" table:formula="of:=AVERAGE([.K33:.L33])" office:value-type="percentage" office:value="0.99087705258622" calcext:value-type="percentage">
            <text:p>99.09%</text:p>
          </table:table-cell>
          <table:table-cell table:style-name="ce18" office:value-type="percentage" office:value="0.99799509913121" calcext:value-type="percentage">
            <text:p>99.80%</text:p>
          </table:table-cell>
          <table:table-cell table:style-name="ce18" office:value-type="percentage" office:value="0.986696230598669" calcext:value-type="percentage">
            <text:p>98.67%</text:p>
          </table:table-cell>
          <table:table-cell table:style-name="ce22" table:formula="of:=AVERAGE([.N33:.O33])" office:value-type="percentage" office:value="0.99234566486494" calcext:value-type="percentage">
            <text:p>99.23%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lp_binary_vowel0_stratified_5</text:p>
          </table:table-cell>
          <table:table-cell table:style-name="ce14" office:value-type="percentage" office:value="0.9978" calcext:value-type="percentage">
            <text:p>99.78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9" office:value-type="percentage" office:value="0.998" calcext:value-type="percentage">
            <text:p>99.80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9" office:value-type="percentage" office:value="0.978260869565217" calcext:value-type="percentage">
            <text:p>97.83%</text:p>
          </table:table-cell>
          <table:table-cell table:style-name="ce23" table:formula="of:=AVERAGE([.E34:.F34])" office:value-type="percentage" office:value="0.989130434782609" calcext:value-type="percentage">
            <text:p>98.91%</text:p>
          </table:table-cell>
          <table:table-cell table:style-name="ce14" office:value-type="percentage" office:value="0.997772828507795" calcext:value-type="percentage">
            <text:p>99.78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3" table:formula="of:=AVERAGE([.H34:.I34])" office:value-type="percentage" office:value="0.998886414253898" calcext:value-type="percentage">
            <text:p>99.89%</text:p>
          </table:table-cell>
          <table:table-cell table:style-name="ce19" office:value-type="percentage" office:value="0.998885172798216" calcext:value-type="percentage">
            <text:p>99.89%</text:p>
          </table:table-cell>
          <table:table-cell table:style-name="ce19" office:value-type="percentage" office:value="0.989010989010989" calcext:value-type="percentage">
            <text:p>98.90%</text:p>
          </table:table-cell>
          <table:table-cell table:style-name="ce23" table:formula="of:=AVERAGE([.K34:.L34])" office:value-type="percentage" office:value="0.993948080904603" calcext:value-type="percentage">
            <text:p>99.39%</text:p>
          </table:table-cell>
          <table:table-cell table:style-name="ce19" office:value-type="percentage" office:value="0.998217468805704" calcext:value-type="percentage">
            <text:p>99.82%</text:p>
          </table:table-cell>
          <table:table-cell table:style-name="ce19" office:value-type="percentage" office:value="0.995575221238938" calcext:value-type="percentage">
            <text:p>99.56%</text:p>
          </table:table-cell>
          <table:table-cell table:style-name="ce23" table:formula="of:=AVERAGE([.N34:.O34])" office:value-type="percentage" office:value="0.996896345022321" calcext:value-type="percentage">
            <text:p>99.69%</text:p>
          </table:table-cell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3">
          <table:table-cell office:value-type="string" calcext:value-type="string">
            <text:p>Baseline – 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table:number-columns-repeated="1008"/>
        </table:table-row>
        <table:table-row table:style-name="ro4">
          <table:table-cell table:style-name="ce31" office:value-type="string" calcext:value-type="string">
            <text:p>Inverse stratified</text:p>
          </table:table-cell>
          <table:table-cell table:style-name="ce79" table:formula="of:=AVERAGE([.B3];[.B6];[.B9];[.B12];[.B15])" office:value-type="percentage" office:value="0.96546" calcext:value-type="percentage">
            <text:p>96.55%</text:p>
          </table:table-cell>
          <table:table-cell table:style-name="ce100" table:formula="of:=AVERAGE([.C3];[.C6];[.C9];[.C12];[.C15])" office:value-type="percentage" office:value="0.99556" calcext:value-type="percentage">
            <text:p>99.56%</text:p>
          </table:table-cell>
          <table:table-cell table:style-name="ce112" table:formula="of:=AVERAGE([.D3];[.D6];[.D9];[.D12];[.D15])" office:value-type="percentage" office:value="0.96822" calcext:value-type="percentage">
            <text:p>96.82%</text:p>
          </table:table-cell>
          <table:table-cell table:style-name="ce79" table:formula="of:=AVERAGE([.E3];[.E6];[.E9];[.E12];[.E15])" office:value-type="percentage" office:value="0.999539700805524" calcext:value-type="percentage">
            <text:p>99.95%</text:p>
          </table:table-cell>
          <table:table-cell table:style-name="ce100" table:formula="of:=AVERAGE([.F3];[.F6];[.F9];[.F12];[.F15])" office:value-type="percentage" office:value="0.743328398356861" calcext:value-type="percentage">
            <text:p>74.33%</text:p>
          </table:table-cell>
          <table:table-cell table:style-name="ce112" table:formula="of:=AVERAGE([.G3];[.G6];[.G9];[.G12];[.G15])" office:value-type="percentage" office:value="0.871434049581193" calcext:value-type="percentage">
            <text:p>87.14%</text:p>
          </table:table-cell>
          <table:table-cell table:style-name="ce79" table:formula="of:=AVERAGE([.H3];[.H6];[.H9];[.H12];[.H15])" office:value-type="percentage" office:value="0.968439632825159" calcext:value-type="percentage">
            <text:p>96.84%</text:p>
          </table:table-cell>
          <table:table-cell table:style-name="ce100" table:formula="of:=AVERAGE([.I3];[.I6];[.I9];[.I12];[.I15])" office:value-type="percentage" office:value="0.995555555555555" calcext:value-type="percentage">
            <text:p>99.56%</text:p>
          </table:table-cell>
          <table:table-cell table:style-name="ce112" table:formula="of:=AVERAGE([.J3];[.J6];[.J9];[.J12];[.J15])" office:value-type="percentage" office:value="0.981997594190357" calcext:value-type="percentage">
            <text:p>98.20%</text:p>
          </table:table-cell>
          <table:table-cell table:style-name="ce79" table:formula="of:=AVERAGE([.K3];[.K6];[.K9];[.K12];[.K15])" office:value-type="percentage" office:value="0.982211382363122" calcext:value-type="percentage">
            <text:p>98.22%</text:p>
          </table:table-cell>
          <table:table-cell table:style-name="ce100" table:formula="of:=AVERAGE([.L3];[.L6];[.L9];[.L12];[.L15])" office:value-type="percentage" office:value="0.851031498068432" calcext:value-type="percentage">
            <text:p>85.10%</text:p>
          </table:table-cell>
          <table:table-cell table:style-name="ce112" table:formula="of:=AVERAGE([.M3];[.M6];[.M9];[.M12];[.M15])" office:value-type="percentage" office:value="0.916621440215777" calcext:value-type="percentage">
            <text:p>91.66%</text:p>
          </table:table-cell>
          <table:table-cell table:style-name="ce79" table:formula="of:=AVERAGE([.N3];[.N6];[.N9];[.N12];[.N15])" office:value-type="percentage" office:value="0.972102362316763" calcext:value-type="percentage">
            <text:p>97.21%</text:p>
          </table:table-cell>
          <table:table-cell table:style-name="ce100" table:formula="of:=AVERAGE([.O3];[.O6];[.O9];[.O12];[.O15])" office:value-type="percentage" office:value="0.93218758738692" calcext:value-type="percentage">
            <text:p>93.22%</text:p>
          </table:table-cell>
          <table:table-cell table:style-name="ce112" table:formula="of:=AVERAGE([.P3];[.P6];[.P9];[.P12];[.P15])" office:value-type="percentage" office:value="0.952144974851842" calcext:value-type="percentage">
            <text:p>95.21%</text:p>
          </table:table-cell>
          <table:table-cell table:number-columns-repeated="1008"/>
        </table:table-row>
        <table:table-row table:style-name="ro4">
          <table:table-cell table:style-name="ce32" office:value-type="string" calcext:value-type="string">
            <text:p>Balanced</text:p>
          </table:table-cell>
          <table:table-cell table:style-name="ce80" table:formula="of:=AVERAGE([.B4];[.B7];[.B10];[.B13];[.B16])" office:value-type="percentage" office:value="0.99154" calcext:value-type="percentage">
            <text:p>99.15%</text:p>
          </table:table-cell>
          <table:table-cell table:style-name="ce101" table:formula="of:=AVERAGE([.C4];[.C7];[.C10];[.C13];[.C16])" office:value-type="percentage" office:value="0.82444" calcext:value-type="percentage">
            <text:p>82.44%</text:p>
          </table:table-cell>
          <table:table-cell table:style-name="ce113" table:formula="of:=AVERAGE([.D4];[.D7];[.D10];[.D13];[.D16])" office:value-type="percentage" office:value="0.97632" calcext:value-type="percentage">
            <text:p>97.63%</text:p>
          </table:table-cell>
          <table:table-cell table:style-name="ce80" table:formula="of:=AVERAGE([.E4];[.E7];[.E10];[.E13];[.E16])" office:value-type="percentage" office:value="0.982572501861736" calcext:value-type="percentage">
            <text:p>98.26%</text:p>
          </table:table-cell>
          <table:table-cell table:style-name="ce101" table:formula="of:=AVERAGE([.F4];[.F7];[.F10];[.F13];[.F16])" office:value-type="percentage" office:value="0.906992645088054" calcext:value-type="percentage">
            <text:p>90.70%</text:p>
          </table:table-cell>
          <table:table-cell table:style-name="ce113" table:formula="of:=AVERAGE([.G4];[.G7];[.G10];[.G13];[.G16])" office:value-type="percentage" office:value="0.944782573474895" calcext:value-type="percentage">
            <text:p>94.48%</text:p>
          </table:table-cell>
          <table:table-cell table:style-name="ce80" table:formula="of:=AVERAGE([.H4];[.H7];[.H10];[.H13];[.H16])" office:value-type="percentage" office:value="0.991536748329621" calcext:value-type="percentage">
            <text:p>99.15%</text:p>
          </table:table-cell>
          <table:table-cell table:style-name="ce101" table:formula="of:=AVERAGE([.I4];[.I7];[.I10];[.I13];[.I16])" office:value-type="percentage" office:value="0.824444444444445" calcext:value-type="percentage">
            <text:p>82.44%</text:p>
          </table:table-cell>
          <table:table-cell table:style-name="ce113" table:formula="of:=AVERAGE([.J4];[.J7];[.J10];[.J13];[.J16])" office:value-type="percentage" office:value="0.907990596387033" calcext:value-type="percentage">
            <text:p>90.80%</text:p>
          </table:table-cell>
          <table:table-cell table:style-name="ce80" table:formula="of:=AVERAGE([.K4];[.K7];[.K10];[.K13];[.K16])" office:value-type="percentage" office:value="0.987032301594398" calcext:value-type="percentage">
            <text:p>98.70%</text:p>
          </table:table-cell>
          <table:table-cell table:style-name="ce101" table:formula="of:=AVERAGE([.L4];[.L7];[.L10];[.L13];[.L16])" office:value-type="percentage" office:value="0.863537606221318" calcext:value-type="percentage">
            <text:p>86.35%</text:p>
          </table:table-cell>
          <table:table-cell table:style-name="ce113" table:formula="of:=AVERAGE([.M4];[.M7];[.M10];[.M13];[.M16])" office:value-type="percentage" office:value="0.925284953907858" calcext:value-type="percentage">
            <text:p>92.53%</text:p>
          </table:table-cell>
          <table:table-cell table:style-name="ce80" table:formula="of:=AVERAGE([.N4];[.N7];[.N10];[.N13];[.N16])" office:value-type="percentage" office:value="0.989729565821349" calcext:value-type="percentage">
            <text:p>98.97%</text:p>
          </table:table-cell>
          <table:table-cell table:style-name="ce101" table:formula="of:=AVERAGE([.O4];[.O7];[.O10];[.O13];[.O16])" office:value-type="percentage" office:value="0.839604642274426" calcext:value-type="percentage">
            <text:p>83.96%</text:p>
          </table:table-cell>
          <table:table-cell table:style-name="ce113" table:formula="of:=AVERAGE([.P4];[.P7];[.P10];[.P13];[.P16])" office:value-type="percentage" office:value="0.914667104047888" calcext:value-type="percentage">
            <text:p>91.47%</text:p>
          </table:table-cell>
          <table:table-cell table:number-columns-repeated="1008"/>
        </table:table-row>
        <table:table-row table:style-name="ro4">
          <table:table-cell table:style-name="ce33" office:value-type="string" calcext:value-type="string">
            <text:p>Stratified</text:p>
          </table:table-cell>
          <table:table-cell table:style-name="ce81" table:formula="of:=AVERAGE([.B5];[.B8];[.B11];[.B14];[.B17])" office:value-type="percentage" office:value="0.99242" calcext:value-type="percentage">
            <text:p>99.24%</text:p>
          </table:table-cell>
          <table:table-cell table:style-name="ce102" table:formula="of:=AVERAGE([.C5];[.C8];[.C11];[.C14];[.C17])" office:value-type="percentage" office:value="0.82888" calcext:value-type="percentage">
            <text:p>82.89%</text:p>
          </table:table-cell>
          <table:table-cell table:style-name="ce114" table:formula="of:=AVERAGE([.D5];[.D8];[.D11];[.D14];[.D17])" office:value-type="percentage" office:value="0.97752" calcext:value-type="percentage">
            <text:p>97.75%</text:p>
          </table:table-cell>
          <table:table-cell table:style-name="ce81" table:formula="of:=AVERAGE([.E5];[.E8];[.E11];[.E14];[.E17])" office:value-type="percentage" office:value="0.983018820579508" calcext:value-type="percentage">
            <text:p>98.30%</text:p>
          </table:table-cell>
          <table:table-cell table:style-name="ce102" table:formula="of:=AVERAGE([.F5];[.F8];[.F11];[.F14];[.F17])" office:value-type="percentage" office:value="0.917075438789451" calcext:value-type="percentage">
            <text:p>91.71%</text:p>
          </table:table-cell>
          <table:table-cell table:style-name="ce114" table:formula="of:=AVERAGE([.G5];[.G8];[.G11];[.G14];[.G17])" office:value-type="percentage" office:value="0.950047129684479" calcext:value-type="percentage">
            <text:p>95.00%</text:p>
          </table:table-cell>
          <table:table-cell table:style-name="ce81" table:formula="of:=AVERAGE([.H5];[.H8];[.H11];[.H14];[.H17])" office:value-type="percentage" office:value="0.992427616926503" calcext:value-type="percentage">
            <text:p>99.24%</text:p>
          </table:table-cell>
          <table:table-cell table:style-name="ce102" table:formula="of:=AVERAGE([.I5];[.I8];[.I11];[.I14];[.I17])" office:value-type="percentage" office:value="0.828888888888889" calcext:value-type="percentage">
            <text:p>82.89%</text:p>
          </table:table-cell>
          <table:table-cell table:style-name="ce114" table:formula="of:=AVERAGE([.J5];[.J8];[.J11];[.J14];[.J17])" office:value-type="percentage" office:value="0.910658252907696" calcext:value-type="percentage">
            <text:p>91.07%</text:p>
          </table:table-cell>
          <table:table-cell table:style-name="ce81" table:formula="of:=AVERAGE([.K5];[.K8];[.K11];[.K14];[.K17])" office:value-type="percentage" office:value="0.98769797167707" calcext:value-type="percentage">
            <text:p>98.77%</text:p>
          </table:table-cell>
          <table:table-cell table:style-name="ce102" table:formula="of:=AVERAGE([.L5];[.L8];[.L11];[.L14];[.L17])" office:value-type="percentage" office:value="0.870448846935038" calcext:value-type="percentage">
            <text:p>87.04%</text:p>
          </table:table-cell>
          <table:table-cell table:style-name="ce114" table:formula="of:=AVERAGE([.M5];[.M8];[.M11];[.M14];[.M17])" office:value-type="percentage" office:value="0.929073409306054" calcext:value-type="percentage">
            <text:p>92.91%</text:p>
          </table:table-cell>
          <table:table-cell table:style-name="ce81" table:formula="of:=AVERAGE([.N5];[.N8];[.N11];[.N14];[.N17])" office:value-type="percentage" office:value="0.990529643518602" calcext:value-type="percentage">
            <text:p>99.05%</text:p>
          </table:table-cell>
          <table:table-cell table:style-name="ce102" table:formula="of:=AVERAGE([.O5];[.O8];[.O11];[.O14];[.O17])" office:value-type="percentage" office:value="0.844962787109891" calcext:value-type="percentage">
            <text:p>84.50%</text:p>
          </table:table-cell>
          <table:table-cell table:style-name="ce114" table:formula="of:=AVERAGE([.P5];[.P8];[.P11];[.P14];[.P17])" office:value-type="percentage" office:value="0.917746215314246" calcext:value-type="percentage">
            <text:p>91.77%</text:p>
          </table:table-cell>
          <table:table-cell table:number-columns-repeated="1008"/>
        </table:table-row>
        <table:table-row table:style-name="ro3">
          <table:table-cell table:style-name="ce39" table:number-columns-repeated="16"/>
          <table:table-cell table:number-columns-repeated="1008"/>
        </table:table-row>
        <table:table-row table:style-name="ro3">
          <table:table-cell office:value-type="string" calcext:value-type="string">
            <text:p><text:span text:style-name="T1">Baseline – </text:span>S.D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table:number-columns-repeated="1008"/>
        </table:table-row>
        <table:table-row table:style-name="ro4">
          <table:table-cell table:style-name="ce31" office:value-type="string" calcext:value-type="string">
            <text:p>Inverse stratified</text:p>
          </table:table-cell>
          <table:table-cell table:style-name="ce142" table:formula="of:=COM.MICROSOFT.STDEV.P([.B3];[.B6];[.B9];[.B12];[.B15])" office:value-type="percentage" office:value="0.00299639783740412" calcext:value-type="percentage">
            <text:p>0.30%</text:p>
          </table:table-cell>
          <table:table-cell table:style-name="ce145" table:formula="of:=COM.MICROSOFT.STDEV.P([.C3];[.C6];[.C9];[.C12];[.C15])" office:value-type="percentage" office:value="0.00543786722897865" calcext:value-type="percentage">
            <text:p>0.54%</text:p>
          </table:table-cell>
          <table:table-cell table:style-name="ce148" table:formula="of:=COM.MICROSOFT.STDEV.P([.D3];[.D6];[.D9];[.D12];[.D15])" office:value-type="percentage" office:value="0.00261105342725881" calcext:value-type="percentage">
            <text:p>0.26%</text:p>
          </table:table-cell>
          <table:table-cell table:style-name="ce142" table:formula="of:=COM.MICROSOFT.STDEV.P([.E3];[.E6];[.E9];[.E12];[.E15])" office:value-type="percentage" office:value="0.000563749077740636" calcext:value-type="percentage">
            <text:p>0.06%</text:p>
          </table:table-cell>
          <table:table-cell table:style-name="ce145" table:formula="of:=COM.MICROSOFT.STDEV.P([.F3];[.F6];[.F9];[.F12];[.F15])" office:value-type="percentage" office:value="0.0162895903578752" calcext:value-type="percentage">
            <text:p>1.63%</text:p>
          </table:table-cell>
          <table:table-cell table:style-name="ce148" table:formula="of:=COM.MICROSOFT.STDEV.P([.G3];[.G6];[.G9];[.G12];[.G15])" office:value-type="percentage" office:value="0.00808487370888556" calcext:value-type="percentage">
            <text:p>0.81%</text:p>
          </table:table-cell>
          <table:table-cell table:style-name="ce142" table:formula="of:=COM.MICROSOFT.STDEV.P([.H3];[.H6];[.H9];[.H12];[.H15])" office:value-type="percentage" office:value="0.00838870766404548" calcext:value-type="percentage">
            <text:p>0.84%</text:p>
          </table:table-cell>
          <table:table-cell table:style-name="ce145" table:formula="of:=COM.MICROSOFT.STDEV.P([.I3];[.I6];[.I9];[.I12];[.I15])" office:value-type="percentage" office:value="0.00544331053951815" calcext:value-type="percentage">
            <text:p>0.54%</text:p>
          </table:table-cell>
          <table:table-cell table:style-name="ce148" table:formula="of:=COM.MICROSOFT.STDEV.P([.J3];[.J6];[.J9];[.J12];[.J15])" office:value-type="percentage" office:value="0.00539489684223429" calcext:value-type="percentage">
            <text:p>0.54%</text:p>
          </table:table-cell>
          <table:table-cell table:style-name="ce142" table:formula="of:=COM.MICROSOFT.STDEV.P([.K3];[.K6];[.K9];[.K12];[.K15])" office:value-type="percentage" office:value="0.0014862838931051" calcext:value-type="percentage">
            <text:p>0.15%</text:p>
          </table:table-cell>
          <table:table-cell table:style-name="ce145" table:formula="of:=COM.MICROSOFT.STDEV.P([.L3];[.L6];[.L9];[.L12];[.L15])" office:value-type="percentage" office:value="0.0103994454337503" calcext:value-type="percentage">
            <text:p>1.04%</text:p>
          </table:table-cell>
          <table:table-cell table:style-name="ce148" table:formula="of:=COM.MICROSOFT.STDEV.P([.M3];[.M6];[.M9];[.M12];[.M15])" office:value-type="percentage" office:value="0.00594055244851259" calcext:value-type="percentage">
            <text:p>0.59%</text:p>
          </table:table-cell>
          <table:table-cell table:style-name="ce142" table:formula="of:=COM.MICROSOFT.STDEV.P([.N3];[.N6];[.N9];[.N12];[.N15])" office:value-type="percentage" office:value="0.0023932254676913" calcext:value-type="percentage">
            <text:p>0.24%</text:p>
          </table:table-cell>
          <table:table-cell table:style-name="ce145" table:formula="of:=COM.MICROSOFT.STDEV.P([.O3];[.O6];[.O9];[.O12];[.O15])" office:value-type="percentage" office:value="0.00561390561368916" calcext:value-type="percentage">
            <text:p>0.56%</text:p>
          </table:table-cell>
          <table:table-cell table:style-name="ce148" table:formula="of:=COM.MICROSOFT.STDEV.P([.P3];[.P6];[.P9];[.P12];[.P15])" office:value-type="percentage" office:value="0.00377411247723969" calcext:value-type="percentage">
            <text:p>0.38%</text:p>
          </table:table-cell>
          <table:table-cell table:number-columns-repeated="1008"/>
        </table:table-row>
        <table:table-row table:style-name="ro4">
          <table:table-cell table:style-name="ce32" office:value-type="string" calcext:value-type="string">
            <text:p>Balanced</text:p>
          </table:table-cell>
          <table:table-cell table:style-name="ce143" table:formula="of:=COM.MICROSOFT.STDEV.P([.B4];[.B7];[.B10];[.B13];[.B16])" office:value-type="percentage" office:value="0.00226503863101712" calcext:value-type="percentage">
            <text:p>0.23%</text:p>
          </table:table-cell>
          <table:table-cell table:style-name="ce146" table:formula="of:=COM.MICROSOFT.STDEV.P([.C4];[.C7];[.C10];[.C13];[.C16])" office:value-type="percentage" office:value="0.0367765468743328" calcext:value-type="percentage">
            <text:p>3.68%</text:p>
          </table:table-cell>
          <table:table-cell table:style-name="ce149" table:formula="of:=COM.MICROSOFT.STDEV.P([.D4];[.D7];[.D10];[.D13];[.D16])" office:value-type="percentage" office:value="0.00494990909007431" calcext:value-type="percentage">
            <text:p>0.49%</text:p>
          </table:table-cell>
          <table:table-cell table:style-name="ce143" table:formula="of:=COM.MICROSOFT.STDEV.P([.E4];[.E7];[.E10];[.E13];[.E16])" office:value-type="percentage" office:value="0.00361595235743776" calcext:value-type="percentage">
            <text:p>0.36%</text:p>
          </table:table-cell>
          <table:table-cell table:style-name="ce146" table:formula="of:=COM.MICROSOFT.STDEV.P([.F4];[.F7];[.F10];[.F13];[.F16])" office:value-type="percentage" office:value="0.0253851904492898" calcext:value-type="percentage">
            <text:p>2.54%</text:p>
          </table:table-cell>
          <table:table-cell table:style-name="ce149" table:formula="of:=COM.MICROSOFT.STDEV.P([.G4];[.G7];[.G10];[.G13];[.G16])" office:value-type="percentage" office:value="0.014049746131659" calcext:value-type="percentage">
            <text:p>1.40%</text:p>
          </table:table-cell>
          <table:table-cell table:style-name="ce143" table:formula="of:=COM.MICROSOFT.STDEV.P([.H4];[.H7];[.H10];[.H13];[.H16])" office:value-type="percentage" office:value="0.00229301339442917" calcext:value-type="percentage">
            <text:p>0.23%</text:p>
          </table:table-cell>
          <table:table-cell table:style-name="ce146" table:formula="of:=COM.MICROSOFT.STDEV.P([.I4];[.I7];[.I10];[.I13];[.I16])" office:value-type="percentage" office:value="0.0367843230161041" calcext:value-type="percentage">
            <text:p>3.68%</text:p>
          </table:table-cell>
          <table:table-cell table:style-name="ce149" table:formula="of:=COM.MICROSOFT.STDEV.P([.J4];[.J7];[.J10];[.J13];[.J16])" office:value-type="percentage" office:value="0.0191392826524791" calcext:value-type="percentage">
            <text:p>1.91%</text:p>
          </table:table-cell>
          <table:table-cell table:style-name="ce143" table:formula="of:=COM.MICROSOFT.STDEV.P([.K4];[.K7];[.K10];[.K13];[.K16])" office:value-type="percentage" office:value="0.00269694749064009" calcext:value-type="percentage">
            <text:p>0.27%</text:p>
          </table:table-cell>
          <table:table-cell table:style-name="ce146" table:formula="of:=COM.MICROSOFT.STDEV.P([.L4];[.L7];[.L10];[.L13];[.L16])" office:value-type="percentage" office:value="0.029507720124034" calcext:value-type="percentage">
            <text:p>2.95%</text:p>
          </table:table-cell>
          <table:table-cell table:style-name="ce149" table:formula="of:=COM.MICROSOFT.STDEV.P([.M4];[.M7];[.M10];[.M13];[.M16])" office:value-type="percentage" office:value="0.0160997044670457" calcext:value-type="percentage">
            <text:p>1.61%</text:p>
          </table:table-cell>
          <table:table-cell table:style-name="ce143" table:formula="of:=COM.MICROSOFT.STDEV.P([.N4];[.N7];[.N10];[.N13];[.N16])" office:value-type="percentage" office:value="0.00236557172399012" calcext:value-type="percentage">
            <text:p>0.24%</text:p>
          </table:table-cell>
          <table:table-cell table:style-name="ce146" table:formula="of:=COM.MICROSOFT.STDEV.P([.O4];[.O7];[.O10];[.O13];[.O16])" office:value-type="percentage" office:value="0.0337680059962266" calcext:value-type="percentage">
            <text:p>3.38%</text:p>
          </table:table-cell>
          <table:table-cell table:style-name="ce149" table:formula="of:=COM.MICROSOFT.STDEV.P([.P4];[.P7];[.P10];[.P13];[.P16])" office:value-type="percentage" office:value="0.0179002896587814" calcext:value-type="percentage">
            <text:p>1.79%</text:p>
          </table:table-cell>
          <table:table-cell table:number-columns-repeated="1008"/>
        </table:table-row>
        <table:table-row table:style-name="ro4">
          <table:table-cell table:style-name="ce33" office:value-type="string" calcext:value-type="string">
            <text:p>Stratified</text:p>
          </table:table-cell>
          <table:table-cell table:style-name="ce144" table:formula="of:=COM.MICROSOFT.STDEV.P([.B5];[.B8];[.B11];[.B14];[.B17])" office:value-type="percentage" office:value="0.00213297913726316" calcext:value-type="percentage">
            <text:p>0.21%</text:p>
          </table:table-cell>
          <table:table-cell table:style-name="ce147" table:formula="of:=COM.MICROSOFT.STDEV.P([.C5];[.C8];[.C11];[.C14];[.C17])" office:value-type="percentage" office:value="0.0206241024047108" calcext:value-type="percentage">
            <text:p>2.06%</text:p>
          </table:table-cell>
          <table:table-cell table:style-name="ce150" table:formula="of:=COM.MICROSOFT.STDEV.P([.D5];[.D8];[.D11];[.D14];[.D17])" office:value-type="percentage" office:value="0.0022471315048301" calcext:value-type="percentage">
            <text:p>0.22%</text:p>
          </table:table-cell>
          <table:table-cell table:style-name="ce144" table:formula="of:=COM.MICROSOFT.STDEV.P([.E5];[.E8];[.E11];[.E14];[.E17])" office:value-type="percentage" office:value="0.00200513716479601" calcext:value-type="percentage">
            <text:p>0.20%</text:p>
          </table:table-cell>
          <table:table-cell table:style-name="ce147" table:formula="of:=COM.MICROSOFT.STDEV.P([.F5];[.F8];[.F11];[.F14];[.F17])" office:value-type="percentage" office:value="0.0211042296661516" calcext:value-type="percentage">
            <text:p>2.11%</text:p>
          </table:table-cell>
          <table:table-cell table:style-name="ce150" table:formula="of:=COM.MICROSOFT.STDEV.P([.G5];[.G8];[.G11];[.G14];[.G17])" office:value-type="percentage" office:value="0.0103814282227794" calcext:value-type="percentage">
            <text:p>1.04%</text:p>
          </table:table-cell>
          <table:table-cell table:style-name="ce144" table:formula="of:=COM.MICROSOFT.STDEV.P([.H5];[.H8];[.H11];[.H14];[.H17])" office:value-type="percentage" office:value="0.00215932287635471" calcext:value-type="percentage">
            <text:p>0.22%</text:p>
          </table:table-cell>
          <table:table-cell table:style-name="ce147" table:formula="of:=COM.MICROSOFT.STDEV.P([.I5];[.I8];[.I11];[.I14];[.I17])" office:value-type="percentage" office:value="0.0206080411011016" calcext:value-type="percentage">
            <text:p>2.06%</text:p>
          </table:table-cell>
          <table:table-cell table:style-name="ce150" table:formula="of:=COM.MICROSOFT.STDEV.P([.J5];[.J8];[.J11];[.J14];[.J17])" office:value-type="percentage" office:value="0.0100204555960052" calcext:value-type="percentage">
            <text:p>1.00%</text:p>
          </table:table-cell>
          <table:table-cell table:style-name="ce144" table:formula="of:=COM.MICROSOFT.STDEV.P([.K5];[.K8];[.K11];[.K14];[.K17])" office:value-type="percentage" office:value="0.00123668749100655" calcext:value-type="percentage">
            <text:p>0.12%</text:p>
          </table:table-cell>
          <table:table-cell table:style-name="ce147" table:formula="of:=COM.MICROSOFT.STDEV.P([.L5];[.L8];[.L11];[.L14];[.L17])" office:value-type="percentage" office:value="0.0129209156733993" calcext:value-type="percentage">
            <text:p>1.29%</text:p>
          </table:table-cell>
          <table:table-cell table:style-name="ce150" table:formula="of:=COM.MICROSOFT.STDEV.P([.M5];[.M8];[.M11];[.M14];[.M17])" office:value-type="percentage" office:value="0.00706844880930318" calcext:value-type="percentage">
            <text:p>0.71%</text:p>
          </table:table-cell>
          <table:table-cell table:style-name="ce144" table:formula="of:=COM.MICROSOFT.STDEV.P([.N5];[.N8];[.N11];[.N14];[.N17])" office:value-type="percentage" office:value="0.00164779799256051" calcext:value-type="percentage">
            <text:p>0.16%</text:p>
          </table:table-cell>
          <table:table-cell table:style-name="ce147" table:formula="of:=COM.MICROSOFT.STDEV.P([.O5];[.O8];[.O11];[.O14];[.O17])" office:value-type="percentage" office:value="0.0165879283710576" calcext:value-type="percentage">
            <text:p>1.66%</text:p>
          </table:table-cell>
          <table:table-cell table:style-name="ce150" table:formula="of:=COM.MICROSOFT.STDEV.P([.P5];[.P8];[.P11];[.P14];[.P17])" office:value-type="percentage" office:value="0.00844324363753788" calcext:value-type="percentage">
            <text:p>0.84%</text:p>
          </table:table-cell>
          <table:table-cell table:number-columns-repeated="1008"/>
        </table:table-row>
        <table:table-row table:style-name="ro3">
          <table:table-cell table:style-name="ce40" table:number-columns-repeated="16"/>
          <table:table-cell table:number-columns-repeated="1008"/>
        </table:table-row>
        <table:table-row table:style-name="ro3">
          <table:table-cell office:value-type="string" calcext:value-type="string">
            <text:p>Method – 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table:number-columns-repeated="1008"/>
        </table:table-row>
        <table:table-row table:style-name="ro3">
          <table:table-cell table:style-name="ce36" office:value-type="string" calcext:value-type="string">
            <text:p>Inverse stratified</text:p>
          </table:table-cell>
          <table:table-cell table:style-name="ce48" table:formula="of:=AVERAGE([.B20];[.B23];[.B26];[.B29];[.B32])" office:value-type="percentage" office:value="0.99574" calcext:value-type="percentage">
            <text:p>99.57%</text:p>
          </table:table-cell>
          <table:table-cell table:style-name="ce57" table:formula="of:=AVERAGE([.C20];[.C23];[.C26];[.C29];[.C32])" office:value-type="percentage" office:value="0.99778" calcext:value-type="percentage">
            <text:p>99.78%</text:p>
          </table:table-cell>
          <table:table-cell table:style-name="ce62" table:formula="of:=AVERAGE([.D20];[.D23];[.D26];[.D29];[.D32])" office:value-type="percentage" office:value="0.99598" calcext:value-type="percentage">
            <text:p>99.60%</text:p>
          </table:table-cell>
          <table:table-cell table:style-name="ce48" table:formula="of:=AVERAGE([.E20];[.E23];[.E26];[.E29];[.E32])" office:value-type="percentage" office:value="0.999776536312849" calcext:value-type="percentage">
            <text:p>99.98%</text:p>
          </table:table-cell>
          <table:table-cell table:style-name="ce57" table:formula="of:=AVERAGE([.F20];[.F23];[.F26];[.F29];[.F32])" office:value-type="percentage" office:value="0.959414321665523" calcext:value-type="percentage">
            <text:p>95.94%</text:p>
          </table:table-cell>
          <table:table-cell table:style-name="ce62" table:formula="of:=AVERAGE([.G20];[.G23];[.G26];[.G29];[.G32])" office:value-type="percentage" office:value="0.979595428989186" calcext:value-type="percentage">
            <text:p>97.96%</text:p>
          </table:table-cell>
          <table:table-cell table:style-name="ce48" table:formula="of:=AVERAGE([.H20];[.H23];[.H26];[.H29];[.H32])" office:value-type="percentage" office:value="0.995768374164811" calcext:value-type="percentage">
            <text:p>99.58%</text:p>
          </table:table-cell>
          <table:table-cell table:style-name="ce57" table:formula="of:=AVERAGE([.I20];[.I23];[.I26];[.I29];[.I32])" office:value-type="percentage" office:value="0.997777777777778" calcext:value-type="percentage">
            <text:p>99.78%</text:p>
          </table:table-cell>
          <table:table-cell table:style-name="ce62" table:formula="of:=AVERAGE([.J20];[.J23];[.J26];[.J29];[.J32])" office:value-type="percentage" office:value="0.996773075971294" calcext:value-type="percentage">
            <text:p>99.68%</text:p>
          </table:table-cell>
          <table:table-cell table:style-name="ce48" table:formula="of:=AVERAGE([.K20];[.K23];[.K26];[.K29];[.K32])" office:value-type="percentage" office:value="0.997768355111147" calcext:value-type="percentage">
            <text:p>99.78%</text:p>
          </table:table-cell>
          <table:table-cell table:style-name="ce57" table:formula="of:=AVERAGE([.L20];[.L23];[.L26];[.L29];[.L32])" office:value-type="percentage" office:value="0.978213352340223" calcext:value-type="percentage">
            <text:p>97.82%</text:p>
          </table:table-cell>
          <table:table-cell table:style-name="ce62" table:formula="of:=AVERAGE([.M20];[.M23];[.M26];[.M29];[.M32])" office:value-type="percentage" office:value="0.987990853725685" calcext:value-type="percentage">
            <text:p>98.80%</text:p>
          </table:table-cell>
          <table:table-cell table:style-name="ce48" table:formula="of:=AVERAGE([.N20];[.N23];[.N26];[.N29];[.N32])" office:value-type="percentage" office:value="0.996522971548758" calcext:value-type="percentage">
            <text:p>99.65%</text:p>
          </table:table-cell>
          <table:table-cell table:style-name="ce57" table:formula="of:=AVERAGE([.O20];[.O23];[.O26];[.O29];[.O32])" office:value-type="percentage" office:value="0.988087249953808" calcext:value-type="percentage">
            <text:p>98.81%</text:p>
          </table:table-cell>
          <table:table-cell table:style-name="ce62" table:formula="of:=AVERAGE([.P20];[.P23];[.P26];[.P29];[.P32])" office:value-type="percentage" office:value="0.992305110751283" calcext:value-type="percentage">
            <text:p>99.23%</text:p>
          </table:table-cell>
          <table:table-cell table:number-columns-repeated="1008"/>
        </table:table-row>
        <table:table-row table:style-name="ro3">
          <table:table-cell table:style-name="ce37" office:value-type="string" calcext:value-type="string">
            <text:p>Balanced</text:p>
          </table:table-cell>
          <table:table-cell table:style-name="ce49" table:formula="of:=AVERAGE([.B21];[.B24];[.B27];[.B30];[.B33])" office:value-type="percentage" office:value="0.99666" calcext:value-type="percentage">
            <text:p>99.67%</text:p>
          </table:table-cell>
          <table:table-cell table:style-name="ce58" table:formula="of:=AVERAGE([.C21];[.C24];[.C27];[.C30];[.C33])" office:value-type="percentage" office:value="0.99778" calcext:value-type="percentage">
            <text:p>99.78%</text:p>
          </table:table-cell>
          <table:table-cell table:style-name="ce63" table:formula="of:=AVERAGE([.D21];[.D24];[.D27];[.D30];[.D33])" office:value-type="percentage" office:value="0.9968" calcext:value-type="percentage">
            <text:p>99.68%</text:p>
          </table:table-cell>
          <table:table-cell table:style-name="ce49" table:formula="of:=AVERAGE([.E21];[.E24];[.E27];[.E30];[.E33])" office:value-type="percentage" office:value="0.999777034559643" calcext:value-type="percentage">
            <text:p>99.98%</text:p>
          </table:table-cell>
          <table:table-cell table:style-name="ce58" table:formula="of:=AVERAGE([.F21];[.F24];[.F27];[.F30];[.F33])" office:value-type="percentage" office:value="0.967783680018469" calcext:value-type="percentage">
            <text:p>96.78%</text:p>
          </table:table-cell>
          <table:table-cell table:style-name="ce63" table:formula="of:=AVERAGE([.G21];[.G24];[.G27];[.G30];[.G33])" office:value-type="percentage" office:value="0.983780357289056" calcext:value-type="percentage">
            <text:p>98.38%</text:p>
          </table:table-cell>
          <table:table-cell table:style-name="ce49" table:formula="of:=AVERAGE([.H21];[.H24];[.H27];[.H30];[.H33])" office:value-type="percentage" office:value="0.996659242761693" calcext:value-type="percentage">
            <text:p>99.67%</text:p>
          </table:table-cell>
          <table:table-cell table:style-name="ce58" table:formula="of:=AVERAGE([.I21];[.I24];[.I27];[.I30];[.I33])" office:value-type="percentage" office:value="0.997777777777778" calcext:value-type="percentage">
            <text:p>99.78%</text:p>
          </table:table-cell>
          <table:table-cell table:style-name="ce63" table:formula="of:=AVERAGE([.J21];[.J24];[.J27];[.J30];[.J33])" office:value-type="percentage" office:value="0.997218510269735" calcext:value-type="percentage">
            <text:p>99.72%</text:p>
          </table:table-cell>
          <table:table-cell table:style-name="ce49" table:formula="of:=AVERAGE([.K21];[.K24];[.K27];[.K30];[.K33])" office:value-type="percentage" office:value="0.998215280887883" calcext:value-type="percentage">
            <text:p>99.82%</text:p>
          </table:table-cell>
          <table:table-cell table:style-name="ce58" table:formula="of:=AVERAGE([.L21];[.L24];[.L27];[.L30];[.L33])" office:value-type="percentage" office:value="0.982512939976623" calcext:value-type="percentage">
            <text:p>98.25%</text:p>
          </table:table-cell>
          <table:table-cell table:style-name="ce63" table:formula="of:=AVERAGE([.M21];[.M24];[.M27];[.M30];[.M33])" office:value-type="percentage" office:value="0.990364110432253" calcext:value-type="percentage">
            <text:p>99.04%</text:p>
          </table:table-cell>
          <table:table-cell table:style-name="ce49" table:formula="of:=AVERAGE([.N21];[.N24];[.N27];[.N30];[.N33])" office:value-type="percentage" office:value="0.997280974327137" calcext:value-type="percentage">
            <text:p>99.73%</text:p>
          </table:table-cell>
          <table:table-cell table:style-name="ce58" table:formula="of:=AVERAGE([.O21];[.O24];[.O27];[.O30];[.O33])" office:value-type="percentage" office:value="0.991605557981373" calcext:value-type="percentage">
            <text:p>99.16%</text:p>
          </table:table-cell>
          <table:table-cell table:style-name="ce63" table:formula="of:=AVERAGE([.P21];[.P24];[.P27];[.P30];[.P33])" office:value-type="percentage" office:value="0.994443266154255" calcext:value-type="percentage">
            <text:p>99.44%</text:p>
          </table:table-cell>
          <table:table-cell table:number-columns-repeated="1008"/>
        </table:table-row>
        <table:table-row table:style-name="ro3">
          <table:table-cell table:style-name="ce38" office:value-type="string" calcext:value-type="string">
            <text:p>Stratified</text:p>
          </table:table-cell>
          <table:table-cell table:style-name="ce50" table:formula="of:=AVERAGE([.B22];[.B25];[.B28];[.B31];[.B34])" office:value-type="percentage" office:value="0.996" calcext:value-type="percentage">
            <text:p>99.60%</text:p>
          </table:table-cell>
          <table:table-cell table:style-name="ce59" table:formula="of:=AVERAGE([.C22];[.C25];[.C28];[.C31];[.C34])" office:value-type="percentage" office:value="1" calcext:value-type="percentage">
            <text:p>100.00%</text:p>
          </table:table-cell>
          <table:table-cell table:style-name="ce64" table:formula="of:=AVERAGE([.D22];[.D25];[.D28];[.D31];[.D34])" office:value-type="percentage" office:value="0.99638" calcext:value-type="percentage">
            <text:p>99.64%</text:p>
          </table:table-cell>
          <table:table-cell table:style-name="ce50" table:formula="of:=AVERAGE([.E22];[.E25];[.E28];[.E31];[.E34])" office:value-type="percentage" office:value="1" calcext:value-type="percentage">
            <text:p>100.00%</text:p>
          </table:table-cell>
          <table:table-cell table:style-name="ce59" table:formula="of:=AVERAGE([.F22];[.F25];[.F28];[.F31];[.F34])" office:value-type="percentage" office:value="0.961732173913044" calcext:value-type="percentage">
            <text:p>96.17%</text:p>
          </table:table-cell>
          <table:table-cell table:style-name="ce64" table:formula="of:=AVERAGE([.G22];[.G25];[.G28];[.G31];[.G34])" office:value-type="percentage" office:value="0.980866086956522" calcext:value-type="percentage">
            <text:p>98.09%</text:p>
          </table:table-cell>
          <table:table-cell table:style-name="ce50" table:formula="of:=AVERAGE([.H22];[.H25];[.H28];[.H31];[.H34])" office:value-type="percentage" office:value="0.995998262806236" calcext:value-type="percentage">
            <text:p>99.60%</text:p>
          </table:table-cell>
          <table:table-cell table:style-name="ce59" table:formula="of:=AVERAGE([.I22];[.I25];[.I28];[.I31];[.I34])" office:value-type="percentage" office:value="1" calcext:value-type="percentage">
            <text:p>100.00%</text:p>
          </table:table-cell>
          <table:table-cell table:style-name="ce64" table:formula="of:=AVERAGE([.J22];[.J25];[.J28];[.J31];[.J34])" office:value-type="percentage" office:value="0.997999131403118" calcext:value-type="percentage">
            <text:p>99.80%</text:p>
          </table:table-cell>
          <table:table-cell table:style-name="ce50" table:formula="of:=AVERAGE([.K22];[.K25];[.K28];[.K31];[.K34])" office:value-type="percentage" office:value="0.997986643498191" calcext:value-type="percentage">
            <text:p>99.80%</text:p>
          </table:table-cell>
          <table:table-cell table:style-name="ce59" table:formula="of:=AVERAGE([.L22];[.L25];[.L28];[.L31];[.L34])" office:value-type="percentage" office:value="0.980450584898972" calcext:value-type="percentage">
            <text:p>98.05%</text:p>
          </table:table-cell>
          <table:table-cell table:style-name="ce64" table:formula="of:=AVERAGE([.M22];[.M25];[.M28];[.M31];[.M34])" office:value-type="percentage" office:value="0.989218614198581" calcext:value-type="percentage">
            <text:p>98.92%</text:p>
          </table:table-cell>
          <table:table-cell table:style-name="ce50" table:formula="of:=AVERAGE([.N22];[.N25];[.N28];[.N31];[.N34])" office:value-type="percentage" office:value="0.996773020968991" calcext:value-type="percentage">
            <text:p>99.68%</text:p>
          </table:table-cell>
          <table:table-cell table:style-name="ce59" table:formula="of:=AVERAGE([.O22];[.O25];[.O28];[.O31];[.O34])" office:value-type="percentage" office:value="0.992083465300419" calcext:value-type="percentage">
            <text:p>99.21%</text:p>
          </table:table-cell>
          <table:table-cell table:style-name="ce64" table:formula="of:=AVERAGE([.P22];[.P25];[.P28];[.P31];[.P34])" office:value-type="percentage" office:value="0.994428243134705" calcext:value-type="percentage">
            <text:p>99.44%</text:p>
          </table:table-cell>
          <table:table-cell table:number-columns-repeated="1008"/>
        </table:table-row>
        <table:table-row table:style-name="ro3">
          <table:table-cell table:style-name="ce41" table:number-columns-repeated="16"/>
          <table:table-cell table:style-name="ce74" table:number-columns-repeated="1008"/>
        </table:table-row>
        <table:table-row table:style-name="ro3">
          <table:table-cell office:value-type="string" calcext:value-type="string">
            <text:p><text:span text:style-name="T1">Method – </text:span>S.D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table:number-columns-repeated="1008"/>
        </table:table-row>
        <table:table-row table:style-name="ro3">
          <table:table-cell table:style-name="ce36" office:value-type="string" calcext:value-type="string">
            <text:p>Inverse stratified</text:p>
          </table:table-cell>
          <table:table-cell table:style-name="ce48" table:formula="of:=COM.MICROSOFT.STDEV.P([.B20];[.B23];[.B26];[.B29];[.B32])" office:value-type="percentage" office:value="0.000480000000000036" calcext:value-type="percentage">
            <text:p>0.05%</text:p>
          </table:table-cell>
          <table:table-cell table:style-name="ce57" table:formula="of:=COM.MICROSOFT.STDEV.P([.C20];[.C23];[.C26];[.C29];[.C32])" office:value-type="percentage" office:value="0.00444" calcext:value-type="percentage">
            <text:p>0.44%</text:p>
          </table:table-cell>
          <table:table-cell table:style-name="ce62" table:formula="of:=COM.MICROSOFT.STDEV.P([.D20];[.D23];[.D26];[.D29];[.D32])" office:value-type="percentage" office:value="0.000664529909033479" calcext:value-type="percentage">
            <text:p>0.07%</text:p>
          </table:table-cell>
          <table:table-cell table:style-name="ce48" table:formula="of:=COM.MICROSOFT.STDEV.P([.E20];[.E23];[.E26];[.E29];[.E32])" office:value-type="percentage" office:value="0.000446927374301698" calcext:value-type="percentage">
            <text:p>0.04%</text:p>
          </table:table-cell>
          <table:table-cell table:style-name="ce57" table:formula="of:=COM.MICROSOFT.STDEV.P([.F20];[.F23];[.F26];[.F29];[.F32])" office:value-type="percentage" office:value="0.00416757631177696" calcext:value-type="percentage">
            <text:p>0.42%</text:p>
          </table:table-cell>
          <table:table-cell table:style-name="ce62" table:formula="of:=COM.MICROSOFT.STDEV.P([.G20];[.G23];[.G26];[.G29];[.G32])" office:value-type="percentage" office:value="0.00215941360707992" calcext:value-type="percentage">
            <text:p>0.22%</text:p>
          </table:table-cell>
          <table:table-cell table:style-name="ce48" table:formula="of:=COM.MICROSOFT.STDEV.P([.H20];[.H23];[.H26];[.H29];[.H32])" office:value-type="percentage" office:value="0.000445434298440972" calcext:value-type="percentage">
            <text:p>0.04%</text:p>
          </table:table-cell>
          <table:table-cell table:style-name="ce57" table:formula="of:=COM.MICROSOFT.STDEV.P([.I20];[.I23];[.I26];[.I29];[.I32])" office:value-type="percentage" office:value="0.00444444444444443" calcext:value-type="percentage">
            <text:p>0.44%</text:p>
          </table:table-cell>
          <table:table-cell table:style-name="ce62" table:formula="of:=COM.MICROSOFT.STDEV.P([.J20];[.J23];[.J26];[.J29];[.J32])" office:value-type="percentage" office:value="0.00228808610690879" calcext:value-type="percentage">
            <text:p>0.23%</text:p>
          </table:table-cell>
          <table:table-cell table:style-name="ce48" table:formula="of:=COM.MICROSOFT.STDEV.P([.K20];[.K23];[.K26];[.K29];[.K32])" office:value-type="percentage" office:value="0.0003527364625703" calcext:value-type="percentage">
            <text:p>0.04%</text:p>
          </table:table-cell>
          <table:table-cell table:style-name="ce57" table:formula="of:=COM.MICROSOFT.STDEV.P([.L20];[.L23];[.L26];[.L29];[.L32])" office:value-type="percentage" office:value="0.00345653111085619" calcext:value-type="percentage">
            <text:p>0.35%</text:p>
          </table:table-cell>
          <table:table-cell table:style-name="ce62" table:formula="of:=COM.MICROSOFT.STDEV.P([.M20];[.M23];[.M26];[.M29];[.M32])" office:value-type="percentage" office:value="0.00190460620387471" calcext:value-type="percentage">
            <text:p>0.19%</text:p>
          </table:table-cell>
          <table:table-cell table:style-name="ce48" table:formula="of:=COM.MICROSOFT.STDEV.P([.N20];[.N23];[.N26];[.N29];[.N32])" office:value-type="percentage" office:value="0.000413423708057646" calcext:value-type="percentage">
            <text:p>0.04%</text:p>
          </table:table-cell>
          <table:table-cell table:style-name="ce57" table:formula="of:=COM.MICROSOFT.STDEV.P([.O20];[.O23];[.O26];[.O29];[.O32])" office:value-type="percentage" office:value="0.00476017558803272" calcext:value-type="percentage">
            <text:p>0.48%</text:p>
          </table:table-cell>
          <table:table-cell table:style-name="ce62" table:formula="of:=COM.MICROSOFT.STDEV.P([.P20];[.P23];[.P26];[.P29];[.P32])" office:value-type="percentage" office:value="0.00253669770975715" calcext:value-type="percentage">
            <text:p>0.25%</text:p>
          </table:table-cell>
          <table:table-cell table:number-columns-repeated="1008"/>
        </table:table-row>
        <table:table-row table:style-name="ro3">
          <table:table-cell table:style-name="ce37" office:value-type="string" calcext:value-type="string">
            <text:p>Balanced</text:p>
          </table:table-cell>
          <table:table-cell table:style-name="ce49" table:formula="of:=COM.MICROSOFT.STDEV.P([.B21];[.B24];[.B27];[.B30];[.B33])" office:value-type="percentage" office:value="0.00102878569196897" calcext:value-type="percentage">
            <text:p>0.10%</text:p>
          </table:table-cell>
          <table:table-cell table:style-name="ce58" table:formula="of:=COM.MICROSOFT.STDEV.P([.C21];[.C24];[.C27];[.C30];[.C33])" office:value-type="percentage" office:value="0.00444" calcext:value-type="percentage">
            <text:p>0.44%</text:p>
          </table:table-cell>
          <table:table-cell table:style-name="ce63" table:formula="of:=COM.MICROSOFT.STDEV.P([.D21];[.D24];[.D27];[.D30];[.D33])" office:value-type="percentage" office:value="0.000748331477354789" calcext:value-type="percentage">
            <text:p>0.07%</text:p>
          </table:table-cell>
          <table:table-cell table:style-name="ce49" table:formula="of:=COM.MICROSOFT.STDEV.P([.E21];[.E24];[.E27];[.E30];[.E33])" office:value-type="percentage" office:value="0.000445930880713474" calcext:value-type="percentage">
            <text:p>0.04%</text:p>
          </table:table-cell>
          <table:table-cell table:style-name="ce58" table:formula="of:=COM.MICROSOFT.STDEV.P([.F21];[.F24];[.F27];[.F30];[.F33])" office:value-type="percentage" office:value="0.00925524515668949" calcext:value-type="percentage">
            <text:p>0.93%</text:p>
          </table:table-cell>
          <table:table-cell table:style-name="ce63" table:formula="of:=COM.MICROSOFT.STDEV.P([.G21];[.G24];[.G27];[.G30];[.G33])" office:value-type="percentage" office:value="0.00450812721690185" calcext:value-type="percentage">
            <text:p>0.45%</text:p>
          </table:table-cell>
          <table:table-cell table:style-name="ce49" table:formula="of:=COM.MICROSOFT.STDEV.P([.H21];[.H24];[.H27];[.H30];[.H33])" office:value-type="percentage" office:value="0.000996021370823992" calcext:value-type="percentage">
            <text:p>0.10%</text:p>
          </table:table-cell>
          <table:table-cell table:style-name="ce58" table:formula="of:=COM.MICROSOFT.STDEV.P([.I21];[.I24];[.I27];[.I30];[.I33])" office:value-type="percentage" office:value="0.00444444444444443" calcext:value-type="percentage">
            <text:p>0.44%</text:p>
          </table:table-cell>
          <table:table-cell table:style-name="ce63" table:formula="of:=COM.MICROSOFT.STDEV.P([.J21];[.J24];[.J27];[.J30];[.J33])" office:value-type="percentage" office:value="0.00198720123592287" calcext:value-type="percentage">
            <text:p>0.20%</text:p>
          </table:table-cell>
          <table:table-cell table:style-name="ce49" table:formula="of:=COM.MICROSOFT.STDEV.P([.K21];[.K24];[.K27];[.K30];[.K33])" office:value-type="percentage" office:value="0.000418195033665451" calcext:value-type="percentage">
            <text:p>0.04%</text:p>
          </table:table-cell>
          <table:table-cell table:style-name="ce58" table:formula="of:=COM.MICROSOFT.STDEV.P([.L21];[.L24];[.L27];[.L30];[.L33])" office:value-type="percentage" office:value="0.0040103230629821" calcext:value-type="percentage">
            <text:p>0.40%</text:p>
          </table:table-cell>
          <table:table-cell table:style-name="ce63" table:formula="of:=COM.MICROSOFT.STDEV.P([.M21];[.M24];[.M27];[.M30];[.M33])" office:value-type="percentage" office:value="0.00221421232783092" calcext:value-type="percentage">
            <text:p>0.22%</text:p>
          </table:table-cell>
          <table:table-cell table:style-name="ce49" table:formula="of:=COM.MICROSOFT.STDEV.P([.N21];[.N24];[.N27];[.N30];[.N33])" office:value-type="percentage" office:value="0.000751788317173871" calcext:value-type="percentage">
            <text:p>0.08%</text:p>
          </table:table-cell>
          <table:table-cell table:style-name="ce58" table:formula="of:=COM.MICROSOFT.STDEV.P([.O21];[.O24];[.O27];[.O30];[.O33])" office:value-type="percentage" office:value="0.00294434274634573" calcext:value-type="percentage">
            <text:p>0.29%</text:p>
          </table:table-cell>
          <table:table-cell table:style-name="ce63" table:formula="of:=COM.MICROSOFT.STDEV.P([.P21];[.P24];[.P27];[.P30];[.P33])" office:value-type="percentage" office:value="0.00155184012543714" calcext:value-type="percentage">
            <text:p>0.16%</text:p>
          </table:table-cell>
          <table:table-cell table:number-columns-repeated="1008"/>
        </table:table-row>
        <table:table-row table:style-name="ro3">
          <table:table-cell table:style-name="ce38" office:value-type="string" calcext:value-type="string">
            <text:p>Stratified</text:p>
          </table:table-cell>
          <table:table-cell table:style-name="ce50" table:formula="of:=COM.MICROSOFT.STDEV.P([.B22];[.B25];[.B28];[.B31];[.B34])" office:value-type="percentage" office:value="0.00153362316101449" calcext:value-type="percentage">
            <text:p>0.15%</text:p>
          </table:table-cell>
          <table:table-cell table:style-name="ce59" table:formula="of:=COM.MICROSOFT.STDEV.P([.C22];[.C25];[.C28];[.C31];[.C34])" office:value-type="percentage" office:value="0" calcext:value-type="percentage">
            <text:p>0.00%</text:p>
          </table:table-cell>
          <table:table-cell table:style-name="ce64" table:formula="of:=COM.MICROSOFT.STDEV.P([.D22];[.D25];[.D28];[.D31];[.D34])" office:value-type="percentage" office:value="0.00139197701130442" calcext:value-type="percentage">
            <text:p>0.14%</text:p>
          </table:table-cell>
          <table:table-cell table:style-name="ce50" table:formula="of:=COM.MICROSOFT.STDEV.P([.E22];[.E25];[.E28];[.E31];[.E34])" office:value-type="percentage" office:value="0" calcext:value-type="percentage">
            <text:p>0.00%</text:p>
          </table:table-cell>
          <table:table-cell table:style-name="ce59" table:formula="of:=COM.MICROSOFT.STDEV.P([.F22];[.F25];[.F28];[.F31];[.F34])" office:value-type="percentage" office:value="0.0137806910200667" calcext:value-type="percentage">
            <text:p>1.38%</text:p>
          </table:table-cell>
          <table:table-cell table:style-name="ce64" table:formula="of:=COM.MICROSOFT.STDEV.P([.G22];[.G25];[.G28];[.G31];[.G34])" office:value-type="percentage" office:value="0.00689034551003336" calcext:value-type="percentage">
            <text:p>0.69%</text:p>
          </table:table-cell>
          <table:table-cell table:style-name="ce50" table:formula="of:=COM.MICROSOFT.STDEV.P([.H22];[.H25];[.H28];[.H31];[.H34])" office:value-type="percentage" office:value="0.00152075150613995" calcext:value-type="percentage">
            <text:p>0.15%</text:p>
          </table:table-cell>
          <table:table-cell table:style-name="ce59" table:formula="of:=COM.MICROSOFT.STDEV.P([.I22];[.I25];[.I28];[.I31];[.I34])" office:value-type="percentage" office:value="0" calcext:value-type="percentage">
            <text:p>0.00%</text:p>
          </table:table-cell>
          <table:table-cell table:style-name="ce64" table:formula="of:=COM.MICROSOFT.STDEV.P([.J22];[.J25];[.J28];[.J31];[.J34])" office:value-type="percentage" office:value="0.000760375753069968" calcext:value-type="percentage">
            <text:p>0.08%</text:p>
          </table:table-cell>
          <table:table-cell table:style-name="ce50" table:formula="of:=COM.MICROSOFT.STDEV.P([.K22];[.K25];[.K28];[.K31];[.K34])" office:value-type="percentage" office:value="0.000752385812576861" calcext:value-type="percentage">
            <text:p>0.08%</text:p>
          </table:table-cell>
          <table:table-cell table:style-name="ce59" table:formula="of:=COM.MICROSOFT.STDEV.P([.L22];[.L25];[.L28];[.L31];[.L34])" office:value-type="percentage" office:value="0.00720073516915931" calcext:value-type="percentage">
            <text:p>0.72%</text:p>
          </table:table-cell>
          <table:table-cell table:style-name="ce64" table:formula="of:=COM.MICROSOFT.STDEV.P([.M22];[.M25];[.M28];[.M31];[.M34])" office:value-type="percentage" office:value="0.00397643568281102" calcext:value-type="percentage">
            <text:p>0.40%</text:p>
          </table:table-cell>
          <table:table-cell table:style-name="ce50" table:formula="of:=COM.MICROSOFT.STDEV.P([.N22];[.N25];[.N28];[.N31];[.N34])" office:value-type="percentage" office:value="0.00120815968266672" calcext:value-type="percentage">
            <text:p>0.12%</text:p>
          </table:table-cell>
          <table:table-cell table:style-name="ce59" table:formula="of:=COM.MICROSOFT.STDEV.P([.O22];[.O25];[.O28];[.O31];[.O34])" office:value-type="percentage" office:value="0.00296348621531561" calcext:value-type="percentage">
            <text:p>0.30%</text:p>
          </table:table-cell>
          <table:table-cell table:style-name="ce64" table:formula="of:=COM.MICROSOFT.STDEV.P([.P22];[.P25];[.P28];[.P31];[.P34])" office:value-type="percentage" office:value="0.00208579580273844" calcext:value-type="percentage">
            <text:p>0.21%</text:p>
          </table:table-cell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3">
          <table:table-cell office:value-type="string" calcext:value-type="string">
            <text:p>Reference article – Average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1008"/>
        </table:table-row>
        <table:table-row table:style-name="ro3">
          <table:table-cell table:style-name="ce54" office:value-type="string" calcext:value-type="string">
            <text:p>IMA<text:span text:style-name="T2">ρ</text:span></text:p>
          </table:table-cell>
          <table:table-cell table:style-name="ce85"/>
          <table:table-cell table:style-name="ce106"/>
          <table:table-cell table:style-name="ce118"/>
          <table:table-cell table:style-name="ce85"/>
          <table:table-cell table:style-name="ce106"/>
          <table:table-cell table:style-name="ce133" office:value-type="percentage" office:value="0.8814" calcext:value-type="percentage">
            <text:p>88.14%</text:p>
          </table:table-cell>
          <table:table-cell table:style-name="ce85"/>
          <table:table-cell table:style-name="ce106"/>
          <table:table-cell table:style-name="ce133" office:value-type="percentage" office:value="0.81" calcext:value-type="percentage">
            <text:p>81.00%</text:p>
          </table:table-cell>
          <table:table-cell table:style-name="ce85"/>
          <table:table-cell table:style-name="ce106"/>
          <table:table-cell table:style-name="ce133" office:value-type="percentage" office:value="0.8336" calcext:value-type="percentage">
            <text:p>83.36%</text:p>
          </table:table-cell>
          <table:table-cell table:style-name="ce85"/>
          <table:table-cell table:style-name="ce106"/>
          <table:table-cell table:style-name="ce133" office:value-type="percentage" office:value="0.8206" calcext:value-type="percentage">
            <text:p>82.06%</text:p>
          </table:table-cell>
          <table:table-cell table:number-columns-repeated="1008"/>
        </table:table-row>
        <table:table-row table:style-name="ro3">
          <table:table-cell table:style-name="ce55" office:value-type="string" calcext:value-type="string">
            <text:p><text:span text:style-name="T1">IMA</text:span><text:span text:style-name="T3">ρ</text:span><text:span text:style-name="T4">+γ</text:span></text:p>
          </table:table-cell>
          <table:table-cell table:style-name="ce86"/>
          <table:table-cell table:style-name="ce107"/>
          <table:table-cell table:style-name="ce119"/>
          <table:table-cell table:style-name="ce86"/>
          <table:table-cell table:style-name="ce107"/>
          <table:table-cell table:style-name="ce134" office:value-type="percentage" office:value="0.8759" calcext:value-type="percentage">
            <text:p>87.59%</text:p>
          </table:table-cell>
          <table:table-cell table:style-name="ce86"/>
          <table:table-cell table:style-name="ce107"/>
          <table:table-cell table:style-name="ce134" office:value-type="percentage" office:value="0.8333" calcext:value-type="percentage">
            <text:p>83.33%</text:p>
          </table:table-cell>
          <table:table-cell table:style-name="ce86"/>
          <table:table-cell table:style-name="ce107"/>
          <table:table-cell table:style-name="ce134" office:value-type="percentage" office:value="0.8478" calcext:value-type="percentage">
            <text:p>84.78%</text:p>
          </table:table-cell>
          <table:table-cell table:style-name="ce86"/>
          <table:table-cell table:style-name="ce107"/>
          <table:table-cell table:style-name="ce134" office:value-type="percentage" office:value="0.8377" calcext:value-type="percentage">
            <text:p>83.77%</text:p>
          </table:table-cell>
          <table:table-cell table:number-columns-repeated="1008"/>
        </table:table-row>
        <table:table-row table:style-name="ro3">
          <table:table-cell table:style-name="ce65" office:value-type="string" calcext:value-type="string">
            <text:p>SMOTE</text:p>
          </table:table-cell>
          <table:table-cell table:style-name="ce87" table:number-columns-repeated="3"/>
          <table:table-cell table:style-name="ce89"/>
          <table:table-cell table:style-name="ce87"/>
          <table:table-cell table:style-name="ce135" office:value-type="percentage" office:value="0.742" calcext:value-type="percentage">
            <text:p>74.20%</text:p>
          </table:table-cell>
          <table:table-cell table:style-name="ce87" table:number-columns-repeated="2"/>
          <table:table-cell table:style-name="ce153" office:value-type="percentage" office:value="0.9575" calcext:value-type="percentage">
            <text:p>95.75%</text:p>
          </table:table-cell>
          <table:table-cell table:style-name="ce89"/>
          <table:table-cell table:style-name="ce87"/>
          <table:table-cell table:style-name="ce135" office:value-type="percentage" office:value="0.8286" calcext:value-type="percentage">
            <text:p>82.86%</text:p>
          </table:table-cell>
          <table:table-cell table:style-name="ce89"/>
          <table:table-cell table:style-name="ce87"/>
          <table:table-cell table:style-name="ce135" office:value-type="percentage" office:value="0.899" calcext:value-type="percentage">
            <text:p>89.90%</text:p>
          </table:table-cell>
          <table:table-cell table:number-columns-repeated="1008"/>
        </table:table-row>
        <table:table-row table:style-name="ro3">
          <table:table-cell table:style-name="ce66" office:value-type="string" calcext:value-type="string">
            <text:p>ISBA</text:p>
          </table:table-cell>
          <table:table-cell table:style-name="ce88"/>
          <table:table-cell table:style-name="ce108"/>
          <table:table-cell table:style-name="ce120"/>
          <table:table-cell table:style-name="ce88"/>
          <table:table-cell table:style-name="ce108"/>
          <table:table-cell table:style-name="ce136" office:value-type="percentage" office:value="0.7102" calcext:value-type="percentage">
            <text:p>71.02%</text:p>
          </table:table-cell>
          <table:table-cell table:style-name="ce88"/>
          <table:table-cell table:style-name="ce108"/>
          <table:table-cell table:style-name="ce136" office:value-type="percentage" office:value="0.9356" calcext:value-type="percentage">
            <text:p>93.56%</text:p>
          </table:table-cell>
          <table:table-cell table:style-name="ce88"/>
          <table:table-cell table:style-name="ce108"/>
          <table:table-cell table:style-name="ce136" office:value-type="percentage" office:value="0.8019" calcext:value-type="percentage">
            <text:p>80.19%</text:p>
          </table:table-cell>
          <table:table-cell table:style-name="ce88"/>
          <table:table-cell table:style-name="ce108"/>
          <table:table-cell table:style-name="ce136" office:value-type="percentage" office:value="0.8752" calcext:value-type="percentage">
            <text:p>87.52%</text:p>
          </table:table-cell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3">
          <table:table-cell office:value-type="string" calcext:value-type="string">
            <text:p><text:span text:style-name="T1">Reference article – </text:span>S.D.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1008"/>
        </table:table-row>
        <table:table-row table:style-name="ro3">
          <table:table-cell table:style-name="ce54" office:value-type="string" calcext:value-type="string">
            <text:p>IMA<text:span text:style-name="T2">ρ</text:span></text:p>
          </table:table-cell>
          <table:table-cell table:style-name="ce85"/>
          <table:table-cell table:style-name="ce106"/>
          <table:table-cell table:style-name="ce118"/>
          <table:table-cell table:style-name="ce85"/>
          <table:table-cell table:style-name="ce106"/>
          <table:table-cell table:style-name="ce133" office:value-type="percentage" office:value="0.09" calcext:value-type="percentage">
            <text:p>9.00%</text:p>
          </table:table-cell>
          <table:table-cell table:style-name="ce85"/>
          <table:table-cell table:style-name="ce106"/>
          <table:table-cell table:style-name="ce133" office:value-type="percentage" office:value="0.08" calcext:value-type="percentage">
            <text:p>8.00%</text:p>
          </table:table-cell>
          <table:table-cell table:style-name="ce85"/>
          <table:table-cell table:style-name="ce106"/>
          <table:table-cell table:style-name="ce133" office:value-type="percentage" office:value="0.03" calcext:value-type="percentage">
            <text:p>3.00%</text:p>
          </table:table-cell>
          <table:table-cell table:style-name="ce85"/>
          <table:table-cell table:style-name="ce106"/>
          <table:table-cell table:style-name="ce133" office:value-type="percentage" office:value="0.06" calcext:value-type="percentage">
            <text:p>6.00%</text:p>
          </table:table-cell>
          <table:table-cell table:number-columns-repeated="1008"/>
        </table:table-row>
        <table:table-row table:style-name="ro3">
          <table:table-cell table:style-name="ce55" office:value-type="string" calcext:value-type="string">
            <text:p><text:span text:style-name="T1">IMA</text:span><text:span text:style-name="T3">ρ</text:span><text:span text:style-name="T4">+γ</text:span></text:p>
          </table:table-cell>
          <table:table-cell table:style-name="ce86"/>
          <table:table-cell table:style-name="ce107"/>
          <table:table-cell table:style-name="ce119"/>
          <table:table-cell table:style-name="ce86"/>
          <table:table-cell table:style-name="ce107"/>
          <table:table-cell table:style-name="ce134" office:value-type="percentage" office:value="0.1" calcext:value-type="percentage">
            <text:p>10.00%</text:p>
          </table:table-cell>
          <table:table-cell table:style-name="ce86"/>
          <table:table-cell table:style-name="ce107"/>
          <table:table-cell table:style-name="ce134" office:value-type="percentage" office:value="0.08" calcext:value-type="percentage">
            <text:p>8.00%</text:p>
          </table:table-cell>
          <table:table-cell table:style-name="ce86"/>
          <table:table-cell table:style-name="ce107"/>
          <table:table-cell table:style-name="ce134" office:value-type="percentage" office:value="0.03" calcext:value-type="percentage">
            <text:p>3.00%</text:p>
          </table:table-cell>
          <table:table-cell table:style-name="ce86"/>
          <table:table-cell table:style-name="ce107"/>
          <table:table-cell table:style-name="ce134" office:value-type="percentage" office:value="0.05" calcext:value-type="percentage">
            <text:p>5.00%</text:p>
          </table:table-cell>
          <table:table-cell table:number-columns-repeated="1008"/>
        </table:table-row>
        <table:table-row table:style-name="ro3">
          <table:table-cell table:style-name="ce65" office:value-type="string" calcext:value-type="string">
            <text:p>SMOTE</text:p>
          </table:table-cell>
          <table:table-cell table:style-name="ce89"/>
          <table:table-cell table:style-name="ce87"/>
          <table:table-cell table:style-name="ce121"/>
          <table:table-cell table:style-name="ce89"/>
          <table:table-cell table:style-name="ce87"/>
          <table:table-cell table:style-name="ce135" office:value-type="percentage" office:value="0.14" calcext:value-type="percentage">
            <text:p>14.00%</text:p>
          </table:table-cell>
          <table:table-cell table:style-name="ce89"/>
          <table:table-cell table:style-name="ce87"/>
          <table:table-cell table:style-name="ce135" office:value-type="percentage" office:value="0.04" calcext:value-type="percentage">
            <text:p>4.00%</text:p>
          </table:table-cell>
          <table:table-cell table:style-name="ce89"/>
          <table:table-cell table:style-name="ce87"/>
          <table:table-cell table:style-name="ce135" office:value-type="percentage" office:value="0.09" calcext:value-type="percentage">
            <text:p>9.00%</text:p>
          </table:table-cell>
          <table:table-cell table:style-name="ce89"/>
          <table:table-cell table:style-name="ce87"/>
          <table:table-cell table:style-name="ce135" office:value-type="percentage" office:value="0.05" calcext:value-type="percentage">
            <text:p>5.00%</text:p>
          </table:table-cell>
          <table:table-cell table:number-columns-repeated="1008"/>
        </table:table-row>
        <table:table-row table:style-name="ro3">
          <table:table-cell table:style-name="ce66" office:value-type="string" calcext:value-type="string">
            <text:p>ISBA</text:p>
          </table:table-cell>
          <table:table-cell table:style-name="ce90"/>
          <table:table-cell table:style-name="ce109"/>
          <table:table-cell table:style-name="ce122"/>
          <table:table-cell table:style-name="ce90"/>
          <table:table-cell table:style-name="ce109"/>
          <table:table-cell table:style-name="ce137" office:value-type="percentage" office:value="0.1" calcext:value-type="percentage">
            <text:p>10.00%</text:p>
          </table:table-cell>
          <table:table-cell table:style-name="ce90"/>
          <table:table-cell table:style-name="ce109"/>
          <table:table-cell table:style-name="ce137" office:value-type="percentage" office:value="0.06" calcext:value-type="percentage">
            <text:p>6.00%</text:p>
          </table:table-cell>
          <table:table-cell table:style-name="ce90"/>
          <table:table-cell table:style-name="ce109"/>
          <table:table-cell table:style-name="ce137" office:value-type="percentage" office:value="0.06" calcext:value-type="percentage">
            <text:p>6.00%</text:p>
          </table:table-cell>
          <table:table-cell table:style-name="ce90"/>
          <table:table-cell table:style-name="ce109"/>
          <table:table-cell table:style-name="ce137" office:value-type="percentage" office:value="0.04" calcext:value-type="percentage">
            <text:p>4.00%</text:p>
          </table:table-cell>
          <table:table-cell table:number-columns-repeated="1008"/>
        </table:table-row>
      </table:table>
      <table:table table:name="Yeast5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47"/>
        <table:table-column table:style-name="co2" table:default-cell-style-name="ce56"/>
        <table:table-column table:style-name="co2" table:default-cell-style-name="ce61"/>
        <table:table-column table:style-name="co2" table:default-cell-style-name="ce47"/>
        <table:table-column table:style-name="co2" table:default-cell-style-name="ce56"/>
        <table:table-column table:style-name="co2" table:default-cell-style-name="ce61"/>
        <table:table-column table:style-name="co2" table:default-cell-style-name="ce47"/>
        <table:table-column table:style-name="co2" table:default-cell-style-name="ce56"/>
        <table:table-column table:style-name="co2" table:default-cell-style-name="ce61"/>
        <table:table-column table:style-name="co2" table:default-cell-style-name="ce47"/>
        <table:table-column table:style-name="co2" table:default-cell-style-name="ce56"/>
        <table:table-column table:style-name="co2" table:default-cell-style-name="ce61"/>
        <table:table-column table:style-name="co2" table:default-cell-style-name="ce47"/>
        <table:table-column table:style-name="co2" table:default-cell-style-name="ce56"/>
        <table:table-column table:style-name="co2" table:default-cell-style-name="ce61"/>
        <table:table-column table:style-name="co3" table:number-columns-repeated="6" table:default-cell-style-name="Default"/>
        <table:table-column table:style-name="co4" table:number-columns-repeated="100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Accuracy</text:p>
          </table:table-cell>
          <table:covered-table-cell table:number-columns-repeated="2" table:style-name="ce51"/>
          <table:table-cell table:style-name="ce1" office:value-type="string" calcext:value-type="string" table:number-columns-spanned="3" table:number-rows-spanned="1">
            <text:p>Precision</text:p>
          </table:table-cell>
          <table:covered-table-cell table:number-columns-repeated="2" table:style-name="ce51"/>
          <table:table-cell table:style-name="ce1" office:value-type="string" calcext:value-type="string" table:number-columns-spanned="3" table:number-rows-spanned="1">
            <text:p>Recall</text:p>
          </table:table-cell>
          <table:covered-table-cell table:number-columns-repeated="2" table:style-name="ce51"/>
          <table:table-cell table:style-name="ce1" office:value-type="string" calcext:value-type="string" table:number-columns-spanned="3" table:number-rows-spanned="1">
            <text:p>F1</text:p>
          </table:table-cell>
          <table:covered-table-cell table:number-columns-repeated="2" table:style-name="ce51"/>
          <table:table-cell table:style-name="ce1" office:value-type="string" calcext:value-type="string" table:number-columns-spanned="3" table:number-rows-spanned="1">
            <text:p>F2</text:p>
          </table:table-cell>
          <table:covered-table-cell table:number-columns-repeated="2" table:style-name="ce51"/>
          <table:table-cell table:style-name="ce28" table:number-columns-repeated="1008"/>
        </table:table-row>
        <table:table-row table:style-name="ro1">
          <table:table-cell table:style-name="ce1" office:value-type="string" calcext:value-type="string">
            <text:p>Baseline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Overall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style-name="ce28" table:number-columns-repeated="1008"/>
        </table:table-row>
        <table:table-row table:style-name="ro2">
          <table:table-cell table:style-name="ce7" office:value-type="string" calcext:value-type="string">
            <text:p>mlp_binary_yeast5_inverse-stratified_1</text:p>
          </table:table-cell>
          <table:table-cell table:style-name="ce68" office:value-type="percentage" office:value="0.9431" calcext:value-type="percentage">
            <text:p>94.31%</text:p>
          </table:table-cell>
          <table:table-cell table:style-name="ce93" office:value-type="percentage" office:value="1" calcext:value-type="percentage">
            <text:p>100.00%</text:p>
          </table:table-cell>
          <table:table-cell table:style-name="ce93" office:value-type="percentage" office:value="0.9447" calcext:value-type="percentage">
            <text:p>94.47%</text:p>
          </table:table-cell>
          <table:table-cell table:style-name="ce68" office:value-type="percentage" office:value="1" calcext:value-type="percentage">
            <text:p>100.00%</text:p>
          </table:table-cell>
          <table:table-cell table:style-name="ce93" office:value-type="percentage" office:value="0.349206349206349" calcext:value-type="percentage">
            <text:p>34.92%</text:p>
          </table:table-cell>
          <table:table-cell table:style-name="ce138" table:formula="of:=AVERAGE([.E3:.F3])" office:value-type="percentage" office:value="0.674603174603175" calcext:value-type="percentage">
            <text:p>67.46%</text:p>
          </table:table-cell>
          <table:table-cell table:style-name="ce68" office:value-type="percentage" office:value="0.943055555555556" calcext:value-type="percentage">
            <text:p>94.31%</text:p>
          </table:table-cell>
          <table:table-cell table:style-name="ce93" office:value-type="percentage" office:value="1" calcext:value-type="percentage">
            <text:p>100.00%</text:p>
          </table:table-cell>
          <table:table-cell table:style-name="ce138" table:formula="of:=AVERAGE([.H3:.I3])" office:value-type="percentage" office:value="0.971527777777778" calcext:value-type="percentage">
            <text:p>97.15%</text:p>
          </table:table-cell>
          <table:table-cell table:style-name="ce93" office:value-type="percentage" office:value="0.970693352394568" calcext:value-type="percentage">
            <text:p>97.07%</text:p>
          </table:table-cell>
          <table:table-cell table:style-name="ce93" office:value-type="percentage" office:value="0.517647058823529" calcext:value-type="percentage">
            <text:p>51.76%</text:p>
          </table:table-cell>
          <table:table-cell table:style-name="ce138" table:formula="of:=AVERAGE([.K3:.L3])" office:value-type="percentage" office:value="0.744170205609048" calcext:value-type="percentage">
            <text:p>74.42%</text:p>
          </table:table-cell>
          <table:table-cell table:style-name="ce93" office:value-type="percentage" office:value="0.953919640348413" calcext:value-type="percentage">
            <text:p>95.39%</text:p>
          </table:table-cell>
          <table:table-cell table:style-name="ce93" office:value-type="percentage" office:value="0.728476821192053" calcext:value-type="percentage">
            <text:p>72.85%</text:p>
          </table:table-cell>
          <table:table-cell table:style-name="ce138" table:formula="of:=AVERAGE([.N3:.O3])" office:value-type="percentage" office:value="0.841198230770233" calcext:value-type="percentage">
            <text:p>84.12%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mlp_binary_yeast5_balanced_1</text:p>
          </table:table-cell>
          <table:table-cell table:style-name="ce69" office:value-type="percentage" office:value="1" calcext:value-type="percentage">
            <text:p>100.0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94" office:value-type="percentage" office:value="0.9704" calcext:value-type="percentage">
            <text:p>97.04%</text:p>
          </table:table-cell>
          <table:table-cell table:style-name="ce69" office:value-type="percentage" office:value="0.970350404312669" calcext:value-type="percentage">
            <text:p>97.04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E4:.F4])" office:value-type="percentage" office:value="0.485175202156334" calcext:value-type="percentage">
            <text:p>48.52%</text:p>
          </table:table-cell>
          <table:table-cell table:style-name="ce69" office:value-type="percentage" office:value="1" calcext:value-type="percentage">
            <text:p>100.0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H4:.I4])" office:value-type="percentage" office:value="0.5" calcext:value-type="percentage">
            <text:p>50.00%</text:p>
          </table:table-cell>
          <table:table-cell table:style-name="ce94" office:value-type="percentage" office:value="0.984952120383037" calcext:value-type="percentage">
            <text:p>98.5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K4:.L4])" office:value-type="percentage" office:value="0.492476060191518" calcext:value-type="percentage">
            <text:p>49.25%</text:p>
          </table:table-cell>
          <table:table-cell table:style-name="ce94" office:value-type="percentage" office:value="0.993926007730536" calcext:value-type="percentage">
            <text:p>99.39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N4:.O4])" office:value-type="percentage" office:value="0.496963003865268" calcext:value-type="percentage">
            <text:p>49.70%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lp_binary_yeast5_stratified_1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95" office:value-type="percentage" office:value="0.9704" calcext:value-type="percentage">
            <text:p>97.04%</text:p>
          </table:table-cell>
          <table:table-cell table:style-name="ce70" office:value-type="percentage" office:value="0.970350404312669" calcext:value-type="percentage">
            <text:p>97.04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128" table:formula="of:=AVERAGE([.E5:.F5])" office:value-type="percentage" office:value="0.485175202156334" calcext:value-type="percentage">
            <text:p>48.52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128" table:formula="of:=AVERAGE([.H5:.I5])" office:value-type="percentage" office:value="0.5" calcext:value-type="percentage">
            <text:p>50.00%</text:p>
          </table:table-cell>
          <table:table-cell table:style-name="ce95" office:value-type="percentage" office:value="0.984952120383037" calcext:value-type="percentage">
            <text:p>98.50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128" table:formula="of:=AVERAGE([.K5:.L5])" office:value-type="percentage" office:value="0.492476060191518" calcext:value-type="percentage">
            <text:p>49.25%</text:p>
          </table:table-cell>
          <table:table-cell table:style-name="ce95" office:value-type="percentage" office:value="0.993926007730536" calcext:value-type="percentage">
            <text:p>99.39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128" table:formula="of:=AVERAGE([.N5:.O5])" office:value-type="percentage" office:value="0.496963003865268" calcext:value-type="percentage">
            <text:p>49.70%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mlp_binary_yeast5_inverse-stratified_2</text:p>
          </table:table-cell>
          <table:table-cell table:style-name="ce68" office:value-type="percentage" office:value="0.9403" calcext:value-type="percentage">
            <text:p>94.03%</text:p>
          </table:table-cell>
          <table:table-cell table:style-name="ce93" office:value-type="percentage" office:value="1" calcext:value-type="percentage">
            <text:p>100.00%</text:p>
          </table:table-cell>
          <table:table-cell table:style-name="ce93" office:value-type="percentage" office:value="0.942" calcext:value-type="percentage">
            <text:p>94.20%</text:p>
          </table:table-cell>
          <table:table-cell table:style-name="ce68" office:value-type="percentage" office:value="1" calcext:value-type="percentage">
            <text:p>100.00%</text:p>
          </table:table-cell>
          <table:table-cell table:style-name="ce93" office:value-type="percentage" office:value="0.338461538461538" calcext:value-type="percentage">
            <text:p>33.85%</text:p>
          </table:table-cell>
          <table:table-cell table:style-name="ce93" table:formula="of:=AVERAGE([.E6:.F6])" office:value-type="percentage" office:value="0.669230769230769" calcext:value-type="percentage">
            <text:p>66.92%</text:p>
          </table:table-cell>
          <table:table-cell table:style-name="ce68" office:value-type="percentage" office:value="0.940277777777778" calcext:value-type="percentage">
            <text:p>94.03%</text:p>
          </table:table-cell>
          <table:table-cell table:style-name="ce93" office:value-type="percentage" office:value="1" calcext:value-type="percentage">
            <text:p>100.00%</text:p>
          </table:table-cell>
          <table:table-cell table:style-name="ce138" table:formula="of:=AVERAGE([.H6:.I6])" office:value-type="percentage" office:value="0.970138888888889" calcext:value-type="percentage">
            <text:p>97.01%</text:p>
          </table:table-cell>
          <table:table-cell table:style-name="ce93" office:value-type="percentage" office:value="0.969219756621331" calcext:value-type="percentage">
            <text:p>96.92%</text:p>
          </table:table-cell>
          <table:table-cell table:style-name="ce93" office:value-type="percentage" office:value="0.505747126436782" calcext:value-type="percentage">
            <text:p>50.57%</text:p>
          </table:table-cell>
          <table:table-cell table:style-name="ce138" table:formula="of:=AVERAGE([.K6:.L6])" office:value-type="percentage" office:value="0.737483441529057" calcext:value-type="percentage">
            <text:p>73.75%</text:p>
          </table:table-cell>
          <table:table-cell table:style-name="ce93" office:value-type="percentage" office:value="0.951644644363227" calcext:value-type="percentage">
            <text:p>95.16%</text:p>
          </table:table-cell>
          <table:table-cell table:style-name="ce93" office:value-type="percentage" office:value="0.718954248366013" calcext:value-type="percentage">
            <text:p>71.90%</text:p>
          </table:table-cell>
          <table:table-cell table:style-name="ce138" table:formula="of:=AVERAGE([.N6:.O6])" office:value-type="percentage" office:value="0.83529944636462" calcext:value-type="percentage">
            <text:p>83.53%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mlp_binary_yeast5_balanced_2</text:p>
          </table:table-cell>
          <table:table-cell table:style-name="ce69" office:value-type="percentage" office:value="1" calcext:value-type="percentage">
            <text:p>100.0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94" office:value-type="percentage" office:value="0.9704" calcext:value-type="percentage">
            <text:p>97.04%</text:p>
          </table:table-cell>
          <table:table-cell table:style-name="ce69" office:value-type="percentage" office:value="0.970350404312669" calcext:value-type="percentage">
            <text:p>97.04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E7:.F7])" office:value-type="percentage" office:value="0.485175202156334" calcext:value-type="percentage">
            <text:p>48.52%</text:p>
          </table:table-cell>
          <table:table-cell table:style-name="ce69" office:value-type="percentage" office:value="1" calcext:value-type="percentage">
            <text:p>100.0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H7:.I7])" office:value-type="percentage" office:value="0.5" calcext:value-type="percentage">
            <text:p>50.00%</text:p>
          </table:table-cell>
          <table:table-cell table:style-name="ce94" office:value-type="percentage" office:value="0.984952120383037" calcext:value-type="percentage">
            <text:p>98.5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K7:.L7])" office:value-type="percentage" office:value="0.492476060191518" calcext:value-type="percentage">
            <text:p>49.25%</text:p>
          </table:table-cell>
          <table:table-cell table:style-name="ce94" office:value-type="percentage" office:value="0.993926007730536" calcext:value-type="percentage">
            <text:p>99.39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N7:.O7])" office:value-type="percentage" office:value="0.496963003865268" calcext:value-type="percentage">
            <text:p>49.70%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lp_binary_yeast5_stratified_2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95" office:value-type="percentage" office:value="0.9704" calcext:value-type="percentage">
            <text:p>97.04%</text:p>
          </table:table-cell>
          <table:table-cell table:style-name="ce70" office:value-type="percentage" office:value="0.970350404312669" calcext:value-type="percentage">
            <text:p>97.04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128" table:formula="of:=AVERAGE([.E8:.F8])" office:value-type="percentage" office:value="0.485175202156334" calcext:value-type="percentage">
            <text:p>48.52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128" table:formula="of:=AVERAGE([.H8:.I8])" office:value-type="percentage" office:value="0.5" calcext:value-type="percentage">
            <text:p>50.00%</text:p>
          </table:table-cell>
          <table:table-cell table:style-name="ce95" office:value-type="percentage" office:value="0.984952120383037" calcext:value-type="percentage">
            <text:p>98.50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128" table:formula="of:=AVERAGE([.K8:.L8])" office:value-type="percentage" office:value="0.492476060191518" calcext:value-type="percentage">
            <text:p>49.25%</text:p>
          </table:table-cell>
          <table:table-cell table:style-name="ce95" office:value-type="percentage" office:value="0.993926007730536" calcext:value-type="percentage">
            <text:p>99.39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128" table:formula="of:=AVERAGE([.N8:.O8])" office:value-type="percentage" office:value="0.496963003865268" calcext:value-type="percentage">
            <text:p>49.70%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mlp_binary_yeast5_inverse-stratified_3</text:p>
          </table:table-cell>
          <table:table-cell table:style-name="ce68" office:value-type="percentage" office:value="0.9361" calcext:value-type="percentage">
            <text:p>93.61%</text:p>
          </table:table-cell>
          <table:table-cell table:style-name="ce93" office:value-type="percentage" office:value="1" calcext:value-type="percentage">
            <text:p>100.00%</text:p>
          </table:table-cell>
          <table:table-cell table:style-name="ce93" office:value-type="percentage" office:value="0.938" calcext:value-type="percentage">
            <text:p>93.80%</text:p>
          </table:table-cell>
          <table:table-cell table:style-name="ce68" office:value-type="percentage" office:value="1" calcext:value-type="percentage">
            <text:p>100.00%</text:p>
          </table:table-cell>
          <table:table-cell table:style-name="ce93" office:value-type="percentage" office:value="0.323529411764706" calcext:value-type="percentage">
            <text:p>32.35%</text:p>
          </table:table-cell>
          <table:table-cell table:style-name="ce93" table:formula="of:=AVERAGE([.E9:.F9])" office:value-type="percentage" office:value="0.661764705882353" calcext:value-type="percentage">
            <text:p>66.18%</text:p>
          </table:table-cell>
          <table:table-cell table:style-name="ce68" office:value-type="percentage" office:value="0.936111111111111" calcext:value-type="percentage">
            <text:p>93.61%</text:p>
          </table:table-cell>
          <table:table-cell table:style-name="ce93" office:value-type="percentage" office:value="1" calcext:value-type="percentage">
            <text:p>100.00%</text:p>
          </table:table-cell>
          <table:table-cell table:style-name="ce138" table:formula="of:=AVERAGE([.H9:.I9])" office:value-type="percentage" office:value="0.968055555555556" calcext:value-type="percentage">
            <text:p>96.81%</text:p>
          </table:table-cell>
          <table:table-cell table:style-name="ce93" office:value-type="percentage" office:value="0.96700143472023" calcext:value-type="percentage">
            <text:p>96.70%</text:p>
          </table:table-cell>
          <table:table-cell table:style-name="ce93" office:value-type="percentage" office:value="0.488888888888889" calcext:value-type="percentage">
            <text:p>48.89%</text:p>
          </table:table-cell>
          <table:table-cell table:style-name="ce138" table:formula="of:=AVERAGE([.K9:.L9])" office:value-type="percentage" office:value="0.727945161804559" calcext:value-type="percentage">
            <text:p>72.79%</text:p>
          </table:table-cell>
          <table:table-cell table:style-name="ce93" office:value-type="percentage" office:value="0.948227349465391" calcext:value-type="percentage">
            <text:p>94.82%</text:p>
          </table:table-cell>
          <table:table-cell table:style-name="ce93" office:value-type="percentage" office:value="0.705128205128205" calcext:value-type="percentage">
            <text:p>70.51%</text:p>
          </table:table-cell>
          <table:table-cell table:style-name="ce138" table:formula="of:=AVERAGE([.N9:.O9])" office:value-type="percentage" office:value="0.826677777296798" calcext:value-type="percentage">
            <text:p>82.67%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mlp_binary_yeast5_balanced_3</text:p>
          </table:table-cell>
          <table:table-cell table:style-name="ce69" office:value-type="percentage" office:value="1" calcext:value-type="percentage">
            <text:p>100.0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94" office:value-type="percentage" office:value="0.9704" calcext:value-type="percentage">
            <text:p>97.04%</text:p>
          </table:table-cell>
          <table:table-cell table:style-name="ce69" office:value-type="percentage" office:value="0.970350404312669" calcext:value-type="percentage">
            <text:p>97.04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E10:.F10])" office:value-type="percentage" office:value="0.485175202156334" calcext:value-type="percentage">
            <text:p>48.52%</text:p>
          </table:table-cell>
          <table:table-cell table:style-name="ce69" office:value-type="percentage" office:value="1" calcext:value-type="percentage">
            <text:p>100.0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H10:.I10])" office:value-type="percentage" office:value="0.5" calcext:value-type="percentage">
            <text:p>50.00%</text:p>
          </table:table-cell>
          <table:table-cell table:style-name="ce94" office:value-type="percentage" office:value="0.984952120383037" calcext:value-type="percentage">
            <text:p>98.5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K10:.L10])" office:value-type="percentage" office:value="0.492476060191518" calcext:value-type="percentage">
            <text:p>49.25%</text:p>
          </table:table-cell>
          <table:table-cell table:style-name="ce94" office:value-type="percentage" office:value="0.993926007730536" calcext:value-type="percentage">
            <text:p>99.39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N10:.O10])" office:value-type="percentage" office:value="0.496963003865268" calcext:value-type="percentage">
            <text:p>49.70%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lp_binary_yeast5_stratified_3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95" office:value-type="percentage" office:value="0.9704" calcext:value-type="percentage">
            <text:p>97.04%</text:p>
          </table:table-cell>
          <table:table-cell table:style-name="ce70" office:value-type="percentage" office:value="0.970350404312669" calcext:value-type="percentage">
            <text:p>97.04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128" table:formula="of:=AVERAGE([.E11:.F11])" office:value-type="percentage" office:value="0.485175202156334" calcext:value-type="percentage">
            <text:p>48.52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128" table:formula="of:=AVERAGE([.H11:.I11])" office:value-type="percentage" office:value="0.5" calcext:value-type="percentage">
            <text:p>50.00%</text:p>
          </table:table-cell>
          <table:table-cell table:style-name="ce95" office:value-type="percentage" office:value="0.984952120383037" calcext:value-type="percentage">
            <text:p>98.50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128" table:formula="of:=AVERAGE([.K11:.L11])" office:value-type="percentage" office:value="0.492476060191518" calcext:value-type="percentage">
            <text:p>49.25%</text:p>
          </table:table-cell>
          <table:table-cell table:style-name="ce95" office:value-type="percentage" office:value="0.993926007730536" calcext:value-type="percentage">
            <text:p>99.39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128" table:formula="of:=AVERAGE([.N11:.O11])" office:value-type="percentage" office:value="0.496963003865268" calcext:value-type="percentage">
            <text:p>49.70%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mlp_binary_yeast5_inverse-stratified_4</text:p>
          </table:table-cell>
          <table:table-cell table:style-name="ce68" office:value-type="percentage" office:value="0.9403" calcext:value-type="percentage">
            <text:p>94.03%</text:p>
          </table:table-cell>
          <table:table-cell table:style-name="ce93" office:value-type="percentage" office:value="1" calcext:value-type="percentage">
            <text:p>100.00%</text:p>
          </table:table-cell>
          <table:table-cell table:style-name="ce93" office:value-type="percentage" office:value="0.942" calcext:value-type="percentage">
            <text:p>94.20%</text:p>
          </table:table-cell>
          <table:table-cell table:style-name="ce68" office:value-type="percentage" office:value="1" calcext:value-type="percentage">
            <text:p>100.00%</text:p>
          </table:table-cell>
          <table:table-cell table:style-name="ce93" office:value-type="percentage" office:value="0.338461538461538" calcext:value-type="percentage">
            <text:p>33.85%</text:p>
          </table:table-cell>
          <table:table-cell table:style-name="ce93" table:formula="of:=AVERAGE([.E12:.F12])" office:value-type="percentage" office:value="0.669230769230769" calcext:value-type="percentage">
            <text:p>66.92%</text:p>
          </table:table-cell>
          <table:table-cell table:style-name="ce68" office:value-type="percentage" office:value="0.940277777777778" calcext:value-type="percentage">
            <text:p>94.03%</text:p>
          </table:table-cell>
          <table:table-cell table:style-name="ce93" office:value-type="percentage" office:value="1" calcext:value-type="percentage">
            <text:p>100.00%</text:p>
          </table:table-cell>
          <table:table-cell table:style-name="ce138" table:formula="of:=AVERAGE([.H12:.I12])" office:value-type="percentage" office:value="0.970138888888889" calcext:value-type="percentage">
            <text:p>97.01%</text:p>
          </table:table-cell>
          <table:table-cell table:style-name="ce93" office:value-type="percentage" office:value="0.969219756621331" calcext:value-type="percentage">
            <text:p>96.92%</text:p>
          </table:table-cell>
          <table:table-cell table:style-name="ce93" office:value-type="percentage" office:value="0.505747126436782" calcext:value-type="percentage">
            <text:p>50.57%</text:p>
          </table:table-cell>
          <table:table-cell table:style-name="ce138" table:formula="of:=AVERAGE([.K12:.L12])" office:value-type="percentage" office:value="0.737483441529057" calcext:value-type="percentage">
            <text:p>73.75%</text:p>
          </table:table-cell>
          <table:table-cell table:style-name="ce93" office:value-type="percentage" office:value="0.951644644363227" calcext:value-type="percentage">
            <text:p>95.16%</text:p>
          </table:table-cell>
          <table:table-cell table:style-name="ce93" office:value-type="percentage" office:value="0.718954248366013" calcext:value-type="percentage">
            <text:p>71.90%</text:p>
          </table:table-cell>
          <table:table-cell table:style-name="ce138" table:formula="of:=AVERAGE([.N12:.O12])" office:value-type="percentage" office:value="0.83529944636462" calcext:value-type="percentage">
            <text:p>83.53%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mlp_binary_yeast5_balanced_4</text:p>
          </table:table-cell>
          <table:table-cell table:style-name="ce69" office:value-type="percentage" office:value="1" calcext:value-type="percentage">
            <text:p>100.0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94" office:value-type="percentage" office:value="0.9704" calcext:value-type="percentage">
            <text:p>97.04%</text:p>
          </table:table-cell>
          <table:table-cell table:style-name="ce69" office:value-type="percentage" office:value="0.970350404312669" calcext:value-type="percentage">
            <text:p>97.04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E13:.F13])" office:value-type="percentage" office:value="0.485175202156334" calcext:value-type="percentage">
            <text:p>48.52%</text:p>
          </table:table-cell>
          <table:table-cell table:style-name="ce69" office:value-type="percentage" office:value="1" calcext:value-type="percentage">
            <text:p>100.0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H13:.I13])" office:value-type="percentage" office:value="0.5" calcext:value-type="percentage">
            <text:p>50.00%</text:p>
          </table:table-cell>
          <table:table-cell table:style-name="ce94" office:value-type="percentage" office:value="0.984952120383037" calcext:value-type="percentage">
            <text:p>98.5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K13:.L13])" office:value-type="percentage" office:value="0.492476060191518" calcext:value-type="percentage">
            <text:p>49.25%</text:p>
          </table:table-cell>
          <table:table-cell table:style-name="ce94" office:value-type="percentage" office:value="0.993926007730536" calcext:value-type="percentage">
            <text:p>99.39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N13:.O13])" office:value-type="percentage" office:value="0.496963003865268" calcext:value-type="percentage">
            <text:p>49.70%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lp_binary_yeast5_stratified_4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95" office:value-type="percentage" office:value="0.9704" calcext:value-type="percentage">
            <text:p>97.04%</text:p>
          </table:table-cell>
          <table:table-cell table:style-name="ce70" office:value-type="percentage" office:value="0.970350404312669" calcext:value-type="percentage">
            <text:p>97.04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128" table:formula="of:=AVERAGE([.E14:.F14])" office:value-type="percentage" office:value="0.485175202156334" calcext:value-type="percentage">
            <text:p>48.52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128" table:formula="of:=AVERAGE([.H14:.I14])" office:value-type="percentage" office:value="0.5" calcext:value-type="percentage">
            <text:p>50.00%</text:p>
          </table:table-cell>
          <table:table-cell table:style-name="ce95" office:value-type="percentage" office:value="0.984952120383037" calcext:value-type="percentage">
            <text:p>98.50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128" table:formula="of:=AVERAGE([.K14:.L14])" office:value-type="percentage" office:value="0.492476060191518" calcext:value-type="percentage">
            <text:p>49.25%</text:p>
          </table:table-cell>
          <table:table-cell table:style-name="ce95" office:value-type="percentage" office:value="0.993926007730536" calcext:value-type="percentage">
            <text:p>99.39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128" table:formula="of:=AVERAGE([.N14:.O14])" office:value-type="percentage" office:value="0.496963003865268" calcext:value-type="percentage">
            <text:p>49.70%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mlp_binary_yeast5_inverse-stratified_5</text:p>
          </table:table-cell>
          <table:table-cell table:style-name="ce68" office:value-type="percentage" office:value="0.9424" calcext:value-type="percentage">
            <text:p>94.24%</text:p>
          </table:table-cell>
          <table:table-cell table:style-name="ce93" office:value-type="percentage" office:value="1" calcext:value-type="percentage">
            <text:p>100.00%</text:p>
          </table:table-cell>
          <table:table-cell table:style-name="ce93" office:value-type="percentage" office:value="0.9441" calcext:value-type="percentage">
            <text:p>94.41%</text:p>
          </table:table-cell>
          <table:table-cell table:style-name="ce68" office:value-type="percentage" office:value="1" calcext:value-type="percentage">
            <text:p>100.00%</text:p>
          </table:table-cell>
          <table:table-cell table:style-name="ce93" office:value-type="percentage" office:value="0.346456692913386" calcext:value-type="percentage">
            <text:p>34.65%</text:p>
          </table:table-cell>
          <table:table-cell table:style-name="ce93" table:formula="of:=AVERAGE([.E15:.F15])" office:value-type="percentage" office:value="0.673228346456693" calcext:value-type="percentage">
            <text:p>67.32%</text:p>
          </table:table-cell>
          <table:table-cell table:style-name="ce68" office:value-type="percentage" office:value="0.942361111111111" calcext:value-type="percentage">
            <text:p>94.24%</text:p>
          </table:table-cell>
          <table:table-cell table:style-name="ce93" office:value-type="percentage" office:value="1" calcext:value-type="percentage">
            <text:p>100.00%</text:p>
          </table:table-cell>
          <table:table-cell table:style-name="ce138" table:formula="of:=AVERAGE([.H15:.I15])" office:value-type="percentage" office:value="0.971180555555555" calcext:value-type="percentage">
            <text:p>97.12%</text:p>
          </table:table-cell>
          <table:table-cell table:style-name="ce93" office:value-type="percentage" office:value="0.970325348587773" calcext:value-type="percentage">
            <text:p>97.03%</text:p>
          </table:table-cell>
          <table:table-cell table:style-name="ce93" office:value-type="percentage" office:value="0.514619883040936" calcext:value-type="percentage">
            <text:p>51.46%</text:p>
          </table:table-cell>
          <table:table-cell table:style-name="ce138" table:formula="of:=AVERAGE([.K15:.L15])" office:value-type="percentage" office:value="0.742472615814354" calcext:value-type="percentage">
            <text:p>74.25%</text:p>
          </table:table-cell>
          <table:table-cell table:style-name="ce93" office:value-type="percentage" office:value="0.953351131094562" calcext:value-type="percentage">
            <text:p>95.34%</text:p>
          </table:table-cell>
          <table:table-cell table:style-name="ce93" office:value-type="percentage" office:value="0.726072607260726" calcext:value-type="percentage">
            <text:p>72.61%</text:p>
          </table:table-cell>
          <table:table-cell table:style-name="ce138" table:formula="of:=AVERAGE([.N15:.O15])" office:value-type="percentage" office:value="0.839711869177644" calcext:value-type="percentage">
            <text:p>83.97%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mlp_binary_yeast5_balanced_5</text:p>
          </table:table-cell>
          <table:table-cell table:style-name="ce69" office:value-type="percentage" office:value="1" calcext:value-type="percentage">
            <text:p>100.0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94" office:value-type="percentage" office:value="0.9704" calcext:value-type="percentage">
            <text:p>97.04%</text:p>
          </table:table-cell>
          <table:table-cell table:style-name="ce69" office:value-type="percentage" office:value="0.970350404312669" calcext:value-type="percentage">
            <text:p>97.04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E16:.F16])" office:value-type="percentage" office:value="0.485175202156334" calcext:value-type="percentage">
            <text:p>48.52%</text:p>
          </table:table-cell>
          <table:table-cell table:style-name="ce69" office:value-type="percentage" office:value="1" calcext:value-type="percentage">
            <text:p>100.0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H16:.I16])" office:value-type="percentage" office:value="0.5" calcext:value-type="percentage">
            <text:p>50.00%</text:p>
          </table:table-cell>
          <table:table-cell table:style-name="ce94" office:value-type="percentage" office:value="0.984952120383037" calcext:value-type="percentage">
            <text:p>98.50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K16:.L16])" office:value-type="percentage" office:value="0.492476060191518" calcext:value-type="percentage">
            <text:p>49.25%</text:p>
          </table:table-cell>
          <table:table-cell table:style-name="ce94" office:value-type="percentage" office:value="0.993926007730536" calcext:value-type="percentage">
            <text:p>99.39%</text:p>
          </table:table-cell>
          <table:table-cell table:style-name="ce94" office:value-type="percentage" office:value="0" calcext:value-type="percentage">
            <text:p>0.00%</text:p>
          </table:table-cell>
          <table:table-cell table:style-name="ce127" table:formula="of:=AVERAGE([.N16:.O16])" office:value-type="percentage" office:value="0.496963003865268" calcext:value-type="percentage">
            <text:p>49.70%</text:p>
          </table:table-cell>
          <table:table-cell table:number-columns-repeated="1008"/>
        </table:table-row>
        <table:table-row table:style-name="ro5">
          <table:table-cell table:style-name="ce9" office:value-type="string" calcext:value-type="string">
            <text:p>mlp_binary_yeast5_stratified_5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95" office:value-type="percentage" office:value="0.9704" calcext:value-type="percentage">
            <text:p>97.04%</text:p>
          </table:table-cell>
          <table:table-cell table:style-name="ce70" office:value-type="percentage" office:value="0.970350404312669" calcext:value-type="percentage">
            <text:p>97.04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129" table:formula="of:=AVERAGE([.E17:.F17])" office:value-type="percentage" office:value="0.485175202156334" calcext:value-type="percentage">
            <text:p>48.52%</text:p>
          </table:table-cell>
          <table:table-cell table:style-name="ce70" office:value-type="percentage" office:value="1" calcext:value-type="percentage">
            <text:p>100.00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129" table:formula="of:=AVERAGE([.H17:.I17])" office:value-type="percentage" office:value="0.5" calcext:value-type="percentage">
            <text:p>50.00%</text:p>
          </table:table-cell>
          <table:table-cell table:style-name="ce95" office:value-type="percentage" office:value="0.984952120383037" calcext:value-type="percentage">
            <text:p>98.50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129" table:formula="of:=AVERAGE([.K17:.L17])" office:value-type="percentage" office:value="0.492476060191518" calcext:value-type="percentage">
            <text:p>49.25%</text:p>
          </table:table-cell>
          <table:table-cell table:style-name="ce95" office:value-type="percentage" office:value="0.993926007730536" calcext:value-type="percentage">
            <text:p>99.39%</text:p>
          </table:table-cell>
          <table:table-cell table:style-name="ce95" office:value-type="percentage" office:value="0" calcext:value-type="percentage">
            <text:p>0.00%</text:p>
          </table:table-cell>
          <table:table-cell table:style-name="ce129" table:formula="of:=AVERAGE([.N17:.O17])" office:value-type="percentage" office:value="0.496963003865268" calcext:value-type="percentage">
            <text:p>49.70%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15" table:number-columns-repeated="9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Overall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style-name="ce4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office:value-type="string" calcext:value-type="string">
            <text:p>Average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lp_binary_yeast5_inverse-stratified_1</text:p>
          </table:table-cell>
          <table:table-cell table:style-name="ce12" office:value-type="percentage" office:value="0.9632" calcext:value-type="percentage">
            <text:p>96.32%</text:p>
          </table:table-cell>
          <table:table-cell table:style-name="ce17" office:value-type="percentage" office:value="0.9318" calcext:value-type="percentage">
            <text:p>93.18%</text:p>
          </table:table-cell>
          <table:table-cell table:style-name="ce17" office:value-type="percentage" office:value="0.9623" calcext:value-type="percentage">
            <text:p>96.23%</text:p>
          </table:table-cell>
          <table:table-cell table:style-name="ce12" office:value-type="percentage" office:value="0.997841726618705" calcext:value-type="percentage">
            <text:p>99.78%</text:p>
          </table:table-cell>
          <table:table-cell table:style-name="ce17" office:value-type="percentage" office:value="0.436170212765957" calcext:value-type="percentage">
            <text:p>43.62%</text:p>
          </table:table-cell>
          <table:table-cell table:style-name="ce21" table:formula="of:=AVERAGE([.E20:.F20])" office:value-type="percentage" office:value="0.717005969692331" calcext:value-type="percentage">
            <text:p>71.70%</text:p>
          </table:table-cell>
          <table:table-cell table:style-name="ce12" office:value-type="percentage" office:value="0.963194444444444" calcext:value-type="percentage">
            <text:p>96.32%</text:p>
          </table:table-cell>
          <table:table-cell table:style-name="ce17" office:value-type="percentage" office:value="0.931818181818182" calcext:value-type="percentage">
            <text:p>93.18%</text:p>
          </table:table-cell>
          <table:table-cell table:style-name="ce21" table:formula="of:=AVERAGE([.H20:.I20])" office:value-type="percentage" office:value="0.947506313131313" calcext:value-type="percentage">
            <text:p>94.75%</text:p>
          </table:table-cell>
          <table:table-cell table:style-name="ce17" office:value-type="percentage" office:value="0.980212014134276" calcext:value-type="percentage">
            <text:p>98.02%</text:p>
          </table:table-cell>
          <table:table-cell table:style-name="ce17" office:value-type="percentage" office:value="0.594202898550725" calcext:value-type="percentage">
            <text:p>59.42%</text:p>
          </table:table-cell>
          <table:table-cell table:style-name="ce21" table:formula="of:=AVERAGE([.K20:.L20])" office:value-type="percentage" office:value="0.7872074563425" calcext:value-type="percentage">
            <text:p>78.72%</text:p>
          </table:table-cell>
          <table:table-cell table:style-name="ce17" office:value-type="percentage" office:value="0.96993006993007" calcext:value-type="percentage">
            <text:p>96.99%</text:p>
          </table:table-cell>
          <table:table-cell table:style-name="ce17" office:value-type="percentage" office:value="0.759259259259259" calcext:value-type="percentage">
            <text:p>75.93%</text:p>
          </table:table-cell>
          <table:table-cell table:style-name="ce21" table:formula="of:=AVERAGE([.N20:.O20])" office:value-type="percentage" office:value="0.864594664594665" calcext:value-type="percentage">
            <text:p>86.46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lp_binary_yeast5_balanced_1</text:p>
          </table:table-cell>
          <table:table-cell table:style-name="ce13" office:value-type="percentage" office:value="0.9597" calcext:value-type="percentage">
            <text:p>95.97%</text:p>
          </table:table-cell>
          <table:table-cell table:style-name="ce18" office:value-type="percentage" office:value="0.9091" calcext:value-type="percentage">
            <text:p>90.91%</text:p>
          </table:table-cell>
          <table:table-cell table:style-name="ce18" office:value-type="percentage" office:value="0.9582" calcext:value-type="percentage">
            <text:p>95.82%</text:p>
          </table:table-cell>
          <table:table-cell table:style-name="ce13" office:value-type="percentage" office:value="0.997113997113997" calcext:value-type="percentage">
            <text:p>99.71%</text:p>
          </table:table-cell>
          <table:table-cell table:style-name="ce18" office:value-type="percentage" office:value="0.408163265306122" calcext:value-type="percentage">
            <text:p>40.82%</text:p>
          </table:table-cell>
          <table:table-cell table:style-name="ce22" table:formula="of:=AVERAGE([.E21:.F21])" office:value-type="percentage" office:value="0.70263863121006" calcext:value-type="percentage">
            <text:p>70.26%</text:p>
          </table:table-cell>
          <table:table-cell table:style-name="ce13" office:value-type="percentage" office:value="0.959722222222222" calcext:value-type="percentage">
            <text:p>95.97%</text:p>
          </table:table-cell>
          <table:table-cell table:style-name="ce18" office:value-type="percentage" office:value="0.909090909090909" calcext:value-type="percentage">
            <text:p>90.91%</text:p>
          </table:table-cell>
          <table:table-cell table:style-name="ce22" table:formula="of:=AVERAGE([.H21:.I21])" office:value-type="percentage" office:value="0.934406565656566" calcext:value-type="percentage">
            <text:p>93.44%</text:p>
          </table:table-cell>
          <table:table-cell table:style-name="ce18" office:value-type="percentage" office:value="0.978060863411182" calcext:value-type="percentage">
            <text:p>97.81%</text:p>
          </table:table-cell>
          <table:table-cell table:style-name="ce18" office:value-type="percentage" office:value="0.563380281690141" calcext:value-type="percentage">
            <text:p>56.34%</text:p>
          </table:table-cell>
          <table:table-cell table:style-name="ce22" table:formula="of:=AVERAGE([.K21:.L21])" office:value-type="percentage" office:value="0.770720572550661" calcext:value-type="percentage">
            <text:p>77.07%</text:p>
          </table:table-cell>
          <table:table-cell table:style-name="ce18" office:value-type="percentage" office:value="0.966974531206269" calcext:value-type="percentage">
            <text:p>96.70%</text:p>
          </table:table-cell>
          <table:table-cell table:style-name="ce18" office:value-type="percentage" office:value="0.72992700729927" calcext:value-type="percentage">
            <text:p>72.99%</text:p>
          </table:table-cell>
          <table:table-cell table:style-name="ce22" table:formula="of:=AVERAGE([.N21:.O21])" office:value-type="percentage" office:value="0.84845076925277" calcext:value-type="percentage">
            <text:p>84.85%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lp_binary_yeast5_stratified_1</text:p>
          </table:table-cell>
          <table:table-cell table:style-name="ce14" office:value-type="percentage" office:value="0.9521" calcext:value-type="percentage">
            <text:p>95.21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9" office:value-type="percentage" office:value="0.9535" calcext:value-type="percentage">
            <text:p>95.35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9" office:value-type="percentage" office:value="0.389380530973451" calcext:value-type="percentage">
            <text:p>38.94%</text:p>
          </table:table-cell>
          <table:table-cell table:style-name="ce26" table:formula="of:=AVERAGE([.E22:.F22])" office:value-type="percentage" office:value="0.694690265486726" calcext:value-type="percentage">
            <text:p>69.47%</text:p>
          </table:table-cell>
          <table:table-cell table:style-name="ce14" office:value-type="percentage" office:value="0.952083333333333" calcext:value-type="percentage">
            <text:p>95.21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6" table:formula="of:=AVERAGE([.H22:.I22])" office:value-type="percentage" office:value="0.976041666666667" calcext:value-type="percentage">
            <text:p>97.60%</text:p>
          </table:table-cell>
          <table:table-cell table:style-name="ce19" office:value-type="percentage" office:value="0.975453575240128" calcext:value-type="percentage">
            <text:p>97.55%</text:p>
          </table:table-cell>
          <table:table-cell table:style-name="ce19" office:value-type="percentage" office:value="0.560509554140127" calcext:value-type="percentage">
            <text:p>56.05%</text:p>
          </table:table-cell>
          <table:table-cell table:style-name="ce26" table:formula="of:=AVERAGE([.K22:.L22])" office:value-type="percentage" office:value="0.767981564690128" calcext:value-type="percentage">
            <text:p>76.80%</text:p>
          </table:table-cell>
          <table:table-cell table:style-name="ce19" office:value-type="percentage" office:value="0.961295750946571" calcext:value-type="percentage">
            <text:p>96.13%</text:p>
          </table:table-cell>
          <table:table-cell table:style-name="ce19" office:value-type="percentage" office:value="0.761245674740484" calcext:value-type="percentage">
            <text:p>76.12%</text:p>
          </table:table-cell>
          <table:table-cell table:style-name="ce26" table:formula="of:=AVERAGE([.N22:.O22])" office:value-type="percentage" office:value="0.861270712843528" calcext:value-type="percentage">
            <text:p>86.13%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lp_binary_yeast5_inverse-stratified_2</text:p>
          </table:table-cell>
          <table:table-cell table:style-name="ce12" office:value-type="percentage" office:value="0.9597" calcext:value-type="percentage">
            <text:p>95.97%</text:p>
          </table:table-cell>
          <table:table-cell table:style-name="ce17" office:value-type="percentage" office:value="0.9773" calcext:value-type="percentage">
            <text:p>97.73%</text:p>
          </table:table-cell>
          <table:table-cell table:style-name="ce17" office:value-type="percentage" office:value="0.9602" calcext:value-type="percentage">
            <text:p>96.02%</text:p>
          </table:table-cell>
          <table:table-cell table:style-name="ce12" office:value-type="percentage" office:value="0.999276934201012" calcext:value-type="percentage">
            <text:p>99.93%</text:p>
          </table:table-cell>
          <table:table-cell table:style-name="ce17" office:value-type="percentage" office:value="0.425742574257426" calcext:value-type="percentage">
            <text:p>42.57%</text:p>
          </table:table-cell>
          <table:table-cell table:style-name="ce17" table:formula="of:=AVERAGE([.E23:.F23])" office:value-type="percentage" office:value="0.712509754229219" calcext:value-type="percentage">
            <text:p>71.25%</text:p>
          </table:table-cell>
          <table:table-cell table:style-name="ce12" office:value-type="percentage" office:value="0.959722222222222" calcext:value-type="percentage">
            <text:p>95.97%</text:p>
          </table:table-cell>
          <table:table-cell table:style-name="ce17" office:value-type="percentage" office:value="0.977272727272727" calcext:value-type="percentage">
            <text:p>97.73%</text:p>
          </table:table-cell>
          <table:table-cell table:style-name="ce21" table:formula="of:=AVERAGE([.H23:.I23])" office:value-type="percentage" office:value="0.968497474747475" calcext:value-type="percentage">
            <text:p>96.85%</text:p>
          </table:table-cell>
          <table:table-cell table:style-name="ce17" office:value-type="percentage" office:value="0.97910024796316" calcext:value-type="percentage">
            <text:p>97.91%</text:p>
          </table:table-cell>
          <table:table-cell table:style-name="ce17" office:value-type="percentage" office:value="0.593103448275862" calcext:value-type="percentage">
            <text:p>59.31%</text:p>
          </table:table-cell>
          <table:table-cell table:style-name="ce21" table:formula="of:=AVERAGE([.K23:.L23])" office:value-type="percentage" office:value="0.786101848119511" calcext:value-type="percentage">
            <text:p>78.61%</text:p>
          </table:table-cell>
          <table:table-cell table:style-name="ce17" office:value-type="percentage" office:value="0.967380652386952" calcext:value-type="percentage">
            <text:p>96.74%</text:p>
          </table:table-cell>
          <table:table-cell table:style-name="ce17" office:value-type="percentage" office:value="0.776173285198556" calcext:value-type="percentage">
            <text:p>77.62%</text:p>
          </table:table-cell>
          <table:table-cell table:style-name="ce21" table:formula="of:=AVERAGE([.N23:.O23])" office:value-type="percentage" office:value="0.871776968792754" calcext:value-type="percentage">
            <text:p>87.18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lp_binary_yeast5_balanced_2</text:p>
          </table:table-cell>
          <table:table-cell table:style-name="ce13" office:value-type="percentage" office:value="0.9611" calcext:value-type="percentage">
            <text:p>96.11%</text:p>
          </table:table-cell>
          <table:table-cell table:style-name="ce18" office:value-type="percentage" office:value="0.9317" calcext:value-type="percentage">
            <text:p>93.17%</text:p>
          </table:table-cell>
          <table:table-cell table:style-name="ce18" office:value-type="percentage" office:value="0.9602" calcext:value-type="percentage">
            <text:p>96.02%</text:p>
          </table:table-cell>
          <table:table-cell table:style-name="ce13" office:value-type="percentage" office:value="0.997837058399423" calcext:value-type="percentage">
            <text:p>99.78%</text:p>
          </table:table-cell>
          <table:table-cell table:style-name="ce18" office:value-type="percentage" office:value="0.422680412371134" calcext:value-type="percentage">
            <text:p>42.27%</text:p>
          </table:table-cell>
          <table:table-cell table:style-name="ce22" table:formula="of:=AVERAGE([.E24:.F24])" office:value-type="percentage" office:value="0.710258735385279" calcext:value-type="percentage">
            <text:p>71.03%</text:p>
          </table:table-cell>
          <table:table-cell table:style-name="ce13" office:value-type="percentage" office:value="0.961111111111111" calcext:value-type="percentage">
            <text:p>96.11%</text:p>
          </table:table-cell>
          <table:table-cell table:style-name="ce18" office:value-type="percentage" office:value="0.931818181818182" calcext:value-type="percentage">
            <text:p>93.18%</text:p>
          </table:table-cell>
          <table:table-cell table:style-name="ce22" table:formula="of:=AVERAGE([.H24:.I24])" office:value-type="percentage" office:value="0.946464646464646" calcext:value-type="percentage">
            <text:p>94.65%</text:p>
          </table:table-cell>
          <table:table-cell table:style-name="ce18" office:value-type="percentage" office:value="0.979129819596746" calcext:value-type="percentage">
            <text:p>97.91%</text:p>
          </table:table-cell>
          <table:table-cell table:style-name="ce18" office:value-type="percentage" office:value="0.581560283687943" calcext:value-type="percentage">
            <text:p>58.16%</text:p>
          </table:table-cell>
          <table:table-cell table:style-name="ce22" table:formula="of:=AVERAGE([.K24:.L24])" office:value-type="percentage" office:value="0.780345051642344" calcext:value-type="percentage">
            <text:p>78.03%</text:p>
          </table:table-cell>
          <table:table-cell table:style-name="ce18" office:value-type="percentage" office:value="0.968238421715405" calcext:value-type="percentage">
            <text:p>96.82%</text:p>
          </table:table-cell>
          <table:table-cell table:style-name="ce18" office:value-type="percentage" office:value="0.750915750915751" calcext:value-type="percentage">
            <text:p>75.09%</text:p>
          </table:table-cell>
          <table:table-cell table:style-name="ce22" table:formula="of:=AVERAGE([.N24:.O24])" office:value-type="percentage" office:value="0.859577086315578" calcext:value-type="percentage">
            <text:p>85.96%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lp_binary_yeast5_stratified_2</text:p>
          </table:table-cell>
          <table:table-cell table:style-name="ce14" office:value-type="percentage" office:value="0.9583" calcext:value-type="percentage">
            <text:p>95.83%</text:p>
          </table:table-cell>
          <table:table-cell table:style-name="ce19" office:value-type="percentage" office:value="0.9318" calcext:value-type="percentage">
            <text:p>93.18%</text:p>
          </table:table-cell>
          <table:table-cell table:style-name="ce19" office:value-type="percentage" office:value="0.9575" calcext:value-type="percentage">
            <text:p>95.75%</text:p>
          </table:table-cell>
          <table:table-cell table:style-name="ce14" office:value-type="percentage" office:value="0.997830802603037" calcext:value-type="percentage">
            <text:p>99.78%</text:p>
          </table:table-cell>
          <table:table-cell table:style-name="ce19" office:value-type="percentage" office:value="0.405940594059406" calcext:value-type="percentage">
            <text:p>40.59%</text:p>
          </table:table-cell>
          <table:table-cell table:style-name="ce26" table:formula="of:=AVERAGE([.E25:.F25])" office:value-type="percentage" office:value="0.701885698331221" calcext:value-type="percentage">
            <text:p>70.19%</text:p>
          </table:table-cell>
          <table:table-cell table:style-name="ce14" office:value-type="percentage" office:value="0.958333333333333" calcext:value-type="percentage">
            <text:p>95.83%</text:p>
          </table:table-cell>
          <table:table-cell table:style-name="ce19" office:value-type="percentage" office:value="0.931818181818182" calcext:value-type="percentage">
            <text:p>93.18%</text:p>
          </table:table-cell>
          <table:table-cell table:style-name="ce26" table:formula="of:=AVERAGE([.H25:.I25])" office:value-type="percentage" office:value="0.945075757575757" calcext:value-type="percentage">
            <text:p>94.51%</text:p>
          </table:table-cell>
          <table:table-cell table:style-name="ce19" office:value-type="percentage" office:value="0.977683315621679" calcext:value-type="percentage">
            <text:p>97.77%</text:p>
          </table:table-cell>
          <table:table-cell table:style-name="ce19" office:value-type="percentage" office:value="0.56551724137931" calcext:value-type="percentage">
            <text:p>56.55%</text:p>
          </table:table-cell>
          <table:table-cell table:style-name="ce26" table:formula="of:=AVERAGE([.K25:.L25])" office:value-type="percentage" office:value="0.771600278500495" calcext:value-type="percentage">
            <text:p>77.16%</text:p>
          </table:table-cell>
          <table:table-cell table:style-name="ce19" office:value-type="percentage" office:value="0.965980680386392" calcext:value-type="percentage">
            <text:p>96.60%</text:p>
          </table:table-cell>
          <table:table-cell table:style-name="ce19" office:value-type="percentage" office:value="0.740072202166065" calcext:value-type="percentage">
            <text:p>74.01%</text:p>
          </table:table-cell>
          <table:table-cell table:style-name="ce26" table:formula="of:=AVERAGE([.N25:.O25])" office:value-type="percentage" office:value="0.853026441276229" calcext:value-type="percentage">
            <text:p>85.30%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lp_binary_yeast5_inverse-stratified_3</text:p>
          </table:table-cell>
          <table:table-cell table:style-name="ce12" office:value-type="percentage" office:value="0.9583" calcext:value-type="percentage">
            <text:p>95.83%</text:p>
          </table:table-cell>
          <table:table-cell table:style-name="ce17" office:value-type="percentage" office:value="0.9773" calcext:value-type="percentage">
            <text:p>97.73%</text:p>
          </table:table-cell>
          <table:table-cell table:style-name="ce17" office:value-type="percentage" office:value="0.9589" calcext:value-type="percentage">
            <text:p>95.89%</text:p>
          </table:table-cell>
          <table:table-cell table:style-name="ce12" office:value-type="percentage" office:value="0.999275887038378" calcext:value-type="percentage">
            <text:p>99.93%</text:p>
          </table:table-cell>
          <table:table-cell table:style-name="ce17" office:value-type="percentage" office:value="0.41747572815534" calcext:value-type="percentage">
            <text:p>41.75%</text:p>
          </table:table-cell>
          <table:table-cell table:style-name="ce17" table:formula="of:=AVERAGE([.E26:.F26])" office:value-type="percentage" office:value="0.708375807596859" calcext:value-type="percentage">
            <text:p>70.84%</text:p>
          </table:table-cell>
          <table:table-cell table:style-name="ce12" office:value-type="percentage" office:value="0.958333333333333" calcext:value-type="percentage">
            <text:p>95.83%</text:p>
          </table:table-cell>
          <table:table-cell table:style-name="ce17" office:value-type="percentage" office:value="0.977272727272727" calcext:value-type="percentage">
            <text:p>97.73%</text:p>
          </table:table-cell>
          <table:table-cell table:style-name="ce21" table:formula="of:=AVERAGE([.H26:.I26])" office:value-type="percentage" office:value="0.96780303030303" calcext:value-type="percentage">
            <text:p>96.78%</text:p>
          </table:table-cell>
          <table:table-cell table:style-name="ce17" office:value-type="percentage" office:value="0.97837646224743" calcext:value-type="percentage">
            <text:p>97.84%</text:p>
          </table:table-cell>
          <table:table-cell table:style-name="ce17" office:value-type="percentage" office:value="0.585034013605442" calcext:value-type="percentage">
            <text:p>58.50%</text:p>
          </table:table-cell>
          <table:table-cell table:style-name="ce21" table:formula="of:=AVERAGE([.K26:.L26])" office:value-type="percentage" office:value="0.781705237926436" calcext:value-type="percentage">
            <text:p>78.17%</text:p>
          </table:table-cell>
          <table:table-cell table:style-name="ce17" office:value-type="percentage" office:value="0.966251225318583" calcext:value-type="percentage">
            <text:p>96.63%</text:p>
          </table:table-cell>
          <table:table-cell table:style-name="ce17" office:value-type="percentage" office:value="0.770609318996416" calcext:value-type="percentage">
            <text:p>77.06%</text:p>
          </table:table-cell>
          <table:table-cell table:style-name="ce21" table:formula="of:=AVERAGE([.N26:.O26])" office:value-type="percentage" office:value="0.868430272157499" calcext:value-type="percentage">
            <text:p>86.84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lp_binary_yeast5_balanced_3</text:p>
          </table:table-cell>
          <table:table-cell table:style-name="ce13" office:value-type="percentage" office:value="0.9535" calcext:value-type="percentage">
            <text:p>95.35%</text:p>
          </table:table-cell>
          <table:table-cell table:style-name="ce18" office:value-type="percentage" office:value="0.9318" calcext:value-type="percentage">
            <text:p>93.18%</text:p>
          </table:table-cell>
          <table:table-cell table:style-name="ce18" office:value-type="percentage" office:value="0.9528" calcext:value-type="percentage">
            <text:p>95.28%</text:p>
          </table:table-cell>
          <table:table-cell table:style-name="ce13" office:value-type="percentage" office:value="0.99781976744186" calcext:value-type="percentage">
            <text:p>99.78%</text:p>
          </table:table-cell>
          <table:table-cell table:style-name="ce18" office:value-type="percentage" office:value="0.37962962962963" calcext:value-type="percentage">
            <text:p>37.96%</text:p>
          </table:table-cell>
          <table:table-cell table:style-name="ce22" table:formula="of:=AVERAGE([.E27:.F27])" office:value-type="percentage" office:value="0.688724698535745" calcext:value-type="percentage">
            <text:p>68.87%</text:p>
          </table:table-cell>
          <table:table-cell table:style-name="ce13" office:value-type="percentage" office:value="0.953472222222222" calcext:value-type="percentage">
            <text:p>95.35%</text:p>
          </table:table-cell>
          <table:table-cell table:style-name="ce18" office:value-type="percentage" office:value="0.931818181818182" calcext:value-type="percentage">
            <text:p>93.18%</text:p>
          </table:table-cell>
          <table:table-cell table:style-name="ce22" table:formula="of:=AVERAGE([.H27:.I27])" office:value-type="percentage" office:value="0.942645202020202" calcext:value-type="percentage">
            <text:p>94.26%</text:p>
          </table:table-cell>
          <table:table-cell table:style-name="ce18" office:value-type="percentage" office:value="0.975142045454546" calcext:value-type="percentage">
            <text:p>97.51%</text:p>
          </table:table-cell>
          <table:table-cell table:style-name="ce18" office:value-type="percentage" office:value="0.539473684210526" calcext:value-type="percentage">
            <text:p>53.95%</text:p>
          </table:table-cell>
          <table:table-cell table:style-name="ce22" table:formula="of:=AVERAGE([.K27:.L27])" office:value-type="percentage" office:value="0.757307864832536" calcext:value-type="percentage">
            <text:p>75.73%</text:p>
          </table:table-cell>
          <table:table-cell table:style-name="ce18" office:value-type="percentage" office:value="0.962023542600897" calcext:value-type="percentage">
            <text:p>96.20%</text:p>
          </table:table-cell>
          <table:table-cell table:style-name="ce18" office:value-type="percentage" office:value="0.721830985915493" calcext:value-type="percentage">
            <text:p>72.18%</text:p>
          </table:table-cell>
          <table:table-cell table:style-name="ce22" table:formula="of:=AVERAGE([.N27:.O27])" office:value-type="percentage" office:value="0.841927264258195" calcext:value-type="percentage">
            <text:p>84.19%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lp_binary_yeast5_stratified_3</text:p>
          </table:table-cell>
          <table:table-cell table:style-name="ce14" office:value-type="percentage" office:value="0.9521" calcext:value-type="percentage">
            <text:p>95.21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9" office:value-type="percentage" office:value="0.9535" calcext:value-type="percentage">
            <text:p>95.35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9" office:value-type="percentage" office:value="0.389380530973451" calcext:value-type="percentage">
            <text:p>38.94%</text:p>
          </table:table-cell>
          <table:table-cell table:style-name="ce26" table:formula="of:=AVERAGE([.E28:.F28])" office:value-type="percentage" office:value="0.694690265486726" calcext:value-type="percentage">
            <text:p>69.47%</text:p>
          </table:table-cell>
          <table:table-cell table:style-name="ce14" office:value-type="percentage" office:value="0.952083333333333" calcext:value-type="percentage">
            <text:p>95.21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6" table:formula="of:=AVERAGE([.H28:.I28])" office:value-type="percentage" office:value="0.976041666666667" calcext:value-type="percentage">
            <text:p>97.60%</text:p>
          </table:table-cell>
          <table:table-cell table:style-name="ce19" office:value-type="percentage" office:value="0.975453575240128" calcext:value-type="percentage">
            <text:p>97.55%</text:p>
          </table:table-cell>
          <table:table-cell table:style-name="ce19" office:value-type="percentage" office:value="0.560509554140127" calcext:value-type="percentage">
            <text:p>56.05%</text:p>
          </table:table-cell>
          <table:table-cell table:style-name="ce26" table:formula="of:=AVERAGE([.K28:.L28])" office:value-type="percentage" office:value="0.767981564690128" calcext:value-type="percentage">
            <text:p>76.80%</text:p>
          </table:table-cell>
          <table:table-cell table:style-name="ce19" office:value-type="percentage" office:value="0.961295750946571" calcext:value-type="percentage">
            <text:p>96.13%</text:p>
          </table:table-cell>
          <table:table-cell table:style-name="ce19" office:value-type="percentage" office:value="0.761245674740484" calcext:value-type="percentage">
            <text:p>76.12%</text:p>
          </table:table-cell>
          <table:table-cell table:style-name="ce26" table:formula="of:=AVERAGE([.N28:.O28])" office:value-type="percentage" office:value="0.861270712843528" calcext:value-type="percentage">
            <text:p>86.13%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lp_binary_yeast5_inverse-stratified_4</text:p>
          </table:table-cell>
          <table:table-cell table:style-name="ce12" office:value-type="percentage" office:value="0.9653" calcext:value-type="percentage">
            <text:p>96.53%</text:p>
          </table:table-cell>
          <table:table-cell table:style-name="ce17" office:value-type="percentage" office:value="0.9318" calcext:value-type="percentage">
            <text:p>93.18%</text:p>
          </table:table-cell>
          <table:table-cell table:style-name="ce17" office:value-type="percentage" office:value="0.9643" calcext:value-type="percentage">
            <text:p>96.43%</text:p>
          </table:table-cell>
          <table:table-cell table:style-name="ce12" office:value-type="percentage" office:value="0.997846374730797" calcext:value-type="percentage">
            <text:p>99.78%</text:p>
          </table:table-cell>
          <table:table-cell table:style-name="ce17" office:value-type="percentage" office:value="0.450549450549451" calcext:value-type="percentage">
            <text:p>45.05%</text:p>
          </table:table-cell>
          <table:table-cell table:style-name="ce17" table:formula="of:=AVERAGE([.E29:.F29])" office:value-type="percentage" office:value="0.724197912640124" calcext:value-type="percentage">
            <text:p>72.42%</text:p>
          </table:table-cell>
          <table:table-cell table:style-name="ce12" office:value-type="percentage" office:value="0.965277777777778" calcext:value-type="percentage">
            <text:p>96.53%</text:p>
          </table:table-cell>
          <table:table-cell table:style-name="ce17" office:value-type="percentage" office:value="0.931818181818182" calcext:value-type="percentage">
            <text:p>93.18%</text:p>
          </table:table-cell>
          <table:table-cell table:style-name="ce21" table:formula="of:=AVERAGE([.H29:.I29])" office:value-type="percentage" office:value="0.94854797979798" calcext:value-type="percentage">
            <text:p>94.85%</text:p>
          </table:table-cell>
          <table:table-cell table:style-name="ce17" office:value-type="percentage" office:value="0.981291916696082" calcext:value-type="percentage">
            <text:p>98.13%</text:p>
          </table:table-cell>
          <table:table-cell table:style-name="ce17" office:value-type="percentage" office:value="0.607407407407407" calcext:value-type="percentage">
            <text:p>60.74%</text:p>
          </table:table-cell>
          <table:table-cell table:style-name="ce21" table:formula="of:=AVERAGE([.K29:.L29])" office:value-type="percentage" office:value="0.794349662051745" calcext:value-type="percentage">
            <text:p>79.43%</text:p>
          </table:table-cell>
          <table:table-cell table:style-name="ce17" office:value-type="percentage" office:value="0.971620299175171" calcext:value-type="percentage">
            <text:p>97.16%</text:p>
          </table:table-cell>
          <table:table-cell table:style-name="ce17" office:value-type="percentage" office:value="0.767790262172285" calcext:value-type="percentage">
            <text:p>76.78%</text:p>
          </table:table-cell>
          <table:table-cell table:style-name="ce21" table:formula="of:=AVERAGE([.N29:.O29])" office:value-type="percentage" office:value="0.869705280673728" calcext:value-type="percentage">
            <text:p>86.97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lp_binary_yeast5_balanced_4</text:p>
          </table:table-cell>
          <table:table-cell table:style-name="ce13" office:value-type="percentage" office:value="0.959" calcext:value-type="percentage">
            <text:p>95.90%</text:p>
          </table:table-cell>
          <table:table-cell table:style-name="ce18" office:value-type="percentage" office:value="0.9773" calcext:value-type="percentage">
            <text:p>97.73%</text:p>
          </table:table-cell>
          <table:table-cell table:style-name="ce18" office:value-type="percentage" office:value="0.9596" calcext:value-type="percentage">
            <text:p>95.96%</text:p>
          </table:table-cell>
          <table:table-cell table:style-name="ce13" office:value-type="percentage" office:value="0.999276410998553" calcext:value-type="percentage">
            <text:p>99.93%</text:p>
          </table:table-cell>
          <table:table-cell table:style-name="ce18" office:value-type="percentage" office:value="0.42156862745098" calcext:value-type="percentage">
            <text:p>42.16%</text:p>
          </table:table-cell>
          <table:table-cell table:style-name="ce22" table:formula="of:=AVERAGE([.E30:.F30])" office:value-type="percentage" office:value="0.710422519224767" calcext:value-type="percentage">
            <text:p>71.04%</text:p>
          </table:table-cell>
          <table:table-cell table:style-name="ce13" office:value-type="percentage" office:value="0.959027777777778" calcext:value-type="percentage">
            <text:p>95.90%</text:p>
          </table:table-cell>
          <table:table-cell table:style-name="ce18" office:value-type="percentage" office:value="0.977272727272727" calcext:value-type="percentage">
            <text:p>97.73%</text:p>
          </table:table-cell>
          <table:table-cell table:style-name="ce22" table:formula="of:=AVERAGE([.H30:.I30])" office:value-type="percentage" office:value="0.968150252525252" calcext:value-type="percentage">
            <text:p>96.82%</text:p>
          </table:table-cell>
          <table:table-cell table:style-name="ce18" office:value-type="percentage" office:value="0.978738483345145" calcext:value-type="percentage">
            <text:p>97.87%</text:p>
          </table:table-cell>
          <table:table-cell table:style-name="ce18" office:value-type="percentage" office:value="0.589041095890411" calcext:value-type="percentage">
            <text:p>58.90%</text:p>
          </table:table-cell>
          <table:table-cell table:style-name="ce22" table:formula="of:=AVERAGE([.K30:.L30])" office:value-type="percentage" office:value="0.783889789617778" calcext:value-type="percentage">
            <text:p>78.39%</text:p>
          </table:table-cell>
          <table:table-cell table:style-name="ce18" office:value-type="percentage" office:value="0.966816017922151" calcext:value-type="percentage">
            <text:p>96.68%</text:p>
          </table:table-cell>
          <table:table-cell table:style-name="ce18" office:value-type="percentage" office:value="0.773381294964029" calcext:value-type="percentage">
            <text:p>77.34%</text:p>
          </table:table-cell>
          <table:table-cell table:style-name="ce22" table:formula="of:=AVERAGE([.N30:.O30])" office:value-type="percentage" office:value="0.87009865644309" calcext:value-type="percentage">
            <text:p>87.01%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lp_binary_yeast5_stratified_4</text:p>
          </table:table-cell>
          <table:table-cell table:style-name="ce14" office:value-type="percentage" office:value="0.959" calcext:value-type="percentage">
            <text:p>95.90%</text:p>
          </table:table-cell>
          <table:table-cell table:style-name="ce19" office:value-type="percentage" office:value="0.9773" calcext:value-type="percentage">
            <text:p>97.73%</text:p>
          </table:table-cell>
          <table:table-cell table:style-name="ce19" office:value-type="percentage" office:value="0.9596" calcext:value-type="percentage">
            <text:p>95.96%</text:p>
          </table:table-cell>
          <table:table-cell table:style-name="ce14" office:value-type="percentage" office:value="0.999276410998553" calcext:value-type="percentage">
            <text:p>99.93%</text:p>
          </table:table-cell>
          <table:table-cell table:style-name="ce19" office:value-type="percentage" office:value="0.42156862745098" calcext:value-type="percentage">
            <text:p>42.16%</text:p>
          </table:table-cell>
          <table:table-cell table:style-name="ce26" table:formula="of:=AVERAGE([.E31:.F31])" office:value-type="percentage" office:value="0.710422519224767" calcext:value-type="percentage">
            <text:p>71.04%</text:p>
          </table:table-cell>
          <table:table-cell table:style-name="ce14" office:value-type="percentage" office:value="0.959027777777778" calcext:value-type="percentage">
            <text:p>95.90%</text:p>
          </table:table-cell>
          <table:table-cell table:style-name="ce19" office:value-type="percentage" office:value="0.977272727272727" calcext:value-type="percentage">
            <text:p>97.73%</text:p>
          </table:table-cell>
          <table:table-cell table:style-name="ce26" table:formula="of:=AVERAGE([.H31:.I31])" office:value-type="percentage" office:value="0.968150252525252" calcext:value-type="percentage">
            <text:p>96.82%</text:p>
          </table:table-cell>
          <table:table-cell table:style-name="ce19" office:value-type="percentage" office:value="0.978738483345145" calcext:value-type="percentage">
            <text:p>97.87%</text:p>
          </table:table-cell>
          <table:table-cell table:style-name="ce19" office:value-type="percentage" office:value="0.589041095890411" calcext:value-type="percentage">
            <text:p>58.90%</text:p>
          </table:table-cell>
          <table:table-cell table:style-name="ce26" table:formula="of:=AVERAGE([.K31:.L31])" office:value-type="percentage" office:value="0.783889789617778" calcext:value-type="percentage">
            <text:p>78.39%</text:p>
          </table:table-cell>
          <table:table-cell table:style-name="ce19" office:value-type="percentage" office:value="0.966816017922151" calcext:value-type="percentage">
            <text:p>96.68%</text:p>
          </table:table-cell>
          <table:table-cell table:style-name="ce19" office:value-type="percentage" office:value="0.773381294964029" calcext:value-type="percentage">
            <text:p>77.34%</text:p>
          </table:table-cell>
          <table:table-cell table:style-name="ce26" table:formula="of:=AVERAGE([.N31:.O31])" office:value-type="percentage" office:value="0.87009865644309" calcext:value-type="percentage">
            <text:p>87.01%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lp_binary_yeast5_inverse-stratified_5</text:p>
          </table:table-cell>
          <table:table-cell table:style-name="ce12" office:value-type="percentage" office:value="0.9639" calcext:value-type="percentage">
            <text:p>96.39%</text:p>
          </table:table-cell>
          <table:table-cell table:style-name="ce17" office:value-type="percentage" office:value="0.9091" calcext:value-type="percentage">
            <text:p>90.91%</text:p>
          </table:table-cell>
          <table:table-cell table:style-name="ce17" office:value-type="percentage" office:value="0.9623" calcext:value-type="percentage">
            <text:p>96.23%</text:p>
          </table:table-cell>
          <table:table-cell table:style-name="ce12" office:value-type="percentage" office:value="0.997126436781609" calcext:value-type="percentage">
            <text:p>99.71%</text:p>
          </table:table-cell>
          <table:table-cell table:style-name="ce17" office:value-type="percentage" office:value="0.434782608695652" calcext:value-type="percentage">
            <text:p>43.48%</text:p>
          </table:table-cell>
          <table:table-cell table:style-name="ce17" table:formula="of:=AVERAGE([.E32:.F32])" office:value-type="percentage" office:value="0.715954522738631" calcext:value-type="percentage">
            <text:p>71.60%</text:p>
          </table:table-cell>
          <table:table-cell table:style-name="ce12" office:value-type="percentage" office:value="0.963888888888889" calcext:value-type="percentage">
            <text:p>96.39%</text:p>
          </table:table-cell>
          <table:table-cell table:style-name="ce17" office:value-type="percentage" office:value="0.909090909090909" calcext:value-type="percentage">
            <text:p>90.91%</text:p>
          </table:table-cell>
          <table:table-cell table:style-name="ce21" table:formula="of:=AVERAGE([.H32:.I32])" office:value-type="percentage" office:value="0.936489898989899" calcext:value-type="percentage">
            <text:p>93.65%</text:p>
          </table:table-cell>
          <table:table-cell table:style-name="ce17" office:value-type="percentage" office:value="0.980225988700565" calcext:value-type="percentage">
            <text:p>98.02%</text:p>
          </table:table-cell>
          <table:table-cell table:style-name="ce17" office:value-type="percentage" office:value="0.588235294117647" calcext:value-type="percentage">
            <text:p>58.82%</text:p>
          </table:table-cell>
          <table:table-cell table:style-name="ce21" table:formula="of:=AVERAGE([.K32:.L32])" office:value-type="percentage" office:value="0.784230641409106" calcext:value-type="percentage">
            <text:p>78.42%</text:p>
          </table:table-cell>
          <table:table-cell table:style-name="ce17" office:value-type="percentage" office:value="0.970357941834452" calcext:value-type="percentage">
            <text:p>97.04%</text:p>
          </table:table-cell>
          <table:table-cell table:style-name="ce17" office:value-type="percentage" office:value="0.746268656716418" calcext:value-type="percentage">
            <text:p>74.63%</text:p>
          </table:table-cell>
          <table:table-cell table:style-name="ce21" table:formula="of:=AVERAGE([.N32:.O32])" office:value-type="percentage" office:value="0.858313299275435" calcext:value-type="percentage">
            <text:p>85.83%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mlp_binary_yeast5_balanced_5</text:p>
          </table:table-cell>
          <table:table-cell table:style-name="ce13" office:value-type="percentage" office:value="0.9583" calcext:value-type="percentage">
            <text:p>95.83%</text:p>
          </table:table-cell>
          <table:table-cell table:style-name="ce18" office:value-type="percentage" office:value="0.9773" calcext:value-type="percentage">
            <text:p>97.73%</text:p>
          </table:table-cell>
          <table:table-cell table:style-name="ce18" office:value-type="percentage" office:value="0.9589" calcext:value-type="percentage">
            <text:p>95.89%</text:p>
          </table:table-cell>
          <table:table-cell table:style-name="ce13" office:value-type="percentage" office:value="0.999275887038378" calcext:value-type="percentage">
            <text:p>99.93%</text:p>
          </table:table-cell>
          <table:table-cell table:style-name="ce18" office:value-type="percentage" office:value="0.41747572815534" calcext:value-type="percentage">
            <text:p>41.75%</text:p>
          </table:table-cell>
          <table:table-cell table:style-name="ce22" table:formula="of:=AVERAGE([.E33:.F33])" office:value-type="percentage" office:value="0.708375807596859" calcext:value-type="percentage">
            <text:p>70.84%</text:p>
          </table:table-cell>
          <table:table-cell table:style-name="ce13" office:value-type="percentage" office:value="0.958333333333333" calcext:value-type="percentage">
            <text:p>95.83%</text:p>
          </table:table-cell>
          <table:table-cell table:style-name="ce18" office:value-type="percentage" office:value="0.977272727272727" calcext:value-type="percentage">
            <text:p>97.73%</text:p>
          </table:table-cell>
          <table:table-cell table:style-name="ce22" table:formula="of:=AVERAGE([.H33:.I33])" office:value-type="percentage" office:value="0.96780303030303" calcext:value-type="percentage">
            <text:p>96.78%</text:p>
          </table:table-cell>
          <table:table-cell table:style-name="ce18" office:value-type="percentage" office:value="0.97837646224743" calcext:value-type="percentage">
            <text:p>97.84%</text:p>
          </table:table-cell>
          <table:table-cell table:style-name="ce18" office:value-type="percentage" office:value="0.585034013605442" calcext:value-type="percentage">
            <text:p>58.50%</text:p>
          </table:table-cell>
          <table:table-cell table:style-name="ce22" table:formula="of:=AVERAGE([.K33:.L33])" office:value-type="percentage" office:value="0.781705237926436" calcext:value-type="percentage">
            <text:p>78.17%</text:p>
          </table:table-cell>
          <table:table-cell table:style-name="ce18" office:value-type="percentage" office:value="0.966251225318583" calcext:value-type="percentage">
            <text:p>96.63%</text:p>
          </table:table-cell>
          <table:table-cell table:style-name="ce18" office:value-type="percentage" office:value="0.770609318996416" calcext:value-type="percentage">
            <text:p>77.06%</text:p>
          </table:table-cell>
          <table:table-cell table:style-name="ce22" table:formula="of:=AVERAGE([.N33:.O33])" office:value-type="percentage" office:value="0.868430272157499" calcext:value-type="percentage">
            <text:p>86.84%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mlp_binary_yeast5_stratified_5</text:p>
          </table:table-cell>
          <table:table-cell table:style-name="ce14" office:value-type="percentage" office:value="0.9597" calcext:value-type="percentage">
            <text:p>95.97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19" office:value-type="percentage" office:value="0.9609" calcext:value-type="percentage">
            <text:p>96.09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9" office:value-type="percentage" office:value="0.431372549019608" calcext:value-type="percentage">
            <text:p>43.14%</text:p>
          </table:table-cell>
          <table:table-cell table:style-name="ce23" table:formula="of:=AVERAGE([.E34:.F34])" office:value-type="percentage" office:value="0.715686274509804" calcext:value-type="percentage">
            <text:p>71.57%</text:p>
          </table:table-cell>
          <table:table-cell table:style-name="ce14" office:value-type="percentage" office:value="0.979447200566974" calcext:value-type="percentage">
            <text:p>97.94%</text:p>
          </table:table-cell>
          <table:table-cell table:style-name="ce19" office:value-type="percentage" office:value="1" calcext:value-type="percentage">
            <text:p>100.00%</text:p>
          </table:table-cell>
          <table:table-cell table:style-name="ce23" table:formula="of:=AVERAGE([.H34:.I34])" office:value-type="percentage" office:value="0.989723600283487" calcext:value-type="percentage">
            <text:p>98.97%</text:p>
          </table:table-cell>
          <table:table-cell table:style-name="ce19" office:value-type="percentage" office:value="0.979447200566974" calcext:value-type="percentage">
            <text:p>97.94%</text:p>
          </table:table-cell>
          <table:table-cell table:style-name="ce19" office:value-type="percentage" office:value="0.602739726027397" calcext:value-type="percentage">
            <text:p>60.27%</text:p>
          </table:table-cell>
          <table:table-cell table:style-name="ce23" table:formula="of:=AVERAGE([.K34:.L34])" office:value-type="percentage" office:value="0.791093463297186" calcext:value-type="percentage">
            <text:p>79.11%</text:p>
          </table:table-cell>
          <table:table-cell table:style-name="ce19" office:value-type="percentage" office:value="0.967516101932232" calcext:value-type="percentage">
            <text:p>96.75%</text:p>
          </table:table-cell>
          <table:table-cell table:style-name="ce19" office:value-type="percentage" office:value="0.79136690647482" calcext:value-type="percentage">
            <text:p>79.14%</text:p>
          </table:table-cell>
          <table:table-cell table:style-name="ce23" table:formula="of:=AVERAGE([.N34:.O34])" office:value-type="percentage" office:value="0.879441504203526" calcext:value-type="percentage">
            <text:p>87.94%</text:p>
          </table:table-cell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3">
          <table:table-cell office:value-type="string" calcext:value-type="string">
            <text:p>Baseline – 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table:number-columns-repeated="1008"/>
        </table:table-row>
        <table:table-row table:style-name="ro3">
          <table:table-cell table:style-name="ce31" office:value-type="string" calcext:value-type="string">
            <text:p>Inverse stratified</text:p>
          </table:table-cell>
          <table:table-cell table:style-name="ce79" table:formula="of:=AVERAGE([.B3];[.B6];[.B9];[.B12];[.B15])" office:value-type="percentage" office:value="0.94044" calcext:value-type="percentage">
            <text:p>94.04%</text:p>
          </table:table-cell>
          <table:table-cell table:style-name="ce100" table:formula="of:=AVERAGE([.C3];[.C6];[.C9];[.C12];[.C15])" office:value-type="percentage" office:value="1" calcext:value-type="percentage">
            <text:p>100.00%</text:p>
          </table:table-cell>
          <table:table-cell table:style-name="ce112" table:formula="of:=AVERAGE([.D3];[.D6];[.D9];[.D12];[.D15])" office:value-type="percentage" office:value="0.94216" calcext:value-type="percentage">
            <text:p>94.22%</text:p>
          </table:table-cell>
          <table:table-cell table:style-name="ce79" table:formula="of:=AVERAGE([.E3];[.E6];[.E9];[.E12];[.E15])" office:value-type="percentage" office:value="1" calcext:value-type="percentage">
            <text:p>100.00%</text:p>
          </table:table-cell>
          <table:table-cell table:style-name="ce100" table:formula="of:=AVERAGE([.F3];[.F6];[.F9];[.F12];[.F15])" office:value-type="percentage" office:value="0.339223106161504" calcext:value-type="percentage">
            <text:p>33.92%</text:p>
          </table:table-cell>
          <table:table-cell table:style-name="ce112" table:formula="of:=AVERAGE([.G3];[.G6];[.G9];[.G12];[.G15])" office:value-type="percentage" office:value="0.669611553080752" calcext:value-type="percentage">
            <text:p>66.96%</text:p>
          </table:table-cell>
          <table:table-cell table:style-name="ce79" table:formula="of:=AVERAGE([.H3];[.H6];[.H9];[.H12];[.H15])" office:value-type="percentage" office:value="0.940416666666667" calcext:value-type="percentage">
            <text:p>94.04%</text:p>
          </table:table-cell>
          <table:table-cell table:style-name="ce100" table:formula="of:=AVERAGE([.I3];[.I6];[.I9];[.I12];[.I15])" office:value-type="percentage" office:value="1" calcext:value-type="percentage">
            <text:p>100.00%</text:p>
          </table:table-cell>
          <table:table-cell table:style-name="ce112" table:formula="of:=AVERAGE([.J3];[.J6];[.J9];[.J12];[.J15])" office:value-type="percentage" office:value="0.970208333333333" calcext:value-type="percentage">
            <text:p>97.02%</text:p>
          </table:table-cell>
          <table:table-cell table:style-name="ce79" table:formula="of:=AVERAGE([.K3];[.K6];[.K9];[.K12];[.K15])" office:value-type="percentage" office:value="0.969291929789046" calcext:value-type="percentage">
            <text:p>96.93%</text:p>
          </table:table-cell>
          <table:table-cell table:style-name="ce100" table:formula="of:=AVERAGE([.L3];[.L6];[.L9];[.L12];[.L15])" office:value-type="percentage" office:value="0.506530016725383" calcext:value-type="percentage">
            <text:p>50.65%</text:p>
          </table:table-cell>
          <table:table-cell table:style-name="ce112" table:formula="of:=AVERAGE([.M3];[.M6];[.M9];[.M12];[.M15])" office:value-type="percentage" office:value="0.737910973257215" calcext:value-type="percentage">
            <text:p>73.79%</text:p>
          </table:table-cell>
          <table:table-cell table:style-name="ce79" table:formula="of:=AVERAGE([.N3];[.N6];[.N9];[.N12];[.N15])" office:value-type="percentage" office:value="0.951757481926964" calcext:value-type="percentage">
            <text:p>95.18%</text:p>
          </table:table-cell>
          <table:table-cell table:style-name="ce100" table:formula="of:=AVERAGE([.O3];[.O6];[.O9];[.O12];[.O15])" office:value-type="percentage" office:value="0.719517226062602" calcext:value-type="percentage">
            <text:p>71.95%</text:p>
          </table:table-cell>
          <table:table-cell table:style-name="ce112" table:formula="of:=AVERAGE([.P3];[.P6];[.P9];[.P12];[.P15])" office:value-type="percentage" office:value="0.835637353994783" calcext:value-type="percentage">
            <text:p>83.56%</text:p>
          </table:table-cell>
          <table:table-cell table:number-columns-repeated="1008"/>
        </table:table-row>
        <table:table-row table:style-name="ro3">
          <table:table-cell table:style-name="ce32" office:value-type="string" calcext:value-type="string">
            <text:p>Balanced</text:p>
          </table:table-cell>
          <table:table-cell table:style-name="ce80" table:formula="of:=AVERAGE([.B4];[.B7];[.B10];[.B13];[.B16])" office:value-type="percentage" office:value="1" calcext:value-type="percentage">
            <text:p>100.00%</text:p>
          </table:table-cell>
          <table:table-cell table:style-name="ce101" table:formula="of:=AVERAGE([.C4];[.C7];[.C10];[.C13];[.C16])" office:value-type="percentage" office:value="0" calcext:value-type="percentage">
            <text:p>0.00%</text:p>
          </table:table-cell>
          <table:table-cell table:style-name="ce113" table:formula="of:=AVERAGE([.D4];[.D7];[.D10];[.D13];[.D16])" office:value-type="percentage" office:value="0.9704" calcext:value-type="percentage">
            <text:p>97.04%</text:p>
          </table:table-cell>
          <table:table-cell table:style-name="ce80" table:formula="of:=AVERAGE([.E4];[.E7];[.E10];[.E13];[.E16])" office:value-type="percentage" office:value="0.970350404312669" calcext:value-type="percentage">
            <text:p>97.04%</text:p>
          </table:table-cell>
          <table:table-cell table:style-name="ce101" table:formula="of:=AVERAGE([.F4];[.F7];[.F10];[.F13];[.F16])" office:value-type="percentage" office:value="0" calcext:value-type="percentage">
            <text:p>0.00%</text:p>
          </table:table-cell>
          <table:table-cell table:style-name="ce113" table:formula="of:=AVERAGE([.G4];[.G7];[.G10];[.G13];[.G16])" office:value-type="percentage" office:value="0.485175202156334" calcext:value-type="percentage">
            <text:p>48.52%</text:p>
          </table:table-cell>
          <table:table-cell table:style-name="ce80" table:formula="of:=AVERAGE([.H4];[.H7];[.H10];[.H13];[.H16])" office:value-type="percentage" office:value="1" calcext:value-type="percentage">
            <text:p>100.00%</text:p>
          </table:table-cell>
          <table:table-cell table:style-name="ce101" table:formula="of:=AVERAGE([.I4];[.I7];[.I10];[.I13];[.I16])" office:value-type="percentage" office:value="0" calcext:value-type="percentage">
            <text:p>0.00%</text:p>
          </table:table-cell>
          <table:table-cell table:style-name="ce113" table:formula="of:=AVERAGE([.J4];[.J7];[.J10];[.J13];[.J16])" office:value-type="percentage" office:value="0.5" calcext:value-type="percentage">
            <text:p>50.00%</text:p>
          </table:table-cell>
          <table:table-cell table:style-name="ce80" table:formula="of:=AVERAGE([.K4];[.K7];[.K10];[.K13];[.K16])" office:value-type="percentage" office:value="0.984952120383037" calcext:value-type="percentage">
            <text:p>98.50%</text:p>
          </table:table-cell>
          <table:table-cell table:style-name="ce101" table:formula="of:=AVERAGE([.L4];[.L7];[.L10];[.L13];[.L16])" office:value-type="percentage" office:value="0" calcext:value-type="percentage">
            <text:p>0.00%</text:p>
          </table:table-cell>
          <table:table-cell table:style-name="ce113" table:formula="of:=AVERAGE([.M4];[.M7];[.M10];[.M13];[.M16])" office:value-type="percentage" office:value="0.492476060191518" calcext:value-type="percentage">
            <text:p>49.25%</text:p>
          </table:table-cell>
          <table:table-cell table:style-name="ce80" table:formula="of:=AVERAGE([.N4];[.N7];[.N10];[.N13];[.N16])" office:value-type="percentage" office:value="0.993926007730536" calcext:value-type="percentage">
            <text:p>99.39%</text:p>
          </table:table-cell>
          <table:table-cell table:style-name="ce101" table:formula="of:=AVERAGE([.O4];[.O7];[.O10];[.O13];[.O16])" office:value-type="percentage" office:value="0" calcext:value-type="percentage">
            <text:p>0.00%</text:p>
          </table:table-cell>
          <table:table-cell table:style-name="ce113" table:formula="of:=AVERAGE([.P4];[.P7];[.P10];[.P13];[.P16])" office:value-type="percentage" office:value="0.496963003865268" calcext:value-type="percentage">
            <text:p>49.70%</text:p>
          </table:table-cell>
          <table:table-cell table:number-columns-repeated="1008"/>
        </table:table-row>
        <table:table-row table:style-name="ro3">
          <table:table-cell table:style-name="ce33" office:value-type="string" calcext:value-type="string">
            <text:p>Stratified</text:p>
          </table:table-cell>
          <table:table-cell table:style-name="ce81" table:formula="of:=AVERAGE([.B5];[.B8];[.B11];[.B14];[.B17])" office:value-type="percentage" office:value="1" calcext:value-type="percentage">
            <text:p>100.00%</text:p>
          </table:table-cell>
          <table:table-cell table:style-name="ce102" table:formula="of:=AVERAGE([.C5];[.C8];[.C11];[.C14];[.C17])" office:value-type="percentage" office:value="0" calcext:value-type="percentage">
            <text:p>0.00%</text:p>
          </table:table-cell>
          <table:table-cell table:style-name="ce114" table:formula="of:=AVERAGE([.D5];[.D8];[.D11];[.D14];[.D17])" office:value-type="percentage" office:value="0.9704" calcext:value-type="percentage">
            <text:p>97.04%</text:p>
          </table:table-cell>
          <table:table-cell table:style-name="ce81" table:formula="of:=AVERAGE([.E5];[.E8];[.E11];[.E14];[.E17])" office:value-type="percentage" office:value="0.970350404312669" calcext:value-type="percentage">
            <text:p>97.04%</text:p>
          </table:table-cell>
          <table:table-cell table:style-name="ce102" table:formula="of:=AVERAGE([.F5];[.F8];[.F11];[.F14];[.F17])" office:value-type="percentage" office:value="0" calcext:value-type="percentage">
            <text:p>0.00%</text:p>
          </table:table-cell>
          <table:table-cell table:style-name="ce114" table:formula="of:=AVERAGE([.G5];[.G8];[.G11];[.G14];[.G17])" office:value-type="percentage" office:value="0.485175202156334" calcext:value-type="percentage">
            <text:p>48.52%</text:p>
          </table:table-cell>
          <table:table-cell table:style-name="ce81" table:formula="of:=AVERAGE([.H5];[.H8];[.H11];[.H14];[.H17])" office:value-type="percentage" office:value="1" calcext:value-type="percentage">
            <text:p>100.00%</text:p>
          </table:table-cell>
          <table:table-cell table:style-name="ce102" table:formula="of:=AVERAGE([.I5];[.I8];[.I11];[.I14];[.I17])" office:value-type="percentage" office:value="0" calcext:value-type="percentage">
            <text:p>0.00%</text:p>
          </table:table-cell>
          <table:table-cell table:style-name="ce114" table:formula="of:=AVERAGE([.J5];[.J8];[.J11];[.J14];[.J17])" office:value-type="percentage" office:value="0.5" calcext:value-type="percentage">
            <text:p>50.00%</text:p>
          </table:table-cell>
          <table:table-cell table:style-name="ce81" table:formula="of:=AVERAGE([.K5];[.K8];[.K11];[.K14];[.K17])" office:value-type="percentage" office:value="0.984952120383037" calcext:value-type="percentage">
            <text:p>98.50%</text:p>
          </table:table-cell>
          <table:table-cell table:style-name="ce102" table:formula="of:=AVERAGE([.L5];[.L8];[.L11];[.L14];[.L17])" office:value-type="percentage" office:value="0" calcext:value-type="percentage">
            <text:p>0.00%</text:p>
          </table:table-cell>
          <table:table-cell table:style-name="ce114" table:formula="of:=AVERAGE([.M5];[.M8];[.M11];[.M14];[.M17])" office:value-type="percentage" office:value="0.492476060191518" calcext:value-type="percentage">
            <text:p>49.25%</text:p>
          </table:table-cell>
          <table:table-cell table:style-name="ce81" table:formula="of:=AVERAGE([.N5];[.N8];[.N11];[.N14];[.N17])" office:value-type="percentage" office:value="0.993926007730536" calcext:value-type="percentage">
            <text:p>99.39%</text:p>
          </table:table-cell>
          <table:table-cell table:style-name="ce102" table:formula="of:=AVERAGE([.O5];[.O8];[.O11];[.O14];[.O17])" office:value-type="percentage" office:value="0" calcext:value-type="percentage">
            <text:p>0.00%</text:p>
          </table:table-cell>
          <table:table-cell table:style-name="ce114" table:formula="of:=AVERAGE([.P5];[.P8];[.P11];[.P14];[.P17])" office:value-type="percentage" office:value="0.496963003865268" calcext:value-type="percentage">
            <text:p>49.70%</text:p>
          </table:table-cell>
          <table:table-cell table:number-columns-repeated="1008"/>
        </table:table-row>
        <table:table-row table:style-name="ro3">
          <table:table-cell table:style-name="ce39" table:number-columns-repeated="16"/>
          <table:table-cell table:number-columns-repeated="1008"/>
        </table:table-row>
        <table:table-row table:style-name="ro3">
          <table:table-cell office:value-type="string" calcext:value-type="string">
            <text:p><text:span text:style-name="T1">Baseline – </text:span>S.D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table:number-columns-repeated="1008"/>
        </table:table-row>
        <table:table-row table:style-name="ro3">
          <table:table-cell table:style-name="ce31" office:value-type="string" calcext:value-type="string">
            <text:p>Inverse stratified</text:p>
          </table:table-cell>
          <table:table-cell table:style-name="ce79" table:formula="of:=COM.MICROSOFT.STDEV.P([.B3];[.B6];[.B9];[.B12];[.B15])" office:value-type="percentage" office:value="0.00244098340838276" calcext:value-type="percentage">
            <text:p>0.24%</text:p>
          </table:table-cell>
          <table:table-cell table:style-name="ce100" table:formula="of:=COM.MICROSOFT.STDEV.P([.C3];[.C6];[.C9];[.C12];[.C15])" office:value-type="percentage" office:value="0" calcext:value-type="percentage">
            <text:p>0.00%</text:p>
          </table:table-cell>
          <table:table-cell table:style-name="ce112" table:formula="of:=COM.MICROSOFT.STDEV.P([.D3];[.D6];[.D9];[.D12];[.D15])" office:value-type="percentage" office:value="0.00234827596333992" calcext:value-type="percentage">
            <text:p>0.23%</text:p>
          </table:table-cell>
          <table:table-cell table:style-name="ce79" table:formula="of:=COM.MICROSOFT.STDEV.P([.E3];[.E6];[.E9];[.E12];[.E15])" office:value-type="percentage" office:value="0" calcext:value-type="percentage">
            <text:p>0.00%</text:p>
          </table:table-cell>
          <table:table-cell table:style-name="ce100" table:formula="of:=COM.MICROSOFT.STDEV.P([.F3];[.F6];[.F9];[.F12];[.F15])" office:value-type="percentage" office:value="0.0089380303594562" calcext:value-type="percentage">
            <text:p>0.89%</text:p>
          </table:table-cell>
          <table:table-cell table:style-name="ce112" table:formula="of:=COM.MICROSOFT.STDEV.P([.G3];[.G6];[.G9];[.G12];[.G15])" office:value-type="percentage" office:value="0.00446901517972813" calcext:value-type="percentage">
            <text:p>0.45%</text:p>
          </table:table-cell>
          <table:table-cell table:style-name="ce79" table:formula="of:=COM.MICROSOFT.STDEV.P([.H3];[.H6];[.H9];[.H12];[.H15])" office:value-type="percentage" office:value="0.00242161052418925" calcext:value-type="percentage">
            <text:p>0.24%</text:p>
          </table:table-cell>
          <table:table-cell table:style-name="ce100" table:formula="of:=COM.MICROSOFT.STDEV.P([.I3];[.I6];[.I9];[.I12];[.I15])" office:value-type="percentage" office:value="0" calcext:value-type="percentage">
            <text:p>0.00%</text:p>
          </table:table-cell>
          <table:table-cell table:style-name="ce112" table:formula="of:=COM.MICROSOFT.STDEV.P([.J3];[.J6];[.J9];[.J12];[.J15])" office:value-type="percentage" office:value="0.00121080526209462" calcext:value-type="percentage">
            <text:p>0.12%</text:p>
          </table:table-cell>
          <table:table-cell table:style-name="ce79" table:formula="of:=COM.MICROSOFT.STDEV.P([.K3];[.K6];[.K9];[.K12];[.K15])" office:value-type="percentage" office:value="0.0012875344908294" calcext:value-type="percentage">
            <text:p>0.13%</text:p>
          </table:table-cell>
          <table:table-cell table:style-name="ce100" table:formula="of:=COM.MICROSOFT.STDEV.P([.L3];[.L6];[.L9];[.L12];[.L15])" office:value-type="percentage" office:value="0.0100146870921359" calcext:value-type="percentage">
            <text:p>1.00%</text:p>
          </table:table-cell>
          <table:table-cell table:style-name="ce112" table:formula="of:=COM.MICROSOFT.STDEV.P([.M3];[.M6];[.M9];[.M12];[.M15])" office:value-type="percentage" office:value="0.00565100941638555" calcext:value-type="percentage">
            <text:p>0.57%</text:p>
          </table:table-cell>
          <table:table-cell table:style-name="ce79" table:formula="of:=COM.MICROSOFT.STDEV.P([.N3];[.N6];[.N9];[.N12];[.N15])" office:value-type="percentage" office:value="0.00198504138680572" calcext:value-type="percentage">
            <text:p>0.20%</text:p>
          </table:table-cell>
          <table:table-cell table:style-name="ce100" table:formula="of:=COM.MICROSOFT.STDEV.P([.O3];[.O6];[.O9];[.O12];[.O15])" office:value-type="percentage" office:value="0.00813541859722809" calcext:value-type="percentage">
            <text:p>0.81%</text:p>
          </table:table-cell>
          <table:table-cell table:style-name="ce112" table:formula="of:=COM.MICROSOFT.STDEV.P([.P3];[.P6];[.P9];[.P12];[.P15])" office:value-type="percentage" office:value="0.00506018581135556" calcext:value-type="percentage">
            <text:p>0.51%</text:p>
          </table:table-cell>
          <table:table-cell table:number-columns-repeated="1008"/>
        </table:table-row>
        <table:table-row table:style-name="ro3">
          <table:table-cell table:style-name="ce32" office:value-type="string" calcext:value-type="string">
            <text:p>Balanced</text:p>
          </table:table-cell>
          <table:table-cell table:style-name="ce80" table:formula="of:=COM.MICROSOFT.STDEV.P([.B4];[.B7];[.B10];[.B13];[.B16])" office:value-type="percentage" office:value="0" calcext:value-type="percentage">
            <text:p>0.00%</text:p>
          </table:table-cell>
          <table:table-cell table:style-name="ce101" table:formula="of:=COM.MICROSOFT.STDEV.P([.C4];[.C7];[.C10];[.C13];[.C16])" office:value-type="percentage" office:value="0" calcext:value-type="percentage">
            <text:p>0.00%</text:p>
          </table:table-cell>
          <table:table-cell table:style-name="ce113" table:formula="of:=COM.MICROSOFT.STDEV.P([.D4];[.D7];[.D10];[.D13];[.D16])" office:value-type="percentage" office:value="0" calcext:value-type="percentage">
            <text:p>0.00%</text:p>
          </table:table-cell>
          <table:table-cell table:style-name="ce80" table:formula="of:=COM.MICROSOFT.STDEV.P([.E4];[.E7];[.E10];[.E13];[.E16])" office:value-type="percentage" office:value="0" calcext:value-type="percentage">
            <text:p>0.00%</text:p>
          </table:table-cell>
          <table:table-cell table:style-name="ce101" table:formula="of:=COM.MICROSOFT.STDEV.P([.F4];[.F7];[.F10];[.F13];[.F16])" office:value-type="percentage" office:value="0" calcext:value-type="percentage">
            <text:p>0.00%</text:p>
          </table:table-cell>
          <table:table-cell table:style-name="ce113" table:formula="of:=COM.MICROSOFT.STDEV.P([.G4];[.G7];[.G10];[.G13];[.G16])" office:value-type="percentage" office:value="0" calcext:value-type="percentage">
            <text:p>0.00%</text:p>
          </table:table-cell>
          <table:table-cell table:style-name="ce80" table:formula="of:=COM.MICROSOFT.STDEV.P([.H4];[.H7];[.H10];[.H13];[.H16])" office:value-type="percentage" office:value="0" calcext:value-type="percentage">
            <text:p>0.00%</text:p>
          </table:table-cell>
          <table:table-cell table:style-name="ce101" table:formula="of:=COM.MICROSOFT.STDEV.P([.I4];[.I7];[.I10];[.I13];[.I16])" office:value-type="percentage" office:value="0" calcext:value-type="percentage">
            <text:p>0.00%</text:p>
          </table:table-cell>
          <table:table-cell table:style-name="ce113" table:formula="of:=COM.MICROSOFT.STDEV.P([.J4];[.J7];[.J10];[.J13];[.J16])" office:value-type="percentage" office:value="0" calcext:value-type="percentage">
            <text:p>0.00%</text:p>
          </table:table-cell>
          <table:table-cell table:style-name="ce80" table:formula="of:=COM.MICROSOFT.STDEV.P([.K4];[.K7];[.K10];[.K13];[.K16])" office:value-type="percentage" office:value="0" calcext:value-type="percentage">
            <text:p>0.00%</text:p>
          </table:table-cell>
          <table:table-cell table:style-name="ce101" table:formula="of:=COM.MICROSOFT.STDEV.P([.L4];[.L7];[.L10];[.L13];[.L16])" office:value-type="percentage" office:value="0" calcext:value-type="percentage">
            <text:p>0.00%</text:p>
          </table:table-cell>
          <table:table-cell table:style-name="ce113" table:formula="of:=COM.MICROSOFT.STDEV.P([.M4];[.M7];[.M10];[.M13];[.M16])" office:value-type="percentage" office:value="0" calcext:value-type="percentage">
            <text:p>0.00%</text:p>
          </table:table-cell>
          <table:table-cell table:style-name="ce80" table:formula="of:=COM.MICROSOFT.STDEV.P([.N4];[.N7];[.N10];[.N13];[.N16])" office:value-type="percentage" office:value="0" calcext:value-type="percentage">
            <text:p>0.00%</text:p>
          </table:table-cell>
          <table:table-cell table:style-name="ce101" table:formula="of:=COM.MICROSOFT.STDEV.P([.O4];[.O7];[.O10];[.O13];[.O16])" office:value-type="percentage" office:value="0" calcext:value-type="percentage">
            <text:p>0.00%</text:p>
          </table:table-cell>
          <table:table-cell table:style-name="ce113" table:formula="of:=COM.MICROSOFT.STDEV.P([.P4];[.P7];[.P10];[.P13];[.P16])" office:value-type="percentage" office:value="0" calcext:value-type="percentage">
            <text:p>0.00%</text:p>
          </table:table-cell>
          <table:table-cell table:number-columns-repeated="1008"/>
        </table:table-row>
        <table:table-row table:style-name="ro3">
          <table:table-cell table:style-name="ce33" office:value-type="string" calcext:value-type="string">
            <text:p>Stratified</text:p>
          </table:table-cell>
          <table:table-cell table:style-name="ce81" table:formula="of:=COM.MICROSOFT.STDEV.P([.B5];[.B8];[.B11];[.B14];[.B17])" office:value-type="percentage" office:value="0" calcext:value-type="percentage">
            <text:p>0.00%</text:p>
          </table:table-cell>
          <table:table-cell table:style-name="ce102" table:formula="of:=COM.MICROSOFT.STDEV.P([.C5];[.C8];[.C11];[.C14];[.C17])" office:value-type="percentage" office:value="0" calcext:value-type="percentage">
            <text:p>0.00%</text:p>
          </table:table-cell>
          <table:table-cell table:style-name="ce114" table:formula="of:=COM.MICROSOFT.STDEV.P([.D5];[.D8];[.D11];[.D14];[.D17])" office:value-type="percentage" office:value="0" calcext:value-type="percentage">
            <text:p>0.00%</text:p>
          </table:table-cell>
          <table:table-cell table:style-name="ce81" table:formula="of:=COM.MICROSOFT.STDEV.P([.E5];[.E8];[.E11];[.E14];[.E17])" office:value-type="percentage" office:value="0" calcext:value-type="percentage">
            <text:p>0.00%</text:p>
          </table:table-cell>
          <table:table-cell table:style-name="ce102" table:formula="of:=COM.MICROSOFT.STDEV.P([.F5];[.F8];[.F11];[.F14];[.F17])" office:value-type="percentage" office:value="0" calcext:value-type="percentage">
            <text:p>0.00%</text:p>
          </table:table-cell>
          <table:table-cell table:style-name="ce114" table:formula="of:=COM.MICROSOFT.STDEV.P([.G5];[.G8];[.G11];[.G14];[.G17])" office:value-type="percentage" office:value="0" calcext:value-type="percentage">
            <text:p>0.00%</text:p>
          </table:table-cell>
          <table:table-cell table:style-name="ce81" table:formula="of:=COM.MICROSOFT.STDEV.P([.H5];[.H8];[.H11];[.H14];[.H17])" office:value-type="percentage" office:value="0" calcext:value-type="percentage">
            <text:p>0.00%</text:p>
          </table:table-cell>
          <table:table-cell table:style-name="ce102" table:formula="of:=COM.MICROSOFT.STDEV.P([.I5];[.I8];[.I11];[.I14];[.I17])" office:value-type="percentage" office:value="0" calcext:value-type="percentage">
            <text:p>0.00%</text:p>
          </table:table-cell>
          <table:table-cell table:style-name="ce114" table:formula="of:=COM.MICROSOFT.STDEV.P([.J5];[.J8];[.J11];[.J14];[.J17])" office:value-type="percentage" office:value="0" calcext:value-type="percentage">
            <text:p>0.00%</text:p>
          </table:table-cell>
          <table:table-cell table:style-name="ce81" table:formula="of:=COM.MICROSOFT.STDEV.P([.K5];[.K8];[.K11];[.K14];[.K17])" office:value-type="percentage" office:value="0" calcext:value-type="percentage">
            <text:p>0.00%</text:p>
          </table:table-cell>
          <table:table-cell table:style-name="ce102" table:formula="of:=COM.MICROSOFT.STDEV.P([.L5];[.L8];[.L11];[.L14];[.L17])" office:value-type="percentage" office:value="0" calcext:value-type="percentage">
            <text:p>0.00%</text:p>
          </table:table-cell>
          <table:table-cell table:style-name="ce114" table:formula="of:=COM.MICROSOFT.STDEV.P([.M5];[.M8];[.M11];[.M14];[.M17])" office:value-type="percentage" office:value="0" calcext:value-type="percentage">
            <text:p>0.00%</text:p>
          </table:table-cell>
          <table:table-cell table:style-name="ce81" table:formula="of:=COM.MICROSOFT.STDEV.P([.N5];[.N8];[.N11];[.N14];[.N17])" office:value-type="percentage" office:value="0" calcext:value-type="percentage">
            <text:p>0.00%</text:p>
          </table:table-cell>
          <table:table-cell table:style-name="ce102" table:formula="of:=COM.MICROSOFT.STDEV.P([.O5];[.O8];[.O11];[.O14];[.O17])" office:value-type="percentage" office:value="0" calcext:value-type="percentage">
            <text:p>0.00%</text:p>
          </table:table-cell>
          <table:table-cell table:style-name="ce114" table:formula="of:=COM.MICROSOFT.STDEV.P([.P5];[.P8];[.P11];[.P14];[.P17])" office:value-type="percentage" office:value="0" calcext:value-type="percentage">
            <text:p>0.00%</text:p>
          </table:table-cell>
          <table:table-cell table:number-columns-repeated="1008"/>
        </table:table-row>
        <table:table-row table:style-name="ro3">
          <table:table-cell table:style-name="ce40" table:number-columns-repeated="16"/>
          <table:table-cell table:number-columns-repeated="1008"/>
        </table:table-row>
        <table:table-row table:style-name="ro3">
          <table:table-cell office:value-type="string" calcext:value-type="string">
            <text:p>Method – 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table:number-columns-repeated="1008"/>
        </table:table-row>
        <table:table-row table:style-name="ro3">
          <table:table-cell table:style-name="ce36" office:value-type="string" calcext:value-type="string">
            <text:p>Inverse stratified</text:p>
          </table:table-cell>
          <table:table-cell table:style-name="ce48" table:formula="of:=AVERAGE([.B20];[.B23];[.B26];[.B29];[.B32])" office:value-type="percentage" office:value="0.96208" calcext:value-type="percentage">
            <text:p>96.21%</text:p>
          </table:table-cell>
          <table:table-cell table:style-name="ce57" table:formula="of:=AVERAGE([.C20];[.C23];[.C26];[.C29];[.C32])" office:value-type="percentage" office:value="0.94546" calcext:value-type="percentage">
            <text:p>94.55%</text:p>
          </table:table-cell>
          <table:table-cell table:style-name="ce62" table:formula="of:=AVERAGE([.D20];[.D23];[.D26];[.D29];[.D32])" office:value-type="percentage" office:value="0.9616" calcext:value-type="percentage">
            <text:p>96.16%</text:p>
          </table:table-cell>
          <table:table-cell table:style-name="ce48" table:formula="of:=AVERAGE([.E20];[.E23];[.E26];[.E29];[.E32])" office:value-type="percentage" office:value="0.9982734718741" calcext:value-type="percentage">
            <text:p>99.83%</text:p>
          </table:table-cell>
          <table:table-cell table:style-name="ce57" table:formula="of:=AVERAGE([.F20];[.F23];[.F26];[.F29];[.F32])" office:value-type="percentage" office:value="0.432944114884765" calcext:value-type="percentage">
            <text:p>43.29%</text:p>
          </table:table-cell>
          <table:table-cell table:style-name="ce62" table:formula="of:=AVERAGE([.G20];[.G23];[.G26];[.G29];[.G32])" office:value-type="percentage" office:value="0.715608793379433" calcext:value-type="percentage">
            <text:p>71.56%</text:p>
          </table:table-cell>
          <table:table-cell table:style-name="ce48" table:formula="of:=AVERAGE([.H20];[.H23];[.H26];[.H29];[.H32])" office:value-type="percentage" office:value="0.962083333333333" calcext:value-type="percentage">
            <text:p>96.21%</text:p>
          </table:table-cell>
          <table:table-cell table:style-name="ce57" table:formula="of:=AVERAGE([.I20];[.I23];[.I26];[.I29];[.I32])" office:value-type="percentage" office:value="0.945454545454546" calcext:value-type="percentage">
            <text:p>94.55%</text:p>
          </table:table-cell>
          <table:table-cell table:style-name="ce62" table:formula="of:=AVERAGE([.J20];[.J23];[.J26];[.J29];[.J32])" office:value-type="percentage" office:value="0.953768939393939" calcext:value-type="percentage">
            <text:p>95.38%</text:p>
          </table:table-cell>
          <table:table-cell table:style-name="ce48" table:formula="of:=AVERAGE([.K20];[.K23];[.K26];[.K29];[.K32])" office:value-type="percentage" office:value="0.979841325948303" calcext:value-type="percentage">
            <text:p>97.98%</text:p>
          </table:table-cell>
          <table:table-cell table:style-name="ce57" table:formula="of:=AVERAGE([.L20];[.L23];[.L26];[.L29];[.L32])" office:value-type="percentage" office:value="0.593596612391417" calcext:value-type="percentage">
            <text:p>59.36%</text:p>
          </table:table-cell>
          <table:table-cell table:style-name="ce62" table:formula="of:=AVERAGE([.M20];[.M23];[.M26];[.M29];[.M32])" office:value-type="percentage" office:value="0.78671896916986" calcext:value-type="percentage">
            <text:p>78.67%</text:p>
          </table:table-cell>
          <table:table-cell table:style-name="ce48" table:formula="of:=AVERAGE([.N20];[.N23];[.N26];[.N29];[.N32])" office:value-type="percentage" office:value="0.969108037729046" calcext:value-type="percentage">
            <text:p>96.91%</text:p>
          </table:table-cell>
          <table:table-cell table:style-name="ce57" table:formula="of:=AVERAGE([.O20];[.O23];[.O26];[.O29];[.O32])" office:value-type="percentage" office:value="0.764020156468587" calcext:value-type="percentage">
            <text:p>76.40%</text:p>
          </table:table-cell>
          <table:table-cell table:style-name="ce62" table:formula="of:=AVERAGE([.P20];[.P23];[.P26];[.P29];[.P32])" office:value-type="percentage" office:value="0.866564097098816" calcext:value-type="percentage">
            <text:p>86.66%</text:p>
          </table:table-cell>
          <table:table-cell table:number-columns-repeated="1008"/>
        </table:table-row>
        <table:table-row table:style-name="ro3">
          <table:table-cell table:style-name="ce37" office:value-type="string" calcext:value-type="string">
            <text:p>Balanced</text:p>
          </table:table-cell>
          <table:table-cell table:style-name="ce49" table:formula="of:=AVERAGE([.B21];[.B24];[.B27];[.B30];[.B33])" office:value-type="percentage" office:value="0.95832" calcext:value-type="percentage">
            <text:p>95.83%</text:p>
          </table:table-cell>
          <table:table-cell table:style-name="ce58" table:formula="of:=AVERAGE([.C21];[.C24];[.C27];[.C30];[.C33])" office:value-type="percentage" office:value="0.94544" calcext:value-type="percentage">
            <text:p>94.54%</text:p>
          </table:table-cell>
          <table:table-cell table:style-name="ce63" table:formula="of:=AVERAGE([.D21];[.D24];[.D27];[.D30];[.D33])" office:value-type="percentage" office:value="0.95794" calcext:value-type="percentage">
            <text:p>95.79%</text:p>
          </table:table-cell>
          <table:table-cell table:style-name="ce49" table:formula="of:=AVERAGE([.E21];[.E24];[.E27];[.E30];[.E33])" office:value-type="percentage" office:value="0.998264624198442" calcext:value-type="percentage">
            <text:p>99.83%</text:p>
          </table:table-cell>
          <table:table-cell table:style-name="ce58" table:formula="of:=AVERAGE([.F21];[.F24];[.F27];[.F30];[.F33])" office:value-type="percentage" office:value="0.409903532582641" calcext:value-type="percentage">
            <text:p>40.99%</text:p>
          </table:table-cell>
          <table:table-cell table:style-name="ce63" table:formula="of:=AVERAGE([.G21];[.G24];[.G27];[.G30];[.G33])" office:value-type="percentage" office:value="0.704084078390542" calcext:value-type="percentage">
            <text:p>70.41%</text:p>
          </table:table-cell>
          <table:table-cell table:style-name="ce49" table:formula="of:=AVERAGE([.H21];[.H24];[.H27];[.H30];[.H33])" office:value-type="percentage" office:value="0.958333333333333" calcext:value-type="percentage">
            <text:p>95.83%</text:p>
          </table:table-cell>
          <table:table-cell table:style-name="ce58" table:formula="of:=AVERAGE([.I21];[.I24];[.I27];[.I30];[.I33])" office:value-type="percentage" office:value="0.945454545454546" calcext:value-type="percentage">
            <text:p>94.55%</text:p>
          </table:table-cell>
          <table:table-cell table:style-name="ce63" table:formula="of:=AVERAGE([.J21];[.J24];[.J27];[.J30];[.J33])" office:value-type="percentage" office:value="0.951893939393939" calcext:value-type="percentage">
            <text:p>95.19%</text:p>
          </table:table-cell>
          <table:table-cell table:style-name="ce49" table:formula="of:=AVERAGE([.K21];[.K24];[.K27];[.K30];[.K33])" office:value-type="percentage" office:value="0.97788953481101" calcext:value-type="percentage">
            <text:p>97.79%</text:p>
          </table:table-cell>
          <table:table-cell table:style-name="ce58" table:formula="of:=AVERAGE([.L21];[.L24];[.L27];[.L30];[.L33])" office:value-type="percentage" office:value="0.571697871816893" calcext:value-type="percentage">
            <text:p>57.17%</text:p>
          </table:table-cell>
          <table:table-cell table:style-name="ce63" table:formula="of:=AVERAGE([.M21];[.M24];[.M27];[.M30];[.M33])" office:value-type="percentage" office:value="0.774793703313951" calcext:value-type="percentage">
            <text:p>77.48%</text:p>
          </table:table-cell>
          <table:table-cell table:style-name="ce49" table:formula="of:=AVERAGE([.N21];[.N24];[.N27];[.N30];[.N33])" office:value-type="percentage" office:value="0.966060747752661" calcext:value-type="percentage">
            <text:p>96.61%</text:p>
          </table:table-cell>
          <table:table-cell table:style-name="ce58" table:formula="of:=AVERAGE([.O21];[.O24];[.O27];[.O30];[.O33])" office:value-type="percentage" office:value="0.749332871618192" calcext:value-type="percentage">
            <text:p>74.93%</text:p>
          </table:table-cell>
          <table:table-cell table:style-name="ce63" table:formula="of:=AVERAGE([.P21];[.P24];[.P27];[.P30];[.P33])" office:value-type="percentage" office:value="0.857696809685426" calcext:value-type="percentage">
            <text:p>85.77%</text:p>
          </table:table-cell>
          <table:table-cell table:number-columns-repeated="1008"/>
        </table:table-row>
        <table:table-row table:style-name="ro3">
          <table:table-cell table:style-name="ce38" office:value-type="string" calcext:value-type="string">
            <text:p>Stratified</text:p>
          </table:table-cell>
          <table:table-cell table:style-name="ce50" table:formula="of:=AVERAGE([.B22];[.B25];[.B28];[.B31];[.B34])" office:value-type="percentage" office:value="0.95624" calcext:value-type="percentage">
            <text:p>95.62%</text:p>
          </table:table-cell>
          <table:table-cell table:style-name="ce59" table:formula="of:=AVERAGE([.C22];[.C25];[.C28];[.C31];[.C34])" office:value-type="percentage" office:value="0.98182" calcext:value-type="percentage">
            <text:p>98.18%</text:p>
          </table:table-cell>
          <table:table-cell table:style-name="ce64" table:formula="of:=AVERAGE([.D22];[.D25];[.D28];[.D31];[.D34])" office:value-type="percentage" office:value="0.957" calcext:value-type="percentage">
            <text:p>95.70%</text:p>
          </table:table-cell>
          <table:table-cell table:style-name="ce50" table:formula="of:=AVERAGE([.E22];[.E25];[.E28];[.E31];[.E34])" office:value-type="percentage" office:value="0.999421442720318" calcext:value-type="percentage">
            <text:p>99.94%</text:p>
          </table:table-cell>
          <table:table-cell table:style-name="ce59" table:formula="of:=AVERAGE([.F22];[.F25];[.F28];[.F31];[.F34])" office:value-type="percentage" office:value="0.407528566495379" calcext:value-type="percentage">
            <text:p>40.75%</text:p>
          </table:table-cell>
          <table:table-cell table:style-name="ce64" table:formula="of:=AVERAGE([.G22];[.G25];[.G28];[.G31];[.G34])" office:value-type="percentage" office:value="0.703475004607849" calcext:value-type="percentage">
            <text:p>70.35%</text:p>
          </table:table-cell>
          <table:table-cell table:style-name="ce50" table:formula="of:=AVERAGE([.H22];[.H25];[.H28];[.H31];[.H34])" office:value-type="percentage" office:value="0.96019499566895" calcext:value-type="percentage">
            <text:p>96.02%</text:p>
          </table:table-cell>
          <table:table-cell table:style-name="ce59" table:formula="of:=AVERAGE([.I22];[.I25];[.I28];[.I31];[.I34])" office:value-type="percentage" office:value="0.981818181818182" calcext:value-type="percentage">
            <text:p>98.18%</text:p>
          </table:table-cell>
          <table:table-cell table:style-name="ce64" table:formula="of:=AVERAGE([.J22];[.J25];[.J28];[.J31];[.J34])" office:value-type="percentage" office:value="0.971006588743566" calcext:value-type="percentage">
            <text:p>97.10%</text:p>
          </table:table-cell>
          <table:table-cell table:style-name="ce50" table:formula="of:=AVERAGE([.K22];[.K25];[.K28];[.K31];[.K34])" office:value-type="percentage" office:value="0.977355230002811" calcext:value-type="percentage">
            <text:p>97.74%</text:p>
          </table:table-cell>
          <table:table-cell table:style-name="ce59" table:formula="of:=AVERAGE([.L22];[.L25];[.L28];[.L31];[.L34])" office:value-type="percentage" office:value="0.575663434315475" calcext:value-type="percentage">
            <text:p>57.57%</text:p>
          </table:table-cell>
          <table:table-cell table:style-name="ce64" table:formula="of:=AVERAGE([.M22];[.M25];[.M28];[.M31];[.M34])" office:value-type="percentage" office:value="0.776509332159143" calcext:value-type="percentage">
            <text:p>77.65%</text:p>
          </table:table-cell>
          <table:table-cell table:style-name="ce50" table:formula="of:=AVERAGE([.N22];[.N25];[.N28];[.N31];[.N34])" office:value-type="percentage" office:value="0.964580860426783" calcext:value-type="percentage">
            <text:p>96.46%</text:p>
          </table:table-cell>
          <table:table-cell table:style-name="ce59" table:formula="of:=AVERAGE([.O22];[.O25];[.O28];[.O31];[.O34])" office:value-type="percentage" office:value="0.765462350617177" calcext:value-type="percentage">
            <text:p>76.55%</text:p>
          </table:table-cell>
          <table:table-cell table:style-name="ce64" table:formula="of:=AVERAGE([.P22];[.P25];[.P28];[.P31];[.P34])" office:value-type="percentage" office:value="0.86502160552198" calcext:value-type="percentage">
            <text:p>86.50%</text:p>
          </table:table-cell>
          <table:table-cell table:number-columns-repeated="1008"/>
        </table:table-row>
        <table:table-row table:style-name="ro3">
          <table:table-cell table:style-name="ce41" table:number-columns-repeated="16"/>
          <table:table-cell table:style-name="ce74" table:number-columns-repeated="1008"/>
        </table:table-row>
        <table:table-row table:style-name="ro3">
          <table:table-cell office:value-type="string" calcext:value-type="string">
            <text:p><text:span text:style-name="T1">Method – </text:span>S.D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table:number-columns-repeated="1008"/>
        </table:table-row>
        <table:table-row table:style-name="ro3">
          <table:table-cell table:style-name="ce36" office:value-type="string" calcext:value-type="string">
            <text:p>Inverse stratified</text:p>
          </table:table-cell>
          <table:table-cell table:style-name="ce48" table:formula="of:=COM.MICROSOFT.STDEV.P([.B20];[.B23];[.B26];[.B29];[.B32])" office:value-type="percentage" office:value="0.00264151471697587" calcext:value-type="percentage">
            <text:p>0.26%</text:p>
          </table:table-cell>
          <table:table-cell table:style-name="ce57" table:formula="of:=COM.MICROSOFT.STDEV.P([.C20];[.C23];[.C26];[.C29];[.C32])" office:value-type="percentage" office:value="0.0272866707386592" calcext:value-type="percentage">
            <text:p>2.73%</text:p>
          </table:table-cell>
          <table:table-cell table:style-name="ce62" table:formula="of:=COM.MICROSOFT.STDEV.P([.D20];[.D23];[.D26];[.D29];[.D32])" office:value-type="percentage" office:value="0.00187189743308765" calcext:value-type="percentage">
            <text:p>0.19%</text:p>
          </table:table-cell>
          <table:table-cell table:style-name="ce48" table:formula="of:=COM.MICROSOFT.STDEV.P([.E20];[.E23];[.E26];[.E29];[.E32])" office:value-type="percentage" office:value="0.000859799772259316" calcext:value-type="percentage">
            <text:p>0.09%</text:p>
          </table:table-cell>
          <table:table-cell table:style-name="ce57" table:formula="of:=COM.MICROSOFT.STDEV.P([.F20];[.F23];[.F26];[.F29];[.F32])" office:value-type="percentage" office:value="0.0110893533293536" calcext:value-type="percentage">
            <text:p>1.11%</text:p>
          </table:table-cell>
          <table:table-cell table:style-name="ce62" table:formula="of:=COM.MICROSOFT.STDEV.P([.G20];[.G23];[.G26];[.G29];[.G32])" office:value-type="percentage" office:value="0.00524908996110717" calcext:value-type="percentage">
            <text:p>0.52%</text:p>
          </table:table-cell>
          <table:table-cell table:style-name="ce48" table:formula="of:=COM.MICROSOFT.STDEV.P([.H20];[.H23];[.H26];[.H29];[.H32])" office:value-type="percentage" office:value="0.00262055031446016" calcext:value-type="percentage">
            <text:p>0.26%</text:p>
          </table:table-cell>
          <table:table-cell table:style-name="ce57" table:formula="of:=COM.MICROSOFT.STDEV.P([.I20];[.I23];[.I26];[.I29];[.I32])" office:value-type="percentage" office:value="0.0272727272727273" calcext:value-type="percentage">
            <text:p>2.73%</text:p>
          </table:table-cell>
          <table:table-cell table:style-name="ce62" table:formula="of:=COM.MICROSOFT.STDEV.P([.J20];[.J23];[.J26];[.J29];[.J32])" office:value-type="percentage" office:value="0.0124814230390402" calcext:value-type="percentage">
            <text:p>1.25%</text:p>
          </table:table-cell>
          <table:table-cell table:style-name="ce48" table:formula="of:=COM.MICROSOFT.STDEV.P([.K20];[.K23];[.K26];[.K29];[.K32])" office:value-type="percentage" office:value="0.001008425597051" calcext:value-type="percentage">
            <text:p>0.10%</text:p>
          </table:table-cell>
          <table:table-cell table:style-name="ce57" table:formula="of:=COM.MICROSOFT.STDEV.P([.L20];[.L23];[.L26];[.L29];[.L32])" office:value-type="percentage" office:value="0.0076604266764689" calcext:value-type="percentage">
            <text:p>0.77%</text:p>
          </table:table-cell>
          <table:table-cell table:style-name="ce62" table:formula="of:=COM.MICROSOFT.STDEV.P([.M20];[.M23];[.M26];[.M29];[.M32])" office:value-type="percentage" office:value="0.00424679191843647" calcext:value-type="percentage">
            <text:p>0.42%</text:p>
          </table:table-cell>
          <table:table-cell table:style-name="ce48" table:formula="of:=COM.MICROSOFT.STDEV.P([.N20];[.N23];[.N26];[.N29];[.N32])" office:value-type="percentage" office:value="0.00198467589568547" calcext:value-type="percentage">
            <text:p>0.20%</text:p>
          </table:table-cell>
          <table:table-cell table:style-name="ce57" table:formula="of:=COM.MICROSOFT.STDEV.P([.O20];[.O23];[.O26];[.O29];[.O32])" office:value-type="percentage" office:value="0.0104221992252253" calcext:value-type="percentage">
            <text:p>1.04%</text:p>
          </table:table-cell>
          <table:table-cell table:style-name="ce62" table:formula="of:=COM.MICROSOFT.STDEV.P([.P20];[.P23];[.P26];[.P29];[.P32])" office:value-type="percentage" office:value="0.00474295275138023" calcext:value-type="percentage">
            <text:p>0.47%</text:p>
          </table:table-cell>
          <table:table-cell table:number-columns-repeated="1008"/>
        </table:table-row>
        <table:table-row table:style-name="ro3">
          <table:table-cell table:style-name="ce37" office:value-type="string" calcext:value-type="string">
            <text:p>Balanced</text:p>
          </table:table-cell>
          <table:table-cell table:style-name="ce49" table:formula="of:=COM.MICROSOFT.STDEV.P([.B21];[.B24];[.B27];[.B30];[.B33])" office:value-type="percentage" office:value="0.00258178233009682" calcext:value-type="percentage">
            <text:p>0.26%</text:p>
          </table:table-cell>
          <table:table-cell table:style-name="ce58" table:formula="of:=COM.MICROSOFT.STDEV.P([.C21];[.C24];[.C27];[.C30];[.C33])" office:value-type="percentage" office:value="0.0272967104245182" calcext:value-type="percentage">
            <text:p>2.73%</text:p>
          </table:table-cell>
          <table:table-cell table:style-name="ce63" table:formula="of:=COM.MICROSOFT.STDEV.P([.D21];[.D24];[.D27];[.D30];[.D33])" office:value-type="percentage" office:value="0.00265601204816543" calcext:value-type="percentage">
            <text:p>0.27%</text:p>
          </table:table-cell>
          <table:table-cell table:style-name="ce49" table:formula="of:=COM.MICROSOFT.STDEV.P([.E21];[.E24];[.E27];[.E30];[.E33])" office:value-type="percentage" office:value="0.00086614292055514" calcext:value-type="percentage">
            <text:p>0.09%</text:p>
          </table:table-cell>
          <table:table-cell table:style-name="ce58" table:formula="of:=COM.MICROSOFT.STDEV.P([.F21];[.F24];[.F27];[.F30];[.F33])" office:value-type="percentage" office:value="0.015976225908582" calcext:value-type="percentage">
            <text:p>1.60%</text:p>
          </table:table-cell>
          <table:table-cell table:style-name="ce63" table:formula="of:=COM.MICROSOFT.STDEV.P([.G21];[.G24];[.G27];[.G30];[.G33])" office:value-type="percentage" office:value="0.00818194387499051" calcext:value-type="percentage">
            <text:p>0.82%</text:p>
          </table:table-cell>
          <table:table-cell table:style-name="ce49" table:formula="of:=COM.MICROSOFT.STDEV.P([.H21];[.H24];[.H27];[.H30];[.H33])" office:value-type="percentage" office:value="0.00259837318525967" calcext:value-type="percentage">
            <text:p>0.26%</text:p>
          </table:table-cell>
          <table:table-cell table:style-name="ce58" table:formula="of:=COM.MICROSOFT.STDEV.P([.I21];[.I24];[.I27];[.I30];[.I33])" office:value-type="percentage" office:value="0.0272727272727273" calcext:value-type="percentage">
            <text:p>2.73%</text:p>
          </table:table-cell>
          <table:table-cell table:style-name="ce63" table:formula="of:=COM.MICROSOFT.STDEV.P([.J21];[.J24];[.J27];[.J30];[.J33])" office:value-type="percentage" office:value="0.0136981129731657" calcext:value-type="percentage">
            <text:p>1.37%</text:p>
          </table:table-cell>
          <table:table-cell table:style-name="ce49" table:formula="of:=COM.MICROSOFT.STDEV.P([.K21];[.K24];[.K27];[.K30];[.K33])" office:value-type="percentage" office:value="0.0014194484523785" calcext:value-type="percentage">
            <text:p>0.14%</text:p>
          </table:table-cell>
          <table:table-cell table:style-name="ce58" table:formula="of:=COM.MICROSOFT.STDEV.P([.L21];[.L24];[.L27];[.L30];[.L33])" office:value-type="percentage" office:value="0.0183493206380494" calcext:value-type="percentage">
            <text:p>1.83%</text:p>
          </table:table-cell>
          <table:table-cell table:style-name="ce63" table:formula="of:=COM.MICROSOFT.STDEV.P([.M21];[.M24];[.M27];[.M30];[.M33])" office:value-type="percentage" office:value="0.00983534957815327" calcext:value-type="percentage">
            <text:p>0.98%</text:p>
          </table:table-cell>
          <table:table-cell table:style-name="ce49" table:formula="of:=COM.MICROSOFT.STDEV.P([.N21];[.N24];[.N27];[.N30];[.N33])" office:value-type="percentage" office:value="0.00212051900522355" calcext:value-type="percentage">
            <text:p>0.21%</text:p>
          </table:table-cell>
          <table:table-cell table:style-name="ce58" table:formula="of:=COM.MICROSOFT.STDEV.P([.O21];[.O24];[.O27];[.O30];[.O33])" office:value-type="percentage" office:value="0.0208156704071634" calcext:value-type="percentage">
            <text:p>2.08%</text:p>
          </table:table-cell>
          <table:table-cell table:style-name="ce63" table:formula="of:=COM.MICROSOFT.STDEV.P([.P21];[.P24];[.P27];[.P30];[.P33])" office:value-type="percentage" office:value="0.011015591554789" calcext:value-type="percentage">
            <text:p>1.10%</text:p>
          </table:table-cell>
          <table:table-cell table:number-columns-repeated="1008"/>
        </table:table-row>
        <table:table-row table:style-name="ro3">
          <table:table-cell table:style-name="ce38" office:value-type="string" calcext:value-type="string">
            <text:p>Stratified</text:p>
          </table:table-cell>
          <table:table-cell table:style-name="ce50" table:formula="of:=COM.MICROSOFT.STDEV.P([.B22];[.B25];[.B28];[.B31];[.B34])" office:value-type="percentage" office:value="0.00340916412042603" calcext:value-type="percentage">
            <text:p>0.34%</text:p>
          </table:table-cell>
          <table:table-cell table:style-name="ce59" table:formula="of:=COM.MICROSOFT.STDEV.P([.C22];[.C25];[.C28];[.C31];[.C34])" office:value-type="percentage" office:value="0.026510254619675" calcext:value-type="percentage">
            <text:p>2.65%</text:p>
          </table:table-cell>
          <table:table-cell table:style-name="ce64" table:formula="of:=COM.MICROSOFT.STDEV.P([.D22];[.D25];[.D28];[.D31];[.D34])" office:value-type="percentage" office:value="0.0030567957079269" calcext:value-type="percentage">
            <text:p>0.31%</text:p>
          </table:table-cell>
          <table:table-cell table:style-name="ce50" table:formula="of:=COM.MICROSOFT.STDEV.P([.E22];[.E25];[.E28];[.E31];[.E34])" office:value-type="percentage" office:value="0.000843250349616443" calcext:value-type="percentage">
            <text:p>0.08%</text:p>
          </table:table-cell>
          <table:table-cell table:style-name="ce59" table:formula="of:=COM.MICROSOFT.STDEV.P([.F22];[.F25];[.F28];[.F31];[.F34])" office:value-type="percentage" office:value="0.0168930924186215" calcext:value-type="percentage">
            <text:p>1.69%</text:p>
          </table:table-cell>
          <table:table-cell table:style-name="ce64" table:formula="of:=COM.MICROSOFT.STDEV.P([.G22];[.G25];[.G28];[.G31];[.G34])" office:value-type="percentage" office:value="0.00841727092666017" calcext:value-type="percentage">
            <text:p>0.84%</text:p>
          </table:table-cell>
          <table:table-cell table:style-name="ce50" table:formula="of:=COM.MICROSOFT.STDEV.P([.H22];[.H25];[.H28];[.H31];[.H34])" office:value-type="percentage" office:value="0.0100704886613009" calcext:value-type="percentage">
            <text:p>1.01%</text:p>
          </table:table-cell>
          <table:table-cell table:style-name="ce59" table:formula="of:=COM.MICROSOFT.STDEV.P([.I22];[.I25];[.I28];[.I31];[.I34])" office:value-type="percentage" office:value="0.0265043267947514" calcext:value-type="percentage">
            <text:p>2.65%</text:p>
          </table:table-cell>
          <table:table-cell table:style-name="ce64" table:formula="of:=COM.MICROSOFT.STDEV.P([.J22];[.J25];[.J28];[.J31];[.J34])" office:value-type="percentage" office:value="0.0147078020248735" calcext:value-type="percentage">
            <text:p>1.47%</text:p>
          </table:table-cell>
          <table:table-cell table:style-name="ce50" table:formula="of:=COM.MICROSOFT.STDEV.P([.K22];[.K25];[.K28];[.K31];[.K34])" office:value-type="percentage" office:value="0.00165105738825639" calcext:value-type="percentage">
            <text:p>0.17%</text:p>
          </table:table-cell>
          <table:table-cell table:style-name="ce59" table:formula="of:=COM.MICROSOFT.STDEV.P([.L22];[.L25];[.L28];[.L31];[.L34])" office:value-type="percentage" office:value="0.0171715625492737" calcext:value-type="percentage">
            <text:p>1.72%</text:p>
          </table:table-cell>
          <table:table-cell table:style-name="ce64" table:formula="of:=COM.MICROSOFT.STDEV.P([.M22];[.M25];[.M28];[.M31];[.M34])" office:value-type="percentage" office:value="0.00934572070185091" calcext:value-type="percentage">
            <text:p>0.93%</text:p>
          </table:table-cell>
          <table:table-cell table:style-name="ce50" table:formula="of:=COM.MICROSOFT.STDEV.P([.N22];[.N25];[.N28];[.N31];[.N34])" office:value-type="percentage" office:value="0.00272598445474969" calcext:value-type="percentage">
            <text:p>0.27%</text:p>
          </table:table-cell>
          <table:table-cell table:style-name="ce59" table:formula="of:=COM.MICROSOFT.STDEV.P([.O22];[.O25];[.O28];[.O31];[.O34])" office:value-type="percentage" office:value="0.0168165159472345" calcext:value-type="percentage">
            <text:p>1.68%</text:p>
          </table:table-cell>
          <table:table-cell table:style-name="ce64" table:formula="of:=COM.MICROSOFT.STDEV.P([.P22];[.P25];[.P28];[.P31];[.P34])" office:value-type="percentage" office:value="0.00900813278204403" calcext:value-type="percentage">
            <text:p>0.90%</text:p>
          </table:table-cell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3">
          <table:table-cell office:value-type="string" calcext:value-type="string">
            <text:p>Reference article – Average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1008"/>
        </table:table-row>
        <table:table-row table:style-name="ro3">
          <table:table-cell table:style-name="ce54" office:value-type="string" calcext:value-type="string">
            <text:p>IMA<text:span text:style-name="T2">ρ</text:span></text:p>
          </table:table-cell>
          <table:table-cell table:style-name="ce85"/>
          <table:table-cell table:style-name="ce106"/>
          <table:table-cell table:style-name="ce118"/>
          <table:table-cell table:style-name="ce85"/>
          <table:table-cell table:style-name="ce106"/>
          <table:table-cell table:style-name="ce133" office:value-type="percentage" office:value="0.6783" calcext:value-type="percentage">
            <text:p>67.83%</text:p>
          </table:table-cell>
          <table:table-cell table:style-name="ce85"/>
          <table:table-cell table:style-name="ce106"/>
          <table:table-cell table:style-name="ce133" office:value-type="percentage" office:value="0.4028" calcext:value-type="percentage">
            <text:p>40.28%</text:p>
          </table:table-cell>
          <table:table-cell table:style-name="ce85"/>
          <table:table-cell table:style-name="ce106"/>
          <table:table-cell table:style-name="ce133" office:value-type="percentage" office:value="0.4566" calcext:value-type="percentage">
            <text:p>45.66%</text:p>
          </table:table-cell>
          <table:table-cell table:style-name="ce85"/>
          <table:table-cell table:style-name="ce106"/>
          <table:table-cell table:style-name="ce133" office:value-type="percentage" office:value="0.4196" calcext:value-type="percentage">
            <text:p>41.96%</text:p>
          </table:table-cell>
          <table:table-cell table:number-columns-repeated="1008"/>
        </table:table-row>
        <table:table-row table:style-name="ro3">
          <table:table-cell table:style-name="ce55" office:value-type="string" calcext:value-type="string">
            <text:p><text:span text:style-name="T1">IMA</text:span><text:span text:style-name="T3">ρ</text:span><text:span text:style-name="T4">+γ</text:span></text:p>
          </table:table-cell>
          <table:table-cell table:style-name="ce86"/>
          <table:table-cell table:style-name="ce107"/>
          <table:table-cell table:style-name="ce119"/>
          <table:table-cell table:style-name="ce86"/>
          <table:table-cell table:style-name="ce107"/>
          <table:table-cell table:style-name="ce134" office:value-type="percentage" office:value="0.6006" calcext:value-type="percentage">
            <text:p>60.06%</text:p>
          </table:table-cell>
          <table:table-cell table:style-name="ce86"/>
          <table:table-cell table:style-name="ce107"/>
          <table:table-cell table:style-name="ce134" office:value-type="percentage" office:value="0.4333" calcext:value-type="percentage">
            <text:p>43.33%</text:p>
          </table:table-cell>
          <table:table-cell table:style-name="ce86"/>
          <table:table-cell table:style-name="ce107"/>
          <table:table-cell table:style-name="ce134" office:value-type="percentage" office:value="0.4791" calcext:value-type="percentage">
            <text:p>47.91%</text:p>
          </table:table-cell>
          <table:table-cell table:style-name="ce86"/>
          <table:table-cell table:style-name="ce107"/>
          <table:table-cell table:style-name="ce134" office:value-type="percentage" office:value="0.4476" calcext:value-type="percentage">
            <text:p>44.76%</text:p>
          </table:table-cell>
          <table:table-cell table:number-columns-repeated="1008"/>
        </table:table-row>
        <table:table-row table:style-name="ro3">
          <table:table-cell table:style-name="ce65" office:value-type="string" calcext:value-type="string">
            <text:p>SMOTE</text:p>
          </table:table-cell>
          <table:table-cell table:style-name="ce87" table:number-columns-repeated="3"/>
          <table:table-cell table:style-name="ce89"/>
          <table:table-cell table:style-name="ce87"/>
          <table:table-cell table:style-name="ce135" office:value-type="percentage" office:value="0.4131" calcext:value-type="percentage">
            <text:p>41.31%</text:p>
          </table:table-cell>
          <table:table-cell table:style-name="ce87" table:number-columns-repeated="2"/>
          <table:table-cell table:style-name="ce87" office:value-type="percentage" office:value="0.9906" calcext:value-type="percentage">
            <text:p>99.06%</text:p>
          </table:table-cell>
          <table:table-cell table:style-name="ce89"/>
          <table:table-cell table:style-name="ce87"/>
          <table:table-cell table:style-name="ce135" office:value-type="percentage" office:value="0.5809" calcext:value-type="percentage">
            <text:p>58.09%</text:p>
          </table:table-cell>
          <table:table-cell table:style-name="ce89"/>
          <table:table-cell table:style-name="ce87"/>
          <table:table-cell table:style-name="ce135" office:value-type="percentage" office:value="0.7709" calcext:value-type="percentage">
            <text:p>77.09%</text:p>
          </table:table-cell>
          <table:table-cell table:number-columns-repeated="1008"/>
        </table:table-row>
        <table:table-row table:style-name="ro3">
          <table:table-cell table:style-name="ce66" office:value-type="string" calcext:value-type="string">
            <text:p>ISBA</text:p>
          </table:table-cell>
          <table:table-cell table:style-name="ce88"/>
          <table:table-cell table:style-name="ce108"/>
          <table:table-cell table:style-name="ce120"/>
          <table:table-cell table:style-name="ce88"/>
          <table:table-cell table:style-name="ce108"/>
          <table:table-cell table:style-name="ce136" office:value-type="percentage" office:value="0.4482" calcext:value-type="percentage">
            <text:p>44.82%</text:p>
          </table:table-cell>
          <table:table-cell table:style-name="ce88"/>
          <table:table-cell table:style-name="ce108"/>
          <table:table-cell table:style-name="ce136" office:value-type="percentage" office:value="0.9589" calcext:value-type="percentage">
            <text:p>95.89%</text:p>
          </table:table-cell>
          <table:table-cell table:style-name="ce88"/>
          <table:table-cell table:style-name="ce108"/>
          <table:table-cell table:style-name="ce136" office:value-type="percentage" office:value="0.6033" calcext:value-type="percentage">
            <text:p>60.33%</text:p>
          </table:table-cell>
          <table:table-cell table:style-name="ce88"/>
          <table:table-cell table:style-name="ce108"/>
          <table:table-cell table:style-name="ce136" office:value-type="percentage" office:value="0.7711" calcext:value-type="percentage">
            <text:p>77.11%</text:p>
          </table:table-cell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3">
          <table:table-cell office:value-type="string" calcext:value-type="string">
            <text:p><text:span text:style-name="T1">Reference article – </text:span>S.D.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1008"/>
        </table:table-row>
        <table:table-row table:style-name="ro3">
          <table:table-cell table:style-name="ce54" office:value-type="string" calcext:value-type="string">
            <text:p>IMA<text:span text:style-name="T2">ρ</text:span></text:p>
          </table:table-cell>
          <table:table-cell table:style-name="ce85"/>
          <table:table-cell table:style-name="ce106"/>
          <table:table-cell table:style-name="ce118"/>
          <table:table-cell table:style-name="ce85"/>
          <table:table-cell table:style-name="ce106"/>
          <table:table-cell table:style-name="ce133" office:value-type="percentage" office:value="0.19" calcext:value-type="percentage">
            <text:p>19.00%</text:p>
          </table:table-cell>
          <table:table-cell table:style-name="ce85"/>
          <table:table-cell table:style-name="ce106"/>
          <table:table-cell table:style-name="ce133" office:value-type="percentage" office:value="0.23" calcext:value-type="percentage">
            <text:p>23.00%</text:p>
          </table:table-cell>
          <table:table-cell table:style-name="ce85"/>
          <table:table-cell table:style-name="ce106"/>
          <table:table-cell table:style-name="ce133" office:value-type="percentage" office:value="0.18" calcext:value-type="percentage">
            <text:p>18.00%</text:p>
          </table:table-cell>
          <table:table-cell table:style-name="ce85"/>
          <table:table-cell table:style-name="ce106"/>
          <table:table-cell table:style-name="ce133" office:value-type="percentage" office:value="0.21" calcext:value-type="percentage">
            <text:p>21.00%</text:p>
          </table:table-cell>
          <table:table-cell table:number-columns-repeated="1008"/>
        </table:table-row>
        <table:table-row table:style-name="ro3">
          <table:table-cell table:style-name="ce55" office:value-type="string" calcext:value-type="string">
            <text:p><text:span text:style-name="T1">IMA</text:span><text:span text:style-name="T3">ρ</text:span><text:span text:style-name="T4">+γ</text:span></text:p>
          </table:table-cell>
          <table:table-cell table:style-name="ce86"/>
          <table:table-cell table:style-name="ce107"/>
          <table:table-cell table:style-name="ce119"/>
          <table:table-cell table:style-name="ce86"/>
          <table:table-cell table:style-name="ce107"/>
          <table:table-cell table:style-name="ce134" office:value-type="percentage" office:value="0.28" calcext:value-type="percentage">
            <text:p>28.00%</text:p>
          </table:table-cell>
          <table:table-cell table:style-name="ce86"/>
          <table:table-cell table:style-name="ce107"/>
          <table:table-cell table:style-name="ce134" office:value-type="percentage" office:value="0.1" calcext:value-type="percentage">
            <text:p>10.00%</text:p>
          </table:table-cell>
          <table:table-cell table:style-name="ce86"/>
          <table:table-cell table:style-name="ce107"/>
          <table:table-cell table:style-name="ce134" office:value-type="percentage" office:value="0.12" calcext:value-type="percentage">
            <text:p>12.00%</text:p>
          </table:table-cell>
          <table:table-cell table:style-name="ce86"/>
          <table:table-cell table:style-name="ce107"/>
          <table:table-cell table:style-name="ce134" office:value-type="percentage" office:value="0.1" calcext:value-type="percentage">
            <text:p>10.00%</text:p>
          </table:table-cell>
          <table:table-cell table:number-columns-repeated="1008"/>
        </table:table-row>
        <table:table-row table:style-name="ro3">
          <table:table-cell table:style-name="ce65" office:value-type="string" calcext:value-type="string">
            <text:p>SMOTE</text:p>
          </table:table-cell>
          <table:table-cell table:style-name="ce89"/>
          <table:table-cell table:style-name="ce87"/>
          <table:table-cell table:style-name="ce121"/>
          <table:table-cell table:style-name="ce89"/>
          <table:table-cell table:style-name="ce87"/>
          <table:table-cell table:style-name="ce135" office:value-type="percentage" office:value="0.05" calcext:value-type="percentage">
            <text:p>5.00%</text:p>
          </table:table-cell>
          <table:table-cell table:style-name="ce89"/>
          <table:table-cell table:style-name="ce87"/>
          <table:table-cell table:style-name="ce135" office:value-type="percentage" office:value="0.03" calcext:value-type="percentage">
            <text:p>3.00%</text:p>
          </table:table-cell>
          <table:table-cell table:style-name="ce89"/>
          <table:table-cell table:style-name="ce87"/>
          <table:table-cell table:style-name="ce135" office:value-type="percentage" office:value="0.05" calcext:value-type="percentage">
            <text:p>5.00%</text:p>
          </table:table-cell>
          <table:table-cell table:style-name="ce89"/>
          <table:table-cell table:style-name="ce87"/>
          <table:table-cell table:style-name="ce135" office:value-type="percentage" office:value="0.04" calcext:value-type="percentage">
            <text:p>4.00%</text:p>
          </table:table-cell>
          <table:table-cell table:number-columns-repeated="1008"/>
        </table:table-row>
        <table:table-row table:style-name="ro3">
          <table:table-cell table:style-name="ce66" office:value-type="string" calcext:value-type="string">
            <text:p>ISBA</text:p>
          </table:table-cell>
          <table:table-cell table:style-name="ce90"/>
          <table:table-cell table:style-name="ce109"/>
          <table:table-cell table:style-name="ce122"/>
          <table:table-cell table:style-name="ce90"/>
          <table:table-cell table:style-name="ce109"/>
          <table:table-cell table:style-name="ce137" office:value-type="percentage" office:value="0.11" calcext:value-type="percentage">
            <text:p>11.00%</text:p>
          </table:table-cell>
          <table:table-cell table:style-name="ce90"/>
          <table:table-cell table:style-name="ce109"/>
          <table:table-cell table:style-name="ce137" office:value-type="percentage" office:value="0.06" calcext:value-type="percentage">
            <text:p>6.00%</text:p>
          </table:table-cell>
          <table:table-cell table:style-name="ce90"/>
          <table:table-cell table:style-name="ce109"/>
          <table:table-cell table:style-name="ce137" office:value-type="percentage" office:value="0.1" calcext:value-type="percentage">
            <text:p>10.00%</text:p>
          </table:table-cell>
          <table:table-cell table:style-name="ce90"/>
          <table:table-cell table:style-name="ce109"/>
          <table:table-cell table:style-name="ce137" office:value-type="percentage" office:value="0.07" calcext:value-type="percentage">
            <text:p>7.00%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percentage-style style:name="N122">
      <number:number number:decimal-places="3" number:min-decimal-places="3" number:min-integer-digits="1"/>
      <number:text>%</number:text>
    </number:percentage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scale-to="2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 style:data-style-name="N2" text:time-value="09:25:01.9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2-09-29T10:03:49.317000000</dc:date>
    <meta:editing-duration>PT15H13M25S</meta:editing-duration>
    <meta:editing-cycles>155</meta:editing-cycles>
    <meta:document-statistic meta:table-count="3" meta:cell-count="2469" meta:object-count="0"/>
  </office:meta>
</office:document-meta>
</file>